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Verdana" svg:font-family="Verdana"/>
    <style:font-face style:name="Tahoma" svg:font-family="Tahoma"/>
    <style:font-face style:name="Helvetica" svg:font-family="Helvetica"/>
    <style:font-face style:name="Symbol" svg:font-family="Symbol"/>
  </office:font-face-decls>
  <office:automatic-styles>
    <style:style style:name="ce1" style:family="table-cell" style:parent-style-name="Default" style:data-style-name="N0"/>
    <style:style style:name="ce2" style:family="table-cell" style:parent-style-name="Default" style:data-style-name="N30">
      <style:table-cell-properties style:vertical-align="top" fo:wrap-option="wrap"/>
    </style:style>
    <style:style style:name="ce3" style:family="table-cell" style:parent-style-name="Default" style:data-style-name="N30">
      <style:table-cell-properties style:vertical-align="top" fo:wrap-option="wrap"/>
    </style:style>
    <style:style style:name="ce4" style:family="table-cell" style:parent-style-name="Default" style:data-style-name="N0">
      <style:table-cell-properties style:vertical-align="top" fo:wrap-option="wrap" style:repeat-content="false"/>
      <style:paragraph-properties fo:text-align="start" fo:margin-left="0cm" style:writing-mode="lr"/>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fo:background-color="#3366FF"/>
      <style:text-properties fo:color="#FFFFFF" style:font-family-generic="swiss"/>
    </style:style>
    <style:style style:name="ce7" style:family="table-cell" style:parent-style-name="Default" style:data-style-name="N0">
      <style:table-cell-properties style:vertical-align="middle" fo:wrap-option="wrap"/>
      <style:text-properties fo:color="#000000" style:font-name="Calibri" style:font-name-asian="Calibri" style:font-name-complex="Calibri" fo:font-size="11pt" style:font-size-asian="11pt" style:font-size-complex="11pt" style:font-family-generic="swiss"/>
    </style:style>
    <style:style style:name="ce8" style:family="table-cell" style:parent-style-name="Default" style:data-style-name="N0"/>
    <style:style style:name="ce9" style:family="table-cell" style:parent-style-name="Standaard_32_2" style:data-style-name="N0">
      <style:table-cell-properties style:vertical-align="automatic" fo:background-color="transparent" style:cell-protect="protected"/>
      <style:text-properties fo:color="#000000" style:font-name="Calibri" style:font-name-asian="Calibri" style:font-name-complex="Calibri" fo:font-size="11pt" style:font-size-asian="11pt" style:font-size-complex="11pt" style:font-family-generic="swiss"/>
    </style:style>
    <style:style style:name="ce10" style:family="table-cell" style:parent-style-name="Default" style:data-style-name="N0">
      <style:table-cell-properties fo:border-top="none" fo:border-bottom="thin solid #000000" fo:border-left="none" fo:border-right="none"/>
      <style:text-properties fo:font-weight="bold" style:font-weight-asian="bold" style:font-weight-complex="bold" style:font-family-generic="swiss"/>
    </style:style>
    <style:style style:name="ce11" style:family="table-cell" style:parent-style-name="Default" style:data-style-name="N0"/>
    <style:style style:name="ce12" style:family="table-cell" style:parent-style-name="Default" style:data-style-name="N19"/>
    <style:style style:name="ce13" style:family="table-cell" style:parent-style-name="Default" style:data-style-name="N19"/>
    <style:style style:name="ce14" style:family="table-cell" style:parent-style-name="Default" style:data-style-name="N0">
      <style:table-cell-properties style:vertical-align="top" fo:wrap-option="wrap"/>
    </style:style>
    <style:style style:name="ce15" style:family="table-cell" style:parent-style-name="Default" style:data-style-name="N0">
      <style:table-cell-properties style:vertical-align="top" fo:wrap-option="wrap"/>
    </style:style>
    <style:style style:name="ce16" style:family="table-cell" style:parent-style-name="Default" style:data-style-name="N30">
      <style:table-cell-properties style:vertical-align="top" fo:wrap-option="wrap" fo:background-color="transparent"/>
    </style:style>
    <style:style style:name="ce17" style:family="table-cell" style:parent-style-name="Default" style:data-style-name="N30">
      <style:table-cell-properties style:vertical-align="top" fo:wrap-option="wrap" fo:background-color="transparent"/>
      <style:text-properties style:font-name="Helvetica" style:font-name-asian="Helvetica" style:font-name-complex="Helvetica" style:font-family-generic="swiss"/>
    </style:style>
    <style:style style:name="ce18" style:family="table-cell" style:parent-style-name="Default" style:data-style-name="N0">
      <style:table-cell-properties style:vertical-align="top" fo:wrap-option="wrap"/>
    </style:style>
    <style:style style:name="ce19" style:family="table-cell" style:parent-style-name="Default" style:data-style-name="N19">
      <style:table-cell-properties style:vertical-align="top" style:repeat-content="false"/>
      <style:paragraph-properties fo:text-align="center"/>
    </style:style>
    <style:style style:name="ce20" style:family="table-cell" style:parent-style-name="Default" style:data-style-name="N0">
      <style:table-cell-properties style:vertical-align="top" style:repeat-content="false"/>
      <style:paragraph-properties fo:text-align="center"/>
    </style:style>
    <style:style style:name="ce21" style:family="table-cell" style:parent-style-name="Default" style:data-style-name="N0">
      <style:table-cell-properties style:vertical-align="top"/>
    </style:style>
    <style:style style:name="ce22" style:family="table-cell" style:parent-style-name="Default" style:data-style-name="N30">
      <style:table-cell-properties fo:border-top="none" fo:border-bottom="thin solid #000000" fo:border-left="none" fo:border-right="none" style:vertical-align="middle" fo:wrap-option="wrap" fo:background-color="#3366FF"/>
      <style:text-properties fo:color="#FFFFFF" fo:font-weight="bold" style:font-weight-asian="bold" style:font-weight-complex="bold" style:font-family-generic="swiss"/>
    </style:style>
    <style:style style:name="ce23" style:family="table-cell" style:parent-style-name="Default" style:data-style-name="N30">
      <style:table-cell-properties style:vertical-align="middle" fo:wrap-option="wrap" fo:background-color="#3366FF"/>
      <style:text-properties fo:color="#FFFFFF" fo:font-weight="bold" style:font-weight-asian="bold" style:font-weight-complex="bold" style:font-family-generic="swiss"/>
    </style:style>
    <style:style style:name="ce24" style:family="table-cell" style:parent-style-name="Default" style:data-style-name="N0">
      <style:table-cell-properties style:vertical-align="middle" fo:wrap-option="wrap" fo:background-color="#3366FF" style:repeat-content="false"/>
      <style:paragraph-properties fo:text-align="center"/>
      <style:text-properties fo:color="#FFFFFF" fo:font-weight="bold" style:font-weight-asian="bold" style:font-weight-complex="bold" style:font-family-generic="swiss"/>
    </style:style>
    <style:style style:name="ce25" style:family="table-cell" style:parent-style-name="Default" style:data-style-name="N0">
      <style:table-cell-properties style:vertical-align="top" fo:wrap-option="wrap"/>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30">
      <style:table-cell-properties style:vertical-align="top" fo:wrap-option="wrap" style:repeat-content="false"/>
      <style:paragraph-properties fo:text-align="center"/>
    </style:style>
    <style:style style:name="ce28" style:family="table-cell" style:parent-style-name="Default" style:data-style-name="N30">
      <style:table-cell-properties style:vertical-align="top" fo:wrap-option="wrap" style:repeat-content="false"/>
      <style:paragraph-properties fo:text-align="center"/>
    </style:style>
    <style:style style:name="ce29" style:family="table-cell" style:parent-style-name="Default" style:data-style-name="N30">
      <style:table-cell-properties style:vertical-align="top" fo:wrap-option="wrap" fo:background-color="#FFFFFF" style:repeat-content="false"/>
      <style:paragraph-properties fo:text-align="center"/>
    </style:style>
    <style:style style:name="ce30" style:family="table-cell" style:parent-style-name="Default" style:data-style-name="N19">
      <style:table-cell-properties style:vertical-align="top" style:repeat-content="false"/>
      <style:paragraph-properties fo:text-align="center"/>
    </style:style>
    <style:style style:name="ce31" style:family="table-cell" style:parent-style-name="Default" style:data-style-name="N0">
      <style:table-cell-properties style:vertical-align="top" fo:wrap-option="wrap" fo:background-color="transparent"/>
    </style:style>
    <style:style style:name="ce32" style:family="table-cell" style:parent-style-name="Default" style:data-style-name="N30">
      <style:table-cell-properties style:vertical-align="top" fo:wrap-option="wrap" fo:background-color="transparent" style:repeat-content="false"/>
      <style:paragraph-properties fo:text-align="center"/>
    </style:style>
    <style:style style:name="ce33" style:family="table-cell" style:parent-style-name="Default" style:data-style-name="N0">
      <style:table-cell-properties style:vertical-align="automatic" fo:wrap-option="wrap"/>
    </style:style>
    <style:style style:name="ce34" style:family="table-cell" style:parent-style-name="Default" style:data-style-name="N0">
      <style:table-cell-properties style:vertical-align="top" fo:wrap-option="wrap" fo:background-color="transparent"/>
    </style:style>
    <style:style style:name="ce35" style:family="table-cell" style:parent-style-name="Default" style:data-style-name="N30">
      <style:table-cell-properties fo:border-top="none" fo:border-bottom="thin solid #000000" fo:border-left="none" fo:border-right="none" style:vertical-align="top" fo:wrap-option="wrap" fo:background-color="#3366FF" style:repeat-content="false"/>
      <style:paragraph-properties fo:text-align="center"/>
      <style:text-properties fo:color="#FFFFFF" fo:font-weight="bold" style:font-weight-asian="bold" style:font-weight-complex="bold" style:font-family-generic="swiss"/>
    </style:style>
    <style:style style:name="ce36" style:family="table-cell" style:parent-style-name="Default" style:data-style-name="N19">
      <style:table-cell-properties style:vertical-align="top" fo:wrap-option="wrap" style:repeat-content="false"/>
      <style:paragraph-properties fo:text-align="start" fo:margin-left="0cm"/>
    </style:style>
    <style:style style:name="ce37" style:family="table-cell" style:parent-style-name="Ongeldig" style:data-style-name="N30">
      <style:table-cell-properties style:vertical-align="top" fo:wrap-option="wrap" fo:background-color="transparent"/>
      <style:text-properties fo:color="#000000" style:font-name="Calibri" style:font-name-asian="Calibri" style:font-name-complex="Calibri" fo:font-size="11pt" style:font-size-asian="11pt" style:font-size-complex="11pt" style:font-family-generic="swiss"/>
    </style:style>
    <style:style style:name="ce38" style:family="table-cell" style:parent-style-name="Default" style:data-style-name="N0">
      <style:table-cell-properties style:vertical-align="top" fo:wrap-option="wrap"/>
      <style:text-properties fo:color="#FF0000" style:font-family-generic="swiss"/>
    </style:style>
    <style:style style:name="ce39" style:family="table-cell" style:parent-style-name="Default" style:data-style-name="N30">
      <style:table-cell-properties style:vertical-align="top" fo:wrap-option="wrap"/>
      <style:text-properties fo:color="#FF0000" style:font-family-generic="swiss"/>
    </style:style>
    <style:style style:name="ce40" style:family="table-cell" style:parent-style-name="Default" style:data-style-name="N0">
      <style:table-cell-properties style:vertical-align="middle" fo:wrap-option="wrap" fo:background-color="transparent"/>
      <style:text-properties fo:color="#000000" style:font-name="Calibri" style:font-name-asian="Calibri" style:font-name-complex="Calibri" fo:font-size="11pt" style:font-size-asian="11pt" style:font-size-complex="11pt" style:font-family-generic="swiss"/>
    </style:style>
    <style:style style:name="ce41" style:family="table-cell" style:parent-style-name="Default" style:data-style-name="N0">
      <style:table-cell-properties style:vertical-align="automatic" style:repeat-content="false"/>
      <style:paragraph-properties fo:text-align="center"/>
    </style:style>
    <style:style style:name="ce42" style:family="table-cell" style:parent-style-name="Default" style:data-style-name="N30">
      <style:table-cell-properties fo:border-top="none" fo:border-bottom="thin solid #000000" fo:border-left="none" fo:border-right="none" style:vertical-align="top" fo:wrap-option="wrap" fo:background-color="#3366FF" style:repeat-content="false"/>
      <style:paragraph-properties fo:text-align="start" fo:margin-left="0cm"/>
      <style:text-properties fo:color="#FFFFFF" fo:font-weight="bold" style:font-weight-asian="bold" style:font-weight-complex="bold" style:font-family-generic="swiss"/>
    </style:style>
    <style:style style:name="ce43" style:family="table-cell" style:parent-style-name="Default" style:data-style-name="N30">
      <style:table-cell-properties style:vertical-align="top" fo:wrap-option="wrap" style:repeat-content="false"/>
      <style:paragraph-properties fo:text-align="start" fo:margin-left="0cm"/>
    </style:style>
    <style:style style:name="ce44" style:family="table-cell" style:parent-style-name="Default" style:data-style-name="N30">
      <style:table-cell-properties style:vertical-align="top" fo:wrap-option="wrap" fo:background-color="transparent" style:repeat-content="false"/>
      <style:paragraph-properties fo:text-align="start" fo:margin-left="0cm"/>
    </style:style>
    <style:style style:name="ce45" style:family="table-cell" style:parent-style-name="Default" style:data-style-name="N0">
      <style:table-cell-properties style:vertical-align="top" fo:wrap-option="wrap" style:repeat-content="false"/>
      <style:paragraph-properties fo:text-align="start" fo:margin-left="0cm"/>
    </style:style>
    <style:style style:name="ce46" style:family="table-cell" style:parent-style-name="Default" style:data-style-name="N30">
      <style:table-cell-properties style:vertical-align="top" fo:wrap-option="wrap" style:repeat-content="false"/>
      <style:paragraph-properties fo:text-align="start" fo:margin-left="0cm"/>
    </style:style>
    <style:style style:name="ce47" style:family="table-cell" style:parent-style-name="Default" style:data-style-name="N30">
      <style:table-cell-properties style:vertical-align="top" fo:wrap-option="wrap" fo:background-color="#3366FF" style:repeat-content="false"/>
      <style:paragraph-properties fo:text-align="center"/>
      <style:text-properties fo:color="#FFFFFF" fo:font-weight="bold" style:font-weight-asian="bold" style:font-weight-complex="bold" style:font-family-generic="swiss"/>
    </style:style>
    <style:style style:name="ce48" style:family="table-cell" style:parent-style-name="Default" style:data-style-name="N19">
      <style:table-cell-properties style:vertical-align="top"/>
    </style:style>
    <style:style style:name="ce49" style:family="table-cell" style:parent-style-name="Default" style:data-style-name="N0">
      <style:table-cell-properties style:vertical-align="middle" fo:wrap-option="wrap" fo:background-color="transparent" style:repeat-content="false"/>
      <style:paragraph-properties fo:text-align="center"/>
      <style:text-properties fo:color="#FFFFFF" fo:font-weight="bold" style:font-weight-asian="bold" style:font-weight-complex="bold" style:font-family-generic="swiss"/>
    </style:style>
    <style:style style:name="ce50" style:family="table-cell" style:parent-style-name="Default" style:data-style-name="N0">
      <style:table-cell-properties fo:background-color="transparent"/>
      <style:text-properties fo:color="#FFFFFF" style:font-family-generic="swiss"/>
    </style:style>
    <style:style style:name="ce51" style:family="table-cell" style:parent-style-name="Default" style:data-style-name="N0">
      <style:table-cell-properties style:vertical-align="top" fo:wrap-option="wrap" style:repeat-content="false"/>
      <style:paragraph-properties fo:text-align="center"/>
    </style:style>
    <style:style style:name="ce52" style:family="table-cell" style:parent-style-name="Default" style:data-style-name="N0">
      <style:text-properties style:font-name="Calibri" style:font-name-asian="Calibri" style:font-name-complex="Calibri" fo:font-size="11pt" style:font-size-asian="11pt" style:font-size-complex="11pt" style:font-family-generic="swiss"/>
    </style:style>
    <style:style style:name="ce53" style:family="table-cell" style:parent-style-name="Default" style:data-style-name="N0">
      <style:table-cell-properties style:vertical-align="automatic" style:repeat-content="false"/>
      <style:paragraph-properties fo:text-align="start" fo:margin-left="1.412cm"/>
      <style:text-properties style:font-name="Symbol" style:font-name-asian="Symbol" style:font-name-complex="Symbol" fo:font-size="11pt" style:font-size-asian="11pt" style:font-size-complex="11pt" style:font-family-generic="roman" style:font-charset="x-symbol"/>
    </style:style>
    <style:style style:name="ce5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5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Verdana" style:font-name-asian="Verdana" style:font-name-complex="Verdan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14375cm"/>
    </style:style>
    <style:style style:name="co2" style:family="table-column">
      <style:table-column-properties fo:break-before="auto" style:column-width="14.2875cm"/>
    </style:style>
    <style:style style:name="co3" style:family="table-column">
      <style:table-column-properties fo:break-before="auto" style:column-width="2.51354166666667cm"/>
    </style:style>
    <style:style style:name="co4" style:family="table-column">
      <style:table-column-properties fo:break-before="auto" style:column-width="3.38666666666667cm" style:use-optimal-column-width="true"/>
    </style:style>
    <style:style style:name="co5" style:family="table-column">
      <style:table-column-properties fo:break-before="auto" style:column-width="2.27541666666667cm" style:use-optimal-column-width="true"/>
    </style:style>
    <style:style style:name="co6" style:family="table-column">
      <style:table-column-properties fo:break-before="auto" style:column-width="3.51895833333333cm"/>
    </style:style>
    <style:style style:name="co7" style:family="table-column">
      <style:table-column-properties fo:break-before="auto" style:column-width="6.00604166666667cm"/>
    </style:style>
    <style:style style:name="co8" style:family="table-column">
      <style:table-column-properties fo:break-before="auto" style:column-width="2.11666666666667cm"/>
    </style:style>
    <style:style style:name="co9" style:family="table-column">
      <style:table-column-properties fo:break-before="auto" style:column-width="17.3302083333333cm" style:use-optimal-column-width="true"/>
    </style:style>
    <style:style style:name="co10" style:family="table-column">
      <style:table-column-properties fo:break-before="auto" style:column-width="2.72520833333333cm" style:use-optimal-column-width="true"/>
    </style:style>
    <style:style style:name="co11" style:family="table-column">
      <style:table-column-properties fo:break-before="auto" style:column-width="8.67833333333333cm" style:use-optimal-column-width="true"/>
    </style:style>
    <style:style style:name="co12" style:family="table-column">
      <style:table-column-properties fo:break-before="auto" style:column-width="8.75770833333333cm"/>
    </style:style>
    <style:style style:name="co13" style:family="table-column">
      <style:table-column-properties fo:break-before="auto" style:column-width="30.7710416666667cm"/>
    </style:style>
    <style:style style:name="co14" style:family="table-column">
      <style:table-column-properties fo:break-before="auto" style:column-width="2.778125cm"/>
    </style:style>
    <style:style style:name="co15" style:family="table-column">
      <style:table-column-properties fo:break-before="auto" style:column-width="1.08479166666667cm" style:use-optimal-column-width="true"/>
    </style:style>
    <style:style style:name="co16" style:family="table-column">
      <style:table-column-properties fo:break-before="auto" style:column-width="22.6747916666667cm"/>
    </style:style>
    <style:style style:name="ro1" style:family="table-row">
      <style:table-row-properties style:row-height="68.25pt" style:use-optimal-row-height="false" fo:break-before="auto"/>
    </style:style>
    <style:style style:name="ro2" style:family="table-row">
      <style:table-row-properties style:row-height="57.45pt" style:use-optimal-row-height="false" fo:break-before="auto"/>
    </style:style>
    <style:style style:name="ro3" style:family="table-row">
      <style:table-row-properties style:row-height="102.75pt" style:use-optimal-row-height="false" fo:break-before="auto"/>
    </style:style>
    <style:style style:name="ro4" style:family="table-row">
      <style:table-row-properties style:row-height="13.2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39.6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56" style:family="table-cell" style:parent-style-name="Default" style:data-style-name="N30">
      <style:table-cell-properties style:vertical-align="top" fo:wrap-option="wrap"/>
      <style:map style:condition="of:is-true-formula( IF([.E2] =&quot;Aang RG&quot;;TRUE)=TRUE)" style:apply-style-name="cf4" style:base-cell-address="Termenlijst_use_cases.E2"/>
      <style:map style:condition="of:is-true-formula( IF([.E2] =&quot;RG&quot;;TRUE)=TRUE)" style:apply-style-name="cf5" style:base-cell-address="Termenlijst_use_cases.E2"/>
      <style:map style:condition="of:is-true-formula( IF([.E2]=&quot;KT&quot;;TRUE)=TRUE)" style:apply-style-name="cf3" style:base-cell-address="Termenlijst_use_cases.E2"/>
    </style:style>
    <style:style style:name="ce57" style:family="table-cell" style:parent-style-name="Default" style:data-style-name="N0">
      <style:table-cell-properties style:vertical-align="top"/>
      <style:map style:condition="of:is-true-formula( IF([.E2] =&quot;Aang RG&quot;;TRUE)=TRUE)" style:apply-style-name="cf4" style:base-cell-address="Termenlijst_use_cases.E2"/>
      <style:map style:condition="of:is-true-formula( IF([.E2] =&quot;RG&quot;;TRUE)=TRUE)" style:apply-style-name="cf5" style:base-cell-address="Termenlijst_use_cases.E2"/>
      <style:map style:condition="of:is-true-formula( IF([.E2]=&quot;KT&quot;;TRUE)=TRUE)" style:apply-style-name="cf3" style:base-cell-address="Termenlijst_use_cases.E2"/>
    </style:style>
    <style:style style:name="ce58" style:family="table-cell" style:parent-style-name="Default" style:data-style-name="N30">
      <style:table-cell-properties style:vertical-align="top" fo:wrap-option="wrap"/>
      <style:map style:condition="of:is-true-formula( IF([.E2] =&quot;Aang RG&quot;;TRUE)=TRUE)" style:apply-style-name="cf4" style:base-cell-address="Termenlijst_use_cases.E2"/>
      <style:map style:condition="of:is-true-formula( IF([.E2] =&quot;RG&quot;;TRUE)=TRUE)" style:apply-style-name="cf5" style:base-cell-address="Termenlijst_use_cases.E2"/>
      <style:map style:condition="of:is-true-formula( IF([.E2]=&quot;KT&quot;;TRUE)=TRUE)" style:apply-style-name="cf3" style:base-cell-address="Termenlijst_use_cases.E2"/>
    </style:style>
    <style:style style:name="ce59" style:family="table-cell" style:parent-style-name="Default" style:data-style-name="N30">
      <style:table-cell-properties style:vertical-align="top" fo:wrap-option="wrap" style:repeat-content="false"/>
      <style:paragraph-properties fo:text-align="start" fo:margin-left="0cm"/>
      <style:map style:condition="of:is-true-formula( IF([.E2]=&quot;VERV&quot;;TRUE)=TRUE)" style:apply-style-name="cf1" style:base-cell-address="Termenlijst_use_cases.A2"/>
    </style:style>
    <style:style style:name="ce60" style:family="table-cell" style:parent-style-name="Default" style:data-style-name="N30">
      <style:table-cell-properties style:vertical-align="top" fo:wrap-option="wrap" fo:background-color="transparent" style:repeat-content="false"/>
      <style:paragraph-properties fo:text-align="start" fo:margin-left="0cm"/>
      <style:map style:condition="of:is-true-formula( IF([.E2]=&quot;VERV&quot;;TRUE)=TRUE)" style:apply-style-name="cf1" style:base-cell-address="Termenlijst_use_cases.A2"/>
    </style:style>
    <style:style style:name="ce61" style:family="table-cell" style:parent-style-name="Default" style:data-style-name="N0">
      <style:table-cell-properties style:vertical-align="top" fo:wrap-option="wrap" style:repeat-content="false"/>
      <style:paragraph-properties fo:text-align="start" fo:margin-left="0cm"/>
      <style:map style:condition="of:is-true-formula( IF([.E2]=&quot;VERV&quot;;TRUE)=TRUE)" style:apply-style-name="cf1" style:base-cell-address="Termenlijst_use_cases.A2"/>
    </style:style>
    <style:style style:name="ce62" style:family="table-cell" style:parent-style-name="Default" style:data-style-name="N30">
      <style:table-cell-properties style:vertical-align="top" fo:wrap-option="wrap"/>
      <style:map style:condition="of:is-true-formula( IF([.E2] =&quot;Aang RG&quot;;TRUE)=TRUE)" style:apply-style-name="cf4" style:base-cell-address="Termenlijst_use_cases.E2"/>
      <style:map style:condition="of:is-true-formula( IF([.E2] =&quot;RG&quot;;TRUE)=TRUE)" style:apply-style-name="cf5" style:base-cell-address="Termenlijst_use_cases.E2"/>
    </style:style>
    <style:style style:name="ce63" style:family="table-cell">
      <style:map style:condition="of:is-true-formula( IF([.E2] =&quot;Aang RG&quot;;TRUE)=TRUE)" style:apply-style-name="cf4" style:base-cell-address="Termenlijst_use_cases.E2"/>
      <style:map style:condition="of:is-true-formula( IF([.E2] =&quot;RG&quot;;TRUE)=TRUE)" style:apply-style-name="cf5" style:base-cell-address="Termenlijst_use_cases.E2"/>
      <style:map style:condition="of:is-true-formula( IF([.E2]=&quot;KT&quot;;TRUE)=TRUE)" style:apply-style-name="cf3" style:base-cell-address="Termenlijst_use_cases.E2"/>
    </style:style>
    <style:style style:name="ce64" style:family="table-cell" style:parent-style-name="Default" style:data-style-name="N0">
      <style:table-cell-properties style:vertical-align="top" fo:wrap-option="wrap"/>
      <style:map style:condition="of:is-true-formula( IF([.E2]=&quot;VERV&quot;;TRUE)=TRUE)" style:apply-style-name="cf1" style:base-cell-address="Termenlijst_use_cases.A2"/>
    </style:style>
    <style:style style:name="ce65" style:family="table-cell" style:parent-style-name="Default" style:data-style-name="N30">
      <style:table-cell-properties style:vertical-align="top" fo:wrap-option="wrap"/>
      <style:map style:condition="of:is-true-formula( IF([.E2]=&quot;KT&quot;;TRUE)=TRUE)" style:apply-style-name="cf3" style:base-cell-address="Termenlijst_use_cases.E2"/>
    </style:style>
    <style:style style:name="ce66" style:family="table-cell" style:parent-style-name="Default" style:data-style-name="N30">
      <style:table-cell-properties style:vertical-align="top" fo:wrap-option="wrap"/>
      <style:map style:condition="of:is-true-formula( IF([.E2]=&quot;VERV&quot;;TRUE)=TRUE)" style:apply-style-name="cf1" style:base-cell-address="Termenlijst_use_cases.A2"/>
    </style:style>
    <style:style style:name="ce67" style:family="table-cell" style:parent-style-name="Default" style:data-style-name="N30">
      <style:table-cell-properties style:vertical-align="top" fo:wrap-option="wrap" style:repeat-content="false"/>
      <style:paragraph-properties fo:text-align="start" fo:margin-left="0cm"/>
      <style:map style:condition="of:is-true-formula( IF([.E2]=&quot;VERV&quot;;TRUE)=TRUE)" style:apply-style-name="cf1" style:base-cell-address="Termenlijst_use_cases.A2"/>
    </style:style>
    <style:style style:name="ce68" style:family="table-cell" style:parent-style-name="Default" style:data-style-name="N30">
      <style:table-cell-properties style:vertical-align="top" fo:wrap-option="wrap" fo:background-color="transparent" style:repeat-content="false"/>
      <style:paragraph-properties fo:text-align="start" fo:margin-left="0cm"/>
      <style:map style:condition="of:is-true-formula( IF([.E2]=&quot;VERV&quot;;TRUE)=TRUE)" style:apply-style-name="cf1" style:base-cell-address="Termenlijst_use_cases.A2"/>
      <style:map style:condition="of:is-true-formula( IF([.E2]=&quot;VERV&quot;;TRUE)=TRUE)" style:apply-style-name="cf1" style:base-cell-address="Termenlijst_use_cases.A2"/>
    </style:style>
    <style:style style:name="ce69" style:family="table-cell" style:parent-style-name="Default" style:data-style-name="N0">
      <style:table-cell-properties style:vertical-align="automatic" fo:wrap-option="wrap"/>
      <style:map style:condition="of:is-true-formula( IF([.E2]=&quot;VERV&quot;;TRUE)=TRUE)" style:apply-style-name="cf1" style:base-cell-address="Termenlijst_use_cases.A2"/>
    </style:style>
    <style:style style:name="ce70" style:family="table-cell" style:parent-style-name="Default" style:data-style-name="N0">
      <style:table-cell-properties style:vertical-align="top" fo:wrap-option="wrap"/>
      <style:map style:condition="of:is-true-formula( IF([.E2]=&quot;VERV&quot;;TRUE)=TRUE)" style:apply-style-name="cf1" style:base-cell-address="Termenlijst_use_cases.A2"/>
    </style:style>
    <style:style style:name="ce71" style:family="table-cell" style:parent-style-name="Default" style:data-style-name="N0">
      <style:table-cell-properties style:vertical-align="top" fo:wrap-option="wrap" fo:background-color="transparent"/>
      <style:map style:condition="of:is-true-formula( IF([.E2]=&quot;VERV&quot;;TRUE)=TRUE)" style:apply-style-name="cf1" style:base-cell-address="Termenlijst_use_cases.A2"/>
    </style:style>
    <style:style style:name="ce72" style:family="table-cell" style:parent-style-name="Default" style:data-style-name="N0">
      <style:table-cell-properties style:vertical-align="top" fo:wrap-option="wrap"/>
      <style:map style:condition="of:is-true-formula( IF([.E2]=&quot;VERV&quot;;TRUE)=TRUE)" style:apply-style-name="cf1" style:base-cell-address="Termenlijst_use_cases.A2"/>
      <style:map style:condition="of:is-true-formula( IF([.E2]=&quot;VERV&quot;;TRUE)=TRUE)" style:apply-style-name="cf1" style:base-cell-address="Termenlijst_use_cases.A2"/>
    </style:style>
    <style:style style:name="ce73" style:family="table-cell" style:parent-style-name="Default" style:data-style-name="N30">
      <style:table-cell-properties style:vertical-align="top" fo:wrap-option="wrap" style:repeat-content="false"/>
      <style:paragraph-properties fo:text-align="start" fo:margin-left="0cm"/>
      <style:map style:condition="of:is-true-formula( IF([.E2]=&quot;VERV&quot;;TRUE)=TRUE)" style:apply-style-name="cf1" style:base-cell-address="Termenlijst_use_cases.A2"/>
      <style:map style:condition="of:is-true-formula( IF([.E2]=&quot;VERV&quot;;TRUE)=TRUE)" style:apply-style-name="cf1" style:base-cell-address="Termenlijst_use_cases.A2"/>
    </style:style>
    <style:style style:name="ce74" style:family="table-cell" style:parent-style-name="Default" style:data-style-name="N0">
      <style:table-cell-properties style:vertical-align="automatic" fo:wrap-option="wrap"/>
      <style:map style:condition="of:is-true-formula( IF([.E2]=&quot;VERV&quot;;TRUE)=TRUE)" style:apply-style-name="cf1" style:base-cell-address="Termenlijst_use_cases.A2"/>
      <style:map style:condition="of:is-true-formula( IF([.E2]=&quot;VERV&quot;;TRUE)=TRUE)" style:apply-style-name="cf1" style:base-cell-address="Termenlijst_use_cases.A2"/>
    </style:style>
    <style:style style:name="ce75" style:family="table-cell" style:parent-style-name="Default" style:data-style-name="N0">
      <style:table-cell-properties style:vertical-align="automatic" style:repeat-content="false"/>
      <style:paragraph-properties fo:text-align="center"/>
      <style:map style:condition="of:is-true-formula( IF([.#REF!]=&quot;VERV&quot;;TRUE)=TRUE)" style:apply-style-name="cf2" style:base-cell-address="Termenlijst_use_cases.D642"/>
    </style:style>
    <style:style style:name="ce76" style:family="table-cell" style:parent-style-name="Default" style:data-style-name="N30">
      <style:table-cell-properties style:vertical-align="top" fo:wrap-option="wrap" style:repeat-content="false"/>
      <style:paragraph-properties fo:text-align="center"/>
      <style:map style:condition="of:is-true-formula( IF([.G643]=&quot;VERV&quot;;TRUE)=TRUE)" style:apply-style-name="cf2" style:base-cell-address="Termenlijst_use_cases.C643"/>
    </style:style>
    <style:style style:name="ce77" style:family="table-cell">
      <style:map style:condition="of:is-true-formula( IF([.G643]=&quot;VERV&quot;;TRUE)=TRUE)" style:apply-style-name="cf2" style:base-cell-address="Termenlijst_use_cases.C643"/>
    </style:style>
    <style:style style:name="ce78" style:family="table-cell" style:parent-style-name="Default" style:data-style-name="N0">
      <style:table-cell-properties style:vertical-align="top" fo:wrap-option="wrap" style:repeat-content="false"/>
      <style:paragraph-properties fo:text-align="start" fo:margin-left="0cm"/>
      <style:map style:condition="of:is-true-formula( IF([.E643]=&quot;VERV&quot;;TRUE)=TRUE)" style:apply-style-name="cf2" style:base-cell-address="Termenlijst_use_cases.A642"/>
    </style:style>
    <style:style style:name="ce79" style:family="table-cell" style:parent-style-name="Default" style:data-style-name="N0">
      <style:table-cell-properties style:vertical-align="automatic" fo:wrap-option="wrap"/>
      <style:map style:condition="of:is-true-formula( IF([.E2]=&quot;VERV&quot;;TRUE)=TRUE)" style:apply-style-name="cf1" style:base-cell-address="Termenlijst_use_cases.A2"/>
    </style:style>
    <style:style style:name="ce80" style:family="table-cell">
      <style:map style:condition="of:is-true-formula( IF([.E643]=&quot;VERV&quot;;TRUE)=TRUE)" style:apply-style-name="cf2" style:base-cell-address="Termenlijst_use_cases.A642"/>
    </style:style>
    <style:style style:name="ce81" style:family="table-cell">
      <style:map style:condition="of:is-true-formula( IF([.E2]=&quot;KT&quot;;TRUE)=TRUE)" style:apply-style-name="cf3" style:base-cell-address="Termenlijst_use_cases.E2"/>
    </style:style>
    <style:style style:name="ce82" style:family="table-cell" style:parent-style-name="Default" style:data-style-name="N0">
      <style:table-cell-properties style:vertical-align="top" fo:wrap-option="wrap"/>
      <style:map style:condition="of:is-true-formula( IF([.#REF!]=&quot;VERV&quot;;TRUE)=TRUE)" style:apply-style-name="cf2" style:base-cell-address="Termenlijst_use_cases.D642"/>
    </style:style>
    <style:style style:name="ce83" style:family="table-cell">
      <style:map style:condition="of:is-true-formula( IF([.#REF!]=&quot;VERV&quot;;TRUE)=TRUE)" style:apply-style-name="cf2" style:base-cell-address="Termenlijst_use_cases.D642"/>
    </style:style>
    <style:style style:name="ce84" style:family="table-cell">
      <style:map style:condition="of:is-true-formula( IF([.IW644]=&quot;VERV&quot;;TRUE)=TRUE)" style:apply-style-name="cf2" style:base-cell-address="Termenlijst_use_cases.IO642"/>
    </style:style>
    <style:style style:name="ce85" style:family="table-cell" style:parent-style-name="Default" style:data-style-name="N0">
      <style:table-cell-properties style:vertical-align="top" fo:wrap-option="wrap" style:repeat-content="false"/>
      <style:paragraph-properties fo:text-align="start" fo:margin-left="0cm" style:writing-mode="lr"/>
      <style:map style:condition="of:is-true-formula( IF([.E2]=&quot;VERV&quot;;TRUE)=TRUE)" style:apply-style-name="cf1" style:base-cell-address="Termenlijst_use_cases.A2"/>
    </style:style>
    <style:style style:name="ce86" style:family="table-cell" style:parent-style-name="Default" style:data-style-name="N30">
      <style:table-cell-properties style:vertical-align="top" fo:wrap-option="wrap" fo:background-color="transparent"/>
      <style:map style:condition="of:is-true-formula( IF([.E2]=&quot;VERV&quot;;TRUE)=TRUE)" style:apply-style-name="cf1" style:base-cell-address="Termenlijst_use_cases.A2"/>
      <style:map style:condition="of:is-true-formula( IF([.E2]=&quot;VERV&quot;;TRUE)=TRUE)" style:apply-style-name="cf1" style:base-cell-address="Termenlijst_use_cases.A2"/>
    </style:style>
    <style:style style:name="ce87" style:family="table-cell" style:parent-style-name="Default" style:data-style-name="N30">
      <style:table-cell-properties style:vertical-align="top" fo:wrap-option="wrap" fo:background-color="transparent"/>
      <style:map style:condition="of:is-true-formula( IF([.E2]=&quot;VERV&quot;;TRUE)=TRUE)" style:apply-style-name="cf1" style:base-cell-address="Termenlijst_use_cases.A2"/>
    </style:style>
    <style:style style:name="ce88" style:family="table-cell" style:parent-style-name="Default" style:data-style-name="N0">
      <style:table-cell-properties style:vertical-align="top" style:repeat-content="false"/>
      <style:paragraph-properties fo:text-align="center"/>
      <style:map style:condition="of:is-true-formula( IF([.#REF!]=&quot;VERV&quot;;TRUE)=TRUE)" style:apply-style-name="cf1" style:base-cell-address="Termenlijst_use_cases.D643"/>
    </style:style>
    <style:style style:name="ce89" style:family="table-cell" style:parent-style-name="Default" style:data-style-name="N0">
      <style:table-cell-properties style:vertical-align="automatic" style:repeat-content="false"/>
      <style:paragraph-properties fo:text-align="center"/>
      <style:map style:condition="of:is-true-formula( IF([.#REF!]=&quot;VERV&quot;;TRUE)=TRUE)" style:apply-style-name="cf1" style:base-cell-address="Termenlijst_use_cases.D643"/>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orsprong)" table:base-cell-address="Termenlijst_use_cases.C1">
          <table:help-message table:display="true"/>
          <table:error-message table:title="Oorsprong" table:display="true" table:message-type="information">
            <text:p>De oorsprong is minimaal 1 bestaande keten use case.</text:p>
            <text:p>Bij een lijst van use cases kunt u deze melding negeren. Voor 1 nieuwe use case dient de use case toegevoegd te worden aan de "Waarden" tab.</text:p>
          </table:error-message>
        </table:content-validation>
        <table:content-validation table:name="val2" table:condition="of:cell-content-is-in-list($$Oorsprong_2)" table:base-cell-address="Termenlijst_use_cases.D1">
          <table:help-message table:display="true"/>
          <table:error-message table:title="Oorsprong" table:display="true">
            <text:p>Oorsprong 2 kan niet anders zijn dan:</text:p>
            <text:p>LO (Logisch Ontwerp)</text:p>
            <text:p>GS (GegevensSet)</text:p>
            <text:p>LOGS (Logisch Ontwerp &amp; Gegevensset)</text:p>
          </table:error-message>
        </table:content-validation>
        <table:content-validation table:name="val3" table:condition="of:cell-content-is-in-list($$Status)" table:base-cell-address="Termenlijst_use_cases.E1">
          <table:help-message table:display="true"/>
          <table:error-message table:display="true"/>
        </table:content-validation>
      </table:content-validations>
      <table:table table:name="Termenlijst_use_cases" table:style-name="ta1">
        <table:table-column table:style-name="co1" table:default-cell-style-name="ce46"/>
        <table:table-column table:style-name="co2" table:default-cell-style-name="ce2"/>
        <table:table-column table:style-name="co3" table:default-cell-style-name="ce28"/>
        <table:table-column table:style-name="co4" table:default-cell-style-name="ce28"/>
        <table:table-column table:style-name="co5" table:default-cell-style-name="ce2"/>
        <table:table-column table:style-name="co6" table:default-cell-style-name="ce20"/>
        <table:table-column table:style-name="co7" table:default-cell-style-name="ce20"/>
        <table:table-column table:style-name="co8" table:number-columns-repeated="16377" table:default-cell-style-name="ce1"/>
        <table:table-row table:style-name="ro1">
          <table:table-cell office:value-type="string" table:style-name="ce42">
            <office:annotation draw:style-name="a0" svg:x="9.51041666666667in" svg:y="0.0416666666666667in" svg:width="0.739583333333333in" svg:height="2.36458333333333in">
              <dc:creator>Stefan Jansen</dc:creator>
              <text:p><text:span text:style-name="T4">Termen in het rood zijn vervallen</text:span></text:p>
              <text:p/>
            </office:annotation>
            <text:p>Term</text:p>
          </table:table-cell>
          <table:table-cell office:value-type="string" table:style-name="ce22">
            <text:p>Omschrijving</text:p>
          </table:table-cell>
          <table:table-cell office:value-type="string" table:content-validation-name="val1" table:style-name="ce35">
            <text:p>Oorspr</text:p>
          </table:table-cell>
          <table:table-cell office:value-type="string" table:content-validation-name="val2" table:style-name="ce47">
            <text:p>Oorspr2</text:p>
          </table:table-cell>
          <table:table-cell office:value-type="string" table:content-validation-name="val3" table:style-name="ce23">
            <text:p>Status</text:p>
          </table:table-cell>
          <table:table-cell office:value-type="string" table:style-name="ce24">
            <text:p>Datum Status</text:p>
            <text:p>aangepast</text:p>
          </table:table-cell>
          <table:table-cell office:value-type="string" table:style-name="ce24">
            <text:p>Opm LO / GS</text:p>
          </table:table-cell>
          <table:table-cell table:number-columns-repeated="16377" table:style-name="ce6"/>
        </table:table-row>
        <table:table-row table:style-name="ro1">
          <table:table-cell office:value-type="string" table:style-name="ce59">
            <text:p>(i-)NUP</text:p>
          </table:table-cell>
          <table:table-cell office:value-type="string" table:style-name="ce25">
            <text:p>Het Nationaal Uitvoeringsprogamma dienstverlening en e-overheid (NUP) is een prioriteitenprogramma tussen gemeenten, provincies, waterschappen en het rijk. Het is een lijst van negentien NUP-bouwstenen en zes voorbeeldprojecten. Deze voorzieningen vormen gezamenlijk de basisinfrastructuur voor de realisatie van de e-overheid. “i-NUP” is de opvolger van NUP en staat voor “implementatie NUP”.</text:p>
          </table:table-cell>
          <table:table-cell office:value-type="string" table:content-validation-name="val1" table:style-name="ce43">
            <text:p>Algem.</text:p>
          </table:table-cell>
          <table:table-cell office:value-type="string" table:content-validation-name="val2" table:style-name="ce20">
            <text:p>e-overheid.nl</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Aanduiding naamgebruik</text:p>
          </table:table-cell>
          <table:table-cell office:value-type="string" table:style-name="ce3">
            <text:p>Aanduiding die aangeeft of en zo ja hoe de persoon de geslachtsnaam van zijn/haar (ex) echtgenoot/geregistreerd partner wenst te gebruiken.</text:p>
          </table:table-cell>
          <table:table-cell office:value-type="string" table:content-validation-name="val1" table:style-name="ce27">
            <text:p>KUC021,</text:p>
            <text:p>KUC042</text:p>
          </table:table-cell>
          <table:table-cell office:value-type="string" table:content-validation-name="val2" table:style-name="ce27">
            <text:p>GS</text:p>
          </table:table-cell>
          <table:table-cell office:value-type="string" table:content-validation-name="val3" table:style-name="ce56">
            <text:p>RG</text:p>
          </table:table-cell>
          <table:table-cell office:value-type="date" office:date-value="2011-09-02T00:00:00" table:style-name="ce19">
            <text:p>2-9-2011</text:p>
          </table:table-cell>
          <table:table-cell table:style-name="ce49"/>
          <table:table-cell table:number-columns-repeated="16377" table:style-name="ce50"/>
        </table:table-row>
        <table:table-row table:style-name="ro1">
          <table:table-cell office:value-type="string" table:style-name="ce59">
            <text:p>Aangever</text:p>
          </table:table-cell>
          <table:table-cell office:value-type="string" table:style-name="ce3">
            <text:p>De persoon die aangifte doet van een rechtsfeit, dat moet worden verwerkt in een akte van de burgerlijke stand en/of de BRP<text:s/></text:p>
          </table:table-cell>
          <table:table-cell office:value-type="string" table:content-validation-name="val1" table:style-name="ce27">
            <text:p>KUC044, <text:s text:c="2"/>KUC046, KUC051, KUC052, KUC053, KUC062, KUC091, KUC093, KUC001</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gewezen bestuursorgaan</text:p>
          </table:table-cell>
          <table:table-cell office:value-type="string" table:style-name="ce3">
            <text:p>Bestuursorgaan dat bij algemene maatregel van bestuur is aangewezen. Een Aangewezen Bestuursorgaan heeft een taak bij het inschrijven van niet-ingezetenen en wordt in het RNI-domein ook “RNI-deelnemer” genoemd.</text:p>
            <text:p/>
            <text:p>Mogelijke Rol van een Partij.</text:p>
          </table:table-cell>
          <table:table-cell table:content-validation-name="val1" table:style-name="ce27"/>
          <table:table-cell office:value-type="string" table:content-validation-name="val2" table:style-name="ce27">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Aangifte van verblijf en adres</text:p>
          </table:table-cell>
          <table:table-cell office:value-type="string" table:style-name="ce3">
            <text:p>Aangifte die tot doel heeft de persoon in te schrijven als ingezetene in de BRP, anders dan door geboorte.</text:p>
          </table:table-cell>
          <table:table-cell office:value-type="string" table:content-validation-name="val1" table:style-name="ce27">
            <text:p>KUC052</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gifte van vertrek uit Nederland</text:p>
          </table:table-cell>
          <table:table-cell office:value-type="string" table:style-name="ce3">
            <text:p>Alle relevante gegevens benodigd om de verhuizing naar het buitenland te registreren.</text:p>
          </table:table-cell>
          <table:table-cell office:value-type="string" table:content-validation-name="val1" table:style-name="ce27">
            <text:p>KUC053</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25"/>
          <table:table-cell table:number-columns-repeated="16377"/>
        </table:table-row>
        <table:table-row table:style-name="ro1">
          <table:table-cell office:value-type="string" table:style-name="ce59">
            <text:p>Aangifte vermissing reisdocument</text:p>
          </table:table-cell>
          <table:table-cell office:value-type="string" table:style-name="ce3">
            <text:p>Alle relevante gegevens benodigd om de vermissing van een reisdocument te registreren.</text:p>
          </table:table-cell>
          <table:table-cell office:value-type="string" table:content-validation-name="val1" table:style-name="ce27">
            <text:p>KUC073</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gifte vermissing rijbewijs</text:p>
          </table:table-cell>
          <table:table-cell office:value-type="string" table:style-name="ce3">
            <text:p>Alle relevante gegevens benodigd om de vermissing van een rijbewijs te registreren.</text:p>
          </table:table-cell>
          <table:table-cell office:value-type="string" table:content-validation-name="val1" table:style-name="ce27">
            <text:p>KUC084</text:p>
          </table:table-cell>
          <table:table-cell table:content-validation-name="val2" table:style-name="ce27"/>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Aanneming benoemde</text:p>
          </table:table-cell>
          <table:table-cell office:value-type="string" table:style-name="ce3">
            <text:p>Schriftelijke mededeling van benoemde dat hij <text:s/>akkoord gaat met lidmaatschap van een vertegenwoordigend orgaan</text:p>
          </table:table-cell>
          <table:table-cell office:value-type="string" table:content-validation-name="val1" table:style-name="ce27">
            <text:p>KUC134</text:p>
          </table:table-cell>
          <table:table-cell table:content-validation-name="val2" table:style-name="ce27"/>
          <table:table-cell office:value-type="string" table:content-validation-name="val3" table:style-name="ce56">
            <text:p>RG</text:p>
          </table:table-cell>
          <table:table-cell office:value-type="date" office:date-value="2011-03-11T00:00:00" table:style-name="ce19">
            <text:p>11-3-2011</text:p>
          </table:table-cell>
          <table:table-cell table:style-name="ce19"/>
          <table:table-cell table:number-columns-repeated="16377"/>
        </table:table-row>
        <table:table-row table:style-name="ro1">
          <table:table-cell office:value-type="string" table:style-name="ce60">
            <text:p>Aanpassing</text:p>
          </table:table-cell>
          <table:table-cell office:value-type="string" table:style-name="ce16">
            <text:p>Alle relevante gegevens benodigd om een verbetering van gegevens op basis van onderzoekbesluit te registreren. De aan te passen gegevens zijn de gegevens waarover gerede twijfel is onstaan, zoals bv het woonadres van een persoon.</text:p>
          </table:table-cell>
          <table:table-cell office:value-type="string" table:content-validation-name="val1" table:style-name="ce28">
            <text:p>KUC002, KUC004, <text:s/>KUC062</text:p>
          </table:table-cell>
          <table:table-cell table:content-validation-name="val2" table:style-name="ce28"/>
          <table:table-cell office:value-type="string" table:content-validation-name="val3" table:style-name="ce56">
            <text:p>RG</text:p>
          </table:table-cell>
          <table:table-cell office:value-type="date" office:date-value="2011-06-09T00:00:00" table:style-name="ce19">
            <text:p>9-6-2011</text:p>
          </table:table-cell>
          <table:table-cell table:style-name="ce15"/>
          <table:table-cell table:number-columns-repeated="16377"/>
        </table:table-row>
        <table:table-row table:style-name="ro1">
          <table:table-cell office:value-type="string" table:style-name="ce60">
            <text:p>Aanschrijfoptie</text:p>
          </table:table-cell>
          <table:table-cell office:value-type="string" table:style-name="ce16">
            <text:p>Optie die bepaalt hoe een persoon aangeschreven wenst te worden. Daarbij wordt zowel rekening gehouden met de geslachtsnaam van de partner als met het eventuele gebruik van adellijke titels en/of predicaten.</text:p>
          </table:table-cell>
          <table:table-cell office:value-type="string" table:content-validation-name="val1" table:style-name="ce28">
            <text:p>KUC021</text:p>
          </table:table-cell>
          <table:table-cell office:value-type="string" table:content-validation-name="val2" table:style-name="ce28">
            <text:p>GS</text:p>
          </table:table-cell>
          <table:table-cell office:value-type="string" table:content-validation-name="val3" table:style-name="ce56">
            <text:p>RG</text:p>
          </table:table-cell>
          <table:table-cell office:value-type="date" office:date-value="2011-08-29T00:00:00" table:style-name="ce19">
            <text:p>29-8-2011</text:p>
          </table:table-cell>
          <table:table-cell table:style-name="ce15"/>
          <table:table-cell table:number-columns-repeated="16377"/>
        </table:table-row>
        <table:table-row table:style-name="ro1">
          <table:table-cell office:value-type="string" table:style-name="ce59">
            <text:p>Aanschrijving</text:p>
          </table:table-cell>
          <table:table-cell office:value-type="string" table:style-name="ce3">
            <text:p>Alle relevante gegevens benodigd om de gewenste aanschrijving van een burger te kunnen doen (aanschrijfopties, aanschrijving)</text:p>
          </table:table-cell>
          <table:table-cell table:content-validation-name="val1" table:style-name="ce27"/>
          <table:table-cell office:value-type="string" table:content-validation-name="val2" table:style-name="ce27">
            <text:p>GS</text:p>
          </table:table-cell>
          <table:table-cell office:value-type="string" table:content-validation-name="val3" table:style-name="ce56">
            <text:p>Concept</text:p>
          </table:table-cell>
          <table:table-cell office:value-type="date" office:date-value="2011-05-04T00:00:00" table:style-name="ce19">
            <text:p>4-5-2011</text:p>
          </table:table-cell>
          <table:table-cell table:style-name="ce19"/>
          <table:table-cell table:number-columns-repeated="16377"/>
        </table:table-row>
        <table:table-row table:style-name="ro1">
          <table:table-cell office:value-type="string" table:style-name="ce59">
            <text:p>Aansluitvoorwaarden</text:p>
          </table:table-cell>
          <table:table-cell office:value-type="string" table:style-name="ce26">
            <text:p>Een set van richtlijnen en eisen, opgesteld door de stelselbeheerder, waaraan een overheidsorgaan of derde zich dient te houden als hij wil aansluiten op de centrale voorzieningen in het BRP-stelsel.</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57">
            <text:p>Concept</text:p>
          </table:table-cell>
          <table:table-cell office:value-type="date" office:date-value="2011-06-14T00:00:00" table:style-name="ce48">
            <text:p>14-6-2011</text:p>
          </table:table-cell>
          <table:table-cell table:number-columns-repeated="16378" table:style-name="ce1"/>
        </table:table-row>
        <table:table-row table:style-name="ro1">
          <table:table-cell office:value-type="string" table:style-name="ce59">
            <text:p>Aanvraag opgravingsverlof</text:p>
          </table:table-cell>
          <table:table-cell office:value-type="string" table:style-name="ce3">
            <text:p>Alle relevante gegevens benodigd om opgravingsverlof op te maken</text:p>
          </table:table-cell>
          <table:table-cell office:value-type="string" table:content-validation-name="val1" table:style-name="ce27">
            <text:p>KUC094</text:p>
          </table:table-cell>
          <table:table-cell table:content-validation-name="val2" table:style-name="ce27"/>
          <table:table-cell office:value-type="string" table:content-validation-name="val3" table:style-name="ce56">
            <text:p>RG</text:p>
          </table:table-cell>
          <table:table-cell office:value-type="string" table:style-name="ce19">
            <text:p>\</text:p>
          </table:table-cell>
          <table:table-cell table:style-name="ce19"/>
          <table:table-cell table:number-columns-repeated="16377"/>
        </table:table-row>
        <table:table-row table:style-name="ro1">
          <table:table-cell office:value-type="string" table:style-name="ce59">
            <text:p>Aanvraag reisdocument</text:p>
          </table:table-cell>
          <table:table-cell office:value-type="string" table:style-name="ce3">
            <text:p>Alle relevante gegevens benodigd om de aanvraag reisdocument te registreren.</text:p>
          </table:table-cell>
          <table:table-cell office:value-type="string" table:content-validation-name="val1" table:style-name="ce28">
            <text:p>KUC071</text:p>
          </table:table-cell>
          <table:table-cell table:content-validation-name="val2" table:style-name="ce28"/>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vraag reisdocument</text:p>
          </table:table-cell>
          <table:table-cell office:value-type="string" table:style-name="ce3">
            <text:p>De gegevens die nodig zijn voor het aanvragen van een Nederlands reisdocument.<text:s/></text:p>
          </table:table-cell>
          <table:table-cell office:value-type="string" table:content-validation-name="val1" table:style-name="ce27">
            <text:p>KUC071</text:p>
          </table:table-cell>
          <table:table-cell table:content-validation-name="val2" table:style-name="ce27"/>
          <table:table-cell office:value-type="string" table:content-validation-name="val3" table:style-name="ce56">
            <text:p>VERV</text:p>
          </table:table-cell>
          <table:table-cell office:value-type="date" office:date-value="2011-04-04T00:00:00" table:style-name="ce19">
            <text:p>4-4-2011</text:p>
          </table:table-cell>
          <table:table-cell table:style-name="ce19"/>
          <table:table-cell table:number-columns-repeated="16377"/>
        </table:table-row>
        <table:table-row table:style-name="ro1">
          <table:table-cell office:value-type="string" table:style-name="ce59">
            <text:p>Aanvraag reisdocument vreemdeling</text:p>
          </table:table-cell>
          <table:table-cell office:value-type="string" table:style-name="ce3">
            <text:p>Alle relevante gegevens benodigd om de aanvraag reisdocument vreemdeling te registreren.</text:p>
          </table:table-cell>
          <table:table-cell office:value-type="string" table:content-validation-name="val1" table:style-name="ce28">
            <text:p>KUC071</text:p>
          </table:table-cell>
          <table:table-cell table:content-validation-name="val2" table:style-name="ce28"/>
          <table:table-cell office:value-type="string" table:content-validation-name="val3" table:style-name="ce58">
            <text:p>RG</text:p>
          </table:table-cell>
          <table:table-cell office:value-type="date" office:date-value="2011-06-09T00:00:00" table:style-name="ce30">
            <text:p>9-6-2011</text:p>
          </table:table-cell>
          <table:table-cell table:style-name="ce19"/>
          <table:table-cell table:number-columns-repeated="16377"/>
        </table:table-row>
        <table:table-row table:style-name="ro1">
          <table:table-cell office:value-type="string" table:style-name="ce59">
            <text:p>Aanvraag rijbewijs</text:p>
          </table:table-cell>
          <table:table-cell office:value-type="string" table:style-name="ce3">
            <text:p>Alle relevante gegevens benodigd om de uitgifte van een rijbewijs te registreren.</text:p>
          </table:table-cell>
          <table:table-cell office:value-type="string" table:content-validation-name="val1" table:style-name="ce28">
            <text:p>KUC081<text:s text:c="2"/></text:p>
          </table:table-cell>
          <table:table-cell table:content-validation-name="val2" table:style-name="ce28"/>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Aanvraag rijbewijs vernieuwen</text:p>
          </table:table-cell>
          <table:table-cell office:value-type="string" table:style-name="ce3">
            <text:p>Alle relevante gegevens benodigd om de vernieuwing van een rijbewijs te registreren.</text:p>
          </table:table-cell>
          <table:table-cell office:value-type="string" table:content-validation-name="val1" table:style-name="ce28">
            <text:p>KUC082<text:s text:c="2"/></text:p>
          </table:table-cell>
          <table:table-cell table:content-validation-name="val2" table:style-name="ce28"/>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Aanvraag uittreksel BRP</text:p>
          </table:table-cell>
          <table:table-cell office:value-type="string" table:style-name="ce3">
            <text:p>Alle relevante gegevens benodigd om uittreksel uit de BRP te maken</text:p>
          </table:table-cell>
          <table:table-cell office:value-type="string" table:content-validation-name="val1" table:style-name="ce27">
            <text:p>KUC031</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vraag uittreksel uit de burgerlijke stand</text:p>
          </table:table-cell>
          <table:table-cell office:value-type="string" table:style-name="ce3">
            <text:p>Alle relevante gegevens benodigd om een beredeneerd uittreksel of afschrift uit de burgerlijke stand op te maken</text:p>
          </table:table-cell>
          <table:table-cell office:value-type="string" table:content-validation-name="val1" table:style-name="ce27">
            <text:p>KUC202</text:p>
          </table:table-cell>
          <table:table-cell table:content-validation-name="val2" table:style-name="ce27"/>
          <table:table-cell office:value-type="string" table:content-validation-name="val3" table:style-name="ce56">
            <text:p>RG</text:p>
          </table:table-cell>
          <table:table-cell office:value-type="date" office:date-value="2011-09-02T00:00:00" table:style-name="ce19">
            <text:p>2-9-2011</text:p>
          </table:table-cell>
          <table:table-cell table:style-name="ce19"/>
          <table:table-cell table:number-columns-repeated="16377"/>
        </table:table-row>
        <table:table-row table:style-name="ro1">
          <table:table-cell office:value-type="string" table:style-name="ce59">
            <text:p>Aanvraag verlof lijkbezorging</text:p>
          </table:table-cell>
          <table:table-cell office:value-type="string" table:style-name="ce3">
            <text:p>Alle relevante gegevens benodigd om verlof lijkbezorging op te maken</text:p>
          </table:table-cell>
          <table:table-cell office:value-type="string" table:content-validation-name="val1" table:style-name="ce27">
            <text:p>KUC091</text:p>
          </table:table-cell>
          <table:table-cell table:content-validation-name="val2" table:style-name="ce27"/>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59">
            <text:p>Aanvraag VOG</text:p>
          </table:table-cell>
          <table:table-cell office:value-type="string" table:style-name="ce3">
            <text:p>Alle relevante gegevens benodigd om de aanvraag voor verklaring omtrent het gedrag te registreren.</text:p>
          </table:table-cell>
          <table:table-cell office:value-type="string" table:content-validation-name="val1" table:style-name="ce28">
            <text:p>KUC031<text:s text:c="2"/></text:p>
          </table:table-cell>
          <table:table-cell table:content-validation-name="val2" table:style-name="ce28"/>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Aanvraag voor verklaring omtrent gedrag</text:p>
          </table:table-cell>
          <table:table-cell office:value-type="string" table:style-name="ce34">
            <text:p>Formulier met gegevens behorende bij een aanvraag voor verklaring omtrent het gedrag (COVOG - Ministerie van Justitie).</text:p>
          </table:table-cell>
          <table:table-cell office:value-type="string" table:content-validation-name="val1" table:style-name="ce27">
            <text:p>KUC031</text:p>
          </table:table-cell>
          <table:table-cell table:content-validation-name="val2" table:style-name="ce27"/>
          <table:table-cell office:value-type="string" table:content-validation-name="val3" table:style-name="ce62">
            <text:p>RG</text:p>
          </table:table-cell>
          <table:table-cell office:value-type="date" office:date-value="2011-08-29T00:00:00" table:style-name="ce19">
            <text:p>29-8-2011</text:p>
          </table:table-cell>
          <table:table-cell table:style-name="ce25"/>
          <table:table-cell table:number-columns-repeated="16377"/>
        </table:table-row>
        <table:table-row table:style-name="ro1">
          <table:table-cell office:value-type="string" table:style-name="ce59">
            <text:p>Aanvraagformulier rijbewijs</text:p>
          </table:table-cell>
          <table:table-cell office:value-type="string" table:style-name="ce34">
            <text:p>Formulier met gegevens behorende bij een aanvraag rijbewijs.</text:p>
          </table:table-cell>
          <table:table-cell office:value-type="string" table:content-validation-name="val1" table:style-name="ce27">
            <text:p>KUC081, KUC082</text:p>
          </table:table-cell>
          <table:table-cell table:content-validation-name="val2" table:style-name="ce27"/>
          <table:table-cell office:value-type="string" table:content-validation-name="val3" table:style-name="ce56">
            <text:p>RG</text:p>
          </table:table-cell>
          <table:table-cell office:value-type="date" office:date-value="2011-03-17T00:00:00" table:style-name="ce19">
            <text:p>17-3-2011</text:p>
          </table:table-cell>
          <table:table-cell office:value-type="string" table:style-name="ce25">
            <text:p>Term lijkt niet compleet de lading van de definitie te dekken.</text:p>
          </table:table-cell>
          <table:table-cell table:number-columns-repeated="16377"/>
        </table:table-row>
        <table:table-row table:style-name="ro1">
          <table:table-cell office:value-type="string" table:style-name="ce59">
            <text:p>Aanvrager</text:p>
          </table:table-cell>
          <table:table-cell office:value-type="string" table:style-name="ce3">
            <text:p>De persoon die een aanvraag doet. Dit kan leiden tot uitgifte van een product, of een bijhouding in de BRP.</text:p>
          </table:table-cell>
          <table:table-cell office:value-type="string" table:content-validation-name="val1" table:style-name="ce27">
            <text:p>KUC021, KUC022, KUC031, KUC032, KUC041, KUC042, KUC043, KUC047, KUC055, <text:s/>KUC061, KUC063, KUC071, KUC081, KUC082, KUC094</text:p>
          </table:table-cell>
          <table:table-cell table:content-validation-name="val2" table:style-name="ce28"/>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vullingsuitspraak</text:p>
          </table:table-cell>
          <table:table-cell office:value-type="string" table:style-name="ce3">
            <text:p>Uitspraak van de rechtbank op basis waarvan een akte van de burgerlijke stand wordt opgemaakt.</text:p>
          </table:table-cell>
          <table:table-cell office:value-type="string" table:content-validation-name="val1" table:style-name="ce28">
            <text:p>KUC003</text:p>
          </table:table-cell>
          <table:table-cell table:content-validation-name="val2" table:style-name="ce28"/>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vullingsverzoek</text:p>
          </table:table-cell>
          <table:table-cell office:value-type="string" table:style-name="ce16">
            <text:p>Alle relevante gegevens benodigd om de ontbrekende geboorteakte te registreren.</text:p>
          </table:table-cell>
          <table:table-cell office:value-type="string" table:content-validation-name="val1" table:style-name="ce28">
            <text:p>KUC003</text:p>
          </table:table-cell>
          <table:table-cell table:content-validation-name="val2" table:style-name="ce28"/>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anwijzing centraal stembureau</text:p>
          </table:table-cell>
          <table:table-cell office:value-type="string" table:style-name="ce3">
            <text:p>Schriftelijk besluit van de gemeenteraad tot vaststelling van het centraal stembureau.</text:p>
          </table:table-cell>
          <table:table-cell office:value-type="string" table:content-validation-name="val1" table:style-name="ce28">
            <text:p>KUC132</text:p>
          </table:table-cell>
          <table:table-cell table:content-validation-name="val2" table:style-name="ce28"/>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bonnement</text:p>
          </table:table-cell>
          <table:table-cell office:value-type="string" table:style-name="ce14">
            <text:p>Een Abonnement legt vast op welke wijze, onder welke condities en gedurende welke periode een Afnemer toegang heeft tot welke Persoonsgegevens.Aan een Abonnement ligt altijd een Autorisatie ten grondslag.</text:p>
            <text:p>De BRP registreert de Abonnementen. Een Abonnement bevat de volgende informatie:</text:p>
            <text:p>• Een verwijzing naar de bijbehorende Autorisatie;</text:p>
            <text:p>• Welke Gegevenselementen het betreft;</text:p>
            <text:p>• Hoe de betreffende Populatie van personen wordt bepaald;</text:p>
            <text:p>• Op welke wijze de gegevens beschikbaar gesteld worden: via ofwel Bevragen, ofwel Leveren;</text:p>
            <text:p>• In geval van Leveren, op welke momenten in welke vorm de gegevens door de BRP geleverd worden;</text:p>
            <text:p>• Welke Diensten van de BRP door het Abonnement toegankelijk gemaakt worden.</text:p>
            <text:p/>
            <text:p/>
          </table:table-cell>
          <table:table-cell office:value-type="string" table:content-validation-name="val1" table:style-name="ce27">
            <text:p>PUC307, PUC308<text:s/></text:p>
          </table:table-cell>
          <table:table-cell office:value-type="string" table:content-validation-name="val2" table:style-name="ce27">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Abonnement bevraging</text:p>
          </table:table-cell>
          <table:table-cell table:style-name="ce52"/>
          <table:table-cell office:value-type="string" table:content-validation-name="val1" table:style-name="ce27">
            <text:p>PUC308<text:s/></text:p>
          </table:table-cell>
          <table:table-cell table:content-validation-name="val2" table:style-name="ce27"/>
          <table:table-cell office:value-type="string" table:content-validation-name="val3" table:style-name="ce58">
            <text:p>VERV</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59">
            <text:p>Abonnementsprofiel</text:p>
          </table:table-cell>
          <table:table-cell office:value-type="string" table:style-name="ce14">
            <text:p>Een Sjabloon voor abonnementen die typisch horen bij een Partijsoort of Rol.</text:p>
          </table:table-cell>
          <table:table-cell table:content-validation-name="val1" table:style-name="ce20"/>
          <table:table-cell office:value-type="string" table:content-validation-name="val2" table:style-name="ce27">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number-columns-repeated="16378" table:style-name="ce1"/>
        </table:table-row>
        <table:table-row table:style-name="ro1">
          <table:table-cell office:value-type="string" table:style-name="ce59">
            <text:p>Abonnementzoekcriteria</text:p>
          </table:table-cell>
          <table:table-cell office:value-type="string" table:style-name="ce1">
            <text:p>De identificerende gegevens voor een abonnement, op basis waarvan een abonnement gezocht kan worden.</text:p>
          </table:table-cell>
          <table:table-cell office:value-type="string" table:content-validation-name="val1" table:style-name="ce27">
            <text:p>PUC308<text:s/></text:p>
          </table:table-cell>
          <table:table-cell table:content-validation-name="val2" table:style-name="ce27"/>
          <table:table-cell office:value-type="string" table:content-validation-name="val3" table:style-name="ce56">
            <text:p>Concept</text:p>
          </table:table-cell>
          <table:table-cell office:value-type="date" office:date-value="2011-05-26T00:00:00" table:style-name="ce19">
            <text:p>26-5-2011</text:p>
          </table:table-cell>
          <table:table-cell table:style-name="ce19"/>
          <table:table-cell table:number-columns-repeated="16377"/>
        </table:table-row>
        <table:table-row table:style-name="ro1">
          <table:table-cell office:value-type="string" table:style-name="ce59">
            <text:p>Acceptatie(testen)</text:p>
          </table:table-cell>
          <table:table-cell office:value-type="string" table:style-name="ce1">
            <text:p>Bij acceptatie van een product moet zijn aangetoond of is aannemelijk gemaakt dat is voldaan aan de gestelde functionele en niet-functionele eisen.Het resultaat van een acceptatietest is een vrijgaveadvies en mogelijk daaruit volgende, door de stuurgroep<text:s/></text:p>
          </table:table-cell>
          <table:table-cell table:content-validation-name="val1" table:style-name="ce1"/>
          <table:table-cell office:value-type="string" table:content-validation-name="val2" table:style-name="ce41">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Adoptie</text:p>
          </table:table-cell>
          <table:table-cell office:value-type="string" table:style-name="ce1">
            <text:p>De rechtshandeling waardoor familierechtelijke betrekkingen ontstaan tussen kind en ouders anders dan door geboorte, erkenning of wettiging</text:p>
          </table:table-cell>
          <table:table-cell office:value-type="string" table:content-validation-name="val1" table:style-name="ce27">
            <text:p>KUC006, KUC007</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doptiekind</text:p>
          </table:table-cell>
          <table:table-cell office:value-type="string" table:style-name="ce1">
            <text:p>Het adoptiekind is het kind dat door de adoptieouder(s) is aangenomen.</text:p>
          </table:table-cell>
          <table:table-cell office:value-type="string" table:content-validation-name="val1" table:style-name="ce28">
            <text:p>KUC006, KUC007</text:p>
          </table:table-cell>
          <table:table-cell table:content-validation-name="val2" table:style-name="ce28"/>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doptieouders</text:p>
          </table:table-cell>
          <table:table-cell office:value-type="string" table:style-name="ce1">
            <text:p>De adoptieouders zijn de wettelijke ouders van het adoptiekind</text:p>
          </table:table-cell>
          <table:table-cell office:value-type="string" table:content-validation-name="val1" table:style-name="ce27">
            <text:p>KUC006</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doptieregistratie</text:p>
          </table:table-cell>
          <table:table-cell table:style-name="ce53"/>
          <table:table-cell office:value-type="string" table:content-validation-name="val1" table:style-name="ce28">
            <text:p>KUC006</text:p>
          </table:table-cell>
          <table:table-cell table:content-validation-name="val2" table:style-name="ce2"/>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Adoptieregistratieverzoek</text:p>
          </table:table-cell>
          <table:table-cell office:value-type="string" table:style-name="ce1">
            <text:p>De adoptieouders zijn de wettelijke ouders van het adoptiekind</text:p>
          </table:table-cell>
          <table:table-cell office:value-type="string" table:content-validation-name="val1" table:style-name="ce28">
            <text:p>KUC006</text:p>
          </table:table-cell>
          <table:table-cell table:content-validation-name="val2" table:style-name="ce28"/>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8">
            <text:p>Dennis: context BZM<text:s/></text:p>
          </table:table-cell>
          <table:table-cell table:number-columns-repeated="16377"/>
        </table:table-row>
        <table:table-row table:style-name="ro1">
          <table:table-cell office:value-type="string" table:style-name="ce59">
            <text:p>Adoptie-uitspraak</text:p>
          </table:table-cell>
          <table:table-cell table:style-name="ce53"/>
          <table:table-cell office:value-type="string" table:content-validation-name="val1" table:style-name="ce28">
            <text:p>KUC006</text:p>
          </table:table-cell>
          <table:table-cell table:content-validation-name="val2" table:style-name="ce2"/>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Adres</text:p>
          </table:table-cell>
          <table:table-cell office:value-type="string" table:style-name="ce3">
            <text:p>Het adres is een woonadres, of bij het ontbreken daarvan een briefadres.</text:p>
          </table:table-cell>
          <table:table-cell office:value-type="string" table:content-validation-name="val1" table:style-name="ce27">
            <text:p>KUC001, KUC051, KUC052, KUC203</text:p>
          </table:table-cell>
          <table:table-cell office:value-type="string" table:content-validation-name="val2" table:style-name="ce27">
            <text:p>GS</text:p>
          </table:table-cell>
          <table:table-cell office:value-type="string" table:content-validation-name="val3" table:style-name="ce56">
            <text:p>RG</text:p>
          </table:table-cell>
          <table:table-cell office:value-type="date" office:date-value="2011-03-21T00:00:00" table:style-name="ce19">
            <text:p>21-3-2011</text:p>
          </table:table-cell>
          <table:table-cell table:style-name="ce3"/>
          <table:table-cell table:number-columns-repeated="16377"/>
        </table:table-row>
        <table:table-row table:style-name="ro1">
          <table:table-cell office:value-type="string" table:style-name="ce59">
            <text:p>Adresgegevens</text:p>
          </table:table-cell>
          <table:table-cell office:value-type="string" table:style-name="ce14">
            <text:p>De gegevens van het adres waarop een persoon is ingeschreven in de BRP of de gegevens van het land en adres in het buitenland waarheen een persoon is vertrokken.</text:p>
          </table:table-cell>
          <table:table-cell office:value-type="string" table:content-validation-name="val1" table:style-name="ce27">
            <text:p>KUC055</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dvies</text:p>
          </table:table-cell>
          <table:table-cell office:value-type="string" table:style-name="ce3">
            <text:p>Antwoord van of aan externe instanties op een adviesvraag (voor geslachtsnaamwijziging of opgravingsverlof of afgifte reisdocument of naturalisatie).</text:p>
          </table:table-cell>
          <table:table-cell office:value-type="string" table:content-validation-name="val1" table:style-name="ce27">
            <text:p>KUC021, KUC061, KUC071, KUC094</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dviesvraag</text:p>
          </table:table-cell>
          <table:table-cell office:value-type="string" table:style-name="ce3">
            <text:p>Vraag gesteld aan inspecteur regionale volksgezondheid, minister van justitie, beheerder van een begraafplaats (etc.) met betrekking tot een aanvraag opgravingsverlof.</text:p>
          </table:table-cell>
          <table:table-cell office:value-type="string" table:content-validation-name="val1" table:style-name="ce27">
            <text:p>KUC094</text:p>
          </table:table-cell>
          <table:table-cell table:content-validation-name="val2" table:style-name="ce27"/>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Afdrukbestand stempassen</text:p>
          </table:table-cell>
          <table:table-cell office:value-type="string" table:style-name="ce18">
            <text:p>Het bestand, als resultaat van de selectie kiesgerechtigde personen voor een bepaalde verkiezing, welk gebruikt wordt voor de aanmaak van stempassen.</text:p>
          </table:table-cell>
          <table:table-cell office:value-type="string" table:content-validation-name="val1" table:style-name="ce27">
            <text:p>KUC133</text:p>
          </table:table-cell>
          <table:table-cell table:content-validation-name="val2" table:style-name="ce27"/>
          <table:table-cell office:value-type="string" table:content-validation-name="val3" table:style-name="ce56">
            <text:p>RG</text:p>
          </table:table-cell>
          <table:table-cell office:value-type="date" office:date-value="2011-03-11T00:00:00" table:style-name="ce19">
            <text:p>11-3-2011</text:p>
          </table:table-cell>
          <table:table-cell table:style-name="ce19"/>
          <table:table-cell table:number-columns-repeated="16377"/>
        </table:table-row>
        <table:table-row table:style-name="ro1">
          <table:table-cell office:value-type="string" table:style-name="ce59">
            <text:p>Afhaalbewijs</text:p>
          </table:table-cell>
          <table:table-cell office:value-type="string" table:style-name="ce3">
            <text:p>Bewijs waarmee een persoon een voor hem of haar bestemd document (bijvoorbeeld rijbewijs of reisdocument) kan afhalen</text:p>
          </table:table-cell>
          <table:table-cell office:value-type="string" table:content-validation-name="val1" table:style-name="ce27">
            <text:p>KUC071, KUC081, KUC082</text:p>
          </table:table-cell>
          <table:table-cell table:content-validation-name="val2" table:style-name="ce27"/>
          <table:table-cell office:value-type="string" table:content-validation-name="val3" table:style-name="ce62">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fhankelijkheid (intern / extern)</text:p>
          </table:table-cell>
          <table:table-cell office:value-type="string" table:style-name="ce25">
            <text:p>Een partij of gebeurtenis die van invloed is op het behalen van eigen doelstellingen. Interne afhankelijkheden verwijzen naar afhankelijkheden binnen het programma mGBA (bijvoorbeeld tussen projecten). Externe afhankelijkheden verwijzen naar afhankelijkheden die buiten de eigen organisatie liggen.</text:p>
          </table:table-cell>
          <table:table-cell office:value-type="string" table:content-validation-name="val1" table:style-name="ce20">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1"/>
        </table:table-row>
        <table:table-row table:style-name="ro1">
          <table:table-cell office:value-type="string" table:style-name="ce59">
            <office:annotation draw:style-name="a1" svg:x="3.02083333333333in" svg:y="27.1875in" svg:width="9.67708333333333in" svg:height="0in">
              <dc:creator>Stefan Jansen</dc:creator>
              <text:p><text:span text:style-name="T4">Omschrijving opgenomen bij actors.</text:span></text:p>
            </office:annotation>
            <text:p>Afnemer</text:p>
          </table:table-cell>
          <table:table-cell office:value-type="string" table:style-name="ce14">
            <text:p>Een Partij die de Rol van Afnemer heeft, is geautoriseerd om Persoonsgegevens te ontvangen via een Leveringsautorisatie (Bevragen en/of Leveren). De Afnemer (overheidorgaan of de aangewezen derde) moet aantonen dat deze gegevens noodzakelijk zijn voor de uitoefening van zijn publiekrechtelijke taak of het bijzondere maatschappelijke belang.</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5"/>
          <table:table-cell table:number-columns-repeated="16377"/>
        </table:table-row>
        <table:table-row table:style-name="ro1">
          <table:table-cell office:value-type="string" table:style-name="ce59">
            <office:annotation draw:style-name="a2" svg:x="3.02083333333333in" svg:y="340.25in" svg:width="9.67708333333333in" svg:height="5.91666666666667in">
              <dc:creator>Stefan Jansen</dc:creator>
              <text:p><text:span text:style-name="T4">Verzamel term, wordt niet direct alszodanig in een KUC gebruikt</text:span></text:p>
            </office:annotation>
            <text:p>Afschrift</text:p>
          </table:table-cell>
          <table:table-cell office:value-type="string" table:style-name="ce14">
            <text:p>Een tweede identiek document (fotokopie) van de gehele akte mede omvattende eventuele latere vermeldingen, voorzien van een stempel en dagtekening.</text:p>
          </table:table-cell>
          <table:table-cell office:value-type="string" table:content-validation-name="val1" table:style-name="ce28">
            <text:p>KUC001</text:p>
          </table:table-cell>
          <table:table-cell table:content-validation-name="val2" table:style-name="ce20"/>
          <table:table-cell office:value-type="string" table:content-validation-name="val3" table:style-name="ce56">
            <text:p>VERV</text:p>
          </table:table-cell>
          <table:table-cell office:value-type="date" office:date-value="2011-01-27T00:00:00" table:style-name="ce19">
            <text:p>27-1-2011</text:p>
          </table:table-cell>
          <table:table-cell table:style-name="ce19"/>
          <table:table-cell table:number-columns-repeated="16377"/>
        </table:table-row>
        <table:table-row table:style-name="ro1">
          <table:table-cell office:value-type="string" table:style-name="ce59">
            <text:p>Afschrift persoonslijst</text:p>
          </table:table-cell>
          <table:table-cell office:value-type="string" table:style-name="ce14">
            <text:p>Een schriftelijk uittreksel afgegeven door / names het college van B&amp;W met het geheel van algemene en administratieve gegevens die over de betrokkene geregistreerd zijn binnen de BRP.</text:p>
          </table:table-cell>
          <table:table-cell office:value-type="string" table:content-validation-name="val1" table:style-name="ce27">
            <text:p>KUC001, KUC0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fstammingsrelatie</text:p>
          </table:table-cell>
          <table:table-cell office:value-type="string" table:style-name="ce14">
            <text:p>Een juridische relatie tussen ouder en kind.</text:p>
          </table:table-cell>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fstandsverklaring</text:p>
          </table:table-cell>
          <table:table-cell table:style-name="ce14"/>
          <table:table-cell office:value-type="string" table:content-validation-name="val1" table:style-name="ce27">
            <text:p>KUC063</text:p>
          </table:table-cell>
          <table:table-cell table:content-validation-name="val2" table:style-name="ce20"/>
          <table:table-cell office:value-type="string" table:content-validation-name="val3" table:style-name="ce56">
            <text:p>VERV</text:p>
          </table:table-cell>
          <table:table-cell office:value-type="date" office:date-value="2011-02-17T00:00:00" table:style-name="ce19">
            <text:p>17-2-2011</text:p>
          </table:table-cell>
          <table:table-cell table:style-name="ce19"/>
          <table:table-cell table:number-columns-repeated="16377"/>
        </table:table-row>
        <table:table-row table:style-name="ro1">
          <table:table-cell office:value-type="string" table:style-name="ce61">
            <text:p>Agentschap Basisadministratie Persoonsgegevens en Reisdocumenten (BPR)</text:p>
          </table:table-cell>
          <table:table-cell office:value-type="string" table:style-name="ce14">
            <text:p>Het agentschap Basisadministratie Persoonsgegevens en Reisdocumenten (BPR) beheert de centrale voorzieningen die nodig zijn voor het BRP-stelsel en de systemen die onderdeel uitmaken van de <text:s/>identiteitsinfrastructuur, zoals het Burgerservicenummer (BSN). Het agentschap is inhoudelijk beheerder van de gegevens van niet ingezetenen en is verantwoordelijk voor de uitvoering van het Nederlands reisdocumentenstelsel.</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VERV</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Agentschap Basisadministratie Persoonsgegevens en Reisdocumenten (BRP)</text:p>
          </table:table-cell>
          <table:table-cell office:value-type="string" table:style-name="ce14">
            <text:p>Het Agentschap Basisadministratie Persoonsgegevens en Reisdocumenten (BPR), als Stelselbeheerder, beheert de centrale voorzieningen die nodig zijn voor het BRP-stelsel en de systemen die onderdeel uitmaken van de identiteitsinfrastructuur, zoals het Burgerservicenummer (BSN). Het agentschap is namens de minister van BZK uitvoerder bij het registreren van gegevens van niet-ingezetenen en is verantwoordelijk voor de uitvoering van het Nederlands reisdocumentenstelsel.</text:p>
          </table:table-cell>
          <table:table-cell office:value-type="string" table:content-validation-name="val1" table:style-name="ce28">
            <text:p>PID</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59">
            <text:p>Akte</text:p>
          </table:table-cell>
          <table:table-cell office:value-type="string" table:style-name="ce14">
            <text:p>Verzamelterm voor alle akten burgerlijke stand die voor kunnen komen in het systeem.</text:p>
          </table:table-cell>
          <table:table-cell office:value-type="string" table:content-validation-name="val1" table:style-name="ce28">
            <text:p>KUC001, KUC205</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Akte van geregistreerd partnerschapsaangifte</text:p>
          </table:table-cell>
          <table:table-cell office:value-type="string" table:style-name="ce14">
            <text:p>Akte (document) die wordt opgemaakt door een ambtenaar van de burgerlijke stand naar aanleiding van de geregistreerd partnerschapsaangifte.</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kte van geregistreerde partnerschapstoestemming</text:p>
          </table:table-cell>
          <table:table-cell office:value-type="string" table:style-name="ce14">
            <text:p>Akte (document) die wordt opgemaakt door een ambtenaar van de burgerlijke stand naar aanleiding van de aanvraag voor geregistreerde partnerschapstemming voor een minderjarige.</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8">
            <text:p>RG</text:p>
          </table:table-cell>
          <table:table-cell office:value-type="date" office:date-value="2011-06-03T00:00:00" table:style-name="ce19">
            <text:p>3-6-2011</text:p>
          </table:table-cell>
          <table:table-cell table:style-name="ce20"/>
          <table:table-cell table:number-columns-repeated="16377"/>
        </table:table-row>
        <table:table-row table:style-name="ro1">
          <table:table-cell office:value-type="string" table:style-name="ce59">
            <text:p>Akte van huwelijksaangifte</text:p>
          </table:table-cell>
          <table:table-cell office:value-type="string" table:style-name="ce14">
            <text:p>Akte (document) die wordt opgemaakt door een ambtenaar van de burgerlijke stand naar aanleiding van de huwelijksaangifte.</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kte van huwelijkstoestemming</text:p>
          </table:table-cell>
          <table:table-cell office:value-type="string" table:style-name="ce14">
            <text:p>Akte (document) die wordt opgemaakt door een ambtenaar van de burgerlijke stand naar aanleiding van de aanvraag voor huwelijkstoestemming voor een minderjarige.</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8">
            <text:p>RG</text:p>
          </table:table-cell>
          <table:table-cell office:value-type="date" office:date-value="2011-06-09T00:00:00" table:style-name="ce30">
            <text:p>9-6-2011</text:p>
          </table:table-cell>
          <table:table-cell table:style-name="ce20"/>
          <table:table-cell table:number-columns-repeated="16377"/>
        </table:table-row>
        <table:table-row table:style-name="ro1">
          <table:table-cell office:value-type="string" table:style-name="ce59">
            <text:p>Akte van omzetting</text:p>
          </table:table-cell>
          <table:table-cell office:value-type="string" table:style-name="ce14">
            <text:p>Akte die wordt / is opgemaakt door een ambtenaar van de burgerlijke stand nodig voor omzetting van een partnerschapsregistratie in een huwelijk.</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8">
            <text:p>RG</text:p>
          </table:table-cell>
          <table:table-cell office:value-type="date" office:date-value="2011-06-09T00:00:00" table:style-name="ce30">
            <text:p>9-6-2011</text:p>
          </table:table-cell>
          <table:table-cell table:style-name="ce19"/>
          <table:table-cell table:number-columns-repeated="16377"/>
        </table:table-row>
        <table:table-row table:style-name="ro1">
          <table:table-cell office:value-type="string" table:style-name="ce43">
            <text:p>Aktenummer</text:p>
          </table:table-cell>
          <table:table-cell office:value-type="string" table:style-name="ce14">
            <text:p>Uniek (binnen jaar en gemeente) nummer op een akte van de burgerlijke stand</text:p>
          </table:table-cell>
          <table:table-cell table:content-validation-name="val1" table:style-name="ce28"/>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ktepersoon</text:p>
          </table:table-cell>
          <table:table-cell office:value-type="string" table:style-name="ce14">
            <text:p>De persoonsgegevens op wie de akte betrekking heeft</text:p>
          </table:table-cell>
          <table:table-cell office:value-type="string" table:content-validation-name="val1" table:style-name="ce28">
            <text:p>KUC20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Alternatief medium</text:p>
          </table:table-cell>
          <table:table-cell office:value-type="string" table:style-name="ce14">
            <text:p>Een alternatief voor de uitwisseling van persoonsgegevens via het koppelvlak BRP-Levering, een bestand volgens een gedefinieerd formaat op een gegevensdrager. Alternatieve media worden vooral gebruikt in die gevallen waar er sprake is van bulktransporten naar een Afnemer in de BRP-stelsel.</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Antwoordbericht</text:p>
          </table:table-cell>
          <table:table-cell office:value-type="string" table:style-name="ce14">
            <text:p>Een bericht dat door de centrale voorzieningen van de BRP wordt gestuurd naar een partij, naar aanleiding van een eerder ontvangen vraagbericht.</text:p>
          </table:table-cell>
          <table:table-cell table:content-validation-name="val1" table:style-name="ce28"/>
          <table:table-cell table:content-validation-name="val2" table:style-name="ce20"/>
          <table:table-cell office:value-type="string" table:content-validation-name="val3" table:style-name="ce56">
            <text:p>Concept</text:p>
          </table:table-cell>
          <table:table-cell office:value-type="date" office:date-value="2012-04-04T00:00:00" table:style-name="ce19">
            <text:p>4-4-2012</text:p>
          </table:table-cell>
          <table:table-cell table:style-name="ce19"/>
          <table:table-cell table:number-columns-repeated="16377"/>
        </table:table-row>
        <table:table-row table:style-name="ro1">
          <table:table-cell office:value-type="string" table:style-name="ce61">
            <text:p>Assessment</text:p>
          </table:table-cell>
          <table:table-cell office:value-type="string" table:style-name="ce14">
            <text:p>Het afsluitingsmoment van een iteratie als onderdeel van de RUP systematiek, waarbij wordt vastgesteld welke resultaten zijn behaald. Op basis hiervan vindt herprioritering van de backlog plaats en kan een mogelijk effect op de planning worden vastgesteld.</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Authenticatie</text:p>
          </table:table-cell>
          <table:table-cell office:value-type="string" table:style-name="ce14">
            <text:p>Een proces waarbij de digitale identiteit van een persoon, organisatie of systeem bevestigd kan worden en waarmee de integriteit en de herkomst van de aangeboden identiteit gecontroleerd kan word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62">
            <text:p>Concept</text:p>
          </table:table-cell>
          <table:table-cell office:value-type="date" office:date-value="2011-06-29T00:00:00" table:style-name="ce19">
            <text:p>29-6-2011</text:p>
          </table:table-cell>
          <table:table-cell office:value-type="string" table:style-name="ce36">
            <text:p>NORA 3.0: <text:s/>Het aantonen dat degene die zich identificeert</text:p>
            <text:p>ook daadwerkelijk degene is die zich als</text:p>
            <text:p>zodanig voorgeeft: ben je het ook echt?</text:p>
            <text:p>Authenticatie noemt men ook wel verificatie</text:p>
            <text:p>van de identiteit</text:p>
          </table:table-cell>
          <table:table-cell table:number-columns-repeated="16377"/>
        </table:table-row>
        <table:table-row table:style-name="ro1">
          <table:table-cell office:value-type="string" table:style-name="ce59">
            <text:p>Authenticatiemiddel</text:p>
          </table:table-cell>
          <table:table-cell office:value-type="string" table:style-name="ce14">
            <text:p>Het mechanisme op basis waarvan een<text:span text:style-name="T2"><text:s/></text:span>Partij in een bepaalde Rol zichzelf identificeert.</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36"/>
          <table:table-cell table:number-columns-repeated="16377"/>
        </table:table-row>
        <table:table-row table:style-name="ro1">
          <table:table-cell office:value-type="string" table:style-name="ce59">
            <text:p>Authentiek persoonsgegeven</text:p>
          </table:table-cell>
          <table:table-cell office:value-type="string" table:style-name="ce14">
            <text:p>Een in de BRP opgenomen gegeven dat op grond van een algemene maatregel van bestuur (Besluit BRP) bedoeld in artikel 1.6 van de Wet BRP als authentiek wordt aangemerkt. Een overheidsorgaan is verplicht deze gegeven(s) te gebruiken. (bron: Wet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59">
            <text:p>Automatisch fiatteren / automatische fiattering</text:p>
          </table:table-cell>
          <table:table-cell office:value-type="string" table:style-name="ce14">
            <text:p>Het op verzoek en onder verantwoordelijkheid van het betreffende Bijhoudingsorgaan door de BRP laten verwerken van ontvangen Bijhoudingsvoorstellen. In de praktijk betreft het hier gemeenten in de Rol van Bijhoudingsorgaan. Het Bijhoudingsorgaan bepaalt zelf in welke gevallen Automatisch Fiatteren ingezet moet worden (bijvoorbeeld voor Bijhoudingsvoorstellen gebaseerd op Nederlandse rechtsfeiten en akten van de Burgerlijke Stand). Indien een Bijhoudingsvoorstel Automatisch Gefiatteerd is, ontvangt het betreffende Bijhoudingsorgaan altijd een Bijhoudingsnotificatie daarvan.</text:p>
          </table:table-cell>
          <table:table-cell office:value-type="string" table:content-validation-name="val1" table:style-name="ce28">
            <text:p>PUC322</text:p>
          </table:table-cell>
          <table:table-cell office:value-type="string" table:content-validation-name="val2" table:style-name="ce20">
            <text:p>LO</text:p>
          </table:table-cell>
          <table:table-cell office:value-type="string" table:content-validation-name="val3" table:style-name="ce62">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Autorisatie</text:p>
          </table:table-cell>
          <table:table-cell office:value-type="string" table:style-name="ce14">
            <text:p>Het recht om BRP-Gegevens te mogen ontvangen, bewerken en/of verwijderen en om de gegevens en diensten van de BRP te mogen instellen en beheren. Leveringsautorisatie en Bijhoudingsautorisatie zijn soorten Autorisaties.</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62">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Autorisatiebesluit</text:p>
          </table:table-cell>
          <table:table-cell office:value-type="string" table:style-name="ce14">
            <text:p>Het besluit van de minister van BZK of een college van B&amp;W dat de juridische grondslag vormt voor één of meer Autorisaties.</text:p>
          </table:table-cell>
          <table:table-cell office:value-type="string" table:content-validation-name="val1" table:style-name="ce28">
            <text:p>PUC322, PUC307</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Autorisatiebijhoudingzoekcriteria</text:p>
          </table:table-cell>
          <table:table-cell office:value-type="string" table:style-name="ce14">
            <text:p>De identificerende gegevens voor een bijhoudingsautorisatie, op basis waarvan een bijhoudingautorisatie gezocht kan worden.</text:p>
          </table:table-cell>
          <table:table-cell office:value-type="string" table:content-validation-name="val1" table:style-name="ce28">
            <text:p>PUC322</text:p>
          </table:table-cell>
          <table:table-cell table:content-validation-name="val2" table:style-name="ce20"/>
          <table:table-cell office:value-type="string" table:content-validation-name="val3" table:style-name="ce56">
            <text:p>VERV</text:p>
          </table:table-cell>
          <table:table-cell office:value-type="date" office:date-value="2011-06-22T00:00:00" table:style-name="ce19">
            <text:p>22-6-2011</text:p>
          </table:table-cell>
          <table:table-cell table:style-name="ce19"/>
          <table:table-cell table:number-columns-repeated="16377"/>
        </table:table-row>
        <table:table-row table:style-name="ro1">
          <table:table-cell office:value-type="string" table:style-name="ce59">
            <text:p>Autorisatie bijhouding</text:p>
          </table:table-cell>
          <table:table-cell office:value-type="string" table:style-name="ce14">
            <text:p>Een vorm van Autorisatie, op basis waarvan een Partij Persoonsgegevens mag Bijhouden; dit betreft Bijhoudingsorganen. Een bijhoudingsautorisatie is gebaseerd op de Wet BRP.</text:p>
          </table:table-cell>
          <table:table-cell office:value-type="string" table:content-validation-name="val1" table:style-name="ce28">
            <text:p>PUC322</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4"/>
          <table:table-cell table:number-columns-repeated="16377"/>
        </table:table-row>
        <table:table-row table:style-name="ro1">
          <table:table-cell office:value-type="string" table:style-name="ce59">
            <text:p>Autoriserende partij</text:p>
          </table:table-cell>
          <table:table-cell office:value-type="string" table:style-name="ce14">
            <text:p>De partij die de autorisatie bijhouding verstrekt aan de geautoriseerde partij.</text:p>
          </table:table-cell>
          <table:table-cell office:value-type="string" table:content-validation-name="val1" table:style-name="ce28">
            <text:p>PUC322</text:p>
          </table:table-cell>
          <table:table-cell table:content-validation-name="val2" table:style-name="ce20"/>
          <table:table-cell office:value-type="string" table:content-validation-name="val3" table:style-name="ce56">
            <text:p>Concept</text:p>
          </table:table-cell>
          <table:table-cell office:value-type="date" office:date-value="2012-02-03T00:00:00" table:style-name="ce19">
            <text:p>3-2-2012</text:p>
          </table:table-cell>
          <table:table-cell table:style-name="ce14"/>
          <table:table-cell table:number-columns-repeated="16377"/>
        </table:table-row>
        <table:table-row table:style-name="ro1">
          <table:table-cell office:value-type="string" table:style-name="ce61">
            <text:p>Backlog</text:p>
          </table:table-cell>
          <table:table-cell office:value-type="string" table:style-name="ce14">
            <text:p>Het totaaloverzicht van producten en resultaten als onderdeel van de RUP-systematiek die binnen een (deel)project gerealiseerd moeten worden, geordend op logisch volgordelijkheid en business value.</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Basisregistratie</text:p>
          </table:table-cell>
          <table:table-cell office:value-type="string" table:style-name="ce14">
            <text:p>Een basisregistratie is een per wet als enig officieel erkende registratie voor de betreffende gegevens. Een basisregistratie bevat kwalitatief hoogwaardige vitale gegevens over personen, instellingen, zaken, verrichtingen of gebeurtenissen. <text:s/>Basisregistraties worden verplicht gebruikt door overheidsinstanties, alsook zo mogelijk door private organisaties, tenzij het gebruik om zwaarwegende redenen zoals privacybescherming expliciet is uitgeslot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Basisregistratie Adressen en Gebouwen (BAG)</text:p>
          </table:table-cell>
          <table:table-cell office:value-type="string" table:style-name="ce14">
            <text:p>De basisregistratie adressen en gebouwen (BAG) is een basisregistratie waarin de gemeentelijke basisgegevens over alle gebouwen en adressen in Nederland zijn verzameld. Het Kadaster beheert de Landelijke Voorziening BAG en stelt de gegevens beschikbaar aan overheden, bedrijven, instellingen en burgers.</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Basisregistratie personen (BRP)</text:p>
          </table:table-cell>
          <table:table-cell office:value-type="string" table:style-name="ce14">
            <text:p>De basisregistratie personen (BRP) bevat persoonsgegevens over de ingezetenen van Nederland en over niet-ingezetenen, die een relatie met de overheid hebben, voor zover de Wet BRP daarin voorziet. De basisregistratie heeft tot doel overheidsorganen te voorzien van de in de registratie opgenomen gegevens voor zover zij deze gegevens nodig hebben voor de vervulling van hun taak. De basisregistratie heeft mede tot doel derden te voorzien van de in de registratie opgenomen gegevens, in bij of krachtens de wet aangewezen gevallen. (bron: Wet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Bedrijfsregel</text:p>
          </table:table-cell>
          <table:table-cell office:value-type="string" table:style-name="ce14">
            <text:p>Een regel die geldig is binnen de BRP.</text:p>
          </table:table-cell>
          <table:table-cell office:value-type="string" table:content-validation-name="val1" table:style-name="ce28">
            <text:p>PUC317</text:p>
          </table:table-cell>
          <table:table-cell table:content-validation-name="val2" table:style-name="ce20"/>
          <table:table-cell office:value-type="string" table:content-validation-name="val3" table:style-name="ce56">
            <text:p>Concept</text:p>
          </table:table-cell>
          <table:table-cell office:value-type="date" office:date-value="2011-06-15T00:00:00" table:style-name="ce19">
            <text:p>15-6-2011</text:p>
          </table:table-cell>
          <table:table-cell table:style-name="ce19"/>
          <table:table-cell table:number-columns-repeated="16377"/>
        </table:table-row>
        <table:table-row table:style-name="ro1">
          <table:table-cell office:value-type="string" table:style-name="ce59">
            <text:p>Bedrijfsregelimplementatiesituatie</text:p>
          </table:table-cell>
          <table:table-cell office:value-type="string" table:style-name="ce14">
            <text:p>Een specifieke implementatie van een bedrijfsregel voor een bepaald soort bericht.</text:p>
          </table:table-cell>
          <table:table-cell office:value-type="string" table:content-validation-name="val1" table:style-name="ce28">
            <text:p>PUC317</text:p>
          </table:table-cell>
          <table:table-cell table:content-validation-name="val2" table:style-name="ce20"/>
          <table:table-cell office:value-type="string" table:content-validation-name="val3" table:style-name="ce56">
            <text:p>Concept</text:p>
          </table:table-cell>
          <table:table-cell office:value-type="date" office:date-value="2012-03-08T00:00:00" table:style-name="ce19">
            <text:p>8-3-2012</text:p>
          </table:table-cell>
          <table:table-cell table:style-name="ce19"/>
          <table:table-cell table:number-columns-repeated="16377"/>
        </table:table-row>
        <table:table-row table:style-name="ro1">
          <table:table-cell office:value-type="string" table:style-name="ce59">
            <text:p>Bedrijfsregelzoekcriteria</text:p>
          </table:table-cell>
          <table:table-cell office:value-type="string" table:style-name="ce14">
            <text:p>De identificerende gegevens voor een bedrijfsregel, op basis waarvan een bedrijfsregel gezocht kan worden.</text:p>
          </table:table-cell>
          <table:table-cell office:value-type="string" table:content-validation-name="val1" table:style-name="ce28">
            <text:p>PUC317</text:p>
          </table:table-cell>
          <table:table-cell table:content-validation-name="val2" table:style-name="ce20"/>
          <table:table-cell office:value-type="string" table:content-validation-name="val3" table:style-name="ce56">
            <text:p>Concept</text:p>
          </table:table-cell>
          <table:table-cell office:value-type="date" office:date-value="2011-06-15T00:00:00" table:style-name="ce19">
            <text:p>15-6-2011</text:p>
          </table:table-cell>
          <table:table-cell table:style-name="ce19"/>
          <table:table-cell table:number-columns-repeated="16377"/>
        </table:table-row>
        <table:table-row table:style-name="ro1">
          <table:table-cell office:value-type="string" table:style-name="ce59">
            <text:p>Beheerder</text:p>
          </table:table-cell>
          <table:table-cell office:value-type="string" table:style-name="ce14">
            <text:p>Medewerker van een partij die geautoriseerd om de werking van de BRP ten aanzien van de aan haar geleverde diensten te configureren (Beheren).<text:s/></text:p>
          </table:table-cell>
          <table:table-cell office:value-type="string" table:content-validation-name="val1" table:style-name="ce43">
            <text:p>UCM</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2-01-06T00:00:00" table:style-name="ce19">
            <text:p>6-1-2012</text:p>
          </table:table-cell>
          <table:table-cell table:number-columns-repeated="16378" table:style-name="ce43"/>
        </table:table-row>
        <table:table-row table:style-name="ro1">
          <table:table-cell office:value-type="string" table:style-name="ce59">
            <text:p>Beheergebruiker</text:p>
          </table:table-cell>
          <table:table-cell office:value-type="string" table:style-name="ce14">
            <text:p>Een gebruiker die namens een partij gegevens mag beheren in de BRP benodigd voor de inrichting (b.v. abonnementen, autorisatie bijhouding). De gegevens zullen beperkt zijn tot de diegene waar de partij zelf verantwoording voor heeft.</text:p>
          </table:table-cell>
          <table:table-cell office:value-type="string" table:content-validation-name="val1" table:style-name="ce43">
            <text:p>PUC323</text:p>
          </table:table-cell>
          <table:table-cell table:content-validation-name="val2" table:style-name="ce20"/>
          <table:table-cell office:value-type="string" table:content-validation-name="val3" table:style-name="ce56">
            <text:p>Concept</text:p>
          </table:table-cell>
          <table:table-cell office:value-type="date" office:date-value="2011-11-26T00:00:00" table:style-name="ce19">
            <text:p>26-11-2011</text:p>
          </table:table-cell>
          <table:table-cell table:number-columns-repeated="16378" table:style-name="ce43"/>
        </table:table-row>
        <table:table-row table:style-name="ro1">
          <table:table-cell office:value-type="string" table:style-name="ce59">
            <text:p>Beheervoorziening Burgerservicenummer (BV BSN)</text:p>
          </table:table-cell>
          <table:table-cell office:value-type="string" table:style-name="ce14">
            <text:p>De Beheervoorziening Burgerservicenummer (BV BSN) ondersteunt het genereren, het distribueren en het toekennen van een Burgerservicenummer. De BV BSN maakt het mogelijk om als bestuursorgaan een BSN van een persoon op te vragen en/of na te gaan of een BSN al aan een persoon is toegekend.</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64">
            <text:p>Beheren</text:p>
          </table:table-cell>
          <table:table-cell office:value-type="string" table:style-name="ce14">
            <text:p>Beheren is een BRP-Functie en omvat het configureren van de werking van de BRP en het raadplegen van informatie over de werking van de BRP, beide met betrekking tot de Diensten, Populaties en Gegevenselementen waartoe de betreffende Partij geautoriseerd is.</text:p>
          </table:table-cell>
          <table:table-cell table:content-validation-name="val1" table:style-name="ce43"/>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number-columns-repeated="16378" table:style-name="ce43"/>
        </table:table-row>
        <table:table-row table:style-name="ro1">
          <table:table-cell office:value-type="string" table:style-name="ce59">
            <text:p>Bekendmaking lidmaatschap</text:p>
          </table:table-cell>
          <table:table-cell office:value-type="string" table:style-name="ce14">
            <text:p>Openbare bekendmaking in Staatscourant of daarvoor aangewezen vorm (bv terinzagelegging gemeentehuis) over de toelating van benoemde als lid van een vertegenwoordigend orgaan.</text:p>
          </table:table-cell>
          <table:table-cell office:value-type="string" table:content-validation-name="val1" table:style-name="ce28">
            <text:p>KUC134</text:p>
          </table:table-cell>
          <table:table-cell table:content-validation-name="val2" table:style-name="ce20"/>
          <table:table-cell office:value-type="string" table:content-validation-name="val3" table:style-name="ce56">
            <text:p>RG</text:p>
          </table:table-cell>
          <table:table-cell office:value-type="date" office:date-value="2011-03-11T00:00:00" table:style-name="ce19">
            <text:p>11-3-2011</text:p>
          </table:table-cell>
          <table:table-cell table:style-name="ce19"/>
          <table:table-cell table:number-columns-repeated="16377"/>
        </table:table-row>
        <table:table-row table:style-name="ro1">
          <table:table-cell office:value-type="string" table:style-name="ce59">
            <text:p>Belanghebbende(n) <text:s/>naamswijzigingsprocedure</text:p>
          </table:table-cell>
          <table:table-cell office:value-type="string" table:style-name="ce14">
            <text:p>Alle betrokken personen welke gehoord worden in een naamswijzingsprocedure. Zoals genoemd in art. 7 van het Besluit geslachtsnaamwijziging.</text:p>
          </table:table-cell>
          <table:table-cell office:value-type="string" table:content-validation-name="val1" table:style-name="ce27">
            <text:p>KUC02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noemde</text:p>
          </table:table-cell>
          <table:table-cell office:value-type="string" table:style-name="ce14">
            <text:p>Persoon die door de voorzitter van het centraal stembureau op de hoogte wordt gebracht van lidmaatschap van een vertegenwoordigend orgaan op basis van een verkiezingsuitslag.</text:p>
          </table:table-cell>
          <table:table-cell office:value-type="string" table:content-validation-name="val1" table:style-name="ce27">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noeming</text:p>
          </table:table-cell>
          <table:table-cell office:value-type="string" table:style-name="ce14">
            <text:p>Alle relevante gegevens benodigd om een benoeming te registeren.</text:p>
          </table:table-cell>
          <table:table-cell office:value-type="string" table:content-validation-name="val1" table:style-name="ce27">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noemingsbesluit</text:p>
          </table:table-cell>
          <table:table-cell office:value-type="string" table:style-name="ce14">
            <text:p>Schriftelijke kennisgeving voor de benoemde door de voorzitter van het centraal stembureau over zijn lidmaatschap van een vertegenwoordigend orgaan.</text:p>
          </table:table-cell>
          <table:table-cell office:value-type="string" table:content-validation-name="val1" table:style-name="ce28">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redeneerd uittreksel (uit de) burgerlijke stand<text:s/></text:p>
          </table:table-cell>
          <table:table-cell office:value-type="string" table:style-name="ce25">
            <text:p>Een uittreksel uit een van de registers van de Burgerlijke Stand, waarin de gegevens van een bepaalde levensgebeurtenis, zoals geboorte, huwelijk, partnerschapsregistratie, echtscheiding en overlijden, zijn vermeld. Het bevat de gegevens zoals die geldig zijn op het moment van afgifte.</text:p>
          </table:table-cell>
          <table:table-cell office:value-type="string" table:content-validation-name="val1" table:style-name="ce28">
            <text:p>KUC202</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Bericht</text:p>
          </table:table-cell>
          <table:table-cell office:value-type="string" table:style-name="ce25">
            <text:p>Wijze van gegevensuitwisseling in het BRP-stelsel tussen systemen, waarbij de BRP zowel inkomende en uitgaande berichten dient te verwerken. NORA: Een bericht is een eenheid van fysieke informatie overdracht van een zender naar een ontvanger.</text:p>
          </table:table-cell>
          <table:table-cell office:value-type="string" table:content-validation-name="val1" table:style-name="ce28">
            <text:p>PUC320</text:p>
          </table:table-cell>
          <table:table-cell table:content-validation-name="val2" table:style-name="ce20"/>
          <table:table-cell office:value-type="string" table:content-validation-name="val3" table:style-name="ce62">
            <text:p>Concept</text:p>
          </table:table-cell>
          <table:table-cell office:value-type="date" office:date-value="2011-09-30T00:00:00" table:style-name="ce19">
            <text:p>30-9-2011</text:p>
          </table:table-cell>
          <table:table-cell table:style-name="ce19"/>
          <table:table-cell table:number-columns-repeated="16377"/>
        </table:table-row>
        <table:table-row table:style-name="ro1">
          <table:table-cell office:value-type="string" table:style-name="ce59">
            <text:p>Beschikking kiesrecht</text:p>
          </table:table-cell>
          <table:table-cell office:value-type="string" table:style-name="ce14">
            <text:p>Besluit op het verzoek tot registratie van het kiesrecht voor het Europees Parlement (EP).</text:p>
          </table:table-cell>
          <table:table-cell office:value-type="string" table:content-validation-name="val1" table:style-name="ce28">
            <text:p>KUC13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sluit</text:p>
          </table:table-cell>
          <table:table-cell office:value-type="string" table:style-name="ce14">
            <text:p>vervallen</text:p>
          </table:table-cell>
          <table:table-cell office:value-type="string" table:content-validation-name="val1" table:style-name="ce27">
            <text:p>KUC032</text:p>
          </table:table-cell>
          <table:table-cell table:content-validation-name="val2" table:style-name="ce20"/>
          <table:table-cell office:value-type="string" table:content-validation-name="val3" table:style-name="ce56">
            <text:p>VERV</text:p>
          </table:table-cell>
          <table:table-cell office:value-type="date" office:date-value="2011-01-17T00:00:00" table:style-name="ce19">
            <text:p>17-1-2011</text:p>
          </table:table-cell>
          <table:table-cell table:style-name="ce19"/>
          <table:table-cell table:number-columns-repeated="16377"/>
        </table:table-row>
        <table:table-row table:style-name="ro1">
          <table:table-cell office:value-type="string" table:style-name="ce59">
            <text:p>Besluit aanvraag reisdocument vreemdeling</text:p>
          </table:table-cell>
          <table:table-cell office:value-type="string" table:style-name="ce14">
            <text:p>Schriftelijke kennisgeving van het besluit door IND of BZ om een reisdocument niet aan de vreemdeling te verstrekken.</text:p>
          </table:table-cell>
          <table:table-cell office:value-type="string" table:content-validation-name="val1" table:style-name="ce27">
            <text:p>KUC071</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Besluit beeindiging verstrekkingbeperking</text:p>
          </table:table-cell>
          <table:table-cell office:value-type="string" table:style-name="ce14">
            <text:p>Schriftelijk besluit van College van B&amp;W dat het verzoek beeindiging verstrekkingsbeperking wordt verwerkt in de BRP of weigering van dit verzoek.</text:p>
          </table:table-cell>
          <table:table-cell office:value-type="string" table:content-validation-name="val1" table:style-name="ce28">
            <text:p>KUC032</text:p>
          </table:table-cell>
          <table:table-cell table:content-validation-name="val2" table:style-name="ce20"/>
          <table:table-cell office:value-type="string" table:content-validation-name="val3" table:style-name="ce56">
            <text:p>VERV</text:p>
          </table:table-cell>
          <table:table-cell office:value-type="date" office:date-value="2011-03-10T00:00:00" table:style-name="ce19">
            <text:p>10-3-2011</text:p>
          </table:table-cell>
          <table:table-cell table:style-name="ce19"/>
          <table:table-cell table:number-columns-repeated="16377"/>
        </table:table-row>
        <table:table-row table:style-name="ro1">
          <table:table-cell office:value-type="string" table:style-name="ce59">
            <text:p>Besluit herstel historie</text:p>
          </table:table-cell>
          <table:table-cell office:value-type="string" table:style-name="ce14">
            <text:p>Schriftelijk besluit van College van B&amp;W dat het verzoek herstel historie is geweigerd.<text:s/></text:p>
          </table:table-cell>
          <table:table-cell office:value-type="string" table:content-validation-name="val1" table:style-name="ce28">
            <text:p>KUC032</text:p>
          </table:table-cell>
          <table:table-cell table:content-validation-name="val2" table:style-name="ce20"/>
          <table:table-cell office:value-type="string" table:content-validation-name="val3" table:style-name="ce56">
            <text:p>VERV</text:p>
          </table:table-cell>
          <table:table-cell office:value-type="date" office:date-value="2011-07-26T00:00:00" table:style-name="ce19">
            <text:p>26-7-2011</text:p>
          </table:table-cell>
          <table:table-cell table:style-name="ce19"/>
          <table:table-cell table:number-columns-repeated="16377"/>
        </table:table-row>
        <table:table-row table:style-name="ro1">
          <table:table-cell office:value-type="string" table:style-name="ce59">
            <text:p>Besluit onderzoekscommissie geloofsbrieven</text:p>
          </table:table-cell>
          <table:table-cell office:value-type="string" table:style-name="ce14">
            <text:p>Schriftelijk besluit door vertegenwoordigend orgaan voor benoemde over de toelating als lid van een vertegenwoordigend orgaan</text:p>
          </table:table-cell>
          <table:table-cell office:value-type="string" table:content-validation-name="val1" table:style-name="ce28">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sluit opgravingsverlof</text:p>
          </table:table-cell>
          <table:table-cell office:value-type="string" table:style-name="ce14">
            <text:p>Het besluit dat is genomen om wel of geen opgraving verlof te verlenen.</text:p>
          </table:table-cell>
          <table:table-cell office:value-type="string" table:content-validation-name="val1" table:style-name="ce28">
            <text:p>KUC094</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Besluit registratie politieke groepering</text:p>
          </table:table-cell>
          <table:table-cell office:value-type="string" table:style-name="ce14">
            <text:p>Besluit van het centraal stembureau tot registratie van een politieke groepering voor een verkiezing, waarbij wordt aangegeven met welke aanduiding de groepering op de kandidatenlijst vermeldt wil worden.<text:s/></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sluit vaststelling stembureau en -leden</text:p>
          </table:table-cell>
          <table:table-cell table:style-name="ce14"/>
          <table:table-cell office:value-type="string" table:content-validation-name="val1" table:style-name="ce28">
            <text:p>KUC133</text:p>
          </table:table-cell>
          <table:table-cell table:content-validation-name="val2" table:style-name="ce20"/>
          <table:table-cell office:value-type="string" table:content-validation-name="val3" table:style-name="ce65">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Besluit verstrekkingbeperking</text:p>
          </table:table-cell>
          <table:table-cell office:value-type="string" table:style-name="ce14">
            <text:p>Schriftelijk besluit van College van B&amp;W dat het verzoek verstrekkingsbeperking is geweigerd.</text:p>
          </table:table-cell>
          <table:table-cell office:value-type="string" table:content-validation-name="val1" table:style-name="ce28">
            <text:p>KUC032</text:p>
          </table:table-cell>
          <table:table-cell table:content-validation-name="val2" table:style-name="ce20"/>
          <table:table-cell office:value-type="string" table:content-validation-name="val3" table:style-name="ce56">
            <text:p>VERV</text:p>
          </table:table-cell>
          <table:table-cell office:value-type="date" office:date-value="2011-07-26T00:00:00" table:style-name="ce19">
            <text:p>26-7-2011</text:p>
          </table:table-cell>
          <table:table-cell table:style-name="ce19"/>
          <table:table-cell table:number-columns-repeated="16377"/>
        </table:table-row>
        <table:table-row table:style-name="ro1">
          <table:table-cell office:value-type="string" table:style-name="ce43">
            <text:p>Besluit verwijdering historie</text:p>
          </table:table-cell>
          <table:table-cell office:value-type="string" table:style-name="ce14">
            <text:p>Schriftelijk besluit van College van B&amp;W dat het verzoek verwijdering historie wordt is geweigerd.</text:p>
          </table:table-cell>
          <table:table-cell office:value-type="string" table:content-validation-name="val1" table:style-name="ce28">
            <text:p>KUC032</text:p>
          </table:table-cell>
          <table:table-cell table:content-validation-name="val2" table:style-name="ce20"/>
          <table:table-cell office:value-type="string" table:content-validation-name="val3" table:style-name="ce56">
            <text:p>VERV</text:p>
          </table:table-cell>
          <table:table-cell office:value-type="date" office:date-value="2011-07-26T00:00:00" table:style-name="ce19">
            <text:p>26-7-2011</text:p>
          </table:table-cell>
          <table:table-cell table:style-name="ce19"/>
          <table:table-cell table:number-columns-repeated="16377"/>
        </table:table-row>
        <table:table-row table:style-name="ro1">
          <table:table-cell office:value-type="string" table:style-name="ce59">
            <text:p>Besluit voorlopige aanvraag reisdocument</text:p>
          </table:table-cell>
          <table:table-cell table:style-name="ce14"/>
          <table:table-cell office:value-type="string" table:content-validation-name="val1" table:style-name="ce28">
            <text:p>KUC071</text:p>
          </table:table-cell>
          <table:table-cell table:content-validation-name="val2" table:style-name="ce20"/>
          <table:table-cell office:value-type="string" table:content-validation-name="val3" table:style-name="ce56">
            <text:p>VERV</text:p>
          </table:table-cell>
          <table:table-cell office:value-type="date" office:date-value="2011-04-15T00:00:00" table:style-name="ce19">
            <text:p>15-4-2011</text:p>
          </table:table-cell>
          <table:table-cell table:style-name="ce19"/>
          <table:table-cell table:number-columns-repeated="16377"/>
        </table:table-row>
        <table:table-row table:style-name="ro1">
          <table:table-cell office:value-type="string" table:style-name="ce59">
            <text:p>Bestuurlijk Akkoord</text:p>
          </table:table-cell>
          <table:table-cell office:value-type="string" table:style-name="ce26">
            <text:p>Het Bestuurlijk Akkoord verwijst naar het in maart 2009 gesloten akkoord tussen de staatsecretaris van BZK en de VNG omtrent de nieuwe start van het programma mGBA.</text:p>
          </table:table-cell>
          <table:table-cell office:value-type="string" table:content-validation-name="val1" table:style-name="ce43">
            <text:p>Algem.</text:p>
          </table:table-cell>
          <table:table-cell office:value-type="string" table:content-validation-name="val2" table:style-name="ce20">
            <text:p>Progr. plan</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Bestuursorgaan</text:p>
          </table:table-cell>
          <table:table-cell office:value-type="string" table:style-name="ce14">
            <text:p>Een orgaan dat is ingesteld krachtens publiek recht of een persoon of college bekleed met enig openbaar gezag.</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Betalingsvorm</text:p>
          </table:table-cell>
          <table:table-cell office:value-type="string" table:style-name="ce3">
            <text:p>Soorten betalingsvormen van leges (bijvoorbeeld pinnen, acceptgiro, e.d.)</text:p>
          </table:table-cell>
          <table:table-cell office:value-type="string" table:content-validation-name="val1" table:style-name="ce27">
            <text:p>KUC20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office:annotation draw:style-name="a3" svg:x="9.51041666666667in" svg:y="321.927083333333in" svg:width="0.739583333333333in" svg:height="0in">
              <dc:creator>Stefan Jansen</dc:creator>
              <text:p><text:span text:style-name="T4">Term vervangen in KUC054</text:span><text:span text:style-name="T5"/></text:p>
              <text:p/>
            </office:annotation>
            <text:p>Betrokkene</text:p>
          </table:table-cell>
          <table:table-cell office:value-type="string" table:style-name="ce3">
            <text:p>Voor UC054 wordt dit "op te schorten persoon". (nieuwe term).</text:p>
          </table:table-cell>
          <table:table-cell table:content-validation-name="val1" table:style-name="ce27"/>
          <table:table-cell table:content-validation-name="val2" table:style-name="ce20"/>
          <table:table-cell office:value-type="string" table:content-validation-name="val3" table:style-name="ce56">
            <text:p>VERV</text:p>
          </table:table-cell>
          <table:table-cell office:value-type="date" office:date-value="2011-02-14T00:00:00" table:style-name="ce19">
            <text:p>14-2-2011</text:p>
          </table:table-cell>
          <table:table-cell table:style-name="ce25"/>
          <table:table-cell table:number-columns-repeated="16377"/>
        </table:table-row>
        <table:table-row table:style-name="ro1">
          <table:table-cell office:value-type="string" table:style-name="ce59">
            <text:p>Betwisting van staat</text:p>
          </table:table-cell>
          <table:table-cell table:style-name="ce3"/>
          <table:table-cell office:value-type="string" table:content-validation-name="val1" table:style-name="ce27">
            <text:p>KUC010</text:p>
          </table:table-cell>
          <table:table-cell table:content-validation-name="val2" table:style-name="ce20"/>
          <table:table-cell office:value-type="string" table:content-validation-name="val3" table:style-name="ce56">
            <text:p>VERV</text:p>
          </table:table-cell>
          <table:table-cell office:value-type="date" office:date-value="2011-02-02T00:00:00" table:style-name="ce19">
            <text:p>2-2-2011</text:p>
          </table:table-cell>
          <table:table-cell table:style-name="ce19"/>
          <table:table-cell table:number-columns-repeated="16377"/>
        </table:table-row>
        <table:table-row table:style-name="ro1">
          <table:table-cell office:value-type="string" table:style-name="ce59">
            <text:p>Betwistingsuitspraak</text:p>
          </table:table-cell>
          <table:table-cell table:style-name="ce3"/>
          <table:table-cell office:value-type="string" table:content-validation-name="val1" table:style-name="ce27">
            <text:p>KUC010</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table-row>
        <table:table-row table:style-name="ro1">
          <table:table-cell office:value-type="string" table:style-name="ce59">
            <text:p>Betwistingsverzoek</text:p>
          </table:table-cell>
          <table:table-cell office:value-type="string" table:style-name="ce3">
            <text:p>Alle relevante gegevens benodigd om de betwisting van staat te registreren.</text:p>
          </table:table-cell>
          <table:table-cell office:value-type="string" table:content-validation-name="val1" table:style-name="ce27">
            <text:p>KUC010</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vel Officier van Justitie</text:p>
          </table:table-cell>
          <table:table-cell office:value-type="string" table:style-name="ce3">
            <text:p>Document afkomstig van de Officier van Jusitie en bijbehorende aanwijzingen op basis waarvan een geboorteakte <text:s/>vondeling gecreerd wordt.</text:p>
          </table:table-cell>
          <table:table-cell office:value-type="string" table:content-validation-name="val1" table:style-name="ce28">
            <text:p>M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Bevestiging aangifte geboorte</text:p>
          </table:table-cell>
          <table:table-cell table:style-name="ce3"/>
          <table:table-cell office:value-type="string" table:content-validation-name="val1" table:style-name="ce27">
            <text:p>P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Bevestiging stembureaulidmaatschap</text:p>
          </table:table-cell>
          <table:table-cell office:value-type="string" table:style-name="ce3">
            <text:p>Schriftelijke bevestiging voor een (plv) stembureaulid dat aangeeft dat hij onderdeel uitmaakt van een stembureau, alsmede de functie die hij in dit stembureau vervult.</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vragen</text:p>
          </table:table-cell>
          <table:table-cell office:value-type="string" table:style-name="ce3">
            <text:p>Het door een Afnemer opvragen van BRP-Gegevens.</text:p>
            <text:p/>
            <text:p>Welke Persoonsgegevens een Afnemer mag opvragen is bepaald door zijn Abonnement.</text:p>
            <text:p><text:s text:c="5"/></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65">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Bevragingsprofiel</text:p>
          </table:table-cell>
          <table:table-cell office:value-type="string" table:style-name="ce14">
            <text:p>Technische vastlegging in een abonnement van een afnemer van de te verstrekken persoonsgegevens, de categorieen personen en de wijze van waarop de bevraging plaats mag vinden conform het autorisatiebesluit.</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65">
            <text:p>VERV</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59">
            <text:p>Bewijs van bekendmaking</text:p>
          </table:table-cell>
          <table:table-cell office:value-type="string" table:style-name="ce3">
            <text:p>Een door de gemeente afgegeven verklaring dat een persoon aangifte heeft gedaan van verblijf en adres en wat na terugkomst van de IND dient als bewijs van rechtmatig verblijf.</text:p>
          </table:table-cell>
          <table:table-cell office:value-type="string" table:content-validation-name="val1" table:style-name="ce27">
            <text:p>KUC05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ewijs van ontvangst</text:p>
          </table:table-cell>
          <table:table-cell office:value-type="string" table:style-name="ce3">
            <text:p>Optioneel te printen bevestiging dat de Nederlandse reisdocument(en) zijn ingenomen nadat de persoon afstand heeft gedaan van de Nederlandse nationaliteit.</text:p>
          </table:table-cell>
          <table:table-cell office:value-type="string" table:content-validation-name="val1" table:style-name="ce27">
            <text:p>KUC06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ijhouden</text:p>
          </table:table-cell>
          <table:table-cell office:value-type="string" table:style-name="ce14">
            <text:p>Bijhouden is een BRP-Functie en omvat het wijzigen, verwijderen en toevoegen van Persoonsgegevens door een Bijhoudingsorgaan of het aanbieden van een Bijhoudingsvoorstel aan een Bijhoudingsorgaan. Welke gegevens door de Bijhoudingsorgaan bijgehouden mogen worden, is bepaald door Bijhoudingsrechten.</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Bijhouding</text:p>
          </table:table-cell>
          <table:table-cell office:value-type="string" table:style-name="ce14">
            <text:p>1. Verzoek aan de BRP om persoonsgegegevens te wijzigen, verwijderen en toe te voegen.</text:p>
            <text:p>2. Vastlegging in de BRP van een verzoek om persoonsgegegevens te wijzigen, verwijderen en toe te voegen.</text:p>
          </table:table-cell>
          <table:table-cell office:value-type="string" table:content-validation-name="val1" table:style-name="ce27">
            <text:p>PUC700</text:p>
          </table:table-cell>
          <table:table-cell table:content-validation-name="val2" table:style-name="ce20"/>
          <table:table-cell office:value-type="string" table:content-validation-name="val3" table:style-name="ce56">
            <text:p>Concept</text:p>
          </table:table-cell>
          <table:table-cell office:value-type="date" office:date-value="2012-02-15T00:00:00" table:style-name="ce19">
            <text:p>15-2-2012</text:p>
          </table:table-cell>
          <table:table-cell table:style-name="ce19"/>
          <table:table-cell table:number-columns-repeated="16377"/>
        </table:table-row>
        <table:table-row table:style-name="ro1">
          <table:table-cell office:value-type="string" table:style-name="ce59">
            <text:p>Bijhoudingssituatie</text:p>
          </table:table-cell>
          <table:table-cell office:value-type="string" table:style-name="ce14">
            <text:p>Een combinaties van BRP-actie en soort document die als eenheid gebruikt kan worden tbv autorisaties bijhoudingen. De autorisatie is daarmee geldig voor de situatie waarin de actie voor het document wordt uitgevoerd.</text:p>
          </table:table-cell>
          <table:table-cell office:value-type="string" table:content-validation-name="val1" table:style-name="ce27">
            <text:p>PUC322</text:p>
          </table:table-cell>
          <table:table-cell table:content-validation-name="val2" table:style-name="ce20"/>
          <table:table-cell office:value-type="string" table:content-validation-name="val3" table:style-name="ce56">
            <text:p>Concept</text:p>
          </table:table-cell>
          <table:table-cell office:value-type="date" office:date-value="2012-01-27T00:00:00" table:style-name="ce19">
            <text:p>27-1-2012</text:p>
          </table:table-cell>
          <table:table-cell table:style-name="ce19"/>
          <table:table-cell table:number-columns-repeated="16377"/>
        </table:table-row>
        <table:table-row table:style-name="ro1">
          <table:table-cell office:value-type="string" table:style-name="ce59">
            <text:p>Bijhoudingsautorisatiebesluit</text:p>
          </table:table-cell>
          <table:table-cell office:value-type="string" table:style-name="ce14">
            <text:p>Het besluit van de minister van BZK of een college van B&amp;W dat de juridische grondslag vormt voor één of meer autorisaties bijhouding.</text:p>
          </table:table-cell>
          <table:table-cell office:value-type="string" table:content-validation-name="val1" table:style-name="ce28">
            <text:p>PUC322</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9-12T00:00:00" table:style-name="ce19">
            <text:p>12-9-2011</text:p>
          </table:table-cell>
          <table:table-cell table:style-name="ce20"/>
          <table:table-cell table:number-columns-repeated="16377"/>
        </table:table-row>
        <table:table-row table:style-name="ro1">
          <table:table-cell office:value-type="string" table:style-name="ce59">
            <text:p>Bijhoudingsgemeente</text:p>
          </table:table-cell>
          <table:table-cell office:value-type="string" table:style-name="ce3">
            <text:p>De gemeente waarvan het college van burgemeester en wethouders verantwoordelijk is voor de bijhouding van de persoonslijst van een ingezetene. (bron: Wet BRP)</text:p>
          </table:table-cell>
          <table:table-cell office:value-type="string" table:content-validation-name="val1" table:style-name="ce28">
            <text:p>KUC071</text:p>
          </table:table-cell>
          <table:table-cell office:value-type="string" table:content-validation-name="val2" table:style-name="ce20">
            <text:p>LO</text:p>
          </table:table-cell>
          <table:table-cell office:value-type="string" table:content-validation-name="val3" table:style-name="ce56">
            <text:p>RG</text:p>
          </table:table-cell>
          <table:table-cell office:value-type="date" office:date-value="2011-06-29T00:00:00" table:style-name="ce19">
            <text:p>29-6-2011</text:p>
          </table:table-cell>
          <table:table-cell table:style-name="ce20"/>
          <table:table-cell table:number-columns-repeated="16377"/>
        </table:table-row>
        <table:table-row table:style-name="ro1">
          <table:table-cell office:value-type="string" table:style-name="ce59">
            <text:p>Bijhoudingshandeling</text:p>
          </table:table-cell>
          <table:table-cell office:value-type="string" table:style-name="ce3">
            <text:p>De handeling van een bijhoudingsgemeente of ander bijhoudingsorgaan die leidt tot de verwerking van persoonsgegevens in de <text:s/>BRP.</text:p>
          </table:table-cell>
          <table:table-cell office:value-type="string" table:content-validation-name="val1" table:style-name="ce28">
            <text:p>PUC322</text:p>
          </table:table-cell>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6-29T00:00:00" table:style-name="ce19">
            <text:p>29-6-2011</text:p>
          </table:table-cell>
          <table:table-cell table:style-name="ce15"/>
          <table:table-cell table:number-columns-repeated="16377"/>
        </table:table-row>
        <table:table-row table:style-name="ro1">
          <table:table-cell office:value-type="string" table:style-name="ce59">
            <text:p>Bijhoudingsmelding</text:p>
          </table:table-cell>
          <table:table-cell office:value-type="string" table:style-name="ce14">
            <text:p>Een kennisgeving van de BRP aan een bijhoudingsgemeente dat de BRP processen een situatie gedetecteerd hebben die mogelijk nadere beoordeling of onderzoek van de bijhoudingsgemeente nodig heeft. Dit kan voortkomen uit bijhoudingshandelingen of uit de geautomatiseerde kwaliteitsprocessen in de BRP.</text:p>
          </table:table-cell>
          <table:table-cell office:value-type="string" table:content-validation-name="val1" table:style-name="ce28">
            <text:p>KUC071</text:p>
          </table:table-cell>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6-29T00:00:00" table:style-name="ce19">
            <text:p>29-6-2011</text:p>
          </table:table-cell>
          <table:table-cell table:style-name="ce15"/>
          <table:table-cell table:number-columns-repeated="16377"/>
        </table:table-row>
        <table:table-row table:style-name="ro1">
          <table:table-cell office:value-type="string" table:style-name="ce59">
            <text:p>Bijhoudingsmodule</text:p>
          </table:table-cell>
          <table:table-cell office:value-type="string" table:style-name="ce3">
            <text:p>Een softwaremodule bij bijhoudingsinstanties van ingezetenen en niet-ingezetenen die kunnen koppelen met de BRP.</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59">
            <text:p>Bijhoudingsnotificatie</text:p>
          </table:table-cell>
          <table:table-cell office:value-type="string" table:style-name="ce3">
            <text:p>Een kennisgeving aan een Bijhoudingsorgaan dat er een Automatisch Gefiatteerd Bijhoudingsvoorstel is verwerkt.</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Bijhoudingsorgaan</text:p>
          </table:table-cell>
          <table:table-cell office:value-type="string" table:style-name="ce14">
            <text:p>Een Partij die de Rol van Bijhoudingsorgaan heeft, is geautoriseerd om Persoonsgegevens te wijzigen, te verwijderen en toe te voegen. Een Bijhoudingsorgaan heeft geen expliciet Abonnement nodig om gegevens te bevragen die binnen zijn domein vallen; de toegang tot deze gegevens volgt direct uit de autorisatie om te mogen Bijhouden.</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Bijhoudingsprofiel</text:p>
          </table:table-cell>
          <table:table-cell office:value-type="string" table:style-name="ce3">
            <text:p>De technische vastlegging in een abonnement van wat een deelnemer mag bijhouden zoals beschreven in de wet BRP en - indien van toepassing <text:s/>- op basis van afspraken voortvloeiend uit samenwerkingsverbanden.</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59">
            <text:p>Bijhoudingsregel</text:p>
          </table:table-cell>
          <table:table-cell table:style-name="ce3"/>
          <table:table-cell office:value-type="string" table:content-validation-name="val1" table:style-name="ce27">
            <text:p>PUC317</text:p>
          </table:table-cell>
          <table:table-cell table:content-validation-name="val2" table:style-name="ce20"/>
          <table:table-cell office:value-type="string" table:content-validation-name="val3" table:style-name="ce56">
            <text:p>Concept</text:p>
          </table:table-cell>
          <table:table-cell office:value-type="date" office:date-value="2011-06-15T00:00:00" table:style-name="ce19">
            <text:p>15-6-2011</text:p>
          </table:table-cell>
          <table:table-cell table:style-name="ce19"/>
          <table:table-cell table:number-columns-repeated="16377"/>
        </table:table-row>
        <table:table-row table:style-name="ro1">
          <table:table-cell office:value-type="string" table:style-name="ce59">
            <text:p>Bijhoudingsrechten</text:p>
          </table:table-cell>
          <table:table-cell table:style-name="ce3"/>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Bijhoudingsverzoek</text:p>
          </table:table-cell>
          <table:table-cell office:value-type="string" table:style-name="ce14">
            <text:p>Het verzoek dat tot doel heeft het bijhouden van persoonsgegevens in de BRP. Dit kan voortkomen uit bijhoudingshandelingen van bijhoudingsgemeenten of uit de geautomatiseerde kwaliteitsprocessen in de BRP.</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59">
            <text:p>Bijhoudingsverantwoordelijke</text:p>
          </table:table-cell>
          <table:table-cell office:value-type="string" table:style-name="ce14">
            <text:p>Aanduiding van of de verantwoordelijkheid van de bijhouding van actuele gegevens is belegd bij het College van burgemeester en wethouders, of dat deze bij de Minister ligt.</text:p>
          </table:table-cell>
          <table:table-cell office:value-type="string" table:content-validation-name="val1" table:style-name="ce27">
            <text:p>PUC700</text:p>
          </table:table-cell>
          <table:table-cell table:content-validation-name="val2" table:style-name="ce20"/>
          <table:table-cell office:value-type="string" table:content-validation-name="val3" table:style-name="ce56">
            <text:p>Concept</text:p>
          </table:table-cell>
          <table:table-cell office:value-type="date" office:date-value="2012-02-09T00:00:00" table:style-name="ce19">
            <text:p>9-2-2012</text:p>
          </table:table-cell>
          <table:table-cell table:style-name="ce19"/>
          <table:table-cell table:number-columns-repeated="16377"/>
        </table:table-row>
        <table:table-row table:style-name="ro1">
          <table:table-cell office:value-type="string" table:style-name="ce59">
            <text:p>Bijhoudingsverantwoordelijkheid</text:p>
          </table:table-cell>
          <table:table-cell office:value-type="string" table:style-name="ce14">
            <text:p>De verantwoordelijkheid voor de bijhouding van actuele gegevens van een persoon in de BRP.</text:p>
          </table:table-cell>
          <table:table-cell office:value-type="string" table:content-validation-name="val1" table:style-name="ce27">
            <text:p>PUC700</text:p>
          </table:table-cell>
          <table:table-cell table:content-validation-name="val2" table:style-name="ce20"/>
          <table:table-cell office:value-type="string" table:content-validation-name="val3" table:style-name="ce56">
            <text:p>Concept</text:p>
          </table:table-cell>
          <table:table-cell office:value-type="date" office:date-value="2012-02-09T00:00:00" table:style-name="ce19">
            <text:p>9-2-2012</text:p>
          </table:table-cell>
          <table:table-cell table:style-name="ce19"/>
          <table:table-cell table:number-columns-repeated="16377"/>
        </table:table-row>
        <table:table-row table:style-name="ro1">
          <table:table-cell office:value-type="string" table:style-name="ce59">
            <text:p>Bijhoudingsvoorstel</text:p>
          </table:table-cell>
          <table:table-cell office:value-type="string" table:style-name="ce14">
            <text:p>Een voorstel aan een Bijhoudingsorgaan om een bepaalde Bijhouding uit te voeren. Het Bijhoudingsvoorstel bevat alle informatie die nodig is om de Bijhouding uit te voeren en is door de BRP gecontroleerd. Het Bijhoudingsorgaan kan het voorstel<text:span text:style-name="T2"><text:s/>niet<text:s/></text:span>afwijzen. Bij accorderen krijgt de Partij die het Bijhoudingsvoorstel heeft gestuurd het resultaat teruggekoppeld. Indien het Bijhoudingsorgaan voor het betreffende Bijhoudingsvoorstel Automatisch Fiatteren heeft aanstaan, zal de BRP het voorstel direct na ontvangst in de BRP verwerken en niet meer voor akkoord doorsturen.<text:s/></text:p>
          </table:table-cell>
          <table:table-cell office:value-type="string" table:content-validation-name="val1" table:style-name="ce27">
            <text:p>PUC322</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2-02-15T00:00:00" table:style-name="ce19">
            <text:p>15-2-2012</text:p>
          </table:table-cell>
          <table:table-cell table:style-name="ce19"/>
          <table:table-cell table:number-columns-repeated="16377"/>
        </table:table-row>
        <table:table-row table:style-name="ro1">
          <table:table-cell office:value-type="string" table:style-name="ce59">
            <text:p>Bijwerking van melding</text:p>
          </table:table-cell>
          <table:table-cell office:value-type="string" table:style-name="ce14">
            <text:p>Eventueel veranderde status van een melding gerede twijfel inclusief eventueel meldingsbesluit, resultaat onderzoek of termijnuitbreiding</text:p>
          </table:table-cell>
          <table:table-cell office:value-type="string" table:content-validation-name="val1" table:style-name="ce28">
            <text:p>KUC20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ijzonderheden bij huwelijk-/partnerschap aangifte</text:p>
          </table:table-cell>
          <table:table-cell office:value-type="string" table:style-name="ce14">
            <text:p>Bijzonderheden welke bij geregistreerd partnerschap aangifte geregistreerd worden:</text:p>
            <text:p><text:s/>Registreren bijzonderheden als een van partners is niet aanwezig bij aangifte</text:p>
            <text:p>ii. Registreren bijzonderheden als een van partners is minderjarig</text:p>
            <text:p>iii. Registreren bijzonderheden met betrekking tot trouwen bij volmacht (aanstaande partner niet bij de huwelijksvoltrekking aanwezig kan zijn)</text:p>
            <text:p>iv. Registreren bijzonderheden met betrekking tot vrijstelling gegeven door de officier van justitie van wachttijd van veertien dagen<text:s/></text:p>
            <text:p>v. Registreren bijzonderheden als een van partners is onder curatele</text:p>
            <text:p/>
          </table:table-cell>
          <table:table-cell office:value-type="string" table:content-validation-name="val1" table:style-name="ce28">
            <text:p>KUC041</text:p>
          </table:table-cell>
          <table:table-cell table:content-validation-name="val2" table:style-name="ce20"/>
          <table:table-cell office:value-type="string" table:content-validation-name="val3" table:style-name="ce56">
            <text:p>VERV</text:p>
          </table:table-cell>
          <table:table-cell office:value-type="date" office:date-value="2011-03-10T00:00:00" table:style-name="ce19">
            <text:p>10-3-2011</text:p>
          </table:table-cell>
          <table:table-cell table:style-name="ce19"/>
          <table:table-cell table:number-columns-repeated="16377"/>
        </table:table-row>
        <table:table-row table:style-name="ro1">
          <table:table-cell office:value-type="string" table:style-name="ce59">
            <text:p>Bijzonderheden bij huwelijk-/partnerschap voorbereidingsgegevens</text:p>
          </table:table-cell>
          <table:table-cell office:value-type="string" table:style-name="ce14">
            <text:p>Volgende bijzonderheden kunnen bij geregistreerd partnerschap voorbereidingsgegevens geregistreerd worden:</text:p>
            <text:p>i. Registreren bijzonderheden met betrekking tot bijzondere trouwlocatie (gevangenis of ziekenhuis) inclusief extra getuigen</text:p>
            <text:p>ii. Registreren bijzonderheden als een van partners krijgt nieuwe geslachtsnaam na de voltrekking van het huwelijk of geregistreerd partnerschap</text:p>
            <text:p>iii. Registreren bijzonderheden als een of beide partners kiezen voor naamgebruik</text:p>
            <text:p>iv. Registreren bijzonderheden als partners kiezen voor een andere geslachtsnaam voor toekomstige kind</text:p>
          </table:table-cell>
          <table:table-cell office:value-type="string" table:content-validation-name="val1" table:style-name="ce28">
            <text:p>KUC041</text:p>
          </table:table-cell>
          <table:table-cell table:content-validation-name="val2" table:style-name="ce20"/>
          <table:table-cell office:value-type="string" table:content-validation-name="val3" table:style-name="ce56">
            <text:p>VERV</text:p>
          </table:table-cell>
          <table:table-cell office:value-type="date" office:date-value="2011-03-10T00:00:00" table:style-name="ce19">
            <text:p>10-3-2011</text:p>
          </table:table-cell>
          <table:table-cell table:style-name="ce19"/>
          <table:table-cell table:number-columns-repeated="16377"/>
        </table:table-row>
        <table:table-row table:style-name="ro1">
          <table:table-cell office:value-type="string" table:style-name="ce59">
            <office:annotation draw:style-name="a4" svg:x="3.02083333333333in" svg:y="95.3333333333333in" svg:width="9.67708333333333in" svg:height="7.04166666666667in">
              <dc:creator>Stefan Jansen</dc:creator>
              <text:p><text:span text:style-name="T4">Dit is een actor(?)</text:span></text:p>
              <text:p/>
            </office:annotation>
            <text:p>Binnengemeentelijke levering<text:s/></text:p>
          </table:table-cell>
          <table:table-cell office:value-type="string" table:style-name="ce14">
            <text:p>Verwerkt leveringen voor binnengemeentelijke afnemers.</text:p>
          </table:table-cell>
          <table:table-cell office:value-type="string" table:content-validation-name="val1" table:style-name="ce27">
            <text:p>PUC001</text:p>
          </table:table-cell>
          <table:table-cell table:content-validation-name="val2" table:style-name="ce20"/>
          <table:table-cell office:value-type="string" table:content-validation-name="val3" table:style-name="ce56">
            <text:p>Concept</text:p>
          </table:table-cell>
          <table:table-cell office:value-type="date" office:date-value="2011-01-10T00:00:00" table:style-name="ce19">
            <text:p>10-1-2011</text:p>
          </table:table-cell>
          <table:table-cell office:value-type="string" table:style-name="ce14">
            <text:p>Dennis: Is het de BZM binnengemeentelijke levering</text:p>
          </table:table-cell>
          <table:table-cell table:number-columns-repeated="16377"/>
        </table:table-row>
        <table:table-row table:style-name="ro1">
          <table:table-cell office:value-type="string" table:style-name="ce59">
            <text:p>Bodelijst</text:p>
          </table:table-cell>
          <table:table-cell office:value-type="string" table:style-name="ce14">
            <text:p>Lijst van huwelijken / geregistreerd partnerschappen op tijd per locatie (gebruikt bij huwelijk-/ geregistreerd partnerschap voltrekking)<text:s/></text:p>
          </table:table-cell>
          <table:table-cell office:value-type="string" table:content-validation-name="val1" table:style-name="ce27">
            <text:p>KUC04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Briefadres</text:p>
          </table:table-cell>
          <table:table-cell office:value-type="string" table:style-name="ce14">
            <text:p>Het adres waar een persoon staat ingeschreven -maar niet woont- en briefadresgever zorgt voor overdracht van de post bestemd voor de betrokkene.</text:p>
          </table:table-cell>
          <table:table-cell office:value-type="string" table:content-validation-name="val1" table:style-name="ce27">
            <text:p>KUC051, KUC052, MUC001</text:p>
          </table:table-cell>
          <table:table-cell office:value-type="string" table:content-validation-name="val2" table:style-name="ce20">
            <text:p>GS</text:p>
          </table:table-cell>
          <table:table-cell office:value-type="string" table:content-validation-name="val3" table:style-name="ce58">
            <text:p>RG</text:p>
          </table:table-cell>
          <table:table-cell office:value-type="date" office:date-value="2011-06-09T00:00:00" table:style-name="ce30">
            <text:p>9-6-2011</text:p>
          </table:table-cell>
          <table:table-cell table:style-name="ce15"/>
          <table:table-cell table:number-columns-repeated="16377"/>
        </table:table-row>
        <table:table-row table:style-name="ro1">
          <table:table-cell office:value-type="string" table:style-name="ce59">
            <text:p>Briefadresgever</text:p>
          </table:table-cell>
          <table:table-cell office:value-type="string" table:style-name="ce14">
            <text:p>Persoon die (schriftelijk) toestemming heeft verleend aan een andere persoon die niet beschikt over een vast woonadres, om zijn woonadres te gebruiken als postadres en ervoor zorg te dragen dat deze persoon zijn post ontvangt</text:p>
          </table:table-cell>
          <table:table-cell office:value-type="string" table:content-validation-name="val1" table:style-name="ce27">
            <text:p>KUC051, KUC052</text:p>
          </table:table-cell>
          <table:table-cell table:content-validation-name="val2" table:style-name="ce20"/>
          <table:table-cell office:value-type="string" table:content-validation-name="val3" table:style-name="ce58">
            <text:p>RG</text:p>
          </table:table-cell>
          <table:table-cell office:value-type="date" office:date-value="2011-06-09T00:00:00" table:style-name="ce30">
            <text:p>9-6-2011</text:p>
          </table:table-cell>
          <table:table-cell table:style-name="ce15"/>
          <table:table-cell table:number-columns-repeated="16377"/>
        </table:table-row>
        <table:table-row table:style-name="ro1">
          <table:table-cell office:value-type="string" table:style-name="ce59">
            <text:p>Briefadreshouder</text:p>
          </table:table-cell>
          <table:table-cell office:value-type="string" table:style-name="ce14">
            <text:p>De persoon die staat ingeschreven op een briefadres.</text:p>
          </table:table-cell>
          <table:table-cell office:value-type="string" table:content-validation-name="val1" table:style-name="ce28">
            <text:p>M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Briefadrestoestemming</text:p>
          </table:table-cell>
          <table:table-cell office:value-type="string" table:style-name="ce14">
            <text:p>Schriftelijke toestemming van briefadresgever</text:p>
          </table:table-cell>
          <table:table-cell office:value-type="string" table:content-validation-name="val1" table:style-name="ce27">
            <text:p>KUC051, KUC052</text:p>
          </table:table-cell>
          <table:table-cell table:content-validation-name="val2" table:style-name="ce20"/>
          <table:table-cell office:value-type="string" table:content-validation-name="val3" table:style-name="ce58">
            <text:p>RG</text:p>
          </table:table-cell>
          <table:table-cell office:value-type="date" office:date-value="2011-06-09T00:00:00" table:style-name="ce30">
            <text:p>9-6-2011</text:p>
          </table:table-cell>
          <table:table-cell table:style-name="ce19"/>
          <table:table-cell table:number-columns-repeated="16377"/>
        </table:table-row>
        <table:table-row table:style-name="ro1">
          <table:table-cell office:value-type="string" table:style-name="ce59">
            <text:p>Brondocument</text:p>
          </table:table-cell>
          <table:table-cell office:value-type="string" table:style-name="ce14">
            <text:p>Een schriftelijk of elektronisch document of wettelijke grondslag, waaraan gegevens moeten of mogen worden ontleend ter registratie in de BRP.</text:p>
          </table:table-cell>
          <table:table-cell office:value-type="string" table:content-validation-name="val1" table:style-name="ce27">
            <text:p>KUC001, KUC002, KUC042, KUC043, <text:s/>KUC045, KUC052, KUC091, KUC101, KUC102, PUC322</text:p>
          </table:table-cell>
          <table:table-cell office:value-type="string" table:content-validation-name="val2" table:style-name="ce20">
            <text:p>LO</text:p>
          </table:table-cell>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office:annotation draw:style-name="a5" svg:x="9.51041666666667in" svg:y="313.145833333333in" svg:width="0.739583333333333in" svg:height="26.8333333333333in">
              <dc:creator>Stefan Jansen</dc:creator>
              <text:p><text:span text:style-name="T5">term kan vervallen.</text:span></text:p>
            </office:annotation>
            <text:p>Brondocument geboorte</text:p>
          </table:table-cell>
          <table:table-cell office:value-type="string" table:style-name="ce3">
            <text:p>Geboorteakte of zwakkere documenten op basis waarvan geboorte- en/of afstammingsgegevens vastgelegd worden in de BRP</text:p>
          </table:table-cell>
          <table:table-cell office:value-type="string" table:content-validation-name="val1" table:style-name="ce28">
            <text:p>KUC009</text:p>
          </table:table-cell>
          <table:table-cell table:content-validation-name="val2" table:style-name="ce20"/>
          <table:table-cell office:value-type="string" table:content-validation-name="val3" table:style-name="ce56">
            <text:p>VERV</text:p>
          </table:table-cell>
          <table:table-cell office:value-type="date" office:date-value="2011-01-27T00:00:00" table:style-name="ce19">
            <text:p>27-1-2011</text:p>
          </table:table-cell>
          <table:table-cell table:style-name="ce19"/>
          <table:table-cell table:number-columns-repeated="16377"/>
        </table:table-row>
        <table:table-row table:style-name="ro1">
          <table:table-cell office:value-type="string" table:style-name="ce59">
            <office:annotation draw:style-name="a6" svg:x="9.51041666666667in" svg:y="313.145833333333in" svg:width="0.739583333333333in" svg:height="26.8333333333333in">
              <dc:creator>Stefan Jansen</dc:creator>
              <text:p><text:span text:style-name="T4">Term wordt niet gebruikt.</text:span></text:p>
            </office:annotation>
            <text:p>Brondocument huwelijk</text:p>
          </table:table-cell>
          <table:table-cell office:value-type="string" table:style-name="ce3">
            <text:p>Huwelijksakte of zwakkere documenten op basis waarvan huwelijksgegevens vastgelegd worden in de BRP.</text:p>
          </table:table-cell>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1-27T00:00:00" table:style-name="ce19">
            <text:p>27-1-2011</text:p>
          </table:table-cell>
          <table:table-cell table:style-name="ce19"/>
          <table:table-cell table:number-columns-repeated="16377"/>
        </table:table-row>
        <table:table-row table:style-name="ro1">
          <table:table-cell office:value-type="string" table:style-name="ce59">
            <text:p>Bronhouder</text:p>
          </table:table-cell>
          <table:table-cell office:value-type="string" table:style-name="ce3">
            <text:p>De organisatie die (wettelijk) verantwoordelijk is voor het beheren en/of bijhouden van de gegevens in de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61">
            <text:p>BRP</text:p>
          </table:table-cell>
          <table:table-cell office:value-type="string" table:style-name="ce25">
            <text:p>Het centrale register van persoonsgegevens over de ingezetenen van Nederland en over niet-ingezetenen, die een relatie met de overheid hebben, voor zover de wet BRP daarin voorziet. De basisregistratie heeft tot doel overheidsorganen te voorzien van de in de registratie opgenomen gegevens voor zover zij deze gegevens nodig hebben voor de vervulling van hun taak. De basisregistratie heeft mede tot doel derden te voorzien van de in de registratie opgenomen gegevens, in bij of krachtens de wet aangewezen gevallen. (bron: Wet BRP)</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61">
            <text:p>BRP-Actie</text:p>
          </table:table-cell>
          <table:table-cell table:style-name="ce25"/>
          <table:table-cell table:content-validation-name="val1" table:style-name="ce1"/>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2">
            <text:p>22-8-2011</text:p>
          </table:table-cell>
          <table:table-cell table:number-columns-repeated="16378" table:style-name="ce1"/>
        </table:table-row>
        <table:table-row table:style-name="ro1">
          <table:table-cell office:value-type="string" table:style-name="ce59">
            <text:p>BRP-beheer</text:p>
          </table:table-cell>
          <table:table-cell office:value-type="string" table:style-name="ce14">
            <text:p>Dit koppelvlak biedt diensten ter ondersteuning van de kwaliteitsbewakings-, beheer- en dienstverleningsprocessen rond de BRP. Dit koppelvlak is verder op te splitsen in domeinspecifieke (gemeente, registratiehouder, beheerorganisatie et cetera) en eventueel systeemspecifieke koppelvlakk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2-07T00:00:00" table:style-name="ce19">
            <text:p>7-2-2011</text:p>
          </table:table-cell>
          <table:table-cell office:value-type="string" table:style-name="ce25">
            <text:p>Zeer conceptueel</text:p>
          </table:table-cell>
          <table:table-cell table:number-columns-repeated="16377"/>
        </table:table-row>
        <table:table-row table:style-name="ro1">
          <table:table-cell office:value-type="string" table:style-name="ce59">
            <text:p>BRP-bijhouding</text:p>
          </table:table-cell>
          <table:table-cell office:value-type="string" table:style-name="ce3">
            <text:p>Dit koppelvlak biedt diensten voor het (pre)valideren van persoonsgegevens en het doen van bijhoudingsverzoek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2-07T00:00:00" table:style-name="ce19">
            <text:p>7-2-2011</text:p>
          </table:table-cell>
          <table:table-cell office:value-type="string" table:style-name="ce25">
            <text:p>Zeer conceptueel</text:p>
          </table:table-cell>
          <table:table-cell table:number-columns-repeated="16377"/>
        </table:table-row>
        <table:table-row table:style-name="ro1">
          <table:table-cell office:value-type="string" table:style-name="ce3">
            <text:p>BRP-Functie</text:p>
          </table:table-cell>
          <table:table-cell office:value-type="string" table:style-name="ce14">
            <text:p>Groep van BRP-Acties die onderling samenhangen en door de BRP op een vergelijkbare manier worden aangeboden en verwerkt. Voor elke BRP-Functie kent de BRP een separaat koppelvlak.De BRP kent de volgende BRP-Functies:</text:p>
            <text:p>• Bijhouden</text:p>
            <text:p>• Bevragen</text:p>
            <text:p>• Leveren</text:p>
            <text:p>• Terugmelden</text:p>
            <text:p>• Beheren</text:p>
            <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25"/>
          <table:table-cell table:number-columns-repeated="16377"/>
        </table:table-row>
        <table:table-row table:style-name="ro1">
          <table:table-cell office:value-type="string" table:style-name="ce66">
            <text:p>BRP-Gegevens</text:p>
          </table:table-cell>
          <table:table-cell office:value-type="string" table:style-name="ce14">
            <text:p>De gegevens die de BRP opslaat. Persoonsgegevens vormen de voornaamste groep gegevens. Daarnaast slaat de BRP gegevens op over Abonnementen, Autorisaties, instellingen voor Automatisch Fiatteren, voorkeuren, enzovoort.</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25"/>
          <table:table-cell table:number-columns-repeated="16377"/>
        </table:table-row>
        <table:table-row table:style-name="ro1">
          <table:table-cell office:value-type="string" table:style-name="ce59">
            <text:p>BRP-levering</text:p>
          </table:table-cell>
          <table:table-cell office:value-type="string" table:style-name="ce3">
            <text:p>Dit koppelvlak biedt diensten voor het op initiatief van de BRP leveren van gegevens aan gebruikers die een abonnement hebben, inclusief diensten om die abonnementen (indicaties) te bewerk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2-07T00:00:00" table:style-name="ce19">
            <text:p>7-2-2011</text:p>
          </table:table-cell>
          <table:table-cell office:value-type="string" table:style-name="ce25">
            <text:p>Zeer conceptueel</text:p>
          </table:table-cell>
          <table:table-cell table:number-columns-repeated="16377"/>
        </table:table-row>
        <table:table-row table:style-name="ro1">
          <table:table-cell office:value-type="string" table:style-name="ce59">
            <text:p>BRP-Stelsel</text:p>
          </table:table-cell>
          <table:table-cell office:value-type="string" table:style-name="ce14">
            <text:p>Het geheel van juridische, technische en organisatorische voorzieningen met betrekking tot de nieuwe basisregistratie personen, gebaseerd op de Wet BRP.<text:s/></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office:value-type="string" table:style-name="ce25">
            <text:p>Zeer conceptueel</text:p>
          </table:table-cell>
          <table:table-cell table:number-columns-repeated="16377"/>
        </table:table-row>
        <table:table-row table:style-name="ro1">
          <table:table-cell office:value-type="string" table:style-name="ce59">
            <text:p>BRP-terugmelding</text:p>
          </table:table-cell>
          <table:table-cell office:value-type="string" table:style-name="ce14">
            <text:p>Dit koppelvlak biedt diensten die betrekking hebben op het verwerken van terugmeldingen over persoonsgegevens. De BRP biedt via Digimelding een koppelvlak om terugmeldingen van afnemers op persoonsgegevens te kunnen ontvangen en biedt via hetzelfde koppelvlak de voor de bijhouding verantwoordelijke instanties de mogelijkheid om terugmelddossiers af te handel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2-07T00:00:00" table:style-name="ce19">
            <text:p>7-2-2011</text:p>
          </table:table-cell>
          <table:table-cell office:value-type="string" table:style-name="ce25">
            <text:p>Zeer conceptueel</text:p>
          </table:table-cell>
          <table:table-cell table:number-columns-repeated="16377"/>
        </table:table-row>
        <table:table-row table:style-name="ro1">
          <table:table-cell office:value-type="string" table:style-name="ce59">
            <text:p>Burgerlijke stand</text:p>
          </table:table-cell>
          <table:table-cell office:value-type="string" table:style-name="ce14">
            <text:p>De overheidsadministratie waarin gebeurtenissen met betrekking tot de (burgerlijke) staat van personen worden vastgelegd in authentieke akten. Deze akten hebben dwingende bewijskracht en vormen een van de brondocumenten voor registratie in de BRP.<text:s/></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6-14T00:00:00" table:style-name="ce19">
            <text:p>14-6-2011</text:p>
          </table:table-cell>
          <table:table-cell table:style-name="ce30"/>
          <table:table-cell table:number-columns-repeated="16377"/>
        </table:table-row>
        <table:table-row table:style-name="ro1">
          <table:table-cell office:value-type="string" table:style-name="ce59">
            <text:p>Burgerservicenummer (BSN)</text:p>
          </table:table-cell>
          <table:table-cell office:value-type="string" table:style-name="ce3">
            <text:p>Het burgerservicenummer is het, als zodanig overeenkomstig met de Wet algemene bepalingen burgerservicenummer, aan een natuurlijk persoon toegekend nummer. Iedere ingeschrevene heeft een uniek burgerservicenummer.</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office:value-type="string" table:style-name="ce25">
            <text:p>GS - Het burgerservicenummer, bedoeld in artikel 1.1 van de Wet algemene bepalingen burgerservicenummer.</text:p>
          </table:table-cell>
          <table:table-cell table:number-columns-repeated="16377"/>
        </table:table-row>
        <table:table-row table:style-name="ro1">
          <table:table-cell office:value-type="string" table:style-name="ce59">
            <text:p>Burgerzaken</text:p>
          </table:table-cell>
          <table:table-cell office:value-type="string" table:style-name="ce3">
            <text:p>Het vakgebied van een gemeentelijke organisatie, waarin taken worden uitgevoerd op onder andere het terrein van burgerlijke stand, persoonsregistratie en de afgifte van identiteitsdocument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6-14T00:00:00" table:style-name="ce19">
            <text:p>14-6-2011</text:p>
          </table:table-cell>
          <table:table-cell table:style-name="ce30"/>
          <table:table-cell table:number-columns-repeated="16377"/>
        </table:table-row>
        <table:table-row table:style-name="ro1">
          <table:table-cell office:value-type="string" table:style-name="ce59">
            <text:p>Burgerzaken Modules (BZM)</text:p>
          </table:table-cell>
          <table:table-cell office:value-type="string" table:style-name="ce3">
            <text:p>Module van een burgerzakensysteem die gebruikersinterface en functionaliteit levert voor gemeentelijke werkprocessen. Burgerzaken Modules sluiten aan op de koppelvlakken van de basisregistratie personen voor de bijhouding en levering van persoonsgegevens.</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30"/>
          <table:table-cell table:number-columns-repeated="16377"/>
        </table:table-row>
        <table:table-row table:style-name="ro1">
          <table:table-cell office:value-type="string" table:style-name="ce59">
            <text:p>Campagnedocument</text:p>
          </table:table-cell>
          <table:table-cell office:value-type="string" table:style-name="ce3">
            <text:p>Een brief met instructies en regels voor aanplakbiljetten en het plaatsten van verkiezingsborden voor politieke groeperingen die met een kandidatenlijst deelneemt aan een verkiezing.</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Campagnelocatie</text:p>
          </table:table-cell>
          <table:table-cell office:value-type="string" table:style-name="ce3">
            <text:p>Lijst van (mogelijke) verkiezingsborden met informatie over plaats, <text:s/>grootte, <text:s/>locatie, per wanneer beschikbaar, voor welke periode beschikbaar <text:s/>en de speciale regels.</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Centraal stembureau</text:p>
          </table:table-cell>
          <table:table-cell office:value-type="string" table:style-name="ce18">
            <text:p>Het orgaan dat ondermeer de uitslag van de verkiezingen vaststelt.</text:p>
          </table:table-cell>
          <table:table-cell office:value-type="string" table:content-validation-name="val1" table:style-name="ce27">
            <text:p>KUC132, 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Centrale BRP-voorzieningen</text:p>
          </table:table-cell>
          <table:table-cell office:value-type="string" table:style-name="ce25">
            <text:p>Alle (technische) voorzieningen die onderdeel uitmaken van het BRP-stelsel en die onder de verantwoordelijkheid vallen van de Minister van BZK (zie: Wet BRP).</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Ceremoniedatum</text:p>
          </table:table-cell>
          <table:table-cell office:value-type="string" table:style-name="ce3">
            <text:p>Datum van de naturalisatieceremonie</text:p>
          </table:table-cell>
          <table:table-cell office:value-type="string" table:content-validation-name="val1" table:style-name="ce27">
            <text:p>KUC061, KUC06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8">
            <text:p>Dennis: Context in term niet duidelijk</text:p>
          </table:table-cell>
          <table:table-cell table:number-columns-repeated="16377"/>
        </table:table-row>
        <table:table-row table:style-name="ro1">
          <table:table-cell office:value-type="string" table:style-name="ce59">
            <text:p>Component</text:p>
          </table:table-cell>
          <table:table-cell office:value-type="string" table:style-name="ce26">
            <text:p>Een identificeerbaar onderdeel van een van de centrale BRP-voorzieningen waarbij functionele verantwoordelijkheden zodanig worden verdeeld dat onderhoud zo eenvoudig mogelijk is en dat ze voldoen aan eisen van schaalbaarheid. Voor elk BRP-koppelvlak bestaat een component verantwoordelijk voor een uniforme uitvoering van de betreffende groep functies.</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Consistentie</text:p>
          </table:table-cell>
          <table:table-cell office:value-type="string" table:style-name="ce3">
            <text:p>De mate waarin de opgegeven gegevens voldoen aan de structuurregels en toegestane waarden van gegevens of gegevenscombinaties conform het gegevensmodel.</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Consistentieregel</text:p>
          </table:table-cell>
          <table:table-cell table:style-name="ce3"/>
          <table:table-cell office:value-type="string" table:content-validation-name="val1" table:style-name="ce27">
            <text:p>PUC317</text:p>
          </table:table-cell>
          <table:table-cell table:content-validation-name="val2" table:style-name="ce20"/>
          <table:table-cell office:value-type="string" table:content-validation-name="val3" table:style-name="ce56">
            <text:p>Concept</text:p>
          </table:table-cell>
          <table:table-cell office:value-type="date" office:date-value="2011-06-15T00:00:00" table:style-name="ce19">
            <text:p>15-6-2011</text:p>
          </table:table-cell>
          <table:table-cell table:style-name="ce19"/>
          <table:table-cell table:number-columns-repeated="16377"/>
        </table:table-row>
        <table:table-row table:style-name="ro1">
          <table:table-cell office:value-type="string" table:style-name="ce59">
            <text:p>Conversieregel</text:p>
          </table:table-cell>
          <table:table-cell office:value-type="string" table:style-name="ce25">
            <text:p>Een regel die bij de omzetting van GBA-berichten naar BRP-berichten en vice versa wordt gehanteerd. Bijvoorbeeld: Huisnummer (GBA) -&gt; Huisnummer (BRP).</text:p>
          </table:table-cell>
          <table:table-cell office:value-type="string" table:content-validation-name="val1" table:style-name="ce43">
            <text:p>Migr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Correctie adresgegevens</text:p>
          </table:table-cell>
          <table:table-cell office:value-type="string" table:style-name="ce3">
            <text:p>Alle relevante gegevens benodigd om de correctie van het adres te registreren.</text:p>
          </table:table-cell>
          <table:table-cell office:value-type="string" table:content-validation-name="val1" table:style-name="ce27">
            <text:p>KUC05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Correctie geboorteakte</text:p>
          </table:table-cell>
          <table:table-cell table:style-name="ce3"/>
          <table:table-cell office:value-type="string" table:content-validation-name="val1" table:style-name="ce28">
            <text:p>KUC008</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table-row>
        <table:table-row table:style-name="ro1">
          <table:table-cell office:value-type="string" table:style-name="ce59">
            <text:p>Corrigeren</text:p>
          </table:table-cell>
          <table:table-cell office:value-type="string" table:style-name="ce3">
            <text:p>Het met terugwerkende kracht veranderen van gegevens binnen de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23T00:00:00" table:style-name="ce19">
            <text:p>23-2-2011</text:p>
          </table:table-cell>
          <table:table-cell table:style-name="ce19"/>
          <table:table-cell table:number-columns-repeated="16377"/>
        </table:table-row>
        <table:table-row table:style-name="ro1">
          <table:table-cell office:value-type="string" table:style-name="ce59">
            <text:p>Curandus</text:p>
          </table:table-cell>
          <table:table-cell office:value-type="string" table:style-name="ce3">
            <text:p>Iemand die onder curatele is gesteld, dus door de rechtbank niet in staat wordt geacht zijn eigen of de door hem toevertrouwde belangen behoorlijk waar te nemen.</text:p>
          </table:table-cell>
          <table:table-cell office:value-type="string" table:content-validation-name="val1" table:style-name="ce28">
            <text:p>KUC033</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Curatelegegevens</text:p>
          </table:table-cell>
          <table:table-cell office:value-type="string" table:style-name="ce3">
            <text:p>Gegevens over het onder curatele staan van een persoon.</text:p>
          </table:table-cell>
          <table:table-cell office:value-type="string" table:content-validation-name="val1" table:style-name="ce28">
            <text:p>KUC033</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3"/>
          <table:table-cell table:number-columns-repeated="16377"/>
        </table:table-row>
        <table:table-row table:style-name="ro1">
          <table:table-cell office:value-type="string" table:style-name="ce59">
            <text:p>Curatelestelling</text:p>
          </table:table-cell>
          <table:table-cell office:value-type="string" table:style-name="ce3">
            <text:p>Indicator die aangeeft dat een persoon onder curatele staat.</text:p>
          </table:table-cell>
          <table:table-cell office:value-type="string" table:content-validation-name="val1" table:style-name="ce28">
            <text:p>KUC033</text:p>
          </table:table-cell>
          <table:table-cell office:value-type="string" table:content-validation-name="val2" table:style-name="ce20">
            <text:p>GS</text:p>
          </table:table-cell>
          <table:table-cell office:value-type="string" table:content-validation-name="val3" table:style-name="ce56">
            <text:p>VERV</text:p>
          </table:table-cell>
          <table:table-cell office:value-type="date" office:date-value="2011-02-10T00:00:00" table:style-name="ce19">
            <text:p>10-2-2011</text:p>
          </table:table-cell>
          <table:table-cell office:value-type="string" table:style-name="ce3">
            <text:p>GS - onder curatele - indicator die aangeeft dat de persoon onder curatele staat</text:p>
          </table:table-cell>
          <table:table-cell table:number-columns-repeated="16377"/>
        </table:table-row>
        <table:table-row table:style-name="ro1">
          <table:table-cell office:value-type="string" table:style-name="ce59">
            <text:p>Curatelewijziging</text:p>
          </table:table-cell>
          <table:table-cell office:value-type="string" table:style-name="ce3">
            <text:p>Wijzinging van gegevens over het onder curatele staan van een persoon.</text:p>
          </table:table-cell>
          <table:table-cell office:value-type="string" table:content-validation-name="val1" table:style-name="ce28">
            <text:p>KUC033</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3"/>
          <table:table-cell table:number-columns-repeated="16377"/>
        </table:table-row>
        <table:table-row table:style-name="ro1">
          <table:table-cell office:value-type="string" table:style-name="ce59">
            <text:p>Curator</text:p>
          </table:table-cell>
          <table:table-cell office:value-type="string" table:style-name="ce3">
            <text:p>Wettelijke vertegenwoordiger/gezaghouder van een curandus</text:p>
          </table:table-cell>
          <table:table-cell office:value-type="string" table:content-validation-name="val1" table:style-name="ce28">
            <text:p>KUC051</text:p>
          </table:table-cell>
          <table:table-cell table:content-validation-name="val2" table:style-name="ce20"/>
          <table:table-cell office:value-type="string" table:content-validation-name="val3" table:style-name="ce56">
            <text:p>VERV</text:p>
          </table:table-cell>
          <table:table-cell office:value-type="date" office:date-value="2011-03-25T00:00:00" table:style-name="ce19">
            <text:p>25-3-2011</text:p>
          </table:table-cell>
          <table:table-cell table:style-name="ce19"/>
          <table:table-cell table:number-columns-repeated="16377"/>
        </table:table-row>
        <table:table-row table:style-name="ro1">
          <table:table-cell office:value-type="string" table:style-name="ce59">
            <text:p>Deelnemer</text:p>
          </table:table-cell>
          <table:table-cell office:value-type="string" table:style-name="ce3">
            <text:p>Een aangewezen overheidsorgaan of een bijhoudingsgemeente die betrokken is bij de bijhouding van gegevens in de BRP.</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6-14T00:00:00" table:style-name="ce19">
            <text:p>14-6-2011</text:p>
          </table:table-cell>
          <table:table-cell table:style-name="ce19"/>
          <table:table-cell table:number-columns-repeated="16377"/>
        </table:table-row>
        <table:table-row table:style-name="ro1">
          <table:table-cell office:value-type="string" table:style-name="ce59">
            <text:p>Deelzaak</text:p>
          </table:table-cell>
          <table:table-cell office:value-type="string" table:style-name="ce3">
            <text:p>Zaak welke onderdeel uitmaakt van een bundeling van zaken welke middels een hoofdzaak verbonden zijn</text:p>
          </table:table-cell>
          <table:table-cell office:value-type="string" table:content-validation-name="val1" table:style-name="ce28">
            <text:p>KUC200</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Derde</text:p>
          </table:table-cell>
          <table:table-cell office:value-type="string" table:style-name="ce3">
            <text:p>Elke andere natuurlijke persoon dan een overheidsorgaan, de ingeschrevene en elke rechtspersoon die niet krachtens publiekrecht is ingesteld, noch met enig openbaar gezag is bekleed. (bron: Wet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Dienst</text:p>
          </table:table-cell>
          <table:table-cell office:value-type="string" table:style-name="ce3">
            <text:p>Een door de BRP aangeboden functionaliteit. Een Dienst is de kleinste eenheid van functionaliteit waarvoor Partijen geautoriseerd kunnen word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DigiKoppeling</text:p>
          </table:table-cell>
          <table:table-cell office:value-type="string" table:style-name="ce14">
            <text:p>Een e-overheidsvoorziening die bestaat uit een set standaarden voor elektronisch berichtenverkeer tussen overheidsorganisaties en aangewezen derden. DigiKoppeling verzorgt de logistieke kant van het berichtenverkeer en omvat standaarden om berichten juist te adresseren en veilig en betrouwbaar te kunnen verzend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61">
            <text:p>DigiLevering</text:p>
          </table:table-cell>
          <table:table-cell office:value-type="string" table:style-name="ce26">
            <text:p>Een e-overheidsvoorziening voor de levering van gegevens uit basisregistraties. Het is onderdeel van GOB (Generieke Ontsluiting Basisregistraties), dat naast voorzieningen zoals Digilevering nog in andere standaarden en gemeenschappelijke diensten voorziet.</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61">
            <text:p>DigiMelding</text:p>
          </table:table-cell>
          <table:table-cell office:value-type="string" table:style-name="ce26">
            <text:p>Een e-overheidsvoorziening waarmee partijen kunnen terugmelden naar basisregistraties.</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Diginetwerk</text:p>
          </table:table-cell>
          <table:table-cell office:value-type="string" table:style-name="ce26">
            <text:p>Het generieke netwerk voor overheidsorganisaties. Diginetwerk verbindt (bestaande) fysieke netwerken van overheidsorganisaties met elkaar. Zo ontstaat er één besloten netwerk van overheidsnetwerken.</text:p>
          </table:table-cell>
          <table:table-cell office:value-type="string" table:content-validation-name="val1" table:style-name="ce43">
            <text:p>Algem.</text:p>
          </table:table-cell>
          <table:table-cell office:value-type="string" table:content-validation-name="val2" table:style-name="ce20">
            <text:p>e-overheid.nl</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Document</text:p>
          </table:table-cell>
          <table:table-cell office:value-type="string" table:style-name="ce3">
            <text:p>Niet vet in de Glossary</text:p>
          </table:table-cell>
          <table:table-cell office:value-type="string" table:content-validation-name="val1" table:style-name="ce27">
            <text:p>KUC021</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table-row>
        <table:table-row table:style-name="ro1">
          <table:table-cell office:value-type="string" table:style-name="ce59">
            <text:p>Doorhalingsverzoek</text:p>
          </table:table-cell>
          <table:table-cell office:value-type="string" table:style-name="ce16">
            <text:p>Alle relevante gegevens benodigd voor het doorhalen van huwelijksakte of geregistreerde partnerschapsakte.</text:p>
          </table:table-cell>
          <table:table-cell office:value-type="string" table:content-validation-name="val1" table:style-name="ce28">
            <text:p>KUC045</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8"/>
          <table:table-cell table:number-columns-repeated="16377"/>
        </table:table-row>
        <table:table-row table:style-name="ro1">
          <table:table-cell office:value-type="string" table:style-name="ce59">
            <text:p>Dossier Staat Van Inlichtingen</text:p>
          </table:table-cell>
          <table:table-cell table:style-name="ce3"/>
          <table:table-cell office:value-type="string" table:content-validation-name="val1" table:style-name="ce27">
            <text:p>KUC021</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table-row>
        <table:table-row table:style-name="ro1">
          <table:table-cell office:value-type="string" table:style-name="ce59">
            <text:p>Dubbele registratie</text:p>
          </table:table-cell>
          <table:table-cell office:value-type="string" table:style-name="ce3">
            <text:p>Alle relevante gegevens benodigd om een dubbele registratie van een persoon te corrigeren.Gegevens van de vervallen registratie kunnen worden opgenomen aan de overgebleven registratie.</text:p>
          </table:table-cell>
          <table:table-cell office:value-type="string" table:content-validation-name="val1" table:style-name="ce27">
            <text:p>KUC10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59">
            <text:p>Echtgenoot</text:p>
          </table:table-cell>
          <table:table-cell office:value-type="string" table:style-name="ce3">
            <text:p>Huwelijkspartner van de moeder van het kind.</text:p>
          </table:table-cell>
          <table:table-cell office:value-type="string" table:content-validation-name="val1" table:style-name="ce27">
            <text:p>KUC001</text:p>
          </table:table-cell>
          <table:table-cell table:content-validation-name="val2" table:style-name="ce20"/>
          <table:table-cell office:value-type="string" table:content-validation-name="val3" table:style-name="ce62">
            <text:p>VERV</text:p>
          </table:table-cell>
          <table:table-cell office:value-type="date" office:date-value="2011-08-30T00:00:00" table:style-name="ce19">
            <text:p>30-8-2011</text:p>
          </table:table-cell>
          <table:table-cell table:style-name="ce19"/>
          <table:table-cell table:number-columns-repeated="16377"/>
        </table:table-row>
        <table:table-row table:style-name="ro1">
          <table:table-cell office:value-type="string" table:style-name="ce59">
            <text:p>Element</text:p>
          </table:table-cell>
          <table:table-cell office:value-type="string" table:style-name="ce3">
            <text:p>Een onderdeel van de gegevensset, zoals een entiteit of een attribuut.</text:p>
          </table:table-cell>
          <table:table-cell office:value-type="string" table:content-validation-name="val1" table:style-name="ce27">
            <text:p>PUC317</text:p>
          </table:table-cell>
          <table:table-cell table:content-validation-name="val2" table:style-name="ce20"/>
          <table:table-cell office:value-type="string" table:content-validation-name="val3" table:style-name="ce56">
            <text:p>Concept</text:p>
          </table:table-cell>
          <table:table-cell office:value-type="date" office:date-value="2011-07-20T00:00:00" table:style-name="ce19">
            <text:p>20-7-2011</text:p>
          </table:table-cell>
          <table:table-cell table:style-name="ce19"/>
          <table:table-cell table:number-columns-repeated="16377"/>
        </table:table-row>
        <table:table-row table:style-name="ro1">
          <table:table-cell office:value-type="string" table:style-name="ce59">
            <text:p>E-overheid</text:p>
          </table:table-cell>
          <table:table-cell office:value-type="string" table:style-name="ce3">
            <text:p>De "elektronische overheid": het geheel van afspraken en toepassingen voor betere dienstverlening aan burgers en bedrijven met ICT-oplossingen.</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Erkenner</text:p>
          </table:table-cell>
          <table:table-cell office:value-type="string" table:style-name="ce3">
            <text:p>De man of vrouw die een kind wil erkennen of heeft erkend (zie erkenning)</text:p>
          </table:table-cell>
          <table:table-cell office:value-type="string" table:content-validation-name="val1" table:style-name="ce27">
            <text:p>KUC001, KUC002, KUC005</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Erkenning</text:p>
          </table:table-cell>
          <table:table-cell office:value-type="string" table:style-name="ce16">
            <text:p>Ontstaan van een familierechterlijke betrekking tussen een man of vrouw en een kind, waardoor de man of vrouw het juridische ouderschap op zich neemt.<text:s/></text:p>
          </table:table-cell>
          <table:table-cell office:value-type="string" table:content-validation-name="val1" table:style-name="ce27">
            <text:p>KUC002</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5-04-18T00:00:00" table:style-name="ce19">
            <text:p>18-4-2015</text:p>
          </table:table-cell>
          <table:table-cell office:value-type="string" table:style-name="ce14">
            <text:p>Rosine: GS - Is een soort relatie</text:p>
          </table:table-cell>
          <table:table-cell table:number-columns-repeated="16377"/>
        </table:table-row>
        <table:table-row table:style-name="ro1">
          <table:table-cell office:value-type="string" table:style-name="ce59">
            <text:p>Erkenningsakte</text:p>
          </table:table-cell>
          <table:table-cell office:value-type="string" table:style-name="ce16">
            <text:p>Document dat de erkenning door een man of vrouw van een kind vastlegt.</text:p>
          </table:table-cell>
          <table:table-cell office:value-type="string" table:content-validation-name="val1" table:style-name="ce27">
            <text:p>KUC001, KUC205</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Erkenningsverzoek</text:p>
          </table:table-cell>
          <table:table-cell office:value-type="string" table:style-name="ce16">
            <text:p>Alle relevante gegevens benodigd om de erkenning te registreren.</text:p>
          </table:table-cell>
          <table:table-cell office:value-type="string" table:content-validation-name="val1" table:style-name="ce28">
            <text:p>KUC00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EU lidstaat</text:p>
          </table:table-cell>
          <table:table-cell office:value-type="string" table:style-name="ce18">
            <text:p>Een land behorende tot de Europese Unie.</text:p>
          </table:table-cell>
          <table:table-cell office:value-type="string" table:content-validation-name="val1" table:style-name="ce28">
            <text:p>KUC13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EU-lidmaatschap</text:p>
          </table:table-cell>
          <table:table-cell table:style-name="ce3"/>
          <table:table-cell office:value-type="string" table:content-validation-name="val1" table:style-name="ce28">
            <text:p>KUC131</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61">
            <text:p>Expertplatform</text:p>
          </table:table-cell>
          <table:table-cell office:value-type="string" table:style-name="ce25">
            <text:p>Het gremium waarin iedere mantelpartij mGBA 1 expert in afvaardigt. <text:s/>Het gremium adviseert het programma en heeft een formele rol bij grootschalige offerte-uitvragen.</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Externe instanties</text:p>
          </table:table-cell>
          <table:table-cell office:value-type="string" table:style-name="ce3">
            <text:p>De instanties die een advies geven voor een verzoek tot opgraving.</text:p>
          </table:table-cell>
          <table:table-cell office:value-type="string" table:content-validation-name="val1" table:style-name="ce27">
            <text:p>KUC094</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Fall-back scenario</text:p>
          </table:table-cell>
          <table:table-cell office:value-type="string" table:style-name="ce26">
            <text:p>Een of meerdere scenario's voor een terugkeer naar het oude systeem of stelsel indien (een onderdeel van de keten van) het nieuwe stelsel onverhoopt niet naar behoren functioneert.</text:p>
          </table:table-cell>
          <table:table-cell office:value-type="string" table:content-validation-name="val1" table:style-name="ce43">
            <text:p>Migr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61">
            <text:p>Fase(plan)</text:p>
          </table:table-cell>
          <table:table-cell office:value-type="string" table:style-name="ce26">
            <text:p>Een vooraf in de tijd afgekaderde periode van een project die wordt afgesloten met oplevering van 1 of meerdere mijlpalen. Bij aanvang van een fase wordt een faseplan opgesteld waarin o.a. de doelstelling, beoogd resultaat, planning, capaciteit en budget is beschreven. Aan het einde van een fase wordt een fase-eindrapport opgesteld en een vrijgave-advies voor de bij de fase horende producten opgeleverd aan de projectstuurgroep BRP.</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Feitgemeente</text:p>
          </table:table-cell>
          <table:table-cell office:value-type="string" table:style-name="ce15">
            <text:p>De gemeente waarbinnen de gebeurtenis, het feit, plaatsvindt. Bij gebeurtenissen in het buitenland: de gemeente die de buitenlandse gebeurtenis bij de burgerlijke stand registreert.</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7-28T00:00:00" table:style-name="ce19">
            <text:p>28-7-2011</text:p>
          </table:table-cell>
          <table:table-cell office:value-type="string" table:style-name="ce20">
            <text:p>checklist. Term wordt niet meer gebruikt</text:p>
          </table:table-cell>
          <table:table-cell table:number-columns-repeated="16377"/>
        </table:table-row>
        <table:table-row table:style-name="ro1">
          <table:table-cell office:value-type="string" table:style-name="ce59">
            <text:p>Fiatteren</text:p>
          </table:table-cell>
          <table:table-cell office:value-type="string" table:style-name="ce3">
            <text:p>Het accorderen van een Bijhoudingsvoorstel en daarmee het Bijhoudingsvoorstel omzetten in een daadwerkelijke Bijhouding.</text:p>
          </table:table-cell>
          <table:table-cell table:content-validation-name="val1" table:style-name="ce43"/>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number-columns-repeated="16378" table:style-name="ce43"/>
        </table:table-row>
        <table:table-row table:style-name="ro1">
          <table:table-cell office:value-type="string" table:style-name="ce59">
            <text:p>Financieringsarrangement</text:p>
          </table:table-cell>
          <table:table-cell office:value-type="string" table:style-name="ce26">
            <text:p>Bij het Bestuurlijk Akkoord behoort een financieringsarrangement waarin is vastgelegd welke bijdragen het Rijk, de gemeenten en de afnemers beschikbaar hebben gesteld voor de financiering van het programma mGBA.</text:p>
          </table:table-cell>
          <table:table-cell office:value-type="string" table:content-validation-name="val1" table:style-name="ce43">
            <text:p>Algem.</text:p>
          </table:table-cell>
          <table:table-cell office:value-type="string" table:content-validation-name="val2" table:style-name="ce20">
            <text:p>Progr. plan</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Formele historie</text:p>
          </table:table-cell>
          <table:table-cell office:value-type="string" table:style-name="ce3">
            <text:p>Historie die weergeeft hoe wijzigingen in een gegeven administratief zijn verwerkt. Het gaat dan om de administratieve werkelijkheid, in tegenstelling tot de materiële historie, die de feitelijke werkelijkheid weergeeft.</text:p>
          </table:table-cell>
          <table:table-cell office:value-type="string" table:content-validation-name="val1" table:style-name="ce27">
            <text:p>PUC322</text:p>
          </table:table-cell>
          <table:table-cell table:content-validation-name="val2" table:style-name="ce20"/>
          <table:table-cell office:value-type="string" table:content-validation-name="val3" table:style-name="ce56">
            <text:p>Concept</text:p>
          </table:table-cell>
          <table:table-cell office:value-type="date" office:date-value="2012-01-31T00:00:00" table:style-name="ce19">
            <text:p>31-1-2012</text:p>
          </table:table-cell>
          <table:table-cell table:style-name="ce19"/>
          <table:table-cell table:number-columns-repeated="16377"/>
        </table:table-row>
        <table:table-row table:style-name="ro1">
          <table:table-cell office:value-type="string" table:style-name="ce59">
            <text:p>Foto- en handtekeningformulier</text:p>
          </table:table-cell>
          <table:table-cell office:value-type="string" table:style-name="ce3">
            <text:p>Formulier met oa foto en handtekening, nodig voor het aanvragen van een reisdocument.</text:p>
          </table:table-cell>
          <table:table-cell office:value-type="string" table:content-validation-name="val1" table:style-name="ce27">
            <text:p>KUC07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office:annotation draw:style-name="a7" svg:x="3.02083333333333in" svg:y="375.895833333333in" svg:width="9.67708333333333in" svg:height="10.5625in">
              <dc:creator>Stefan Jansen</dc:creator>
              <text:p><text:span text:style-name="T4">term wordt niet (meer) gebruikt.</text:span></text:p>
              <text:p><text:span text:style-name="T4"/></text:p>
              <text:p/>
            </office:annotation>
            <text:p>Foutmelding</text:p>
          </table:table-cell>
          <table:table-cell office:value-type="string" table:style-name="ce3">
            <text:p>Een foutmelding is een bericht dat gegeven wordt door het systeem wanneer zich een onverwachte situatie voordoet.</text:p>
          </table:table-cell>
          <table:table-cell office:value-type="string" table:content-validation-name="val1" table:style-name="ce28">
            <text:p>Div</text:p>
          </table:table-cell>
          <table:table-cell table:content-validation-name="val2" table:style-name="ce20"/>
          <table:table-cell office:value-type="string" table:content-validation-name="val3" table:style-name="ce56">
            <text:p>VERV</text:p>
          </table:table-cell>
          <table:table-cell office:value-type="date" office:date-value="2011-01-27T00:00:00" table:style-name="ce19">
            <text:p>27-1-2011</text:p>
          </table:table-cell>
          <table:table-cell table:style-name="ce19"/>
          <table:table-cell table:number-columns-repeated="16377"/>
        </table:table-row>
        <table:table-row table:style-name="ro1">
          <table:table-cell office:value-type="string" table:style-name="ce59">
            <text:p>Foutresultaat</text:p>
          </table:table-cell>
          <table:table-cell office:value-type="string" table:style-name="ce3">
            <text:p>Een foutmelding na validatie door het systeem.</text:p>
          </table:table-cell>
          <table:table-cell office:value-type="string" table:content-validation-name="val1" table:style-name="ce27">
            <text:p>KUC04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61">
            <text:p>Functie punten analyse (FPA)</text:p>
          </table:table-cell>
          <table:table-cell office:value-type="string" table:style-name="ce25">
            <text:p>Een methode om de functionele omvang van een informatiesysteem te meten door te kijken naar voor gebruikers relevante functies en (logische) gegevensverzamelingen.</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61">
            <text:p>Functiepunt(en)</text:p>
          </table:table-cell>
          <table:table-cell office:value-type="string" table:style-name="ce26">
            <text:p>De meeteenheid om de omvang van een systeem in uit te drukken.</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Gateway-review</text:p>
          </table:table-cell>
          <table:table-cell office:value-type="string" table:style-name="ce26">
            <text:p>Een peer review waarin advies wordt uitgebracht aan de opdrachtgever en de stuurgroep BRP c.q. het Bestuurlijk Overleg. <text:s/>Op basis van de uitkomsten kan de opdrachtgever een besluit nemen over de wijze van voortzetting van het programma mGBA in een volgende programmafase en over eventueel wenselijke of noodzakelijke maatregelen.</text:p>
          </table:table-cell>
          <table:table-cell office:value-type="string" table:content-validation-name="val1" table:style-name="ce43">
            <text:p>Algem.</text:p>
          </table:table-cell>
          <table:table-cell office:value-type="string" table:content-validation-name="val2" table:style-name="ce20">
            <text:p>Progr. plan</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GBA-stelsel</text:p>
          </table:table-cell>
          <table:table-cell office:value-type="string" table:style-name="ce26">
            <text:p>Het geheel van juridische, technische en organisatorische voorzieningen met betrekking tot de huidige Gemeentelijke Basisadministratie Persoonsgegevens, gebaseerd op de Wet GBA.<text:s/></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GBA-Verstrekkingen (GBA-V)</text:p>
          </table:table-cell>
          <table:table-cell office:value-type="string" table:style-name="ce26">
            <text:p>De GBA-V is een onderdeel van het GBA-stelsel en is een centraal systeem voor de verstrekking van GBA-gegevens aan afnemers. De gegevens in de GBA-V zijn een kopie van de gegevens (persoonslijsten) in de verschillende GBA-systemen bij de gemeenten.</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Geabonneerde afnemers</text:p>
          </table:table-cell>
          <table:table-cell office:value-type="string" table:style-name="ce3">
            <text:p>Publieke organisatie of private organisatie die voor het uitoefenen van een</text:p>
            <text:p>publieke taak gebruik maakt van gegevens uit een basisregistratie. (Bron:</text:p>
            <text:p>SBG)</text:p>
            <text:p/>
            <text:p>vervangen door actor "afnemer"</text:p>
          </table:table-cell>
          <table:table-cell office:value-type="string" table:content-validation-name="val1" table:style-name="ce27">
            <text:p>KUC001, KUC054, KUC055, KUC062, KUC071, KUC072, KUC073, KUC091, KUC092</text:p>
          </table:table-cell>
          <table:table-cell table:content-validation-name="val2" table:style-name="ce20"/>
          <table:table-cell office:value-type="string" table:content-validation-name="val3" table:style-name="ce56">
            <text:p>VERV</text:p>
          </table:table-cell>
          <table:table-cell office:value-type="date" office:date-value="2011-01-27T00:00:00" table:style-name="ce19">
            <text:p>27-1-2011</text:p>
          </table:table-cell>
          <table:table-cell table:style-name="ce19"/>
          <table:table-cell table:number-columns-repeated="16377"/>
        </table:table-row>
        <table:table-row table:style-name="ro1">
          <table:table-cell office:value-type="string" table:style-name="ce59">
            <text:p>Geautoriseerde partij</text:p>
          </table:table-cell>
          <table:table-cell office:value-type="string" table:style-name="ce3">
            <text:p>De partij die met een autorisatie bijhouding geautoriseerd wordt door de autoriserende partij.</text:p>
          </table:table-cell>
          <table:table-cell office:value-type="string" table:content-validation-name="val1" table:style-name="ce27">
            <text:p>PUC322</text:p>
          </table:table-cell>
          <table:table-cell table:content-validation-name="val2" table:style-name="ce20"/>
          <table:table-cell office:value-type="string" table:content-validation-name="val3" table:style-name="ce56">
            <text:p>Concept</text:p>
          </table:table-cell>
          <table:table-cell office:value-type="date" office:date-value="2012-02-03T00:00:00" table:style-name="ce19">
            <text:p>3-2-2012</text:p>
          </table:table-cell>
          <table:table-cell table:style-name="ce19"/>
          <table:table-cell table:number-columns-repeated="16377"/>
        </table:table-row>
        <table:table-row table:style-name="ro1">
          <table:table-cell office:value-type="string" table:style-name="ce59">
            <text:p>Gebiedzoekcriteria</text:p>
          </table:table-cell>
          <table:table-cell office:value-type="string" table:style-name="ce3">
            <text:p>De combinatie van gebiedsidentificerende gegevens op basis waarvan perso(o)n(en) gezocht worden.</text:p>
          </table:table-cell>
          <table:table-cell office:value-type="string" table:content-validation-name="val1" table:style-name="ce28">
            <text:p>KUC14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Geboorteaangifte</text:p>
          </table:table-cell>
          <table:table-cell office:value-type="string" table:style-name="ce3">
            <text:p>Alle relevante gegevens benodigd om de geboorte te kunnen registreren.</text:p>
          </table:table-cell>
          <table:table-cell office:value-type="string" table:content-validation-name="val1" table:style-name="ce28">
            <text:p>KUC00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8">
            <text:p>Dennis: context BZM<text:s/></text:p>
          </table:table-cell>
          <table:table-cell table:number-columns-repeated="16377"/>
        </table:table-row>
        <table:table-row table:style-name="ro1">
          <table:table-cell office:value-type="string" table:style-name="ce59">
            <office:annotation draw:style-name="a8" svg:x="3.02083333333333in" svg:y="156.833333333333in" svg:width="9.67708333333333in" svg:height="42.1666666666667in">
              <dc:creator>Stefan Jansen</dc:creator>
              <text:p><text:span text:style-name="T4">vervallen</text:span></text:p>
            </office:annotation>
            <text:p>Geboorteaangifte meerling</text:p>
          </table:table-cell>
          <table:table-cell table:style-name="ce3"/>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Geboorteaangifte met gelijktijdige erkenning</text:p>
          </table:table-cell>
          <table:table-cell office:value-type="string" table:style-name="ce3">
            <text:p>Alle relevante gegevens benodigd om geboorteaangifte met gelijktijdige erkenning te registreren.</text:p>
          </table:table-cell>
          <table:table-cell office:value-type="string" table:content-validation-name="val1" table:style-name="ce28">
            <text:p>KUC00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Geboorteaangifte vondeling</text:p>
          </table:table-cell>
          <table:table-cell office:value-type="string" table:style-name="ce3">
            <text:p>Geboorteaangifte van een nieuwgeborene wiens ouders onbekend zijn.</text:p>
          </table:table-cell>
          <table:table-cell office:value-type="string" table:content-validation-name="val1" table:style-name="ce28">
            <text:p>KUC001</text:p>
          </table:table-cell>
          <table:table-cell table:content-validation-name="val2" table:style-name="ce20"/>
          <table:table-cell office:value-type="string" table:content-validation-name="val3" table:style-name="ce56">
            <text:p>VERV</text:p>
          </table:table-cell>
          <table:table-cell office:value-type="date" office:date-value="2011-03-10T00:00:00" table:style-name="ce19">
            <text:p>10-3-2011</text:p>
          </table:table-cell>
          <table:table-cell table:style-name="ce19"/>
          <table:table-cell table:number-columns-repeated="16377"/>
        </table:table-row>
        <table:table-row table:style-name="ro1">
          <table:table-cell office:value-type="string" table:style-name="ce59">
            <text:p>Geboorteakte</text:p>
          </table:table-cell>
          <table:table-cell office:value-type="string" table:style-name="ce17">
            <text:p>Akte die wordt / is opgemaakt door een ambtenaar van de burgerlijke stand naar aanleiding van de aangifte van de geboorte van een nieuwgeborene of gerechtelijke uitspraak, waar de familierechterlijke betrekkingen tussen ouder(s) en kind door ontstaan.</text:p>
          </table:table-cell>
          <table:table-cell office:value-type="string" table:content-validation-name="val1" table:style-name="ce27">
            <text:p>KUC001, KUC004, KUC005, KUC007, KUC009, KUC010, KUC205, KUC02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boorteakte via inschrijving van gerechtelijke uitspraak</text:p>
          </table:table-cell>
          <table:table-cell office:value-type="string" table:style-name="ce3">
            <text:p>= Geboorteakte</text:p>
          </table:table-cell>
          <table:table-cell office:value-type="string" table:content-validation-name="val1" table:style-name="ce27">
            <text:p>KUC003</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style-name="ce1"/>
        </table:table-row>
        <table:table-row table:style-name="ro1">
          <table:table-cell office:value-type="string" table:style-name="ce59">
            <text:p>Geboorteaktegegevens</text:p>
          </table:table-cell>
          <table:table-cell office:value-type="string" table:style-name="ce5">
            <text:p>Een geboorteakte is een akte die wordt opgemaakt door een ambtenaar van de burgerlijke stand naar aanleiding van de aangifte van de geboorte van een kind. De gegevens op de akte bestaan uit: voorna(a)m(en), achternaam, geslacht, 1 of meer ouders, geboortedatum, geboorteplaats.</text:p>
          </table:table-cell>
          <table:table-cell office:value-type="string" table:content-validation-name="val1" table:style-name="ce27">
            <text:p>KUC001, KUC003, KUC008</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style-name="ce1"/>
        </table:table-row>
        <table:table-row table:style-name="ro1">
          <table:table-cell office:value-type="string" table:style-name="ce59">
            <text:p>Geboortegegevens</text:p>
          </table:table-cell>
          <table:table-cell office:value-type="string" table:style-name="ce16">
            <text:p>Alle relevante gegevens (niet zijnde persoonsgegevens) benodigd voor het registreren van de geboorte.</text:p>
          </table:table-cell>
          <table:table-cell office:value-type="string" table:content-validation-name="val1" table:style-name="ce28">
            <text:p>KUC00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Geboortekakte vondeling</text:p>
          </table:table-cell>
          <table:table-cell office:value-type="string" table:style-name="ce17">
            <text:p>Geboorteakte waarbij de ouder(s) niet bekend zijn. (zie Geboorteakte)</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Gebruiker(s)</text:p>
          </table:table-cell>
          <table:table-cell office:value-type="string" table:style-name="ce33">
            <text:p>Een persoon of organisatie of systeem die diensten van de centrale voorzieningen BRP gebruiken. Voorbeelden van gebruikers zijn:</text:p>
            <text:p>- Beheerders</text:p>
            <text:p>- Deelnemers</text:p>
            <text:p>- Afnemers</text:p>
          </table:table-cell>
          <table:table-cell office:value-type="string" table:content-validation-name="val1" table:style-name="ce27">
            <text:p>PUC323</text:p>
          </table:table-cell>
          <table:table-cell office:value-type="string" table:content-validation-name="val2" table:style-name="ce20">
            <text:p>mGBA</text:p>
          </table:table-cell>
          <table:table-cell office:value-type="string" table:content-validation-name="val3" table:style-name="ce63">
            <text:p>Concept</text:p>
          </table:table-cell>
          <table:table-cell office:value-type="date" office:date-value="2011-06-28T00:00:00" table:style-name="ce12">
            <text:p>28-6-2011</text:p>
          </table:table-cell>
          <table:table-cell table:number-columns-repeated="16378" table:style-name="ce1"/>
        </table:table-row>
        <table:table-row table:style-name="ro1">
          <table:table-cell office:value-type="string" table:style-name="ce59">
            <text:p>Gebruikersvereniging</text:p>
          </table:table-cell>
          <table:table-cell office:value-type="string" table:style-name="ce26">
            <text:p>Gemeenten hebben Gebruikersverenigingen voor het contact met de leveranciers van GBA-softwaresystemen. Met hen wordt periodiek informatie en de gebruikswensen en -eisen uitgewisseld.</text:p>
          </table:table-cell>
          <table:table-cell office:value-type="string" table:content-validation-name="val1" table:style-name="ce43">
            <text:p>Algem.</text:p>
          </table:table-cell>
          <table:table-cell office:value-type="string" table:content-validation-name="val2" table:style-name="ce20">
            <text:p>Progr. plan</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245" table:style-name="ce43"/>
          <table:table-cell table:number-columns-repeated="16133"/>
        </table:table-row>
        <table:table-row table:style-name="ro1">
          <table:table-cell office:value-type="string" table:style-name="ce59">
            <text:p>Gebruikerzoekcriteria</text:p>
          </table:table-cell>
          <table:table-cell office:value-type="string" table:style-name="ce33">
            <text:p>De identificerende gegevens voor een gebruiker, op basis waarvan een gebruiker gezocht kan worden.</text:p>
          </table:table-cell>
          <table:table-cell office:value-type="string" table:content-validation-name="val1" table:style-name="ce27">
            <text:p>PUC323</text:p>
          </table:table-cell>
          <table:table-cell table:content-validation-name="val2" table:style-name="ce20"/>
          <table:table-cell office:value-type="string" table:content-validation-name="val3" table:style-name="ce63">
            <text:p>Concept</text:p>
          </table:table-cell>
          <table:table-cell office:value-type="date" office:date-value="2011-06-28T00:00:00" table:style-name="ce12">
            <text:p>28-6-2011</text:p>
          </table:table-cell>
          <table:table-cell table:number-columns-repeated="16378" table:style-name="ce1"/>
        </table:table-row>
        <table:table-row table:style-name="ro1">
          <table:table-cell office:value-type="string" table:style-name="ce59">
            <text:p>Gegevens in onderzoek</text:p>
          </table:table-cell>
          <table:table-cell office:value-type="string" table:style-name="ce11">
            <text:p>Indicatie dat gegevens betrokken zijn in het onderzoek naar de juistheid van deze gegevens.</text:p>
          </table:table-cell>
          <table:table-cell office:value-type="string" table:content-validation-name="val1" table:style-name="ce28">
            <text:p>KUC111</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8-29T00:00:00" table:style-name="ce19">
            <text:p>29-8-2011</text:p>
          </table:table-cell>
          <table:table-cell table:style-name="ce19"/>
          <table:table-cell table:number-columns-repeated="16377" table:style-name="ce1"/>
        </table:table-row>
        <table:table-row table:style-name="ro1">
          <table:table-cell office:value-type="string" table:style-name="ce59">
            <text:p>Gegevenscatalogus</text:p>
          </table:table-cell>
          <table:table-cell office:value-type="string" table:style-name="ce3">
            <text:p>Een bijlage van het LO BRP, met daarin het geheel van iinformatie over de gegevens in de BRP, te weten;</text:p>
            <text:p>- gegevensset;</text:p>
            <text:p>- gegevensmodel en<text:s/></text:p>
            <text:p>- gegevenswoordenboek</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Gegevenselement</text:p>
          </table:table-cell>
          <table:table-cell office:value-type="string" table:style-name="ce3">
            <text:p>Een bepaald BRP-Gegeven. Een Gegevenselement wordt in de BRP en LO BRP aangeduid met een (unieke) naam.</text:p>
          </table:table-cell>
          <table:table-cell table:content-validation-name="val1" table:style-name="ce43"/>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number-columns-repeated="16378" table:style-name="ce43"/>
        </table:table-row>
        <table:table-row table:style-name="ro1">
          <table:table-cell office:value-type="string" table:style-name="ce59">
            <text:p>Gegevensgroep</text:p>
          </table:table-cell>
          <table:table-cell office:value-type="string" table:style-name="ce16">
            <text:p>Bundeling van een aantal functioneel verbonden attributen omdat deze gelijktijdig opgenomen en/of bijgewerkt worden.<text:s/></text:p>
          </table:table-cell>
          <table:table-cell office:value-type="string" table:content-validation-name="val1" table:style-name="ce28">
            <text:p>KUC101, KUC102, KUC111, KUC201</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4">
            <text:p>Blijft nog even open. Volgens Roel en Jeanot is dit ook idd wel een functionele gegevensgroep. Dennis dacht dat het om een functionele groep ging. GS - Groep - Bundeling van een aantal attributen omdat deze gelijktijdig opgenomen en/of bijgewerkt worden.<text:s/></text:p>
          </table:table-cell>
          <table:table-cell table:number-columns-repeated="16377" table:style-name="ce1"/>
        </table:table-row>
        <table:table-row table:style-name="ro1">
          <table:table-cell office:value-type="string" table:style-name="ce59">
            <text:p>Gegevensmodel</text:p>
          </table:table-cell>
          <table:table-cell office:value-type="string" table:style-name="ce3">
            <text:p>Een model dat laat zien welke objecttypen de BRP kent, hoe deze aan elkaar gerelateerd zijn en welke eigenschappen (attribuutsoorten) ze hebb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Gegevensset</text:p>
          </table:table-cell>
          <table:table-cell office:value-type="string" table:style-name="ce3">
            <text:p>Beschrijft welke gegevenselementen voorkomen in de BRP. Gaat niet in op de structuur (gegevensmodel) of de details (gegevenscatalogus).</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Gegevenswoordenboek</text:p>
          </table:table-cell>
          <table:table-cell office:value-type="string" table:style-name="ce3">
            <text:p>Een gedetailleerde beschrijving van de objecttypen en hun eigenschappen (attribuutsoorten) die voorkomen in het gegevensmodel van de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Gekozen kandidaat</text:p>
          </table:table-cell>
          <table:table-cell office:value-type="string" table:style-name="ce3">
            <text:p>Persoon die op basis van een verkiezingsuitslag als lid van een vertegenwoordigend orgaan gekozen is.</text:p>
          </table:table-cell>
          <table:table-cell office:value-type="string" table:content-validation-name="val1" table:style-name="ce28">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Gerelateerde bijhouding</text:p>
          </table:table-cell>
          <table:table-cell office:value-type="string" table:style-name="ce3">
            <text:p>Bijhouding volgend uit een andere, voorafgaande bijhouding, waarbij er naar Nederlands recht slechts één beslissing mogelijk is. De bijhouding wordt als voorstel aan de bijhoudingsgemeente van de betrokkene(n) aangeboden.</text:p>
          </table:table-cell>
          <table:table-cell office:value-type="string" table:content-validation-name="val1" table:style-name="ce28">
            <text:p>PUC700</text:p>
          </table:table-cell>
          <table:table-cell table:content-validation-name="val2" table:style-name="ce20"/>
          <table:table-cell office:value-type="string" table:content-validation-name="val3" table:style-name="ce56">
            <text:p>Concept</text:p>
          </table:table-cell>
          <table:table-cell office:value-type="date" office:date-value="2012-01-30T00:00:00" table:style-name="ce19">
            <text:p>30-1-2012</text:p>
          </table:table-cell>
          <table:table-cell table:style-name="ce19"/>
          <table:table-cell table:number-columns-repeated="16377" table:style-name="ce1"/>
        </table:table-row>
        <table:table-row table:style-name="ro1">
          <table:table-cell office:value-type="string" table:style-name="ce59">
            <text:p>Gemeenschappelijke Ontsluiting van de Basisregistraties (GOB)</text:p>
          </table:table-cell>
          <table:table-cell office:value-type="string" table:style-name="ce3">
            <text:p>Catalogus voor het stelsel van de basisregistraties. Deze zorgt ervoor dat de verschillende basisregistraties zich als een eenheid naar de afnemers (overheidsorganisaties) presenteren.</text:p>
          </table:table-cell>
          <table:table-cell office:value-type="string" table:content-validation-name="val1" table:style-name="ce28">
            <text:p>PSA</text:p>
          </table:table-cell>
          <table:table-cell table:content-validation-name="val2" table:style-name="ce20"/>
          <table:table-cell office:value-type="string" table:content-validation-name="val3" table:style-name="ce56">
            <text:p>Concept</text:p>
          </table:table-cell>
          <table:table-cell office:value-type="date" office:date-value="2012-01-05T00:00:00" table:style-name="ce19">
            <text:p>5-1-2012</text:p>
          </table:table-cell>
          <table:table-cell table:style-name="ce19"/>
          <table:table-cell table:number-columns-repeated="16377"/>
        </table:table-row>
        <table:table-row table:style-name="ro1">
          <table:table-cell office:value-type="string" table:style-name="ce59">
            <text:p>Gemeente</text:p>
          </table:table-cell>
          <table:table-cell office:value-type="string" table:style-name="ce3">
            <text:p>Kleinste eenheid van openbaar bestuur, bestuurd door een gemeenteraad en B en W</text:p>
          </table:table-cell>
          <table:table-cell office:value-type="string" table:content-validation-name="val1" table:style-name="ce28">
            <text:p>GS</text:p>
          </table:table-cell>
          <table:table-cell office:value-type="string" table:content-validation-name="val2" table:style-name="ce20">
            <text:p>PID</text:p>
          </table:table-cell>
          <table:table-cell office:value-type="string" table:content-validation-name="val3" table:style-name="ce56">
            <text:p>Concept</text:p>
          </table:table-cell>
          <table:table-cell office:value-type="date" office:date-value="2011-06-29T00:00:00" table:style-name="ce19">
            <text:p>29-6-2011</text:p>
          </table:table-cell>
          <table:table-cell table:style-name="ce19"/>
          <table:table-cell table:number-columns-repeated="16377"/>
        </table:table-row>
        <table:table-row table:style-name="ro1">
          <table:table-cell office:value-type="string" table:style-name="ce61">
            <text:p>Gemeente</text:p>
          </table:table-cell>
          <table:table-cell office:value-type="string" table:style-name="ce26">
            <text:p>Kleinste eenheid van openbaar bestuur, bestuurd door een gemeenteraad en B en W</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VERV</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Gemeentekaart</text:p>
          </table:table-cell>
          <table:table-cell office:value-type="string" table:style-name="ce3">
            <text:p>Digitale kaart, met geo-informatie, van de gemeente</text:p>
          </table:table-cell>
          <table:table-cell office:value-type="string" table:content-validation-name="val1" table:style-name="ce28">
            <text:p>KUC1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meentelijke Basisadministratie persoonsgegevens (GBA)</text:p>
          </table:table-cell>
          <table:table-cell office:value-type="string" table:style-name="ce14">
            <text:p>De Gemeentelijke Basisadministratie persoonsgegevens is de voorloper van de BRP en bevat gegevens van ingezetenen van Nederland en bepaalde groepen niet-ingezetenen, zoals overledenen en geëmigreerden. De verantwoordelijkheid voor de bijhouding van deze gegevens ligt bij de gemeenten. De GBA is in 2007 als basisregistratie voor persoonsgegevens aangewez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Gemeenteraad</text:p>
          </table:table-cell>
          <table:table-cell office:value-type="string" table:style-name="ce3">
            <text:p>Vertegenwoordigend orgaan</text:p>
          </table:table-cell>
          <table:table-cell office:value-type="string" table:content-validation-name="val1" table:style-name="ce28">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MMA</text:p>
          </table:table-cell>
          <table:table-cell office:value-type="string" table:style-name="ce26">
            <text:p>De GEMeentelijk Model Architectuur (GEMMA) is de gemeenschappelijke referentiearchitectuur voor gemeenten en bestaat uit architectuurmodellen, principes en een samenhangende set van oplossingen, kennisdocumenten en standaarden. Hiermee helpt GEMMA zowel conceptueel als praktijkgericht bij de inrichting van de processen, de informatievoorziening en gegevensuitwisseling van gemeenten.</text:p>
          </table:table-cell>
          <table:table-cell office:value-type="string" table:content-validation-name="val1" table:style-name="ce43">
            <text:p>Algem.</text:p>
          </table:table-cell>
          <table:table-cell office:value-type="string" table:content-validation-name="val2" table:style-name="ce20">
            <text:p>e-overheid.nl</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1"/>
        </table:table-row>
        <table:table-row table:style-name="ro1">
          <table:table-cell office:value-type="string" table:style-name="ce59">
            <text:p>Geprivilegieerden</text:p>
          </table:table-cell>
          <table:table-cell office:value-type="string" table:style-name="ce14">
            <text:p>Geprivilegieerden zijn niet-Nederlandse personen die op Nederlands grondgebied werkzaam zijn als diplomatiek of consulair ambtenaar, dan wel die in dienst zijn bij een internationale organisatie. Krachtens internationaal recht genieten zij (en hun inwonende gezinsleden) een bijzondere verblijfsrechtelijke status en zijn zij geen vreemdeling in de zin van de Vreemdelingenwet.</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4"/>
          <table:table-cell table:number-columns-repeated="16377"/>
        </table:table-row>
        <table:table-row table:style-name="ro1">
          <table:table-cell office:value-type="string" table:style-name="ce59">
            <text:p>Gerede twijfel</text:p>
          </table:table-cell>
          <table:table-cell office:value-type="string" table:style-name="ce3">
            <text:p>Twijfel aan de juistheid van authentieke gegevens, waaraan een reden ten grondslag ligt</text:p>
          </table:table-cell>
          <table:table-cell office:value-type="string" table:content-validation-name="val1" table:style-name="ce28">
            <text:p>KUC051, KUC052, KUC20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67">
            <text:p>Geregistreerd partner</text:p>
          </table:table-cell>
          <table:table-cell office:value-type="string" table:style-name="ce16">
            <text:p>Persoon die een relatie heeft met een andere persoon op basis van het geregistreerd partnerschap</text:p>
          </table:table-cell>
          <table:table-cell office:value-type="string" table:content-validation-name="val1" table:style-name="ce28">
            <text:p>KUC041, KUC042, KUC044<text:s/></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Geregistreerd partnerschap</text:p>
          </table:table-cell>
          <table:table-cell office:value-type="string" table:style-name="ce16">
            <text:p>Een relatie tussen twee natuurlijke personen, tot stand gekomen op een door de wet voorgeschreven wijze</text:p>
          </table:table-cell>
          <table:table-cell office:value-type="string" table:content-validation-name="val1" table:style-name="ce27">
            <text:p>KUC042. KUC09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registreerd partnerschap voorbereidingsgegevens<text:s/></text:p>
          </table:table-cell>
          <table:table-cell office:value-type="string" table:style-name="ce37">
            <text:p>Alle relevante gegevens anders dan huwelijksaangifte benodigd om de <text:s/>voorbereiding van een geregistreerd partnerschap te registreren.</text:p>
          </table:table-cell>
          <table:table-cell office:value-type="string" table:content-validation-name="val1" table:style-name="ce28">
            <text:p>KUC042<text:s/></text:p>
          </table:table-cell>
          <table:table-cell table:content-validation-name="val2" table:style-name="ce20"/>
          <table:table-cell office:value-type="string" table:content-validation-name="val3" table:style-name="ce56">
            <text:p>VERV</text:p>
          </table:table-cell>
          <table:table-cell office:value-type="date" office:date-value="2011-03-04T00:00:00" table:style-name="ce19">
            <text:p>4-3-2011</text:p>
          </table:table-cell>
          <table:table-cell table:style-name="ce20"/>
          <table:table-cell table:number-columns-repeated="16377"/>
        </table:table-row>
        <table:table-row table:style-name="ro1">
          <table:table-cell office:value-type="string" table:style-name="ce59">
            <text:p>Geregistreerd partnerschapsakte</text:p>
          </table:table-cell>
          <table:table-cell office:value-type="string" table:style-name="ce17">
            <text:p>Akte die wordt / is opgemaakt door een ambtenaar van de burgerlijke stand naar aanleiding van geregistreerd partnerschap.</text:p>
          </table:table-cell>
          <table:table-cell office:value-type="string" table:content-validation-name="val1" table:style-name="ce27">
            <text:p>KUC044, 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registreerd partnerschapsdatum</text:p>
          </table:table-cell>
          <table:table-cell office:value-type="string" table:style-name="ce3">
            <text:p>Datum waarop het geregistreerd partnerschap wordt / is voltrokken</text:p>
          </table:table-cell>
          <table:table-cell office:value-type="string" table:content-validation-name="val1" table:style-name="ce29">
            <text:p>KUC04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registreerd partnerschapsgegevens</text:p>
          </table:table-cell>
          <table:table-cell office:value-type="string" table:style-name="ce3">
            <text:p>Vast te leggen gegevens over de (levens)gebeurtenis 'geregistreerd partnerschap' (partnerschapsdatum, tijdstip, plaats, locatie, getuigen).</text:p>
          </table:table-cell>
          <table:table-cell office:value-type="string" table:content-validation-name="val1" table:style-name="ce27">
            <office:annotation draw:style-name="a9" svg:x="10.7291666666667in" svg:y="62.8854166666667in" svg:width="1.76041666666667in" svg:height="7.47916666666667in">
              <dc:creator>Stefan Jansen</dc:creator>
              <text:p><text:span text:style-name="T4">12-04-2011: begrip nu allen in KUC042 en KUC044 gebruikt.<text:s/></text:span></text:p>
              <text:p/>
            </office:annotation>
            <text:p>KUC042, KUC043, KUC044, KUC045, KUC046</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selecteerd gebied</text:p>
          </table:table-cell>
          <table:table-cell office:value-type="string" table:style-name="ce85">
            <text:p>Afgebakend gebied waarbinnen de stemdistricten moeten worden bepaald</text:p>
          </table:table-cell>
          <table:table-cell office:value-type="string" table:content-validation-name="val1" table:style-name="ce27">
            <text:p>KUC1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68">
            <text:p>Geslachtsnaam</text:p>
          </table:table-cell>
          <table:table-cell office:value-type="string" table:style-name="ce86">
            <text:p>De eigen achternaam of namenreeks van een persoon</text:p>
          </table:table-cell>
          <table:table-cell office:value-type="string" table:content-validation-name="val1" table:style-name="ce27">
            <text:p>KUC021, KUC023, KUC042</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38">
            <text:p>Dit is een gegevens uit de gegevenscatalogus en zit dermate complex in elkaar dat er wordt voorgesteld om deze definitie niet glossary op te nemen, maar hiervoor de gegevenscatalogus te raadplegen</text:p>
          </table:table-cell>
          <table:table-cell table:number-columns-repeated="16377"/>
        </table:table-row>
        <table:table-row table:style-name="ro1">
          <table:table-cell office:value-type="string" table:style-name="ce59">
            <text:p>Geslachtsnaamswijziging</text:p>
          </table:table-cell>
          <table:table-cell office:value-type="string" table:style-name="ce87">
            <text:p>Het feitelijk wijzigen van de geslachtsnaam</text:p>
          </table:table-cell>
          <table:table-cell office:value-type="string" table:content-validation-name="val1" table:style-name="ce27">
            <text:p>KUC021</text:p>
          </table:table-cell>
          <table:table-cell table:content-validation-name="val2" table:style-name="ce20"/>
          <table:table-cell office:value-type="string" table:content-validation-name="val3" table:style-name="ce56">
            <text:p>VERV</text:p>
          </table:table-cell>
          <table:table-cell office:value-type="date" office:date-value="2011-02-22T00:00:00" table:style-name="ce19">
            <text:p>22-2-2011</text:p>
          </table:table-cell>
          <table:table-cell table:style-name="ce18"/>
          <table:table-cell table:number-columns-repeated="16377"/>
        </table:table-row>
        <table:table-row table:style-name="ro1">
          <table:table-cell office:value-type="string" table:style-name="ce59">
            <text:p>Geslachtsnaamswijzigingsadvies</text:p>
          </table:table-cell>
          <table:table-cell office:value-type="string" table:style-name="ce5">
            <text:p>De gemeente beoordeelt of de aanvrager in aanmerking komt voor wijziging van de geslachtsnaam volgens de richtlijn geslachtsnaamwijziging en stelt een advies op.<text:s/></text:p>
            <text:p>De gemeente stuurt haar geslachtsnaamswijzigingsadvies terug naar het Ministerie van Justitie.</text:p>
            <text:p/>
          </table:table-cell>
          <table:table-cell office:value-type="string" table:content-validation-name="val1" table:style-name="ce28">
            <text:p>KUC021</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table-row>
        <table:table-row table:style-name="ro1">
          <table:table-cell office:value-type="string" table:style-name="ce60">
            <text:p>Geslachtswijziging</text:p>
          </table:table-cell>
          <table:table-cell office:value-type="string" table:style-name="ce16">
            <text:p>Alle relevante gegevens benodigd om de geslachtswijziging te kunnen registreren. Dit is o.a. nieuw geslacht en -indien van toepassing- de nieuwe voornaam(en)</text:p>
          </table:table-cell>
          <table:table-cell office:value-type="string" table:content-validation-name="val1" table:style-name="ce27">
            <text:p>KUC021</text:p>
          </table:table-cell>
          <table:table-cell table:content-validation-name="val2" table:style-name="ce20"/>
          <table:table-cell office:value-type="string" table:content-validation-name="val3" table:style-name="ce58">
            <text:p>RG</text:p>
          </table:table-cell>
          <table:table-cell office:value-type="date" office:date-value="2011-06-09T00:00:00" table:style-name="ce19">
            <text:p>9-6-2011</text:p>
          </table:table-cell>
          <table:table-cell table:style-name="ce38"/>
          <table:table-cell table:number-columns-repeated="16377"/>
        </table:table-row>
        <table:table-row table:style-name="ro1">
          <table:table-cell office:value-type="string" table:style-name="ce59">
            <text:p>Getuige(n)</text:p>
          </table:table-cell>
          <table:table-cell office:value-type="string" table:style-name="ce3">
            <text:p>Een natuurlijke persoon die als getuige bij de voltrekking van het huwelijk/geregistreerd partnerschap aanwezig is geweest en zonodig kan bevestigen.<text:s/></text:p>
          </table:table-cell>
          <table:table-cell office:value-type="string" table:content-validation-name="val1" table:style-name="ce27">
            <text:p>KUC04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Gewijzigde personen</text:p>
          </table:table-cell>
          <table:table-cell office:value-type="string" table:style-name="ce3">
            <text:p>Personen die op grond van een spontaan abonnement tot de Te volgen personen behoren en aan de Afnemer van het abonnement geleverd moet worden, omdat de persoonsgegevens gewijzigd zijn.<text:s/></text:p>
          </table:table-cell>
          <table:table-cell office:value-type="string" table:content-validation-name="val1" table:style-name="ce27">
            <text:p>PUC601</text:p>
          </table:table-cell>
          <table:table-cell table:content-validation-name="val2" table:style-name="ce20"/>
          <table:table-cell office:value-type="string" table:content-validation-name="val3" table:style-name="ce56">
            <text:p>Concept</text:p>
          </table:table-cell>
          <table:table-cell office:value-type="date" office:date-value="2011-09-28T00:00:00" table:style-name="ce19">
            <text:p>28-9-2011</text:p>
          </table:table-cell>
          <table:table-cell table:style-name="ce19"/>
          <table:table-cell table:number-columns-repeated="16377"/>
        </table:table-row>
        <table:table-row table:style-name="ro1">
          <table:table-cell office:value-type="string" table:style-name="ce59">
            <text:p>Gezag(h)ouder(s)</text:p>
          </table:table-cell>
          <table:table-cell office:value-type="string" table:style-name="ce3">
            <text:p>Persoon die het gezag heeft over een ander persoon en/of de indicatie dat gezag bij derde ligt.</text:p>
          </table:table-cell>
          <table:table-cell office:value-type="string" table:content-validation-name="val1" table:style-name="ce27">
            <text:p>KUC033, KUC051, KUC053, KUC055, KUC061, KUC062, KUC063, KUC071, KUC20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67">
            <text:p>Gezagsverhouding</text:p>
          </table:table-cell>
          <table:table-cell office:value-type="string" table:style-name="ce2">
            <text:p>Indicatie bij een persoon dat er gezag is en de persoonsgegevens van de gezaghouder</text:p>
          </table:table-cell>
          <table:table-cell office:value-type="string" table:content-validation-name="val1" table:style-name="ce28">
            <text:p>KUC0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Gezagsverhoudingwijziging</text:p>
          </table:table-cell>
          <table:table-cell office:value-type="string" table:style-name="ce3">
            <text:p>Alle relevante gegevens benodigd om de wijziging van de gezagsverhouding te registreren.</text:p>
          </table:table-cell>
          <table:table-cell office:value-type="string" table:content-validation-name="val1" table:style-name="ce28">
            <text:p>KUC0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andtekening</text:p>
          </table:table-cell>
          <table:table-cell office:value-type="string" table:style-name="ce3">
            <text:p>eigenhandige ondertekening door de aanvrager, nodig voor het aanvragen van bijvoorbeeld een reisdocument.</text:p>
          </table:table-cell>
          <table:table-cell office:value-type="string" table:content-validation-name="val1" table:style-name="ce27">
            <text:p>KUC071</text:p>
          </table:table-cell>
          <table:table-cell table:content-validation-name="val2" table:style-name="ce20"/>
          <table:table-cell office:value-type="string" table:content-validation-name="val3" table:style-name="ce56">
            <text:p>VERV</text:p>
          </table:table-cell>
          <table:table-cell office:value-type="date" office:date-value="2011-03-25T00:00:00" table:style-name="ce19">
            <text:p>25-3-2011</text:p>
          </table:table-cell>
          <table:table-cell table:style-name="ce19"/>
          <table:table-cell table:number-columns-repeated="16377"/>
        </table:table-row>
        <table:table-row table:style-name="ro1">
          <table:table-cell office:value-type="string" table:style-name="ce59">
            <text:p>Herroeping adoptie</text:p>
          </table:table-cell>
          <table:table-cell office:value-type="string" table:style-name="ce3">
            <text:p>De gerechterlijke uitspraak waardoor een eerder gedane adoptie te niet wordt gedaan.</text:p>
          </table:table-cell>
          <table:table-cell office:value-type="string" table:content-validation-name="val1" table:style-name="ce27">
            <text:p>KUC007</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erroepingsuitspraak</text:p>
          </table:table-cell>
          <table:table-cell table:style-name="ce3"/>
          <table:table-cell office:value-type="string" table:content-validation-name="val1" table:style-name="ce28">
            <text:p>KUC007</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Herroepingsverzoek</text:p>
          </table:table-cell>
          <table:table-cell office:value-type="string" table:style-name="ce3">
            <text:p>Alle relevante gegevens benodigd om herroeping adoptie <text:s/>te registreren</text:p>
          </table:table-cell>
          <table:table-cell office:value-type="string" table:content-validation-name="val1" table:style-name="ce28">
            <text:p>KUC007</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erstel historie</text:p>
          </table:table-cell>
          <table:table-cell office:value-type="string" table:style-name="ce3">
            <text:p>Terugplaatsen van eerder verwijderde historie (binnen BRP)</text:p>
          </table:table-cell>
          <table:table-cell office:value-type="string" table:content-validation-name="val1" table:style-name="ce28">
            <text:p>KUC0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erstel relatie</text:p>
          </table:table-cell>
          <table:table-cell office:value-type="string" table:style-name="ce3">
            <text:p>Alle relevante gegevens benodigd om relatie te herstellen waarbij persoon A in de administratie wel een relatie heeft met B, maar B onterecht geen relatie heeft met A.</text:p>
          </table:table-cell>
          <table:table-cell office:value-type="string" table:content-validation-name="val1" table:style-name="ce28">
            <text:p>KUC10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59">
            <text:p>Hoofdzaak</text:p>
          </table:table-cell>
          <table:table-cell office:value-type="string" table:style-name="ce3">
            <text:p>Zaak welke gebruikt wordt om een bundeling van zaken te bewerkstelligen</text:p>
          </table:table-cell>
          <table:table-cell office:value-type="string" table:content-validation-name="val1" table:style-name="ce27">
            <text:p>KUC200</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orizontale <text:s/>selectie</text:p>
          </table:table-cell>
          <table:table-cell office:value-type="string" table:style-name="ce3">
            <text:p>Selectie die bepaalt welke welke doelgroep van personen (populatie) aan een afnemer geleverd wordt. Bijvoorbeeld: Alle niet overleden personen die in Amsterdam wonen.<text:s/></text:p>
          </table:table-cell>
          <table:table-cell office:value-type="string" table:content-validation-name="val1" table:style-name="ce27">
            <text:p>PUC500</text:p>
          </table:table-cell>
          <table:table-cell table:content-validation-name="val2" table:style-name="ce20"/>
          <table:table-cell office:value-type="string" table:content-validation-name="val3" table:style-name="ce56">
            <text:p>Concept</text:p>
          </table:table-cell>
          <table:table-cell office:value-type="date" office:date-value="2011-06-20T00:00:00" table:style-name="ce19">
            <text:p>20-6-2011</text:p>
          </table:table-cell>
          <table:table-cell table:style-name="ce19"/>
          <table:table-cell table:number-columns-repeated="16377"/>
        </table:table-row>
        <table:table-row table:style-name="ro1">
          <table:table-cell office:value-type="string" table:style-name="ce59">
            <text:p>Horizontale autorisatie</text:p>
          </table:table-cell>
          <table:table-cell office:value-type="string" table:style-name="ce3">
            <text:p>Autorisatie die bepaalt voor welke welke doelgroep van personen (populatie) een afnemer geautoriseerd is. Bijvoorbeeld: Alle niet overleden personen die in Amsterdam wonen.<text:s/></text:p>
          </table:table-cell>
          <table:table-cell office:value-type="string" table:content-validation-name="val1" table:style-name="ce27">
            <text:p>PUC500, PUC321</text:p>
          </table:table-cell>
          <table:table-cell table:content-validation-name="val2" table:style-name="ce20"/>
          <table:table-cell office:value-type="string" table:content-validation-name="val3" table:style-name="ce56">
            <text:p>Concept</text:p>
          </table:table-cell>
          <table:table-cell office:value-type="date" office:date-value="2011-06-20T00:00:00" table:style-name="ce19">
            <text:p>20-6-2011</text:p>
          </table:table-cell>
          <table:table-cell table:style-name="ce19"/>
          <table:table-cell table:number-columns-repeated="16377"/>
        </table:table-row>
        <table:table-row table:style-name="ro1">
          <table:table-cell office:value-type="string" table:style-name="ce59">
            <text:p>Houder</text:p>
          </table:table-cell>
          <table:table-cell office:value-type="string" table:style-name="ce16">
            <text:p>Persoon waarvan de persoonsgegevens op een reisdocument/rijbewijs zijn vermeld</text:p>
          </table:table-cell>
          <table:table-cell office:value-type="string" table:content-validation-name="val1" table:style-name="ce27">
            <text:p>KUC072, KUC073, KUC083, <text:s/>KUC08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uwelijk</text:p>
          </table:table-cell>
          <table:table-cell office:value-type="string" table:style-name="ce3">
            <text:p>Een relatie tussen twee natuurlijke personen, tot stand gekomen op een door de wet voorgeschreven wijze voor het aangaan van een huwelijk.</text:p>
          </table:table-cell>
          <table:table-cell office:value-type="string" table:content-validation-name="val1" table:style-name="ce27">
            <text:p>KUC042, KUC043, KUC044, KUC045, KUC046, KUC047, KUC091<text:s/></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uwelijk -/geregistreerd partnerschapsverbetering</text:p>
          </table:table-cell>
          <table:table-cell office:value-type="string" table:style-name="ce16">
            <text:p>Alle relevante gegevens benodigd voor het verbeteren van huwelijksgegevens of geregistreerde partnerschapsgegevens..</text:p>
          </table:table-cell>
          <table:table-cell office:value-type="string" table:content-validation-name="val1" table:style-name="ce28">
            <text:p>KUC04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8">
            <text:p>Dennis: context BZM<text:s/></text:p>
          </table:table-cell>
          <table:table-cell table:number-columns-repeated="16377"/>
        </table:table-row>
        <table:table-row table:style-name="ro1">
          <table:table-cell office:value-type="string" table:style-name="ce59">
            <text:p>Huwelijk-/geregistreerd partnerschap aangifte</text:p>
          </table:table-cell>
          <table:table-cell office:value-type="string" table:style-name="ce3">
            <text:p>Alle relevante gegevens benodigd om de huwelijksaangifte of geregistreerd partnerschap aangifte te registreren.</text:p>
          </table:table-cell>
          <table:table-cell office:value-type="string" table:content-validation-name="val1" table:style-name="ce29">
            <text:p>KUC04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uwelijk-/geregistreerd partnerschap toestemming aanvraag<text:s/></text:p>
          </table:table-cell>
          <table:table-cell office:value-type="string" table:style-name="ce3">
            <text:p>Alle relevante gegevens benodigd om een toestemming voor huwelijk of geregistreerde partnerschap op te maken</text:p>
          </table:table-cell>
          <table:table-cell office:value-type="string" table:content-validation-name="val1" table:style-name="ce28">
            <text:p>KUC04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20"/>
          <table:table-cell table:number-columns-repeated="16377"/>
        </table:table-row>
        <table:table-row table:style-name="ro1">
          <table:table-cell office:value-type="string" table:style-name="ce59">
            <text:p>Huwelijk-/geregistreerd partnerschap voorbereidingsgegevens<text:s/></text:p>
          </table:table-cell>
          <table:table-cell office:value-type="string" table:style-name="ce3">
            <text:p>Alle relevante gegevens anders dan huwelijk-/geregistreerd partnerschapsaangifte benodigd om de <text:s/>voorbereiding van een huwelijk of geregistreerd partnerschap te registreren.</text:p>
          </table:table-cell>
          <table:table-cell office:value-type="string" table:content-validation-name="val1" table:style-name="ce27">
            <text:p>KUC041, KUC042<text:s/></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Huwelijksakte</text:p>
          </table:table-cell>
          <table:table-cell office:value-type="string" table:style-name="ce17">
            <text:p>Akte die wordt / is opgemaakt door een ambtenaar van de burgerlijke stand naar aanleiding van het huwelijk.</text:p>
          </table:table-cell>
          <table:table-cell office:value-type="string" table:content-validation-name="val1" table:style-name="ce27">
            <text:p>KUC042, KUC043, KUC045, KUC046, 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uwelijksdatum</text:p>
          </table:table-cell>
          <table:table-cell office:value-type="string" table:style-name="ce3">
            <text:p>Datum waarop het huwelijk wordt / is voltrokken</text:p>
          </table:table-cell>
          <table:table-cell office:value-type="string" table:content-validation-name="val1" table:style-name="ce29">
            <text:p>KUC04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uwelijksgegevens</text:p>
          </table:table-cell>
          <table:table-cell office:value-type="string" table:style-name="ce16">
            <text:p>Vast te leggen relatiegegevens over de (levens)gebeurtenis 'huwelijk' (huwelijkdatum, tijdstip, plaats, locatie, getuigen).</text:p>
          </table:table-cell>
          <table:table-cell office:value-type="string" table:content-validation-name="val1" table:style-name="ce28">
            <text:p>KUC041, KUC042, KUC043, KUC044, KUC045, KUC046</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Huwelijkspartner</text:p>
          </table:table-cell>
          <table:table-cell office:value-type="string" table:style-name="ce16">
            <text:p>Persoon die een relatie heeft met een andere persoon op basis van het huwelijk.</text:p>
          </table:table-cell>
          <table:table-cell office:value-type="string" table:content-validation-name="val1" table:style-name="ce27">
            <text:p>KUC023, KUC041, KUC042, KUC043, KUC044, KUC045, KUC046, KUC047</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Identiteitsdocument</text:p>
          </table:table-cell>
          <table:table-cell office:value-type="string" table:style-name="ce3">
            <text:p>Door bevoegde authoriteit afgegeven document op basis waarvan de identiteit van een persoon kan worden vastgesteld.</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Identiteitsinfrastructuur</text:p>
          </table:table-cell>
          <table:table-cell office:value-type="string" table:style-name="ce26">
            <text:p>Het geheel van juridische, technische en organisatorische voorzieningen bij het Agentschap Bpr die het mogelijk maakt om de identiteit van natuurlijke personen te verifieren.</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Immigrant</text:p>
          </table:table-cell>
          <table:table-cell office:value-type="string" table:style-name="ce16">
            <text:p>Een nieuwe inwoner van Nederland ontstaan door aangifte van verblijf en adres.</text:p>
          </table:table-cell>
          <table:table-cell office:value-type="string" table:content-validation-name="val1" table:style-name="ce28">
            <text:p>KUC05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Implementatie</text:p>
          </table:table-cell>
          <table:table-cell office:value-type="string" table:style-name="ce26">
            <text:p>De juridisch, technische en organisatorische invoering van de BRP bij gemeenten, RNI-deelnemers en afnemers.</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Implementeren</text:p>
          </table:table-cell>
          <table:table-cell office:value-type="string" table:style-name="ce26">
            <text:p>Implementeren houdt in alle werkzaamheden, die leiden tot het installeren en inpassen van de bouwstenen van het programma mGBA in de organisatie van gemeenten en afnemers en het structureel borgen van de gewenste verandering bij medewerkers van die gemeenten en afnemers.</text:p>
          </table:table-cell>
          <table:table-cell office:value-type="string" table:content-validation-name="val1" table:style-name="ce43">
            <text:p>Implementatie</text:p>
          </table:table-cell>
          <table:table-cell office:value-type="string" table:content-validation-name="val2" table:style-name="ce20">
            <text:p>PID Impl.</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Indelingsparameter</text:p>
          </table:table-cell>
          <table:table-cell office:value-type="string" table:style-name="ce18">
            <text:p>Variabele op basis waarvan de gemeente ingedeeld kan worden in stemdistrticten. Bijvoorbeeld: maximaal aantal, afstand tot stembureau.</text:p>
          </table:table-cell>
          <table:table-cell office:value-type="string" table:content-validation-name="val1" table:style-name="ce28">
            <text:p>KUC1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Indicatie</text:p>
          </table:table-cell>
          <table:table-cell office:value-type="string" table:style-name="ce18">
            <text:p>Een indicatie in de BRP (vroeger: afnemersindicatie) is een mechanisme waarmee een afnemer kan aangeven op de hoogte te willen blijven van wijzigingen in persoonsgegevens van een persoon. Een indicatie kan geplaatst of verwijderd worden.</text:p>
          </table:table-cell>
          <table:table-cell office:value-type="string" table:content-validation-name="val1" table:style-name="ce28">
            <text:p>PUC307</text:p>
          </table:table-cell>
          <table:table-cell table:content-validation-name="val2" table:style-name="ce20"/>
          <table:table-cell office:value-type="string" table:content-validation-name="val3" table:style-name="ce56">
            <text:p>Concept</text:p>
          </table:table-cell>
          <table:table-cell office:value-type="date" office:date-value="2011-08-10T00:00:00" table:style-name="ce19">
            <text:p>10-8-2011</text:p>
          </table:table-cell>
          <table:table-cell table:style-name="ce19"/>
          <table:table-cell table:number-columns-repeated="16377"/>
        </table:table-row>
        <table:table-row table:style-name="ro1">
          <table:table-cell office:value-type="string" table:style-name="ce59">
            <text:p>Indirecte levering</text:p>
          </table:table-cell>
          <table:table-cell office:value-type="string" table:style-name="ce18">
            <text:p>Een levering van persoonsgegevens door een partij namens een andere partij. Bijvoorbeeld: Politie vraagt aan de gemeente om de bewoners van een bepaald pand.</text:p>
          </table:table-cell>
          <table:table-cell office:value-type="string" table:content-validation-name="val1" table:style-name="ce28">
            <text:p>PUC302</text:p>
          </table:table-cell>
          <table:table-cell table:content-validation-name="val2" table:style-name="ce20"/>
          <table:table-cell office:value-type="string" table:content-validation-name="val3" table:style-name="ce56">
            <text:p>Concept</text:p>
          </table:table-cell>
          <table:table-cell office:value-type="date" office:date-value="2011-10-26T00:00:00" table:style-name="ce19">
            <text:p>26-10-2011</text:p>
          </table:table-cell>
          <table:table-cell table:style-name="ce19"/>
          <table:table-cell table:number-columns-repeated="16377"/>
        </table:table-row>
        <table:table-row table:style-name="ro1">
          <table:table-cell office:value-type="string" table:style-name="ce59">
            <text:p>Informatie-overeenkomst</text:p>
          </table:table-cell>
          <table:table-cell office:value-type="string" table:style-name="ce3">
            <text:p>Dit is een voortvloeisel van het autorisatiebesluit. De informatieovereenkomst is een bundeling van abonnementen en bevragingsprofiel.</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Ingeschrevene</text:p>
          </table:table-cell>
          <table:table-cell office:value-type="string" table:style-name="ce3">
            <text:p>Degene ten aanzien van wie een persoonslijst in de basisregistratie personen is opgenomen. (bron: Wet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Ingetrokken stempas</text:p>
          </table:table-cell>
          <table:table-cell table:style-name="ce3"/>
          <table:table-cell office:value-type="string" table:content-validation-name="val1" table:style-name="ce28">
            <text:p>KUC133</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Ingezetene</text:p>
          </table:table-cell>
          <table:table-cell office:value-type="string" table:style-name="ce3">
            <text:p>De ingeschrevene, die zijn adres heeft in een gemeente in Nederland en op wiens persoonslijst niet het gegeven van zijn overlijden of van vertrek uit Nederland als actueel gegeven is opgenomen. (bron: Wet BRP)</text:p>
          </table:table-cell>
          <table:table-cell office:value-type="string" table:content-validation-name="val1" table:style-name="ce28">
            <text:p>KUC101, KUC102</text:p>
          </table:table-cell>
          <table:table-cell office:value-type="string" table:content-validation-name="val2" table:style-name="ce20">
            <text:p>LO</text:p>
          </table:table-cell>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Inname</text:p>
          </table:table-cell>
          <table:table-cell table:style-name="ce3"/>
          <table:table-cell office:value-type="string" table:content-validation-name="val1" table:style-name="ce27">
            <text:p>KUC083</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Inname rijbewijs</text:p>
          </table:table-cell>
          <table:table-cell table:style-name="ce3"/>
          <table:table-cell office:value-type="string" table:content-validation-name="val1" table:style-name="ce27">
            <text:p>KUC083</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Innamebewijs</text:p>
          </table:table-cell>
          <table:table-cell office:value-type="string" table:style-name="ce34">
            <text:p>Schriftelijke bevestiging voor de burger dat het rijbewijs ingenomen is</text:p>
          </table:table-cell>
          <table:table-cell office:value-type="string" table:content-validation-name="val1" table:style-name="ce27">
            <text:p>KUC083</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Innamegegevens</text:p>
          </table:table-cell>
          <table:table-cell office:value-type="string" table:style-name="ce3">
            <text:p>De gegevens welke vastgelegd worden die betrekking hebben op de inname van een reisdocument / rijbewijs</text:p>
          </table:table-cell>
          <table:table-cell office:value-type="string" table:content-validation-name="val1" table:style-name="ce28">
            <text:p>KUC072, <text:s/>KUC08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3"/>
          <table:table-cell table:number-columns-repeated="16377"/>
        </table:table-row>
        <table:table-row table:style-name="ro1">
          <table:table-cell office:value-type="string" table:style-name="ce59">
            <text:p>Innamegegevens</text:p>
          </table:table-cell>
          <table:table-cell office:value-type="string" table:style-name="ce3">
            <text:p><text:s/>(= innameverzoek, UC aangepasst)</text:p>
          </table:table-cell>
          <table:table-cell office:value-type="string" table:content-validation-name="val1" table:style-name="ce28">
            <text:p>KUC072</text:p>
          </table:table-cell>
          <table:table-cell table:content-validation-name="val2" table:style-name="ce20"/>
          <table:table-cell office:value-type="string" table:content-validation-name="val3" table:style-name="ce56">
            <text:p>VERV</text:p>
          </table:table-cell>
          <table:table-cell office:value-type="date" office:date-value="2011-02-11T00:00:00" table:style-name="ce19">
            <text:p>11-2-2011</text:p>
          </table:table-cell>
          <table:table-cell table:style-name="ce19"/>
          <table:table-cell table:number-columns-repeated="16377"/>
        </table:table-row>
        <table:table-row table:style-name="ro1">
          <table:table-cell office:value-type="string" table:style-name="ce59">
            <text:p>Innameverzoek</text:p>
          </table:table-cell>
          <table:table-cell office:value-type="string" table:style-name="ce3">
            <text:p>Alle relevante gegevens benodigd om de inname van een reisdocument te registreren.</text:p>
          </table:table-cell>
          <table:table-cell office:value-type="string" table:content-validation-name="val1" table:style-name="ce28">
            <text:p>KUC07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8">
            <text:p>Dennis: context BZMIs geen definitie</text:p>
          </table:table-cell>
          <table:table-cell table:number-columns-repeated="16377"/>
        </table:table-row>
        <table:table-row table:style-name="ro1">
          <table:table-cell office:value-type="string" table:style-name="ce59">
            <text:p>Inroeping van staat</text:p>
          </table:table-cell>
          <table:table-cell table:style-name="ce3"/>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Inroepingsuitspraak</text:p>
          </table:table-cell>
          <table:table-cell table:style-name="ce3"/>
          <table:table-cell office:value-type="string" table:content-validation-name="val1" table:style-name="ce28">
            <text:p>KUC009</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table-row>
        <table:table-row table:style-name="ro1">
          <table:table-cell office:value-type="string" table:style-name="ce59">
            <text:p>Inroepingsverzoek</text:p>
          </table:table-cell>
          <table:table-cell office:value-type="string" table:style-name="ce3">
            <text:p>Alle relevante gegevens benodigd om de inroeping van staat te registreren.</text:p>
          </table:table-cell>
          <table:table-cell office:value-type="string" table:content-validation-name="val1" table:style-name="ce28">
            <text:p>KUC009</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Inschrijving</text:p>
          </table:table-cell>
          <table:table-cell office:value-type="string" table:style-name="ce34">
            <text:p>registratie van een rechtsfeit in de BRP.</text:p>
          </table:table-cell>
          <table:table-cell office:value-type="string" table:content-validation-name="val1" table:style-name="ce27">
            <text:p>KUC052</text:p>
          </table:table-cell>
          <table:table-cell table:content-validation-name="val2" table:style-name="ce20"/>
          <table:table-cell office:value-type="string" table:content-validation-name="val3" table:style-name="ce56">
            <text:p>VERV</text:p>
          </table:table-cell>
          <table:table-cell office:value-type="date" office:date-value="2011-02-17T00:00:00" table:style-name="ce19">
            <text:p>17-2-2011</text:p>
          </table:table-cell>
          <table:table-cell table:style-name="ce19"/>
          <table:table-cell table:number-columns-repeated="16377" table:style-name="ce1"/>
        </table:table-row>
        <table:table-row table:style-name="ro1">
          <table:table-cell office:value-type="string" table:style-name="ce59">
            <text:p>Inschrijvingsverzoek</text:p>
          </table:table-cell>
          <table:table-cell office:value-type="string" table:style-name="ce34">
            <text:p>1ste inschrijving van een adoptiefkind waarbij met oorspronkelijke ouders of zonder ouders in het geval dat sprake is van een niet erkend buitenlands brondocument of een adoptie van een kind van een niet-verdragspartij</text:p>
          </table:table-cell>
          <table:table-cell office:value-type="string" table:content-validation-name="val1" table:style-name="ce27">
            <text:p>KUC006</text:p>
          </table:table-cell>
          <table:table-cell table:content-validation-name="val2" table:style-name="ce20"/>
          <table:table-cell office:value-type="string" table:content-validation-name="val3" table:style-name="ce56">
            <text:p>VERV</text:p>
          </table:table-cell>
          <table:table-cell office:value-type="date" office:date-value="2011-04-06T00:00:00" table:style-name="ce19">
            <text:p>6-4-2011</text:p>
          </table:table-cell>
          <table:table-cell table:style-name="ce19"/>
          <table:table-cell table:number-columns-repeated="16377" table:style-name="ce1"/>
        </table:table-row>
        <table:table-row table:style-name="ro1">
          <table:table-cell office:value-type="string" table:style-name="ce59">
            <text:p>Instantie</text:p>
          </table:table-cell>
          <table:table-cell office:value-type="string" table:style-name="ce18">
            <text:p>De (applicatieserver)server/node waar een<text:s/><text:span text:style-name="T8">softwarecomponent</text:span><text:s/>op draait.</text:p>
          </table:table-cell>
          <table:table-cell office:value-type="string" table:content-validation-name="val1" table:style-name="ce28">
            <text:p>PUC303</text:p>
          </table:table-cell>
          <table:table-cell table:content-validation-name="val2" table:style-name="ce20"/>
          <table:table-cell office:value-type="string" table:content-validation-name="val3" table:style-name="ce56">
            <text:p>Concept</text:p>
          </table:table-cell>
          <table:table-cell office:value-type="date" office:date-value="2011-11-28T00:00:00" table:style-name="ce19">
            <text:p>28-11-2011</text:p>
          </table:table-cell>
          <table:table-cell table:style-name="ce19"/>
          <table:table-cell table:number-columns-repeated="16377" table:style-name="ce1"/>
        </table:table-row>
        <table:table-row table:style-name="ro1">
          <table:table-cell office:value-type="string" table:style-name="ce59">
            <text:p>Instemmer</text:p>
          </table:table-cell>
          <table:table-cell office:value-type="string" table:style-name="ce18">
            <text:p>Persoon die instemt met naamskeuze.</text:p>
          </table:table-cell>
          <table:table-cell office:value-type="string" table:content-validation-name="val1" table:style-name="ce28">
            <text:p>KUC023</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style-name="ce1"/>
        </table:table-row>
        <table:table-row table:style-name="ro1">
          <table:table-cell office:value-type="string" table:style-name="ce59">
            <text:p>Instemmingsverklaring</text:p>
          </table:table-cell>
          <table:table-cell office:value-type="string" table:style-name="ce18">
            <text:p>Verklaring van een kandidaat dat deze instemt met de plaatsing op een kandidatenlijst</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Interactieregel</text:p>
          </table:table-cell>
          <table:table-cell table:style-name="ce18"/>
          <table:table-cell office:value-type="string" table:content-validation-name="val1" table:style-name="ce28">
            <text:p>PUC317</text:p>
          </table:table-cell>
          <table:table-cell table:content-validation-name="val2" table:style-name="ce20"/>
          <table:table-cell office:value-type="string" table:content-validation-name="val3" table:style-name="ce56">
            <text:p>Concept</text:p>
          </table:table-cell>
          <table:table-cell office:value-type="date" office:date-value="2011-06-15T00:00:00" table:style-name="ce19">
            <text:p>15-6-2011</text:p>
          </table:table-cell>
          <table:table-cell table:style-name="ce19"/>
          <table:table-cell table:number-columns-repeated="16377" table:style-name="ce1"/>
        </table:table-row>
        <table:table-row table:style-name="ro1">
          <table:table-cell office:value-type="string" table:style-name="ce59">
            <text:p>Interface</text:p>
          </table:table-cell>
          <table:table-cell office:value-type="string" table:style-name="ce3">
            <text:p>Een beschreven koppeling tussen verschillende computersystemen of tussen mens en machine (gebruikersinterface). Wordt ook gebruikt om de specificatie van een dergelijke koppeling aan te duid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Interstelselcommunicatie (ISC)</text:p>
          </table:table-cell>
          <table:table-cell office:value-type="string" table:style-name="ce26">
            <text:p>De voorzieningen die ervoor zorgen dat gedurende de migratieperiode berichten in het oude stelsel gebruikt kunnen worden in het nieuwe stelsel, en vice versa.</text:p>
          </table:table-cell>
          <table:table-cell office:value-type="string" table:content-validation-name="val1" table:style-name="ce43">
            <text:p>Migr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Inwonersaantallen</text:p>
          </table:table-cell>
          <table:table-cell office:value-type="string" table:style-name="ce3">
            <text:p>inwonersaantallen (personen 18 jaar en ouder)<text:s/></text:p>
          </table:table-cell>
          <table:table-cell office:value-type="string" table:content-validation-name="val1" table:style-name="ce28">
            <text:p>KUC132</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style-name="ce1"/>
        </table:table-row>
        <table:table-row table:style-name="ro1">
          <table:table-cell office:value-type="string" table:style-name="ce59">
            <text:p>Inzagerecht</text:p>
          </table:table-cell>
          <table:table-cell office:value-type="string" table:style-name="ce3">
            <text:p>Het recht van iedere in de BRP geregistreerde persoon op inzage in de Persoonsgegevens die over hem geregistreerd zijn en in de Verstrekking aan Afnemers van zijn gegevens.</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Inzageverlening</text:p>
          </table:table-cell>
          <table:table-cell office:value-type="string" table:style-name="ce3">
            <text:p>Gebruik maken van het inzagerecht door een burger, voor een in de BRP geregistreerde persoon.</text:p>
          </table:table-cell>
          <table:table-cell office:value-type="string" table:content-validation-name="val1" table:style-name="ce28">
            <text:p>PUC302</text:p>
          </table:table-cell>
          <table:table-cell table:content-validation-name="val2" table:style-name="ce20"/>
          <table:table-cell office:value-type="string" table:content-validation-name="val3" table:style-name="ce56">
            <text:p>Concept</text:p>
          </table:table-cell>
          <table:table-cell office:value-type="date" office:date-value="2011-09-20T00:00:00" table:style-name="ce19">
            <text:p>20-9-2011</text:p>
          </table:table-cell>
          <table:table-cell table:style-name="ce19"/>
          <table:table-cell table:number-columns-repeated="16377" table:style-name="ce1"/>
        </table:table-row>
        <table:table-row table:style-name="ro1">
          <table:table-cell office:value-type="string" table:style-name="ce59">
            <text:p>Issue</text:p>
          </table:table-cell>
          <table:table-cell office:value-type="string" table:style-name="ce25">
            <text:p>Een opgetreden probleem dat opgelost dient te worden om de voortgang van het project / programma te waarborgen.</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245" table:style-name="ce43"/>
          <table:table-cell table:number-columns-repeated="16133"/>
        </table:table-row>
        <table:table-row table:style-name="ro1">
          <table:table-cell office:value-type="string" table:style-name="ce61">
            <text:p>Iteratie</text:p>
          </table:table-cell>
          <table:table-cell office:value-type="string" table:style-name="ce26">
            <text:p>Een vastgestelde periode, binnen het project BRP vastgesteld op 3 weken, waarbinnen projectactiviteiten worden uitgevoerd. Bij aanvang wordt door het gehele projectteam in een iteratieplan wordt vastgelegd welke resultaten aan het einde van de periode bereikt zijn. Hierbij wordt voornamelijk gekeken naar de backlog. De periode wordt afgesloten met een assessment.</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Jira</text:p>
          </table:table-cell>
          <table:table-cell office:value-type="string" table:style-name="ce26">
            <text:p>Het Issue management tool dat gebruikt wordt binnen het programma mGBA.</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Kandidaat</text:p>
          </table:table-cell>
          <table:table-cell office:value-type="string" table:style-name="ce18">
            <text:p>Persoon welke ingestemd heeft met de plaatsing op een kandidatenlijst om zich verkiesbaar te stellen voor een zetel in het vertegenwoordigend orgaan waarvoor de verkiezing geldt.</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Kandidatenlijst</text:p>
          </table:table-cell>
          <table:table-cell office:value-type="string" table:style-name="ce3">
            <text:p>Lijst met kandidaten opgesteld door een bepaalde politieke groepering.</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Kennisgeving</text:p>
          </table:table-cell>
          <table:table-cell office:value-type="string" table:style-name="ce3">
            <text:p>Verzamelterm voor documenten met gegevens over een (levens)gebeurtenis, die aan betrokkene of derden worden verstuurd, waardoor de (levens)gebeurtenis bekend wordt gemaakt. Kan mede een Afschrift of Uittreksel zijn.<text:s/></text:p>
          </table:table-cell>
          <table:table-cell office:value-type="string" table:content-validation-name="val1" table:style-name="ce51">
            <office:annotation draw:style-name="a10" svg:x="10.4479166666667in" svg:y="208.28125in" svg:width="1.71875in" svg:height="0in">
              <dc:creator>Jansen</dc:creator>
              <text:p><text:span text:style-name="T7">Cel ('tekst' of 'standaard') bevat te veel tekst voor het filter en is dan niet zichtbaar. Een oplossing is om de "ooprsprong" op te splitsen naar kolommen KUC en PUC en alleen de nummer op te nemen ivm ruimte.</text:span></text:p>
              <text:p/>
            </office:annotation>
            <text:p>KUC001, KUC002, KUC003, KUC004, KUC005, KUC006, KUC007, KUC008, KUC009, KUC010, KUC021, KUC031, KUC032, <text:s/>KUC033, KUC041, KUC042, KUC043, KUC044, KUC045, KUC046, KUC051, KUC052, KUC053, KUC054, KUC055, KUC062, KUC063, KUC071, KUC072, KUC081, KUC082, KUC083, KUC091, KUC092, KUC101, KUC111, KUC131, KUC134, KUC203, 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Kennisgeving benoeming</text:p>
          </table:table-cell>
          <table:table-cell office:value-type="string" table:style-name="ce3">
            <text:p>Kennisgeving + benoeming</text:p>
          </table:table-cell>
          <table:table-cell office:value-type="string" table:content-validation-name="val1" table:style-name="ce28">
            <text:p>KUC134</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office:annotation draw:style-name="a11" svg:x="9.51041666666667in" svg:y="381.125in" svg:width="0.739583333333333in" svg:height="0.833333333333333in">
              <dc:creator>Stefan Jansen</dc:creator>
              <text:p><text:span text:style-name="T4">Term wordt niet gebruikt</text:span></text:p>
            </office:annotation>
            <text:p>Kennisgeving gezagsregister</text:p>
          </table:table-cell>
          <table:table-cell office:value-type="string" table:style-name="ce3">
            <text:p>De schriftelijke mededeling van het gezagregister, over het gezag over een minderjarige.</text:p>
          </table:table-cell>
          <table:table-cell office:value-type="string" table:content-validation-name="val1" table:style-name="ce28">
            <text:p>KUC033</text:p>
          </table:table-cell>
          <table:table-cell table:content-validation-name="val2" table:style-name="ce20"/>
          <table:table-cell office:value-type="string" table:content-validation-name="val3" table:style-name="ce56">
            <text:p>VERV</text:p>
          </table:table-cell>
          <table:table-cell office:value-type="date" office:date-value="2011-01-27T00:00:00" table:style-name="ce19">
            <text:p>27-1-2011</text:p>
          </table:table-cell>
          <table:table-cell table:style-name="ce19"/>
          <table:table-cell table:number-columns-repeated="16377"/>
        </table:table-row>
        <table:table-row table:style-name="ro1">
          <table:table-cell office:value-type="string" table:style-name="ce59">
            <text:p>Kennisgeving meldingbesluit</text:p>
          </table:table-cell>
          <table:table-cell office:value-type="string" table:style-name="ce3">
            <text:p>kennisgeving + meldingbesluit</text:p>
          </table:table-cell>
          <table:table-cell office:value-type="string" table:content-validation-name="val1" table:style-name="ce28">
            <text:p>KUC111</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Kennisgeving onttrekking reisdocument</text:p>
          </table:table-cell>
          <table:table-cell office:value-type="string" table:style-name="ce3">
            <text:p>kennisgeving + reisdocument</text:p>
          </table:table-cell>
          <table:table-cell office:value-type="string" table:content-validation-name="val1" table:style-name="ce28">
            <text:p>KUC072</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Kennisgeving overlijden</text:p>
          </table:table-cell>
          <table:table-cell office:value-type="string" table:style-name="ce3">
            <text:p>Kennisgeving + overlijden</text:p>
          </table:table-cell>
          <table:table-cell office:value-type="string" table:content-validation-name="val1" table:style-name="ce28">
            <text:p>KUC091</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Kennisgeving uitreiking reisdocument</text:p>
          </table:table-cell>
          <table:table-cell office:value-type="string" table:style-name="ce3">
            <text:p>kennisgeving + reisdocument</text:p>
          </table:table-cell>
          <table:table-cell office:value-type="string" table:content-validation-name="val1" table:style-name="ce28">
            <text:p>KUC071</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Kennisgeving uitreiking rijbewijs</text:p>
          </table:table-cell>
          <table:table-cell office:value-type="string" table:style-name="ce3">
            <text:p>kennisgeving + rijbewijs</text:p>
          </table:table-cell>
          <table:table-cell office:value-type="string" table:content-validation-name="val1" table:style-name="ce27">
            <text:p>KUC081, KUC082</text:p>
          </table:table-cell>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61">
            <text:p>Ketenintegratietest (KIT)</text:p>
          </table:table-cell>
          <table:table-cell office:value-type="string" table:style-name="ce26">
            <text:p>Een test waarbij het systeem BRP in een productierijpe vorm in de toekomstige productieomgeving wordt beproefd in combinatie met alle gekoppelde systemen (bij voorkeur in pre-productie stadium).</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Kiesgerechtigd persoon</text:p>
          </table:table-cell>
          <table:table-cell office:value-type="string" table:style-name="ce3">
            <text:p>Een persoon met kiesrecht</text:p>
          </table:table-cell>
          <table:table-cell office:value-type="string" table:content-validation-name="val1" table:style-name="ce27">
            <text:p>KUC131, KUC132</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Kieskring</text:p>
          </table:table-cell>
          <table:table-cell office:value-type="string" table:style-name="ce18">
            <text:p>Gebied, waar bij verkiezingen op dezelfde kandidaten kan worden gestemd. In iedere kieskring staat een hoofdstembureau, dat de uitslag van de kieskring rapporteert aan het Centraal Stembureau. (zie ook http://nl.wikipedia.org/wiki/Kieskring)</text:p>
          </table:table-cell>
          <table:table-cell office:value-type="string" table:content-validation-name="val1" table:style-name="ce27">
            <text:p>KUC1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Kiesrecht</text:p>
          </table:table-cell>
          <table:table-cell office:value-type="string" table:style-name="ce3">
            <text:p>Het recht om bij verkiezingen te stemmen op een politieke groepering <text:s/>en kandidaat naar zijn of haar voorkeur. De voorwaarden op basis waarvan dit kiesrecht wordt verleend is afhankelijk van het type en van de verkiezing.</text:p>
          </table:table-cell>
          <table:table-cell office:value-type="string" table:content-validation-name="val1" table:style-name="ce41">
            <text:p>KUC131</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number-columns-repeated="16378" table:style-name="ce1"/>
        </table:table-row>
        <table:table-row table:style-name="ro1">
          <table:table-cell office:value-type="string" table:style-name="ce59">
            <text:p>Kiesrechtgegevens</text:p>
          </table:table-cell>
          <table:table-cell office:value-type="string" table:style-name="ce3">
            <text:p>De gegevens welke vastgelegd worden / zijn die betrekking hebben op kiesrecht van een persoon</text:p>
          </table:table-cell>
          <table:table-cell office:value-type="string" table:content-validation-name="val1" table:style-name="ce27">
            <text:p>KUC131</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39">
            <text:p>Deze definitie lijkt geeen probleem te zijn met GS. Hier wordt "Kiesrecht" als thema gebruikt voor een groep gegevens waaronder vallen: uitsluiting verkiezingen NL en deelname verkiezingen EU</text:p>
          </table:table-cell>
          <table:table-cell table:number-columns-repeated="16377"/>
        </table:table-row>
        <table:table-row table:style-name="ro1">
          <table:table-cell office:value-type="string" table:style-name="ce59">
            <text:p>Kiesrechtregistratie</text:p>
          </table:table-cell>
          <table:table-cell office:value-type="string" table:style-name="ce3">
            <text:p>Alle relevante gegevens benodigd om kiesrecht te registreren.</text:p>
          </table:table-cell>
          <table:table-cell office:value-type="string" table:content-validation-name="val1" table:style-name="ce27">
            <text:p>KUC13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Kiezer</text:p>
          </table:table-cell>
          <table:table-cell office:value-type="string" table:style-name="ce3">
            <text:p>Persoon die bij de gekozen verkiezing kiesgerechtig is</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Kiezersbestand</text:p>
          </table:table-cell>
          <table:table-cell office:value-type="string" table:style-name="ce3">
            <text:p>Bestand met kiezers ingedeeld in stembureas dat dient voor de creatie van stempassen, waarbij elke stempas een stempasnummer krijgt.</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Kind</text:p>
          </table:table-cell>
          <table:table-cell office:value-type="string" table:style-name="ce3">
            <text:p>Persoon met ouder(s).</text:p>
          </table:table-cell>
          <table:table-cell office:value-type="string" table:content-validation-name="val1" table:style-name="ce27">
            <text:p>KUC001, KUC002, KUC003, KUC004, KUC005, KUC007, KUC009, KUC010, KUC021, KUC023, <text:s/>KUC033, KUC071 Div</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Kindgegevens</text:p>
          </table:table-cell>
          <table:table-cell table:style-name="ce3"/>
          <table:table-cell office:value-type="string" table:content-validation-name="val1" table:style-name="ce27">
            <text:p>KUC003</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style-name="ce1"/>
        </table:table-row>
        <table:table-row table:style-name="ro1">
          <table:table-cell office:value-type="string" table:style-name="ce59">
            <text:p>KING</text:p>
          </table:table-cell>
          <table:table-cell office:value-type="string" table:style-name="ce25">
            <text:p>Kwaliteitsinstituut Nederlandse Gemeenten (KING) ondersteunt de implementatie van de BRP bij gemeenten. Dit gebeurt onder regie van het project Implementatie.</text:p>
          </table:table-cell>
          <table:table-cell office:value-type="string" table:content-validation-name="val1" table:style-name="ce43">
            <text:p>Implement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245" table:style-name="ce43"/>
          <table:table-cell table:number-columns-repeated="16133"/>
        </table:table-row>
        <table:table-row table:style-name="ro1">
          <table:table-cell office:value-type="string" table:style-name="ce59">
            <text:p>Koninklijk Besluit</text:p>
          </table:table-cell>
          <table:table-cell office:value-type="string" table:style-name="ce3">
            <text:p>vervallen</text:p>
          </table:table-cell>
          <table:table-cell office:value-type="string" table:content-validation-name="val1" table:style-name="ce28">
            <text:p>KUC021</text:p>
          </table:table-cell>
          <table:table-cell table:content-validation-name="val2" table:style-name="ce2"/>
          <table:table-cell office:value-type="string" table:content-validation-name="val3" table:style-name="ce56">
            <text:p>VERV</text:p>
          </table:table-cell>
          <table:table-cell office:value-type="date" office:date-value="2011-01-17T00:00:00" table:style-name="ce19">
            <text:p>17-1-2011</text:p>
          </table:table-cell>
          <table:table-cell table:style-name="ce19"/>
          <table:table-cell table:number-columns-repeated="16377" table:style-name="ce1"/>
        </table:table-row>
        <table:table-row table:style-name="ro1">
          <table:table-cell office:value-type="string" table:style-name="ce59">
            <text:p>Koninklijk Besluit naamswijziging</text:p>
          </table:table-cell>
          <table:table-cell office:value-type="string" table:style-name="ce3">
            <text:p>Het Koninklijk Besluit wordt ondertekend door de Majesteit in geval van een voordracht (positief advies) voor geslachtsnaamswijziging.</text:p>
            <text:p>Het Koninklijk Besluit wordt naar de gemeente en de aanvrager gestuurd.<text:s/></text:p>
          </table:table-cell>
          <table:table-cell office:value-type="string" table:content-validation-name="val1" table:style-name="ce28">
            <text:p>KUC021</text:p>
          </table:table-cell>
          <table:table-cell table:content-validation-name="val2" table:style-name="ce28"/>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style-name="ce1"/>
        </table:table-row>
        <table:table-row table:style-name="ro1">
          <table:table-cell office:value-type="string" table:style-name="ce61">
            <text:p>Koploperafnemer(s)</text:p>
          </table:table-cell>
          <table:table-cell office:value-type="string" table:style-name="ce26">
            <text:p>Afnemer die als eerste gebruik zal maken van de BRP als gebruiker van persoonsgegevens. De koploperafnemers zullen een belangrijke rol vervullen bij de acceptatie en krijgen voorafgaand aan de invoering extra ondersteuning en uitgebreide informatie over de werking van de BRP en de centrale BRP-voorzieningen.</text:p>
          </table:table-cell>
          <table:table-cell table:content-validation-name="val1" table:style-name="ce1"/>
          <table:table-cell office:value-type="string" table:content-validation-name="val2" table:style-name="ce41">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61">
            <text:p>Koploperfase</text:p>
          </table:table-cell>
          <table:table-cell office:value-type="string" table:style-name="ce26">
            <text:p>Tijdens de koploperfase zullen uitsluitend koploperafnemers en koplopergemeenten in een productie situatie gebruik maken van het BRP systeem. Na afloop kan het systeem worden vrijgegeven voor breed gebruik en kunnen de overige gemeenten en afnemers aansluiten.</text:p>
          </table:table-cell>
          <table:table-cell table:content-validation-name="val1" table:style-name="ce1"/>
          <table:table-cell office:value-type="string" table:content-validation-name="val2" table:style-name="ce41">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61">
            <text:p>Koplopergemeente(n)</text:p>
          </table:table-cell>
          <table:table-cell office:value-type="string" table:style-name="ce26">
            <text:p>Gemeenten die als eerste gebruik zal maken van burgerzaken modules (BZM), die koppelen aan de centrale BRP-voorzieningen. De koplopergemeenten zullen als eerste afnemers van de BRP fungeren voor het binnengemeentelijk verkeer. Tijdens de ontwikkeling van het BRP systeem zal het project nauw optrekken met deze gemeenten. Deze gemeenten vervullen een bijzondere rol vanaf de vroege testen van het systeem tot en met de ketenintegratietest, waarbij ze als acceptant zullen optreden. project extra ondersteuning en uitgebreide informatie over de werking van de BRP, voorafgaand aan de officiële publicatie van bijvoorbeeld. het Logisch Ontwerp. Dit is noodzakelijk om tijdig te kunnen aansluiten op de centrale BRP-voorzieningen.</text:p>
          </table:table-cell>
          <table:table-cell table:content-validation-name="val1" table:style-name="ce1"/>
          <table:table-cell office:value-type="string" table:content-validation-name="val2" table:style-name="ce41">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Koppelregister</text:p>
          </table:table-cell>
          <table:table-cell office:value-type="string" table:style-name="ce14">
            <text:p>Het koppelregister is een hulpregister binnen de BV BSN. In dit register is de relatie tussen het A-nummer en het BSN opgenomen. Op basis hiervan kunnen vragen van de gemeenten, waarin geen BSN (maar wel een A-nummer) is opgenomen, worden omgezet naar een vraag voor de BV BSN.</text:p>
          </table:table-cell>
          <table:table-cell table:content-validation-name="val1" table:style-name="ce27"/>
          <table:table-cell office:value-type="string" table:content-validation-name="val2" table:style-name="ce27">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Koppelvlak</text:p>
          </table:table-cell>
          <table:table-cell office:value-type="string" table:style-name="ce3">
            <text:p>Een koppelvlak is een set van afspraken tussen organisaties of tussen systeemcomponenten omschreven op semantisch niveau. De BRP biedt vijf koppelvlakken: bijhouding, bevraging, levering, terugmelding en beheer. Zie ook “technisch koppelvlak”.</text:p>
          </table:table-cell>
          <table:table-cell table:content-validation-name="val1" table:style-name="ce27"/>
          <table:table-cell office:value-type="string" table:content-validation-name="val2" table:style-name="ce27">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Kwaliteitscontrole</text:p>
          </table:table-cell>
          <table:table-cell office:value-type="string" table:style-name="ce3">
            <text:p>Het controleren van de plausibiliteit en consistentie van een bijhouding (in de vorm van een bijhoudingsverzoek of bijhoudingsvoorstel).</text:p>
          </table:table-cell>
          <table:table-cell table:content-validation-name="val1" table:style-name="ce27"/>
          <table:table-cell office:value-type="string" table:content-validation-name="val2" table:style-name="ce27">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style-name="ce1"/>
        </table:table-row>
        <table:table-row table:style-name="ro1">
          <table:table-cell office:value-type="string" table:style-name="ce59">
            <text:p>Latere vermelding</text:p>
          </table:table-cell>
          <table:table-cell office:value-type="string" table:style-name="ce3">
            <text:p>De benaming voor een toevoeging aan een akte. Voor de meeste latere vermeldingen is een concretere term, bijv. latere vermelding van erkenning.</text:p>
          </table:table-cell>
          <table:table-cell office:value-type="string" table:content-validation-name="val1" table:style-name="ce27">
            <text:p><text:s/>KUC001, KUC004, KUC005, KUC007, KUC008, KUC009, KUC010, KUC021, KUC043, <text:s/>KUC045, KUC046, KUC092</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1"/>
        </table:table-row>
        <table:table-row table:style-name="ro1">
          <table:table-cell office:value-type="string" table:style-name="ce59">
            <text:p>Latere vermelding aan de overlijdensakte</text:p>
          </table:table-cell>
          <table:table-cell office:value-type="string" table:style-name="ce3">
            <text:p>latere vermelding + overlijdensakte</text:p>
          </table:table-cell>
          <table:table-cell office:value-type="string" table:content-validation-name="val1" table:style-name="ce27">
            <text:p>KUC092</text:p>
          </table:table-cell>
          <table:table-cell table:content-validation-name="val2" table:style-name="ce3"/>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style-name="ce1"/>
        </table:table-row>
        <table:table-row table:style-name="ro1">
          <table:table-cell office:value-type="string" table:style-name="ce59">
            <text:p>Latere vermelding beeindiging partnerschap</text:p>
          </table:table-cell>
          <table:table-cell office:value-type="string" table:style-name="ce3">
            <text:p>Latere vermelding betreffende beeindiging partnerschap</text:p>
          </table:table-cell>
          <table:table-cell office:value-type="string" table:content-validation-name="val1" table:style-name="ce28">
            <text:p>KUC044</text:p>
          </table:table-cell>
          <table:table-cell table:content-validation-name="val2" table:style-name="ce28"/>
          <table:table-cell office:value-type="string" table:content-validation-name="val3" table:style-name="ce58">
            <text:p>VERV</text:p>
          </table:table-cell>
          <table:table-cell office:value-type="date" office:date-value="2011-07-26T00:00:00" table:style-name="ce19">
            <text:p>26-7-2011</text:p>
          </table:table-cell>
          <table:table-cell table:style-name="ce19"/>
          <table:table-cell table:number-columns-repeated="16377" table:style-name="ce1"/>
        </table:table-row>
        <table:table-row table:style-name="ro1">
          <table:table-cell office:value-type="string" table:style-name="ce59">
            <text:p>Latere vermelding echtscheiding op huwelijksakte</text:p>
          </table:table-cell>
          <table:table-cell office:value-type="string" table:style-name="ce3">
            <text:p>Latere vermelding betreffende echtscheiding</text:p>
          </table:table-cell>
          <table:table-cell office:value-type="string" table:content-validation-name="val1" table:style-name="ce28">
            <text:p>KUC043</text:p>
          </table:table-cell>
          <table:table-cell table:content-validation-name="val2" table:style-name="ce28"/>
          <table:table-cell office:value-type="string" table:content-validation-name="val3" table:style-name="ce56">
            <text:p>VERV</text:p>
          </table:table-cell>
          <table:table-cell office:value-type="date" office:date-value="2011-01-14T00:00:00" table:style-name="ce19">
            <text:p>14-1-2011</text:p>
          </table:table-cell>
          <table:table-cell table:style-name="ce19"/>
          <table:table-cell table:number-columns-repeated="16377" table:style-name="ce1"/>
        </table:table-row>
        <table:table-row table:style-name="ro1">
          <table:table-cell office:value-type="string" table:style-name="ce59">
            <text:p>Latere vermelding van erkenning</text:p>
          </table:table-cell>
          <table:table-cell table:style-name="ce3"/>
          <table:table-cell table:content-validation-name="val1" table:style-name="ce28"/>
          <table:table-cell table:content-validation-name="val2" table:style-name="ce2"/>
          <table:table-cell office:value-type="string" table:content-validation-name="val3" table:style-name="ce56">
            <text:p>VERV</text:p>
          </table:table-cell>
          <table:table-cell office:value-type="date" office:date-value="2011-02-02T00:00:00" table:style-name="ce19">
            <text:p>2-2-2011</text:p>
          </table:table-cell>
          <table:table-cell table:style-name="ce19"/>
          <table:table-cell table:number-columns-repeated="16377"/>
        </table:table-row>
        <table:table-row table:style-name="ro1">
          <table:table-cell office:value-type="string" table:style-name="ce59">
            <text:p>Latere vermelding van ontkenning</text:p>
          </table:table-cell>
          <table:table-cell office:value-type="string" table:style-name="ce3">
            <text:p>= Latere vermelding</text:p>
          </table:table-cell>
          <table:table-cell office:value-type="string" table:content-validation-name="val1" table:style-name="ce28">
            <text:p>KUC004</text:p>
          </table:table-cell>
          <table:table-cell table:content-validation-name="val2" table:style-name="ce2"/>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Latere vermelding vernietiging van nietigverklaring</text:p>
          </table:table-cell>
          <table:table-cell office:value-type="string" table:style-name="ce3">
            <text:p>Latere vermelding betreffende vernietiging van nietigverklaring van huwelijk.</text:p>
          </table:table-cell>
          <table:table-cell office:value-type="string" table:content-validation-name="val1" table:style-name="ce28">
            <text:p>KUC046</text:p>
          </table:table-cell>
          <table:table-cell table:content-validation-name="val2" table:style-name="ce28"/>
          <table:table-cell office:value-type="string" table:content-validation-name="val3" table:style-name="ce58">
            <text:p>VERV</text:p>
          </table:table-cell>
          <table:table-cell office:value-type="date" office:date-value="2011-07-26T00:00:00" table:style-name="ce19">
            <text:p>26-7-2011</text:p>
          </table:table-cell>
          <table:table-cell table:style-name="ce19"/>
          <table:table-cell table:number-columns-repeated="16377"/>
        </table:table-row>
        <table:table-row table:style-name="ro1">
          <table:table-cell office:value-type="string" table:style-name="ce59">
            <text:p>Leges</text:p>
          </table:table-cell>
          <table:table-cell office:value-type="string" table:style-name="ce3">
            <text:p>Leges zijn betalingen die aan de overheid worden gedaan in ruil voor een door de overheid geleverde dienst.</text:p>
          </table:table-cell>
          <table:table-cell office:value-type="string" table:content-validation-name="val1" table:style-name="ce27">
            <text:p>KUC204</text:p>
          </table:table-cell>
          <table:table-cell table:content-validation-name="val2" table:style-name="ce27"/>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Leverancier</text:p>
          </table:table-cell>
          <table:table-cell office:value-type="string" table:style-name="ce3">
            <text:p>Een bedrijf dat software levert aan deelnemers of aan het programma mGBA ten behoeve van BRP-voorzieningen.</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Leveren</text:p>
          </table:table-cell>
          <table:table-cell office:value-type="string" table:style-name="ce3">
            <text:p>Het door de BRP afleveren van Persoonsgegevens aan een Afnemer op basis van een Abonnement. Als een Afnemer Persoonsgegevens geleverd krijgt, is vast te stellen op basis van welk Abonnement dat is gebeurd.</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Levering</text:p>
          </table:table-cell>
          <table:table-cell office:value-type="string" table:style-name="ce3">
            <text:p>Persoonsgegevens voor het leveren (zie ook leveren).<text:s/></text:p>
          </table:table-cell>
          <table:table-cell office:value-type="string" table:content-validation-name="val1" table:style-name="ce27">
            <text:p>PUC001</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Leveringsautorisatie</text:p>
          </table:table-cell>
          <table:table-cell office:value-type="string" table:style-name="ce3">
            <text:p>Een vorm van Autorisatie, op basis waarvan een Partij Persoonsgegevens Geleverd kan krijgen. Een Leveringsautorisatie is bij Afnemers gebaseerd op een Autorisatiebesluit en is het gevolg van een specifieke Doelbinding.<text:s/></text:p>
          </table:table-cell>
          <table:table-cell office:value-type="string" table:content-validation-name="val1" table:style-name="ce27">
            <text:p>PUC307</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Leveringsautorisatiebesluit</text:p>
          </table:table-cell>
          <table:table-cell office:value-type="string" table:style-name="ce3">
            <text:p>Het autorisatiebesluit dat is opgesteld door de minister van BZK of het college van B&amp;W om leveringen aan een afnemer mogelijk te maken.</text:p>
          </table:table-cell>
          <table:table-cell office:value-type="string" table:content-validation-name="val1" table:style-name="ce27">
            <text:p>PUC307</text:p>
          </table:table-cell>
          <table:table-cell table:content-validation-name="val2" table:style-name="ce20"/>
          <table:table-cell office:value-type="string" table:content-validation-name="val3" table:style-name="ce56">
            <text:p>Concept</text:p>
          </table:table-cell>
          <table:table-cell office:value-type="date" office:date-value="2011-07-26T00:00:00" table:style-name="ce19">
            <text:p>26-7-2011</text:p>
          </table:table-cell>
          <table:table-cell table:style-name="ce19"/>
          <table:table-cell table:number-columns-repeated="16377"/>
        </table:table-row>
        <table:table-row table:style-name="ro1">
          <table:table-cell office:value-type="string" table:style-name="ce59">
            <text:p>Leveringsprofiel</text:p>
          </table:table-cell>
          <table:table-cell office:value-type="string" table:style-name="ce3">
            <text:p>Een Sjabloon voor Leveringsautorisaties en Abonnementen; met een Leveringsprofiel kunnen regelmatig terugkerende combinaties van Leveringsautorisaties en Abonnementen worden vastgelegd.</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Lijst verificatie verblijfstitels</text:p>
          </table:table-cell>
          <table:table-cell office:value-type="string" table:style-name="ce3">
            <text:p>Lijst met personen met hun verblijfstitel waarvan de verblijfstitel gecontroleerd en/of aangevuld wordt door de IND</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LO 3 GBA</text:p>
          </table:table-cell>
          <table:table-cell office:value-type="string" table:style-name="ce3">
            <text:p>Het Logisch Ontwerp van het huidige GBA-stelsel.</text:p>
          </table:table-cell>
          <table:table-cell table:content-validation-name="val1" table:style-name="ce43"/>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LO BRP</text:p>
          </table:table-cell>
          <table:table-cell office:value-type="string" table:style-name="ce3">
            <text:p>Logisch Ontwerp Basisregistratie Personen, de beschrijving van het systeem, waarnaar wordt verwezen vanuit het (gewijzigde) Besluit GBA en BRP.<text:s/></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Logging</text:p>
          </table:table-cell>
          <table:table-cell office:value-type="string" table:style-name="ce3">
            <text:p>De administratie van acties in de BRP.</text:p>
          </table:table-cell>
          <table:table-cell office:value-type="string" table:content-validation-name="val1" table:style-name="ce1">
            <text:p>PUC302</text:p>
          </table:table-cell>
          <table:table-cell table:content-validation-name="val2" table:style-name="ce20"/>
          <table:table-cell office:value-type="string" table:content-validation-name="val3" table:style-name="ce56">
            <text:p>Concept</text:p>
          </table:table-cell>
          <table:table-cell office:value-type="date" office:date-value="2011-09-20T00:00:00" table:style-name="ce12">
            <text:p>20-9-2011</text:p>
          </table:table-cell>
          <table:table-cell table:number-columns-repeated="16378" table:style-name="ce1"/>
        </table:table-row>
        <table:table-row table:style-name="ro1">
          <table:table-cell office:value-type="string" table:style-name="ce59">
            <text:p>Logging van beheer</text:p>
          </table:table-cell>
          <table:table-cell office:value-type="string" table:style-name="ce3">
            <text:p>De administratie van acties ten behoeve van het beheer van BPR.</text:p>
          </table:table-cell>
          <table:table-cell office:value-type="string" table:content-validation-name="val1" table:style-name="ce27">
            <text:p>PUC308, PUC322</text:p>
          </table:table-cell>
          <table:table-cell table:content-validation-name="val2" table:style-name="ce20"/>
          <table:table-cell office:value-type="string" table:content-validation-name="val3" table:style-name="ce56">
            <text:p>Concept</text:p>
          </table:table-cell>
          <table:table-cell office:value-type="date" office:date-value="2011-05-25T00:00:00" table:style-name="ce19">
            <text:p>25-5-2011</text:p>
          </table:table-cell>
          <table:table-cell table:style-name="ce19"/>
          <table:table-cell table:number-columns-repeated="16377"/>
        </table:table-row>
        <table:table-row table:style-name="ro1">
          <table:table-cell office:value-type="string" table:style-name="ce59">
            <text:p>Logisch Ontwerp (LO)</text:p>
          </table:table-cell>
          <table:table-cell office:value-type="string" table:style-name="ce3">
            <text:p>Het LO beschrijft de functie en werking van het systeem ten behoeve deelnemers, afnemers en beheerders vwb het BRP-stelsel en het GBA-stelsel.</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Lopende zaak</text:p>
          </table:table-cell>
          <table:table-cell office:value-type="string" table:style-name="ce3">
            <text:p>Een in behandeling zijnde zaak.</text:p>
          </table:table-cell>
          <table:table-cell office:value-type="string" table:content-validation-name="val1" table:style-name="ce27">
            <text:p>KUC201, KUC200</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Mandaat</text:p>
          </table:table-cell>
          <table:table-cell office:value-type="string" table:style-name="ce14">
            <text:p>De bevoegdheid van een bijhoudingsorgaan om in naam van een ander bijhoudingsorgaan publiekrechterlijke besluiten te nemen en uit te voeren.</text:p>
          </table:table-cell>
          <table:table-cell office:value-type="string" table:content-validation-name="val1" table:style-name="ce27">
            <text:p>PUC322</text:p>
          </table:table-cell>
          <table:table-cell table:content-validation-name="val2" table:style-name="ce20"/>
          <table:table-cell office:value-type="string" table:content-validation-name="val3" table:style-name="ce56">
            <text:p>Concept</text:p>
          </table:table-cell>
          <table:table-cell office:value-type="date" office:date-value="2011-09-07T00:00:00" table:style-name="ce19">
            <text:p>7-9-2011</text:p>
          </table:table-cell>
          <table:table-cell table:style-name="ce19"/>
          <table:table-cell table:number-columns-repeated="16377"/>
        </table:table-row>
        <table:table-row table:style-name="ro1">
          <table:table-cell office:value-type="string" table:style-name="ce59">
            <text:p>Mantelpartijen</text:p>
          </table:table-cell>
          <table:table-cell office:value-type="string" table:style-name="ce3">
            <text:p>De softwareontwikkelaars waarmee het programma mGBA een contract heeft afgesloten voor de ontwikkeling van de centrale BRP-voorzieningen.</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Matchingspercentage</text:p>
          </table:table-cell>
          <table:table-cell office:value-type="string" table:style-name="ce3">
            <text:p>De mate waarin de overkomst tussen de zoekargumenten en een gevonden persoon wordt uitgedrukt.</text:p>
          </table:table-cell>
          <table:table-cell office:value-type="string" table:content-validation-name="val1" table:style-name="ce28">
            <text:p>KUC14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Materiële historie</text:p>
          </table:table-cell>
          <table:table-cell office:value-type="string" table:style-name="ce3">
            <text:p>Historie die weergeeft hoe een gegeven gewijzigd is. Het gaat dan om de feitelijke werkelijkheid, in tegenstelling tot de formele historie, die de administratieve werkelijkheid weergeeft.</text:p>
          </table:table-cell>
          <table:table-cell office:value-type="string" table:content-validation-name="val1" table:style-name="ce27">
            <text:p>PUC322</text:p>
          </table:table-cell>
          <table:table-cell table:content-validation-name="val2" table:style-name="ce20"/>
          <table:table-cell office:value-type="string" table:content-validation-name="val3" table:style-name="ce56">
            <text:p>Concept</text:p>
          </table:table-cell>
          <table:table-cell office:value-type="date" office:date-value="2012-01-31T00:00:00" table:style-name="ce19">
            <text:p>31-1-2012</text:p>
          </table:table-cell>
          <table:table-cell table:style-name="ce19"/>
          <table:table-cell table:number-columns-repeated="16377"/>
        </table:table-row>
        <table:table-row table:style-name="ro1">
          <table:table-cell office:value-type="string" table:style-name="ce59">
            <text:p>Mede-ouder</text:p>
          </table:table-cell>
          <table:table-cell office:value-type="string" table:style-name="ce3">
            <text:p>Een vader of meemoeder</text:p>
          </table:table-cell>
          <table:table-cell office:value-type="string" table:content-validation-name="val1" table:style-name="ce27">
            <text:p>KUC001, KUC002, KUC004, BR's</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Mededeling kandidatenlijst</text:p>
          </table:table-cell>
          <table:table-cell office:value-type="string" table:style-name="ce3">
            <text:p>Mededeling aan politieke groepering over de geldigheid van de ingediende concept kandidatenlijst</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Meemoeder</text:p>
          </table:table-cell>
          <table:table-cell office:value-type="string" table:style-name="ce3">
            <text:p>De vrouw die op het tijdstip van geboorte van het kind gehuwd is <text:s/>(of geregistreerd partnerschap heeft) met de moeder (uit wie het kind geboren is) van het kind, danwel het kind heeft erkend of geadopteerd of waarvan het mede-ouderschap gerechtelijk is vastgesteld. Meemoeder van het kind is eveneens de vrouw wiens huwelijk met moeder is ontbonden door overlijden binnen 306 dagen voor de geboorte.</text:p>
          </table:table-cell>
          <table:table-cell office:value-type="string" table:content-validation-name="val1" table:style-name="ce27">
            <text:p>KUC001, KUC002, KUC004, BR's</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Meerling</text:p>
          </table:table-cell>
          <table:table-cell table:style-name="ce3"/>
          <table:table-cell office:value-type="string" table:content-validation-name="val1" table:style-name="ce28">
            <text:p>M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Melder</text:p>
          </table:table-cell>
          <table:table-cell office:value-type="string" table:style-name="ce3">
            <text:p>actor geworden</text:p>
          </table:table-cell>
          <table:table-cell office:value-type="string" table:content-validation-name="val1" table:style-name="ce28">
            <text:p>KUC111</text:p>
          </table:table-cell>
          <table:table-cell table:content-validation-name="val2" table:style-name="ce20"/>
          <table:table-cell office:value-type="string" table:content-validation-name="val3" table:style-name="ce56">
            <text:p>VERV</text:p>
          </table:table-cell>
          <table:table-cell office:value-type="date" office:date-value="2011-01-10T00:00:00" table:style-name="ce19">
            <text:p>10-1-2011</text:p>
          </table:table-cell>
          <table:table-cell table:style-name="ce19"/>
          <table:table-cell table:number-columns-repeated="16377"/>
        </table:table-row>
        <table:table-row table:style-name="ro1">
          <table:table-cell office:value-type="string" table:style-name="ce59">
            <text:p>Melding</text:p>
          </table:table-cell>
          <table:table-cell office:value-type="string" table:style-name="ce3">
            <text:p>Alle relevante gegevens benodigd om een melding te registreren.</text:p>
          </table:table-cell>
          <table:table-cell office:value-type="string" table:content-validation-name="val1" table:style-name="ce27">
            <text:p>KUC051, KUC052, KUC20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Meldingsbeslissing</text:p>
          </table:table-cell>
          <table:table-cell office:value-type="string" table:style-name="ce3">
            <text:p>Besluit over het wel of niet in onderzoek nemen van gegevens.</text:p>
          </table:table-cell>
          <table:table-cell office:value-type="string" table:content-validation-name="val1" table:style-name="ce28">
            <text:p>KUC11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Meldingsdatum</text:p>
          </table:table-cell>
          <table:table-cell table:style-name="ce3"/>
          <table:table-cell office:value-type="string" table:content-validation-name="val1" table:style-name="ce28">
            <text:p>KUC111</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Meldingzaak</text:p>
          </table:table-cell>
          <table:table-cell office:value-type="string" table:style-name="ce3">
            <text:p>Zaak welke gebruikt wordt voor de registratie van gerede twijfel van gegevens</text:p>
          </table:table-cell>
          <table:table-cell office:value-type="string" table:content-validation-name="val1" table:style-name="ce28">
            <text:p>KUC11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Migratie BRP</text:p>
          </table:table-cell>
          <table:table-cell office:value-type="string" table:style-name="ce3">
            <text:p>Verwijst naar het overgaan van de oude situatie in het GBA-stelstel naar de nieuwe situatie in het BRP-stelsel. Het project Migratie realiseert de daarvoor benodigde migratievoorzieningen.</text:p>
          </table:table-cell>
          <table:table-cell office:value-type="string" table:content-validation-name="val1" table:style-name="ce43">
            <text:p>Migr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Migratieperiode</text:p>
          </table:table-cell>
          <table:table-cell office:value-type="string" table:style-name="ce3">
            <text:p>Periode van 3 jaren, tussen 2013 en 2016, waarbij de bestaande GBA situatie synchroon naast de nieuwe BRP situatie bestaat. Dit stelt gemeenten en afnemers in staat om gefaseerd over te gaan naar de nieuwe situatie.</text:p>
          </table:table-cell>
          <table:table-cell office:value-type="string" table:content-validation-name="val1" table:style-name="ce43">
            <text:p>Migr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61">
            <text:p>Migratievoorziening(en)</text:p>
          </table:table-cell>
          <table:table-cell office:value-type="string" table:style-name="ce3">
            <text:p>De voorzieningen die noodzakelijk zijn om gemeenten en afnemers te migreren van het GBA- naar het BRP-stelsel, en zorg draagt voor communicatiesystemen tussen het GBA- en het BRP-stelsel;</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61">
            <text:p>Modelbesluit</text:p>
          </table:table-cell>
          <table:table-cell office:value-type="string" table:style-name="ce3">
            <text:p>Een generiek leveringsautorisatiebesluit waarvan de bijbehorende generieke leveringsautorisatie(s) en abonnement(en) als basis kunnen dienen voor specifieke leveringsautorisaties en abonnementen.</text:p>
          </table:table-cell>
          <table:table-cell office:value-type="string" table:content-validation-name="val1" table:style-name="ce1">
            <text:p>PUC307</text:p>
          </table:table-cell>
          <table:table-cell table:content-validation-name="val2" table:style-name="ce20"/>
          <table:table-cell office:value-type="string" table:content-validation-name="val3" table:style-name="ce63">
            <text:p>Concept</text:p>
          </table:table-cell>
          <table:table-cell office:value-type="date" office:date-value="2011-08-26T00:00:00" table:style-name="ce12">
            <text:p>26-8-2011</text:p>
          </table:table-cell>
          <table:table-cell table:number-columns-repeated="16378" table:style-name="ce1"/>
        </table:table-row>
        <table:table-row table:style-name="ro1">
          <table:table-cell office:value-type="string" table:style-name="ce59">
            <text:p>Modernisering GBA (mGBA)</text:p>
          </table:table-cell>
          <table:table-cell office:value-type="string" table:style-name="ce3">
            <text:p>De modernisering van de GBA (mGBA) is een programma gericht op het creëren van een centrale voorzieningen ter vervanging van de centraal opgezette GBA. Het programma mGBA werkte samen met het programma RNI om uiteindelijk te komen tot de BRP.<text:s/></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61">
            <text:p>Modernodam</text:p>
          </table:table-cell>
          <table:table-cell office:value-type="string" table:style-name="ce26">
            <text:p>Een beheerde, operationele en gedocumenteerde omgeving voor uitwisseling van informatie en ontwikkeling en test van binnen het programma mGBA ontwikkelde software.</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Module</text:p>
          </table:table-cell>
          <table:table-cell office:value-type="string" table:style-name="ce26">
            <text:p>Onderdeel van een applicatie of systeem dat een afgebakende dienst levert of functie heeft. Modules overlappen onderling niet in functionaliteit.</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Moeder</text:p>
          </table:table-cell>
          <table:table-cell office:value-type="string" table:style-name="ce18">
            <text:p>De vrouw/transman uit wie het kind geboren is of die zwanger is (in geval van ongeboren vrucht)</text:p>
            <text:p/>
            <text:p><text:span text:style-name="T8">N.B. hier is gekozen voor persoon omdat de “transman” biologisch nog in staat is om een kind te baren met juridisch gezien een man is.</text:span></text:p>
          </table:table-cell>
          <table:table-cell office:value-type="string" table:content-validation-name="val1" table:style-name="ce27">
            <text:p>KUC001, KUC002, KUC004</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Mutatie</text:p>
          </table:table-cell>
          <table:table-cell office:value-type="string" table:style-name="ce26">
            <text:p>Wijziging van één of meer BRP-Gegevens.Een Mutatie van Persoonsgegevens kan door de BRP automatisch geleverd worden aan een Afnemer die daarvoor het juiste Abonnement heeft.</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Naamgever</text:p>
          </table:table-cell>
          <table:table-cell office:value-type="string" table:style-name="ce26">
            <text:p>Natuurlijk persoon, waarvan de geslachtsnaam van een nieuwgeborene/kind wordt afgeleid.</text:p>
          </table:table-cell>
          <table:table-cell office:value-type="string" table:content-validation-name="val1" table:style-name="ce27">
            <text:p>KUC023</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59">
            <text:p>Naamskeuze</text:p>
          </table:table-cell>
          <table:table-cell office:value-type="string" table:style-name="ce25">
            <text:p>Het kiezen van een geslachtsnaam van een natuurlijk persoon door ouders.</text:p>
          </table:table-cell>
          <table:table-cell office:value-type="string" table:content-validation-name="val1" table:style-name="ce27">
            <text:p>KUC001, <text:s/>KUC023, KUC04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aamskeuzeakte</text:p>
          </table:table-cell>
          <table:table-cell office:value-type="string" table:style-name="ce26">
            <text:p>De akte van de burgerlijke stand waarin de naamskeuze wordt vastgelegd.</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aamskeuzeverzoek</text:p>
          </table:table-cell>
          <table:table-cell office:value-type="string" table:style-name="ce26">
            <text:p>Alle relevante gegevens benodigd om de naamskeuze te registreren.</text:p>
          </table:table-cell>
          <table:table-cell office:value-type="string" table:content-validation-name="val1" table:style-name="ce27">
            <text:p>KUC02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aamswijziging verzoek</text:p>
          </table:table-cell>
          <table:table-cell office:value-type="string" table:style-name="ce26">
            <text:p>Alle relevante gegevens benodigd voor het wijzigen van geslachtsnaam na huwelijk of geregistreerde partnerschap.</text:p>
          </table:table-cell>
          <table:table-cell office:value-type="string" table:content-validation-name="val1" table:style-name="ce28">
            <text:p>KUC045</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8"/>
          <table:table-cell table:number-columns-repeated="16377"/>
        </table:table-row>
        <table:table-row table:style-name="ro1">
          <table:table-cell office:value-type="string" table:style-name="ce59">
            <text:p>Nationaliteit</text:p>
          </table:table-cell>
          <table:table-cell office:value-type="string" table:style-name="ce25">
            <text:p>Een juridische band tussen een persoon en een staat zoals bedoeld in het Europees verdrag inzake nationaliteit, Straatsburg 6-11-1997.</text:p>
          </table:table-cell>
          <table:table-cell office:value-type="string" table:content-validation-name="val1" table:style-name="ce27">
            <text:p>KUC001, KUC062, <text:s/>KUC131</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60">
            <text:p>Naturalisant</text:p>
          </table:table-cell>
          <table:table-cell office:value-type="string" table:style-name="ce26">
            <text:p>Een natuurlijk persoon welke de Nederlandse nationaliteit wil verkrijgen</text:p>
          </table:table-cell>
          <table:table-cell office:value-type="string" table:content-validation-name="val1" table:style-name="ce27">
            <text:p>KUC061,</text:p>
            <text:p>KUC062</text:p>
          </table:table-cell>
          <table:table-cell table:content-validation-name="val2" table:style-name="ce20"/>
          <table:table-cell office:value-type="string" table:content-validation-name="val3" table:style-name="ce56">
            <text:p>VERV</text:p>
          </table:table-cell>
          <table:table-cell office:value-type="date" office:date-value="2011-05-12T00:00:00" table:style-name="ce19">
            <text:p>12-5-2011</text:p>
          </table:table-cell>
          <table:table-cell table:style-name="ce19"/>
          <table:table-cell table:number-columns-repeated="16377"/>
        </table:table-row>
        <table:table-row table:style-name="ro1">
          <table:table-cell office:value-type="string" table:style-name="ce59">
            <text:p>Naturalisatie</text:p>
          </table:table-cell>
          <table:table-cell office:value-type="string" table:style-name="ce26">
            <text:p>Naturalisatie is het verlenen van de Nederlandse nationaliteit aan een vreemdeling. Hiervoor wordt de naturalisatieprocedure gevolgd.</text:p>
          </table:table-cell>
          <table:table-cell office:value-type="string" table:content-validation-name="val1" table:style-name="ce27">
            <text:p>KUC06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aturalisatieadvies</text:p>
          </table:table-cell>
          <table:table-cell office:value-type="string" table:style-name="ce26">
            <text:p>Advies dat de gemeente doet richting de IND ten aanzien van een naturalisatieverzoek.<text:s/></text:p>
          </table:table-cell>
          <table:table-cell office:value-type="string" table:content-validation-name="val1" table:style-name="ce27">
            <text:p>KUC061</text:p>
          </table:table-cell>
          <table:table-cell table:content-validation-name="val2" table:style-name="ce20"/>
          <table:table-cell office:value-type="string" table:content-validation-name="val3" table:style-name="ce56">
            <text:p>VERV</text:p>
          </table:table-cell>
          <table:table-cell office:value-type="date" office:date-value="2011-02-17T00:00:00" table:style-name="ce19">
            <text:p>17-2-2011</text:p>
          </table:table-cell>
          <table:table-cell table:style-name="ce19"/>
          <table:table-cell table:number-columns-repeated="16377"/>
        </table:table-row>
        <table:table-row table:style-name="ro1">
          <table:table-cell office:value-type="string" table:style-name="ce59">
            <text:p>Naturalisatiebesluit</text:p>
          </table:table-cell>
          <table:table-cell office:value-type="string" table:style-name="ce26">
            <text:p>Het genomen besluit verstuurt door de IND op een naturalisatieverzoek</text:p>
          </table:table-cell>
          <table:table-cell office:value-type="string" table:content-validation-name="val1" table:style-name="ce27">
            <text:p>KUC06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aturalisatieverzoek</text:p>
          </table:table-cell>
          <table:table-cell office:value-type="string" table:style-name="ce26">
            <text:p>Alle relevante gegevens benodigd om het naturalisatie verzoek te registreren.</text:p>
          </table:table-cell>
          <table:table-cell office:value-type="string" table:content-validation-name="val1" table:style-name="ce27">
            <text:p>KUC061, KUC062,<text:s/></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style-name="ce2"/>
        </table:table-row>
        <table:table-row table:style-name="ro1">
          <table:table-cell office:value-type="string" table:style-name="ce59">
            <text:p>Natuurlijk persoon</text:p>
          </table:table-cell>
          <table:table-cell office:value-type="string" table:style-name="ce26">
            <text:p>Een natuurlijk persoon is een mens van vlees en bloed die de facto rechten en plichten bezit en de bevoegdheid heeft om als zelfstandig rechtssubject aan het rechtsverkeer deel te nemen.</text:p>
          </table:table-cell>
          <table:table-cell office:value-type="string" table:content-validation-name="val1" table:style-name="ce27">
            <text:p>KUC203</text:p>
          </table:table-cell>
          <table:table-cell table:content-validation-name="val2" table:style-name="ce20"/>
          <table:table-cell office:value-type="string" table:content-validation-name="val3" table:style-name="ce56">
            <text:p>VERV</text:p>
          </table:table-cell>
          <table:table-cell office:value-type="date" office:date-value="2011-03-11T00:00:00" table:style-name="ce19">
            <text:p>11-3-2011</text:p>
          </table:table-cell>
          <table:table-cell table:style-name="ce19"/>
          <table:table-cell table:number-columns-repeated="16377" table:style-name="ce2"/>
        </table:table-row>
        <table:table-row table:style-name="ro1">
          <table:table-cell office:value-type="string" table:style-name="ce59">
            <text:p>Nederlandse nationaliteit</text:p>
          </table:table-cell>
          <table:table-cell office:value-type="string" table:style-name="ce26">
            <text:p>Bezit van het Nederlands staatsburgerschap</text:p>
          </table:table-cell>
          <table:table-cell office:value-type="string" table:content-validation-name="val1" table:style-name="ce28">
            <text:p>KUC063</text:p>
          </table:table-cell>
          <table:table-cell table:content-validation-name="val2" table:style-name="ce20"/>
          <table:table-cell office:value-type="string" table:content-validation-name="val3" table:style-name="ce56">
            <text:p>VERV</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etwerkplanning</text:p>
          </table:table-cell>
          <table:table-cell office:value-type="string" table:style-name="ce26">
            <text:p>De integrale planning van het programma mGBA zoals opgenomen in het programmaplan.</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63">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Niet Nederlandse nationaliteit</text:p>
          </table:table-cell>
          <table:table-cell office:value-type="string" table:style-name="ce26">
            <text:p>Elke andere nationaliteit dan de Nederlandse.</text:p>
          </table:table-cell>
          <table:table-cell table:content-validation-name="val1" table:style-name="ce28"/>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iet-ingeschrevenen gerelateerde</text:p>
          </table:table-cell>
          <table:table-cell office:value-type="string" table:style-name="ce25">
            <text:p>Een persoon die gerelateerd is aan een in BRP ingeschreven persoon en als zodanig geregistreerd is, maar zelf niet ingeschreven is in de BRP. Van de niet-ingeschreven gerelateerde worden slechts een zeer beperkte gegevens geregistreerd behorende bij de ingeschreven persoon waarmee de relatie bestaat.</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Niet-ingezetene</text:p>
          </table:table-cell>
          <table:table-cell office:value-type="string" table:style-name="ce26">
            <text:p>Niet-Ingezetenen zijn personen die niet in Nederland wonen, maar ten aanzien van wie de Nederlandse overheid wel taken vervult.</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Nieuwgeborene</text:p>
          </table:table-cell>
          <table:table-cell office:value-type="string" table:style-name="ce25">
            <text:p>Kind waarvoor geboorteaangifte wordt gedaan</text:p>
          </table:table-cell>
          <table:table-cell office:value-type="string" table:content-validation-name="val1" table:style-name="ce28">
            <text:p>KUC001, KUC09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NORA</text:p>
          </table:table-cell>
          <table:table-cell office:value-type="string" table:style-name="ce25">
            <text:p>Burgers en bedrijven verwachten een goed functionerende, dienstverlenende overheid. Hiervoor is een belangrijke voorwaarde dat overheidsorganisaties samenwerken, waarbij zij hun processen afstemmen en gebruikmaken van elkaars informatie. NORA, de Nederlandse Overheid Referentie Architectuur, helpt de samenwerking te realiseren.</text:p>
          </table:table-cell>
          <table:table-cell office:value-type="string" table:content-validation-name="val1" table:style-name="ce43">
            <text:p>Algem.</text:p>
          </table:table-cell>
          <table:table-cell office:value-type="string" table:content-validation-name="val2" table:style-name="ce20">
            <text:p>e-overheid.nl</text:p>
          </table:table-cell>
          <table:table-cell office:value-type="string" table:content-validation-name="val3" table:style-name="ce56">
            <text:p>Concept</text:p>
          </table:table-cell>
          <table:table-cell office:value-type="date" office:date-value="2011-06-29T00:00:00" table:style-name="ce48">
            <text:p>29-6-2011</text:p>
          </table:table-cell>
          <table:table-cell table:style-name="ce20"/>
          <table:table-cell table:number-columns-repeated="16377"/>
        </table:table-row>
        <table:table-row table:style-name="ro1">
          <table:table-cell office:value-type="string" table:style-name="ce59">
            <text:p>Omzettingsverzoek</text:p>
          </table:table-cell>
          <table:table-cell office:value-type="string" table:style-name="ce26">
            <text:p>Alle relevante gegevens benodigd om de omzetting van het geregistreerd partnerschap naar een huwelijk te kunnen registreren</text:p>
          </table:table-cell>
          <table:table-cell office:value-type="string" table:content-validation-name="val1" table:style-name="ce28">
            <text:p>KUC04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Onbevoegde poging</text:p>
          </table:table-cell>
          <table:table-cell office:value-type="string" table:style-name="ce26">
            <text:p>Een poging van een persoon - al dan niet van een voor de BRP bekende partij - om zonder autorisatie functies van de BRP uit te voeren of persoonsgegevens te verkrijgen.</text:p>
          </table:table-cell>
          <table:table-cell office:value-type="string" table:content-validation-name="val1" table:style-name="ce28">
            <text:p>PUC302</text:p>
          </table:table-cell>
          <table:table-cell table:content-validation-name="val2" table:style-name="ce20"/>
          <table:table-cell office:value-type="string" table:content-validation-name="val3" table:style-name="ce56">
            <text:p>Concept</text:p>
          </table:table-cell>
          <table:table-cell office:value-type="date" office:date-value="2011-11-01T00:00:00" table:style-name="ce19">
            <text:p>1-11-2011</text:p>
          </table:table-cell>
          <table:table-cell table:style-name="ce19"/>
          <table:table-cell table:number-columns-repeated="16377"/>
        </table:table-row>
        <table:table-row table:style-name="ro1">
          <table:table-cell office:value-type="string" table:style-name="ce59">
            <text:p>Onderszoeksresultaat</text:p>
          </table:table-cell>
          <table:table-cell office:value-type="string" table:style-name="ce26">
            <text:p>Het onderzoeksresultaat is de uitkomst van het onderzoek naar de gegevensgroep(en) die in onderzoek zijn gesteld. Na akkoord van het 'voornemen onderzoeksbesluit' wordt het onderzoeksresultaat middels de geëigende KUCs verwerkt in het systeem.</text:p>
          </table:table-cell>
          <table:table-cell office:value-type="string" table:content-validation-name="val1" table:style-name="ce28">
            <text:p>KUC111</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Onderzoek</text:p>
          </table:table-cell>
          <table:table-cell office:value-type="string" table:style-name="ce25">
            <text:p>Onderzoek naar de juistheid van een authentiek gegeven, waarbij het verplicht gebruik van het in onderzoek gezette gegeven vervalt.</text:p>
          </table:table-cell>
          <table:table-cell table:content-validation-name="val1" table:style-name="ce27"/>
          <table:table-cell office:value-type="string" table:content-validation-name="val2" table:style-name="ce20">
            <text:p>GS</text:p>
          </table:table-cell>
          <table:table-cell office:value-type="string" table:content-validation-name="val3" table:style-name="ce56">
            <text:p>Concept</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Onderzoeksbesluit</text:p>
          </table:table-cell>
          <table:table-cell office:value-type="string" table:style-name="ce26">
            <text:p>Besluit dat aan de burger wordt gestuurd met daarin aangegeven hoe uitvoering wordt gegeven aan de uitkomst van het onderzoek</text:p>
          </table:table-cell>
          <table:table-cell office:value-type="string" table:content-validation-name="val1" table:style-name="ce27">
            <text:p>KUC11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Onderzoekspersoon</text:p>
          </table:table-cell>
          <table:table-cell office:value-type="string" table:style-name="ce26">
            <text:p>Persoon op wie het onderzoek betrekking heeft</text:p>
          </table:table-cell>
          <table:table-cell office:value-type="string" table:content-validation-name="val1" table:style-name="ce28">
            <text:p>KUC11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Onderzoekzaak</text:p>
          </table:table-cell>
          <table:table-cell office:value-type="string" table:style-name="ce26">
            <text:p>Alle relevante gegevens benodigd om een onderzoek te registreren. Bij het uitvoeren van het onderzoek worden allerlei ondersteunende documenten/bewijsstukken toegevoegd in de zaak.</text:p>
          </table:table-cell>
          <table:table-cell office:value-type="string" table:content-validation-name="val1" table:style-name="ce27">
            <text:p>KUC111</text:p>
          </table:table-cell>
          <table:table-cell table:content-validation-name="val2" table:style-name="ce20"/>
          <table:table-cell office:value-type="string" table:content-validation-name="val3" table:style-name="ce56">
            <text:p>RG</text:p>
          </table:table-cell>
          <table:table-cell office:value-type="date" office:date-value="2011-05-09T00:00:00" table:style-name="ce19">
            <text:p>9-5-2011</text:p>
          </table:table-cell>
          <table:table-cell table:style-name="ce19"/>
          <table:table-cell table:number-columns-repeated="16377"/>
        </table:table-row>
        <table:table-row table:style-name="ro1">
          <table:table-cell office:value-type="string" table:style-name="ce59">
            <text:p>Ontbinding relatie</text:p>
          </table:table-cell>
          <table:table-cell office:value-type="string" table:style-name="ce26">
            <text:p>Beeindiging van de relatie gegevens.</text:p>
          </table:table-cell>
          <table:table-cell office:value-type="string" table:content-validation-name="val1" table:style-name="ce28">
            <text:p>KUC04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Ontkenning mede-ouderschap</text:p>
          </table:table-cell>
          <table:table-cell office:value-type="string" table:style-name="ce26">
            <text:p>De ontkenning van het mede-ouderschap is de procedure waarbij een echtgenoot, een moeder of een kind kunnen ontkennen dat de echtgenoot van de moeder de mede-ouder van het kind is en waarbij de bestaande afstammingsrelatie tussen mede-ouder en kind beeindigd wordt.</text:p>
          </table:table-cell>
          <table:table-cell office:value-type="string" table:content-validation-name="val1" table:style-name="ce28">
            <text:p>KUC001</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5-04-18T00:00:00" table:style-name="ce19">
            <text:p>18-4-2015</text:p>
          </table:table-cell>
          <table:table-cell table:style-name="ce20"/>
          <table:table-cell table:number-columns-repeated="16377"/>
        </table:table-row>
        <table:table-row table:style-name="ro2">
          <table:table-cell office:value-type="string" table:style-name="ce59">
            <text:p>Ontkenning vaderschap</text:p>
          </table:table-cell>
          <table:table-cell office:value-type="string" table:style-name="ce26">
            <text:p>De ontkenning van het vaderschap is de procedure waarbij een echtgenoot, een moeder of een kind kunnen ontkennen dat de echtgenoot van de moeder de vader van het kind is en waarbij de bestaande afstammingsrelatie tussen vader en kind beeindigd wordt.</text:p>
          </table:table-cell>
          <table:table-cell office:value-type="string" table:content-validation-name="val1" table:style-name="ce28">
            <text:p>KUC001</text:p>
          </table:table-cell>
          <table:table-cell office:value-type="string" table:content-validation-name="val2" table:style-name="ce20">
            <text:p>GS</text:p>
          </table:table-cell>
          <table:table-cell office:value-type="string" table:content-validation-name="val3" table:style-name="ce56">
            <text:p>VERV</text:p>
          </table:table-cell>
          <table:table-cell office:value-type="date" office:date-value="2015-04-18T00:00:00" table:style-name="ce19">
            <text:p>18-4-2015</text:p>
          </table:table-cell>
          <table:table-cell office:value-type="string" table:style-name="ce14">
            <text:p>Rosine: afstemmen GS - soort relatie?</text:p>
          </table:table-cell>
          <table:table-cell table:number-columns-repeated="16377"/>
        </table:table-row>
        <table:table-row table:style-name="ro1">
          <table:table-cell office:value-type="string" table:style-name="ce59">
            <text:p>Ontkenningsakte</text:p>
          </table:table-cell>
          <table:table-cell office:value-type="string" table:style-name="ce25">
            <text:p>Akte waarmee de ontkenning wordt vastgelegd</text:p>
          </table:table-cell>
          <table:table-cell office:value-type="string" table:content-validation-name="val1" table:style-name="ce27">
            <text:p>KUC004, 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5"/>
          <table:table-cell table:number-columns-repeated="16377"/>
        </table:table-row>
        <table:table-row table:style-name="ro1">
          <table:table-cell office:value-type="string" table:style-name="ce59">
            <text:p>Ontkenningsrelatie</text:p>
          </table:table-cell>
          <table:table-cell office:value-type="string" table:style-name="ce26">
            <text:p>Een relatie tussen een moeder en haar overleden huwelijkspartner, die aangeeft dat de huwelijkspartner niet de vader is indien uit deze huwelijksrelatie kind(eren) voortgekomen.</text:p>
          </table:table-cell>
          <table:table-cell office:value-type="string" table:content-validation-name="val1" table:style-name="ce28">
            <text:p>KUC001, MUC001</text:p>
          </table:table-cell>
          <table:table-cell office:value-type="string" table:content-validation-name="val2" table:style-name="ce20">
            <text:p>GS</text:p>
          </table:table-cell>
          <table:table-cell office:value-type="string" table:content-validation-name="val3" table:style-name="ce56">
            <text:p>VERV</text:p>
          </table:table-cell>
          <table:table-cell office:value-type="date" office:date-value="2011-05-27T00:00:00" table:style-name="ce19">
            <text:p>27-5-2011</text:p>
          </table:table-cell>
          <table:table-cell office:value-type="string" table:style-name="ce14">
            <text:p>Rosine: afstemmenGS - soort relatie?</text:p>
          </table:table-cell>
          <table:table-cell table:number-columns-repeated="16377"/>
        </table:table-row>
        <table:table-row table:style-name="ro1">
          <table:table-cell office:value-type="string" table:style-name="ce59">
            <text:p>Ontkenningsverzoek</text:p>
          </table:table-cell>
          <table:table-cell office:value-type="string" table:style-name="ce26">
            <text:p>Alle relevante gegevens benodigd om de ontkenning te registreren.</text:p>
          </table:table-cell>
          <table:table-cell office:value-type="string" table:content-validation-name="val1" table:style-name="ce28">
            <text:p>KUC001, KUC00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8">
            <text:p>Dennis: context BZM<text:s/></text:p>
          </table:table-cell>
          <table:table-cell table:number-columns-repeated="16377"/>
        </table:table-row>
        <table:table-row table:style-name="ro1">
          <table:table-cell office:value-type="string" table:style-name="ce59">
            <text:p>Oorspronkelijk ouder</text:p>
          </table:table-cell>
          <table:table-cell office:value-type="string" table:style-name="ce26">
            <text:p>De oorspronkelijke ouder van het adoptiekind waarbij door de adoptie de familierechtelijke betrekking tot het adoptiekind is verbroken.</text:p>
            <text:p/>
          </table:table-cell>
          <table:table-cell office:value-type="string" table:content-validation-name="val1" table:style-name="ce27">
            <text:p>KUC006, KUC007, KUC009</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Oorspronkelijke andere ouder<text:s/></text:p>
          </table:table-cell>
          <table:table-cell office:value-type="string" table:style-name="ce26">
            <text:p>De oorspronkelijke ouder van het adoptiekind waarbij door de (stiefouder) adoptie de familierechtelijke betrekking tot het adoptiekind is verbroken.</text:p>
          </table:table-cell>
          <table:table-cell office:value-type="string" table:content-validation-name="val1" table:style-name="ce27">
            <text:p>KUC006</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Op te schorten persoon</text:p>
          </table:table-cell>
          <table:table-cell office:value-type="string" table:style-name="ce26">
            <text:p>De persoon op wie de opschorting van toepassing zal zijn.</text:p>
          </table:table-cell>
          <table:table-cell office:value-type="string" table:content-validation-name="val1" table:style-name="ce27">
            <text:p>KUC05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Openbare kennisgeving<text:s/></text:p>
          </table:table-cell>
          <table:table-cell office:value-type="string" table:style-name="ce26">
            <text:p>Openbare bekendmaking in Staatscourant of daarvoor aangewezen vorm (bv terinzagelegging gemeentehuis).</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Opgravingsverlof</text:p>
          </table:table-cell>
          <table:table-cell office:value-type="string" table:style-name="ce26">
            <text:p>Een toestemming van de burgemeester om een reeds begraven overledene op te graven en elders opnieuw te begraven of te cremeren.</text:p>
            <text:p/>
          </table:table-cell>
          <table:table-cell office:value-type="string" table:content-validation-name="val1" table:style-name="ce27">
            <text:p>KUC094</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Opschorting</text:p>
          </table:table-cell>
          <table:table-cell office:value-type="string" table:style-name="ce25">
            <text:p>De Persoonsgegevens van de betreffende persoon worden geheel of gedeeltelijk niet meer bijgehouden. De redenen van opschorting zijn bijvoobeeld overlijden of foutieve inschrijving.</text:p>
          </table:table-cell>
          <table:table-cell office:value-type="string" table:content-validation-name="val1" table:style-name="ce27">
            <text:p>KUC054, KUC101</text:p>
          </table:table-cell>
          <table:table-cell office:value-type="string" table:content-validation-name="val2" table:style-name="ce20">
            <text:p>LO</text:p>
          </table:table-cell>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4">
            <text:p>Opschorting betekent dat de persoonsgegevens van de betreffende persoon gedeeltelijk niet worden bijgehouden.<text:s/></text:p>
            <text:p/>
            <text:p>Daarnaast zijn GBA en RNI "oude" termen die niet icm BRP gebruikt dienen te worden</text:p>
          </table:table-cell>
          <table:table-cell table:number-columns-repeated="16377"/>
        </table:table-row>
        <table:table-row table:style-name="ro1">
          <table:table-cell office:value-type="string" table:style-name="ce59">
            <text:p>Opschortingverzoek</text:p>
          </table:table-cell>
          <table:table-cell office:value-type="string" table:style-name="ce26">
            <text:p>Alle relevante gegevens benodigd om de opschorting te registreren.</text:p>
          </table:table-cell>
          <table:table-cell office:value-type="string" table:content-validation-name="val1" table:style-name="ce27">
            <text:p>KUC05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5"/>
          <table:table-cell table:number-columns-repeated="16377"/>
        </table:table-row>
        <table:table-row table:style-name="ro1">
          <table:table-cell office:value-type="string" table:style-name="ce59">
            <text:p>Optieverklaring</text:p>
          </table:table-cell>
          <table:table-cell office:value-type="string" table:style-name="ce26">
            <text:p>Schriftelijk verklaring aan de ambtenaar van de burgelijke stand van de naturalisant waarmee de persoon een naturalisatie door optie aanvraagt.</text:p>
          </table:table-cell>
          <table:table-cell office:value-type="string" table:content-validation-name="val1" table:style-name="ce28">
            <text:p>KUC06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60">
            <text:p>Optieverzoek</text:p>
          </table:table-cell>
          <table:table-cell office:value-type="string" table:style-name="ce26">
            <text:p>Alle relevante gegevens benodigd om het optieverzoek te registreren.</text:p>
          </table:table-cell>
          <table:table-cell office:value-type="string" table:content-validation-name="val1" table:style-name="ce27">
            <text:p>KUC06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59">
            <text:p>ORRA</text:p>
          </table:table-cell>
          <table:table-cell office:value-type="string" table:style-name="ce26">
            <text:p>Online Raadpleegbare Reisdocumentenadministratie.<text:s/></text:p>
            <text:p>Zolang de ORRA niet in gebruik <text:s/>is genomen, zullen reisdocumenten in de BRP worden opgenomen.</text:p>
          </table:table-cell>
          <table:table-cell office:value-type="string" table:content-validation-name="val1" table:style-name="ce27">
            <text:p>PUC501</text:p>
          </table:table-cell>
          <table:table-cell table:content-validation-name="val2" table:style-name="ce20"/>
          <table:table-cell office:value-type="string" table:content-validation-name="val3" table:style-name="ce56">
            <text:p>Concept</text:p>
          </table:table-cell>
          <table:table-cell office:value-type="date" office:date-value="2012-05-09T00:00:00" table:style-name="ce19">
            <text:p>9-5-2012</text:p>
          </table:table-cell>
          <table:table-cell table:style-name="ce19"/>
          <table:table-cell table:number-columns-repeated="16377"/>
        </table:table-row>
        <table:table-row table:style-name="ro1">
          <table:table-cell office:value-type="string" table:style-name="ce60">
            <text:p>Optieverzoek</text:p>
          </table:table-cell>
          <table:table-cell office:value-type="string" table:style-name="ce26">
            <text:p>Alle relevante gegevens benodigd om het optieverzoek te registreren.</text:p>
          </table:table-cell>
          <table:table-cell office:value-type="string" table:content-validation-name="val1" table:style-name="ce27">
            <text:p>KUC06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61">
            <text:p>OTAR</text:p>
          </table:table-cell>
          <table:table-cell office:value-type="string" table:style-name="ce26">
            <text:p>Ontwikkel, Test, Acceptatie en Realisatie omgeving. Het geheel van omgevingen die voor, tijdens en na het testen kan worden gebruikt om te ontwikkelen, te testen en uit te rollen. Deze omgevingen zijn zoveel mogelijk gelijk, qua configuratie, software en hardware.</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Ouder(s)</text:p>
          </table:table-cell>
          <table:table-cell office:value-type="string" table:style-name="ce25">
            <text:p>De moeder (uit wie het kind geboren is) en/of mede-ouder (zijnde vader of meemoeder)</text:p>
          </table:table-cell>
          <table:table-cell office:value-type="string" table:content-validation-name="val1" table:style-name="ce27">
            <text:p>KUC003, KUC008, <text:s/>KUC009, KUC010, KUC023, KUC093</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Ouderlijk gezag</text:p>
          </table:table-cell>
          <table:table-cell office:value-type="string" table:style-name="ce26">
            <text:p>Ouders hebben automatisch het ouderlijk gezag over kinderen die geboren zijn tijdens huwelijk of geregistreerd partnerschap (wet 2001). Het ouderlijk gezag loopt door tot de leeftijd van 18 jaar.</text:p>
          </table:table-cell>
          <table:table-cell office:value-type="string" table:content-validation-name="val1" table:style-name="ce27">
            <text:p>KUC033</text:p>
          </table:table-cell>
          <table:table-cell table:content-validation-name="val2" table:style-name="ce20"/>
          <table:table-cell office:value-type="string" table:content-validation-name="val3" table:style-name="ce56">
            <text:p>VERV</text:p>
          </table:table-cell>
          <table:table-cell office:value-type="date" office:date-value="2011-02-02T00:00:00" table:style-name="ce19">
            <text:p>2-2-2011</text:p>
          </table:table-cell>
          <table:table-cell table:style-name="ce19"/>
          <table:table-cell table:number-columns-repeated="16377"/>
        </table:table-row>
        <table:table-row table:style-name="ro1">
          <table:table-cell office:value-type="string" table:style-name="ce59">
            <text:p>Overheidsorgaan</text:p>
          </table:table-cell>
          <table:table-cell office:value-type="string" table:style-name="ce25">
            <text:p>Een orgaan van een rechtspersoon die krachtens publiekrecht is ingesteld, of een ander persoon of college, met enig openbaar gezag bekleed. (bron: Wet BRP)</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Overleden vader</text:p>
          </table:table-cell>
          <table:table-cell table:style-name="ce26"/>
          <table:table-cell office:value-type="string" table:content-validation-name="val1" table:style-name="ce28">
            <text:p>KUC004</text:p>
          </table:table-cell>
          <table:table-cell table:content-validation-name="val2" table:style-name="ce20"/>
          <table:table-cell office:value-type="string" table:content-validation-name="val3" table:style-name="ce56">
            <text:p>VERV</text:p>
          </table:table-cell>
          <table:table-cell office:value-type="date" office:date-value="2011-02-02T00:00:00" table:style-name="ce19">
            <text:p>2-2-2011</text:p>
          </table:table-cell>
          <table:table-cell table:style-name="ce19"/>
          <table:table-cell table:number-columns-repeated="16377"/>
        </table:table-row>
        <table:table-row table:style-name="ro1">
          <table:table-cell office:value-type="string" table:style-name="ce59">
            <text:p>Overledene</text:p>
          </table:table-cell>
          <table:table-cell office:value-type="string" table:style-name="ce25">
            <text:p>Persoon van wie het overlijden wordt of is geregistreerd/gecorrigeerd</text:p>
          </table:table-cell>
          <table:table-cell office:value-type="string" table:content-validation-name="val1" table:style-name="ce27">
            <text:p>KUC091, KUC092, KUC094</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Overlijdensaangifte</text:p>
          </table:table-cell>
          <table:table-cell office:value-type="string" table:style-name="ce26">
            <text:p>Alle relevante gegevens benodigd om een overlijden te registreren.</text:p>
          </table:table-cell>
          <table:table-cell office:value-type="string" table:content-validation-name="val1" table:style-name="ce27">
            <text:p>KUC091</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Overlijdensaangifte levenloos geboren kind</text:p>
          </table:table-cell>
          <table:table-cell office:value-type="string" table:style-name="ce26">
            <text:p>Alle relevante gegevens benodigd om de aangifte van een levenloos geborden kind te registreren.</text:p>
          </table:table-cell>
          <table:table-cell office:value-type="string" table:content-validation-name="val1" table:style-name="ce27">
            <text:p>KUC093</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Overlijdensakte</text:p>
          </table:table-cell>
          <table:table-cell office:value-type="string" table:style-name="ce26">
            <text:p>Akte opgemaakt door de ambtenaar van de burgerlijke stand. Deze akte geeft het bewijs van het overlijden van een persoon.</text:p>
          </table:table-cell>
          <table:table-cell office:value-type="string" table:content-validation-name="val1" table:style-name="ce27">
            <text:p>KUC091, KUC092, <text:s/>KUC205</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Overlijdensakte levenloos geboren kind</text:p>
          </table:table-cell>
          <table:table-cell office:value-type="string" table:style-name="ce26">
            <text:p>Akte opgemaakt door de ambtenaar van de burgerlijke stand. Deze akte geeft het bewijs van het overlijden van een levenloos geboren kind.</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Overlijdensaktecorrectie</text:p>
          </table:table-cell>
          <table:table-cell office:value-type="string" table:style-name="ce26">
            <text:p>Alle relevante gegevens benodigd voor het verbeteren van overlijdensgegevens.</text:p>
          </table:table-cell>
          <table:table-cell office:value-type="string" table:content-validation-name="val1" table:style-name="ce27">
            <text:p>KUC092</text:p>
          </table:table-cell>
          <table:table-cell table:content-validation-name="val2" table:style-name="ce20"/>
          <table:table-cell office:value-type="string" table:content-validation-name="val3" table:style-name="ce56">
            <text:p>VERV</text:p>
          </table:table-cell>
          <table:table-cell office:value-type="date" office:date-value="2011-02-21T00:00:00" table:style-name="ce19">
            <text:p>21-2-2011</text:p>
          </table:table-cell>
          <table:table-cell table:style-name="ce19"/>
          <table:table-cell table:number-columns-repeated="16377"/>
        </table:table-row>
        <table:table-row table:style-name="ro1">
          <table:table-cell office:value-type="string" table:style-name="ce59">
            <text:p>Overlijdensgegevens</text:p>
          </table:table-cell>
          <table:table-cell office:value-type="string" table:style-name="ce26">
            <text:p>De gegevens welke vastgelegd worden die betrekking hebben op het overlijden van een persoon</text:p>
          </table:table-cell>
          <table:table-cell office:value-type="string" table:content-validation-name="val1" table:style-name="ce27">
            <text:p>KUC091,</text:p>
            <text:p>KUC092</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Partij</text:p>
          </table:table-cell>
          <table:table-cell office:value-type="string" table:style-name="ce26">
            <text:p>Een Partij is een Bestuursorgaan, onderdeel daarvan of een derde die met een bepaald doel is aangesloten op de BRP en is de kleinste eenheid van ‘BRP-gebruikers’ die geautoriseerd kan worden voor BRP-Functies en BRP-Acties.</text:p>
          </table:table-cell>
          <table:table-cell office:value-type="string" table:content-validation-name="val1" table:style-name="ce27">
            <text:p>PUC323</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Partijsoort</text:p>
          </table:table-cell>
          <table:table-cell office:value-type="string" table:style-name="ce33">
            <text:p>Een typering van een<text:span text:style-name="T2"><text:s/></text:span>Partij. Elke<text:span text:style-name="T2"><text:s/></text:span>Partij behoort tot precies één Partijsoort. De Partijsoort beschrijft de vaste Rollen van een Partij. Voorbeelden van Partijsoorten zijn Gemeente, Zelfstandig Bestuursorgaan, Agentschap, Privaatrechtelijk Rechtspersoon met Wettelijke Taak, Minister en Wetgever.</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Partner</text:p>
          </table:table-cell>
          <table:table-cell office:value-type="string" table:style-name="ce26">
            <text:p>De gegevens welke vastgelegd worden die betrekking hebben op de vermissing van een reisdocument</text:p>
          </table:table-cell>
          <table:table-cell table:content-validation-name="val1" table:style-name="ce27"/>
          <table:table-cell table:content-validation-name="val2" table:style-name="ce20"/>
          <table:table-cell office:value-type="string" table:content-validation-name="val3" table:style-name="ce56">
            <text:p>VERV</text:p>
          </table:table-cell>
          <table:table-cell office:value-type="date" office:date-value="2011-02-02T00:00:00" table:style-name="ce19">
            <text:p>2-2-2011</text:p>
          </table:table-cell>
          <table:table-cell table:style-name="ce14"/>
          <table:table-cell table:number-columns-repeated="16377"/>
        </table:table-row>
        <table:table-row table:style-name="ro1">
          <table:table-cell office:value-type="string" table:style-name="ce59">
            <text:p>Partnerschap</text:p>
          </table:table-cell>
          <table:table-cell office:value-type="string" table:style-name="ce26">
            <text:p>Wettelijk geregelde samenlevingsvorm.</text:p>
          </table:table-cell>
          <table:table-cell office:value-type="string" table:content-validation-name="val1" table:style-name="ce27">
            <text:p>KUC091</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Partnerschapgegevens</text:p>
          </table:table-cell>
          <table:table-cell office:value-type="string" table:style-name="ce26">
            <text:p>De verbintenisgegevens (bijv: datum, plaats, land, …)</text:p>
          </table:table-cell>
          <table:table-cell office:value-type="string" table:content-validation-name="val1" table:style-name="ce28">
            <text:p>KUC044</text:p>
          </table:table-cell>
          <table:table-cell table:content-validation-name="val2" table:style-name="ce20"/>
          <table:table-cell office:value-type="string" table:content-validation-name="val3" table:style-name="ce56">
            <text:p>VERV</text:p>
          </table:table-cell>
          <table:table-cell office:value-type="date" office:date-value="2011-04-12T00:00:00" table:style-name="ce19">
            <text:p>12-4-2011</text:p>
          </table:table-cell>
          <table:table-cell table:style-name="ce19"/>
          <table:table-cell table:number-columns-repeated="16377"/>
        </table:table-row>
        <table:table-row table:style-name="ro1">
          <table:table-cell office:value-type="string" table:style-name="ce59">
            <text:p>Partnerschapsakte</text:p>
          </table:table-cell>
          <table:table-cell office:value-type="string" table:style-name="ce26">
            <text:p>Akte die wordt / is opgemaakt door een ambtenaar van de burgerlijke stand naar aanleiding van het geregistreerde partnerschap</text:p>
          </table:table-cell>
          <table:table-cell office:value-type="string" table:content-validation-name="val1" table:style-name="ce27">
            <text:p>KUC205</text:p>
          </table:table-cell>
          <table:table-cell table:content-validation-name="val2" table:style-name="ce20"/>
          <table:table-cell office:value-type="string" table:content-validation-name="val3" table:style-name="ce56">
            <text:p>VERV</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Paspoortsignaleringen</text:p>
          </table:table-cell>
          <table:table-cell office:value-type="string" table:style-name="ce26">
            <text:p>Signalen over personen ten aanzien van wie gronden bestaan hen een reisdocument te onthouden.</text:p>
          </table:table-cell>
          <table:table-cell office:value-type="string" table:content-validation-name="val1" table:style-name="ce28">
            <text:p>KUC071, KUC072, KUC07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Personenlijst</text:p>
          </table:table-cell>
          <table:table-cell office:value-type="string" table:style-name="ce26">
            <text:p>Lijst van personen, het resultaat van zoek opdracht. Per persoon wordt getoond:</text:p>
            <text:p>• BSN</text:p>
            <text:p>• Geslachtsnaam<text:s/></text:p>
            <text:p>• Voornamen</text:p>
            <text:p>• Geboortedatum<text:s/></text:p>
            <text:p>• Geslacht</text:p>
            <text:p>• Geboortegemeente of Geboortegemeente omschrijving<text:s/></text:p>
            <text:p>• Geboorteland</text:p>
            <text:p>• Gemeente van inschrijving<text:s/></text:p>
            <text:p>• Straatnaam of Nadere aanduiding bij Adres<text:s/></text:p>
            <text:p>• Huisnummer</text:p>
            <text:p>• Huisletter<text:s/></text:p>
            <text:p>• Huisnummer toevoeging<text:s/></text:p>
            <text:p>• Status (ingezetene, niet ingezetene)</text:p>
          </table:table-cell>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2-14T00:00:00" table:style-name="ce19">
            <text:p>14-2-2011</text:p>
          </table:table-cell>
          <table:table-cell table:style-name="ce15"/>
          <table:table-cell table:number-columns-repeated="16377"/>
        </table:table-row>
        <table:table-row table:style-name="ro1">
          <table:table-cell office:value-type="string" table:style-name="ce59">
            <text:p>Persoon</text:p>
          </table:table-cell>
          <table:table-cell office:value-type="string" table:style-name="ce25">
            <text:p>Betrokkene op wie een BRP-actie betrekking heeft.</text:p>
          </table:table-cell>
          <table:table-cell office:value-type="string" table:content-validation-name="val1" table:style-name="ce27">
            <text:p>KUC001, KUC021, KUC023, KUC033, KUC051, KUC008, KUC053, KUC054, KUC055, KUC061, KUC062, KUC063, KUC101, KUC111, KUC131, KUC142, KUC203</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33">
            <text:p>Rosine: Wet BRP geeft hier geen definitie voor. Zou de definitie wel breder maken dan enkel de BZM.</text:p>
          </table:table-cell>
          <table:table-cell table:number-columns-repeated="16377"/>
        </table:table-row>
        <table:table-row table:style-name="ro1">
          <table:table-cell office:value-type="string" table:style-name="ce59">
            <text:p>Persoonsgegevens</text:p>
          </table:table-cell>
          <table:table-cell office:value-type="string" table:style-name="ce25">
            <text:p>Persoonsgegevens betreffen de gegevens over personen die de BRP krachtens de Wet BRP opslaat en de daarbij vastgelegde administratieve gegevens. De Persoonsgegevens behoren tot de BRP-Gegevens.</text:p>
          </table:table-cell>
          <table:table-cell office:value-type="string" table:content-validation-name="val1" table:style-name="ce27">
            <text:p>KUC001, KUC002, KUC003, KUC004, KUC005, KUC006, KUC007, KUC008, KUC009, KUC010, <text:s/>KUC041, KUC052, KUC091, KUC101, <text:s/>KUC203</text:p>
          </table:table-cell>
          <table:table-cell office:value-type="string" table:content-validation-name="val2" table:style-name="ce20">
            <text:p>LO</text:p>
          </table:table-cell>
          <table:table-cell office:value-type="string" table:content-validation-name="val3" table:style-name="ce56">
            <text:p>RG</text:p>
          </table:table-cell>
          <table:table-cell office:value-type="date" office:date-value="2011-08-22T00:00:00" table:style-name="ce19">
            <text:p>22-8-2011</text:p>
          </table:table-cell>
          <table:table-cell table:style-name="ce33"/>
          <table:table-cell table:number-columns-repeated="16377"/>
        </table:table-row>
        <table:table-row table:style-name="ro1">
          <table:table-cell office:value-type="string" table:style-name="ce59">
            <text:p>Persoonsgegevens adoptiekind</text:p>
          </table:table-cell>
          <table:table-cell table:style-name="ce26"/>
          <table:table-cell office:value-type="string" table:content-validation-name="val1" table:style-name="ce28">
            <text:p>KUC006</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Persoonsgegevensakte</text:p>
          </table:table-cell>
          <table:table-cell table:style-name="ce26"/>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Persoonsgegevenshuishouding</text:p>
          </table:table-cell>
          <table:table-cell office:value-type="string" table:style-name="ce26">
            <text:p>Het systematisch geheel van alle persoonsgegevens en de daarbij behorende taken en activiteiten, zoals het verzamelen, opslaan, beheren en toegankelijk maken van deze gegevens.</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Persoonsgegevenskind</text:p>
          </table:table-cell>
          <table:table-cell office:value-type="string" table:style-name="ce69">
            <text:p>Persoonsgegevens van een kind die in het BRP-stelsel op grond van bovenliggende wetgeving geregistreerd moeten worden.</text:p>
            <text:p/>
            <text:p>= persoonsgegevens kind [referentie + use cases]</text:p>
          </table:table-cell>
          <table:table-cell office:value-type="string" table:content-validation-name="val1" table:style-name="ce32">
            <text:p>KUC001, KUC004, KUC005, KUC007, KUC009, KUC010</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Persoonsgegevensvondeling</text:p>
          </table:table-cell>
          <table:table-cell office:value-type="string" table:style-name="ce69">
            <text:p>Persoonsgegevens van een vondeling die in het BRP-stelsel op grond van bovenliggende wetgeving geregistreerd moeten worden.</text:p>
          </table:table-cell>
          <table:table-cell office:value-type="string" table:content-validation-name="val1" table:style-name="ce28">
            <text:p>MUC001<text:s/></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Persoonsidentificerende kernmerken</text:p>
          </table:table-cell>
          <table:table-cell office:value-type="string" table:style-name="ce69">
            <text:p>Beperkte set kenmerken van een persoon <text:s/>op basis waarvan een persoon eenduidig en uniek te identificeren is. Dit zijn persoonsnummer, geslachtsaanduiding, geslachtsnaam, geboortedatum, postcode, huisnummer.</text:p>
          </table:table-cell>
          <table:table-cell office:value-type="string" table:content-validation-name="val1" table:style-name="ce28">
            <text:p>KUC052</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Persoonsinformatievoorziening Nederlandse Antillen en Aruba (PIVA)</text:p>
          </table:table-cell>
          <table:table-cell office:value-type="string" table:style-name="ce69">
            <text:p>Het systeem dat in Caribisch Nederland - naar het voorbeeld van de Gemeentelijke Basisadministratie Persoonsgegevens (GBA) in Nederland - een geautomatiseerde bevolkingsadministratie bijhoudt, waarbij van iedere ingeschrevene gegevens worden vastgelegd op een persoonslijst.</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Persoonslijst (PL)</text:p>
          </table:table-cell>
          <table:table-cell office:value-type="string" table:style-name="ce69">
            <text:p>Juridische naam voor een verzameling van persoonsgegevens van een persoon. Deze persoonsgegevens zijn geregistreerd in de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14T00:00:00" table:style-name="ce19">
            <text:p>14-2-2011</text:p>
          </table:table-cell>
          <table:table-cell table:style-name="ce20"/>
          <table:table-cell table:number-columns-repeated="16377"/>
        </table:table-row>
        <table:table-row table:style-name="ro1">
          <table:table-cell office:value-type="string" table:style-name="ce59">
            <text:p>Persoonsnummer</text:p>
          </table:table-cell>
          <table:table-cell office:value-type="string" table:style-name="ce69">
            <text:p>Het A-nummer dan wel BSN van een persoon welke bekend is binnen de BRP.</text:p>
          </table:table-cell>
          <table:table-cell office:value-type="string" table:content-validation-name="val1" table:style-name="ce27">
            <text:p>KUC10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Persoonzoekcriteria</text:p>
          </table:table-cell>
          <table:table-cell office:value-type="string" table:style-name="ce70">
            <text:p>De persoonsidentificerende gegevens, adresgegevens en overige zoek parameters of een combinatie van deze, op basis waarvan een persoon gezocht kan worden.</text:p>
          </table:table-cell>
          <table:table-cell office:value-type="string" table:content-validation-name="val1" table:style-name="ce28">
            <text:p>KUC142, KUC201</text:p>
          </table:table-cell>
          <table:table-cell table:content-validation-name="val2" table:style-name="ce20"/>
          <table:table-cell office:value-type="string" table:content-validation-name="val3" table:style-name="ce56">
            <text:p>RG</text:p>
          </table:table-cell>
          <table:table-cell office:value-type="date" office:date-value="2011-03-11T00:00:00" table:style-name="ce19">
            <text:p>11-3-2011</text:p>
          </table:table-cell>
          <table:table-cell table:style-name="ce19"/>
          <table:table-cell table:number-columns-repeated="16377"/>
        </table:table-row>
        <table:table-row table:style-name="ro1">
          <table:table-cell office:value-type="string" table:style-name="ce59">
            <text:p>PKIO-pas</text:p>
          </table:table-cell>
          <table:table-cell office:value-type="string" table:style-name="ce69">
            <text:p>PKIO is de Public Key Infrastructure (PKI) van de Nederlandse overheid. Net als elke andere PKI is het een systeem waarmee uitgiften en beheer van digitale certificaten kan worden gerealiseerd. Het digitale certificaat voor het zetten van een elektronische handtekening staat of op een pas (= een smartcard) of een usb-stick.</text:p>
          </table:table-cell>
          <table:table-cell office:value-type="string" table:content-validation-name="val1" table:style-name="ce27">
            <text:p>M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Plaatsonafhankelijke bijhouding</text:p>
          </table:table-cell>
          <table:table-cell office:value-type="string" table:style-name="ce69">
            <text:p>Bijhouding namens een andere Partij die voor de bijhouding verantwoordelijk is.<text:s/></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Plaatsvervangende stembureauleden</text:p>
          </table:table-cell>
          <table:table-cell table:style-name="ce69"/>
          <table:table-cell office:value-type="string" table:content-validation-name="val1" table:style-name="ce27">
            <text:p>KUC133</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Plausibiliteit</text:p>
          </table:table-cell>
          <table:table-cell office:value-type="string" table:style-name="ce69">
            <text:p>De mate van waarschijnlijkheid dat de combinatie van opgegeven gegevens en reeds bekende gegevens met elkaar in overeenstemming zijn, als de meest gangbaar voorkomende combinaties van gegevens in ogenschouw worden genomen.<text:s/></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Plausibiliteitsregel</text:p>
          </table:table-cell>
          <table:table-cell table:style-name="ce69"/>
          <table:table-cell office:value-type="string" table:content-validation-name="val1" table:style-name="ce27">
            <text:p>PUC317</text:p>
          </table:table-cell>
          <table:table-cell table:content-validation-name="val2" table:style-name="ce20"/>
          <table:table-cell office:value-type="string" table:content-validation-name="val3" table:style-name="ce56">
            <text:p>Concept</text:p>
          </table:table-cell>
          <table:table-cell office:value-type="date" office:date-value="2011-06-15T00:00:00" table:style-name="ce19">
            <text:p>15-6-2011</text:p>
          </table:table-cell>
          <table:table-cell table:style-name="ce19"/>
          <table:table-cell table:number-columns-repeated="16377"/>
        </table:table-row>
        <table:table-row table:style-name="ro1">
          <table:table-cell office:value-type="string" table:style-name="ce59">
            <text:p>Politieke groepering</text:p>
          </table:table-cell>
          <table:table-cell office:value-type="string" table:style-name="ce69">
            <text:p>Een vereniging met volledige rechtsbevoegdheid die deel heeft genomen of deel wil nemen aan een verkiezing.</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3">
          <table:table-cell office:value-type="string" table:style-name="ce59">
            <text:p>Populatie</text:p>
          </table:table-cell>
          <table:table-cell office:value-type="string" table:style-name="ce70">
            <text:p>Een verzameling van in de BRP geregistreerde personen. Een Populatie kan gedefinieerd worden door een lijst verwijzingen naar personen of met een berekenbare expressie (bijvoorbeeld alle personen boven een bepaalde leeftijd of wonende in een bepaalde gemeente).Nora: Een verzameling van objecten of subjecten, die vanuit een bepaalde invalshoek gerekend worden tot dezelfde groep. De beschrijving van een populatie omvat de duiding welke exemplaren van de soort die erbij horen en welke er juist niet bij horen.</text:p>
            <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Prevalidatie</text:p>
          </table:table-cell>
          <table:table-cell office:value-type="string" table:style-name="ce69">
            <text:p>Het uitvoeren van een voorcontrole van een gereed gemaakt Bijhoudingsvoorstel met betrekking tot een specifieke bijhouding.</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Pre-validatie geboorteaangifte</text:p>
          </table:table-cell>
          <table:table-cell office:value-type="string" table:style-name="ce69">
            <text:p>Bevraging pre-validatie geboorteaangifte bevat:</text:p>
            <text:p>Persoonsgegevens nieuwgeborene (naamgegevens, geboortegegevens, geslacht)</text:p>
            <text:p>Persoonsgegevens moeder</text:p>
            <text:p>Persoonsgegevens vader</text:p>
            <text:p>Afstammingsrelatie van het type Sterk</text:p>
            <text:p>Rol waarin persoon betrokken is in de Afstammingsrelatie (vader krijgt rol Ouder (sterk), moeder krijgt rol Ouder (sterk), Nieuwgeborene krijgt rol Kind).</text:p>
          </table:table-cell>
          <table:table-cell office:value-type="string" table:content-validation-name="val1" table:style-name="ce27">
            <text:p>P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office:value-type="string" table:style-name="ce15">
            <text:p>Is geen definitie</text:p>
          </table:table-cell>
          <table:table-cell table:number-columns-repeated="16377"/>
        </table:table-row>
        <table:table-row table:style-name="ro1">
          <table:table-cell office:value-type="string" table:style-name="ce59">
            <text:p>Pre-validatie nationaliteit</text:p>
          </table:table-cell>
          <table:table-cell office:value-type="string" table:style-name="ce69">
            <text:p>Bevraging pre-validatie geboorteaangifte bevat:</text:p>
            <text:p>Persoonsgegevens nieuwgeborene (BSN)</text:p>
            <text:p>Nationaliteit(en)</text:p>
          </table:table-cell>
          <table:table-cell office:value-type="string" table:content-validation-name="val1" table:style-name="ce27">
            <text:p>M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office:value-type="string" table:style-name="ce15">
            <text:p>Is geen definitie</text:p>
          </table:table-cell>
          <table:table-cell table:number-columns-repeated="16377"/>
        </table:table-row>
        <table:table-row table:style-name="ro1">
          <table:table-cell office:value-type="string" table:style-name="ce59">
            <text:p>Privacyprocedures</text:p>
          </table:table-cell>
          <table:table-cell office:value-type="string" table:style-name="ce69">
            <text:p>Het geheel aan voorschriften en procedures met betrekking tot de privacybescherming van de burger in de BRP te weten: protocolplicht, inzagerecht en correctierecht.</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5"/>
          <table:table-cell table:number-columns-repeated="16377"/>
        </table:table-row>
        <table:table-row table:style-name="ro1">
          <table:table-cell office:value-type="string" table:style-name="ce59">
            <text:p>Procedurehandboek</text:p>
          </table:table-cell>
          <table:table-cell office:value-type="string" table:style-name="ce70">
            <text:p>Een binnen het programma mGBA gehanteerd document dat toelicht hoe de interne procedures zijn vormgegeven.</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Proces-verbaal</text:p>
          </table:table-cell>
          <table:table-cell office:value-type="string" table:style-name="ce26">
            <text:p>Officieel schriftelijk verslag opgemaakt door een politie-ambtenaar dat aangifte is gedaan van vermissing van een reisdocument/rijbewijs</text:p>
          </table:table-cell>
          <table:table-cell office:value-type="string" table:content-validation-name="val1" table:style-name="ce28">
            <text:p>KUC073, KUC08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5"/>
          <table:table-cell table:number-columns-repeated="16377"/>
        </table:table-row>
        <table:table-row table:style-name="ro1">
          <table:table-cell office:value-type="string" table:style-name="ce59">
            <text:p>Proces-verbaal nummer</text:p>
          </table:table-cell>
          <table:table-cell table:style-name="ce69"/>
          <table:table-cell office:value-type="string" table:content-validation-name="val1" table:style-name="ce27">
            <text:p>KUC073, KUC084</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5"/>
          <table:table-cell table:number-columns-repeated="16377"/>
        </table:table-row>
        <table:table-row table:style-name="ro1">
          <table:table-cell office:value-type="string" table:style-name="ce59">
            <text:p>Profiel</text:p>
          </table:table-cell>
          <table:table-cell office:value-type="string" table:style-name="ce71">
            <text:p>Sjabloon waarmee de abonnementen van een afnemer in eerste opzet kunnen ingericht conform de groep waartoe de afnemer behoort.</text:p>
            <text:p/>
          </table:table-cell>
          <table:table-cell office:value-type="string" table:content-validation-name="val1" table:style-name="ce27">
            <text:p>PUC321</text:p>
          </table:table-cell>
          <table:table-cell table:content-validation-name="val2" table:style-name="ce27"/>
          <table:table-cell office:value-type="string" table:content-validation-name="val3" table:style-name="ce56">
            <text:p>Concept</text:p>
          </table:table-cell>
          <table:table-cell office:value-type="date" office:date-value="2011-07-04T00:00:00" table:style-name="ce19">
            <text:p>4-7-2011</text:p>
          </table:table-cell>
          <table:table-cell table:style-name="ce19"/>
          <table:table-cell table:number-columns-repeated="16377"/>
        </table:table-row>
        <table:table-row table:style-name="ro1">
          <table:table-cell office:value-type="string" table:style-name="ce59">
            <text:p>Programmaplan</text:p>
          </table:table-cell>
          <table:table-cell office:value-type="string" table:style-name="ce69">
            <text:p>Het programmaplan is een formele beschrijving van wat het programma wenst te bereiken. Het beschrijft de omgeving van het programma, de verwachte doorlooptijd, de verwachte kosten en opbrengsten, etc.</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Projectinitiatiedocument (PID)</text:p>
          </table:table-cell>
          <table:table-cell office:value-type="string" table:style-name="ce70">
            <text:p>In het PID is vastgelegd wat het resultaat van een project zal zijn en hoe een project tot het gewenste resultaat gaat komen. Het vormt de basis van een project.</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Protocollering</text:p>
          </table:table-cell>
          <table:table-cell office:value-type="string" table:style-name="ce70">
            <text:p>Het administreren van alle van belang zijnde BRP-Acties ten behoeve van het Inzagerecht van een burger omtrent de over hem verstrekte gegevens aan Afnemers.</text:p>
          </table:table-cell>
          <table:table-cell office:value-type="string" table:content-validation-name="val1" table:style-name="ce27">
            <text:p>PUC001<text:s/></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5"/>
          <table:table-cell table:number-columns-repeated="16377"/>
        </table:table-row>
        <table:table-row table:style-name="ro1">
          <table:table-cell office:value-type="string" table:style-name="ce59">
            <text:p>Protocollering van bevraging</text:p>
          </table:table-cell>
          <table:table-cell office:value-type="string" table:style-name="ce69">
            <text:p>Voor de bevraging moet het volgende gelogd worden:</text:p>
            <text:p>1. De vraagstelling <text:s/>(afnemersaccount, vraagtype)</text:p>
            <text:p>2. Het resultaat (tijdstip van afhandeling, <text:s/>de fout en de foutomschrijving,)<text:s/></text:p>
            <text:p>3. De protocollering (Voor de protocollering van de verstrekking wordt een relatie gelegd tussen elke verstrekte Persoonsgegevens en de gestelde vraag, <text:s text:c="2"/>welke rubrieken heeft opgevraagd. )</text:p>
          </table:table-cell>
          <table:table-cell table:content-validation-name="val1" table:style-name="ce27"/>
          <table:table-cell table:content-validation-name="val2" table:style-name="ce20"/>
          <table:table-cell office:value-type="string" table:content-validation-name="val3" table:style-name="ce56">
            <text:p>VERV</text:p>
          </table:table-cell>
          <table:table-cell office:value-type="date" office:date-value="2011-02-14T00:00:00" table:style-name="ce19">
            <text:p>14-2-2011</text:p>
          </table:table-cell>
          <table:table-cell table:style-name="ce15"/>
          <table:table-cell table:number-columns-repeated="16377"/>
        </table:table-row>
        <table:table-row table:style-name="ro1">
          <table:table-cell office:value-type="string" table:style-name="ce59">
            <text:p>Protocolleringsoverzicht</text:p>
          </table:table-cell>
          <table:table-cell office:value-type="string" table:style-name="ce69">
            <text:p>Overzicht van alle protocolleringen - van bijhouding, levering, inzage en illegale poging - voor een persoon in een bepaalde periode.</text:p>
          </table:table-cell>
          <table:table-cell office:value-type="string" table:content-validation-name="val1" table:style-name="ce27">
            <text:p>PUC302</text:p>
          </table:table-cell>
          <table:table-cell table:content-validation-name="val2" table:style-name="ce20"/>
          <table:table-cell office:value-type="string" table:content-validation-name="val3" table:style-name="ce56">
            <text:p>Concept</text:p>
          </table:table-cell>
          <table:table-cell office:value-type="date" office:date-value="2011-11-01T00:00:00" table:style-name="ce19">
            <text:p>1-11-2011</text:p>
          </table:table-cell>
          <table:table-cell table:style-name="ce15"/>
          <table:table-cell table:number-columns-repeated="16377"/>
        </table:table-row>
        <table:table-row table:style-name="ro1">
          <table:table-cell office:value-type="string" table:style-name="ce59">
            <text:p>Protocollering van bijhouding</text:p>
          </table:table-cell>
          <table:table-cell office:value-type="string" table:style-name="ce69">
            <text:p>De protocollering in het geval van een bijhouding.</text:p>
          </table:table-cell>
          <table:table-cell office:value-type="string" table:content-validation-name="val1" table:style-name="ce27">
            <text:p>PUC001<text:s/></text:p>
          </table:table-cell>
          <table:table-cell table:content-validation-name="val2" table:style-name="ce20"/>
          <table:table-cell office:value-type="string" table:content-validation-name="val3" table:style-name="ce56">
            <text:p>Concept</text:p>
          </table:table-cell>
          <table:table-cell office:value-type="date" office:date-value="2011-01-19T00:00:00" table:style-name="ce19">
            <text:p>19-1-2011</text:p>
          </table:table-cell>
          <table:table-cell table:style-name="ce19"/>
          <table:table-cell table:number-columns-repeated="16377"/>
        </table:table-row>
        <table:table-row table:style-name="ro1">
          <table:table-cell office:value-type="string" table:style-name="ce59">
            <text:p>Protocollering van inzage</text:p>
          </table:table-cell>
          <table:table-cell office:value-type="string" table:style-name="ce69">
            <text:p>De protocollering in het geval van het gebruik maken van inzagerecht</text:p>
          </table:table-cell>
          <table:table-cell office:value-type="string" table:content-validation-name="val1" table:style-name="ce27">
            <text:p>PUC302</text:p>
          </table:table-cell>
          <table:table-cell table:content-validation-name="val2" table:style-name="ce20"/>
          <table:table-cell office:value-type="string" table:content-validation-name="val3" table:style-name="ce56">
            <text:p>Concept</text:p>
          </table:table-cell>
          <table:table-cell office:value-type="date" office:date-value="2011-09-20T00:00:00" table:style-name="ce19">
            <text:p>20-9-2011</text:p>
          </table:table-cell>
          <table:table-cell table:style-name="ce19"/>
          <table:table-cell table:number-columns-repeated="16377"/>
        </table:table-row>
        <table:table-row table:style-name="ro1">
          <table:table-cell office:value-type="string" table:style-name="ce59">
            <text:p>Protocollering van levering</text:p>
          </table:table-cell>
          <table:table-cell office:value-type="string" table:style-name="ce69">
            <text:p>De protocollering in het geval van een levering.</text:p>
          </table:table-cell>
          <table:table-cell office:value-type="string" table:content-validation-name="val1" table:style-name="ce27">
            <text:p>PUC001 , PUC600</text:p>
          </table:table-cell>
          <table:table-cell table:content-validation-name="val2" table:style-name="ce20"/>
          <table:table-cell office:value-type="string" table:content-validation-name="val3" table:style-name="ce56">
            <text:p>Concept</text:p>
          </table:table-cell>
          <table:table-cell office:value-type="date" office:date-value="2011-01-19T00:00:00" table:style-name="ce19">
            <text:p>19-1-2011</text:p>
          </table:table-cell>
          <table:table-cell table:style-name="ce19"/>
          <table:table-cell table:number-columns-repeated="16377"/>
        </table:table-row>
        <table:table-row table:style-name="ro1">
          <table:table-cell office:value-type="string" table:style-name="ce59">
            <text:p>Protocolplicht</text:p>
          </table:table-cell>
          <table:table-cell office:value-type="string" table:style-name="ce69">
            <text:p>De in de Wet BRP opgenomen verplichting tot registratie van gegevens over gedane leveringen en bevragingen van persoonsgegevens.</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VERV</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Raamovereenkomst mGBA</text:p>
          </table:table-cell>
          <table:table-cell office:value-type="string" table:style-name="ce69">
            <text:p>De overeenkomst met acht mantelpartijen voor systeemontwikkeling voor de modernisering van de GBA die geldt voor een periode 2010 - 2012, met de optie om te verlengen tot 2015.</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61">
            <text:p>Realisatiefase</text:p>
          </table:table-cell>
          <table:table-cell office:value-type="string" table:style-name="ce70">
            <text:p>Een fase van het project BRP waarbinnen de componenten worden gerealiseerd.</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Rechtmatig verblijf</text:p>
          </table:table-cell>
          <table:table-cell office:value-type="string" table:style-name="ce69">
            <text:p>Het recht van een persoon om in Nederland te mogen verblijven</text:p>
          </table:table-cell>
          <table:table-cell office:value-type="string" table:content-validation-name="val1" table:style-name="ce27">
            <text:p>KUC052, KUC071</text:p>
          </table:table-cell>
          <table:table-cell table:content-validation-name="val2" table:style-name="ce20"/>
          <table:table-cell office:value-type="string" table:content-validation-name="val3" table:style-name="ce58">
            <text:p>RG</text:p>
          </table:table-cell>
          <table:table-cell office:value-type="date" office:date-value="2011-06-09T00:00:00" table:style-name="ce30">
            <text:p>9-6-2011</text:p>
          </table:table-cell>
          <table:table-cell table:style-name="ce19"/>
          <table:table-cell table:number-columns-repeated="16377"/>
        </table:table-row>
        <table:table-row table:style-name="ro1">
          <table:table-cell office:value-type="string" table:style-name="ce59">
            <text:p>Reden afwijking</text:p>
          </table:table-cell>
          <table:table-cell office:value-type="string" table:style-name="ce69">
            <text:p>Vastgelegde reden waarom van regel afgeweken wordt</text:p>
          </table:table-cell>
          <table:table-cell office:value-type="string" table:content-validation-name="val1" table:style-name="ce27">
            <text:p>KUC002</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table:style-name="ce19"/>
          <table:table-cell table:number-columns-repeated="16377"/>
        </table:table-row>
        <table:table-row table:style-name="ro1">
          <table:table-cell office:value-type="string" table:style-name="ce59">
            <text:p>Reden van twijfel</text:p>
          </table:table-cell>
          <table:table-cell office:value-type="string" table:style-name="ce69">
            <text:p>De aanleiding tot de twijfel</text:p>
          </table:table-cell>
          <table:table-cell office:value-type="string" table:content-validation-name="val1" table:style-name="ce27">
            <text:p>KUC203</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Reden verlof</text:p>
          </table:table-cell>
          <table:table-cell office:value-type="string" table:style-name="ce69">
            <text:p>Reden waarom het opgravingsverlof wordt aangevraagd<text:s/></text:p>
          </table:table-cell>
          <table:table-cell office:value-type="string" table:content-validation-name="val1" table:style-name="ce27">
            <text:p>KUC094</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Register niet-ingezetenen (RNI)</text:p>
          </table:table-cell>
          <table:table-cell office:value-type="string" table:style-name="ce70">
            <text:p>Het centrale register waarin persoonsgegevens bijgehouden worden van personen die een relatie hebben met de Nederlandse overheid, maar geen ingezetenen zijn.</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Register ongeldige stempassen</text:p>
          </table:table-cell>
          <table:table-cell office:value-type="string" table:style-name="ce69">
            <text:p>Administratie van ongeldige, ingetrokken en vervangen stempassen</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Registratie adoptie</text:p>
          </table:table-cell>
          <table:table-cell table:style-name="ce69"/>
          <table:table-cell office:value-type="string" table:content-validation-name="val1" table:style-name="ce28">
            <text:p>KUC006</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9"/>
          <table:table-cell table:number-columns-repeated="16377"/>
        </table:table-row>
        <table:table-row table:style-name="ro1">
          <table:table-cell office:value-type="string" table:style-name="ce59">
            <text:p>Registratie inschrijving tgv geboorte</text:p>
          </table:table-cell>
          <table:table-cell office:value-type="string" table:style-name="ce69">
            <text:p>De registratie inschrijving tgv geboorte bevat:</text:p>
            <text:p>Persoonsgegevens nieuwgeborene (naam, geslacht, geboorte)<text:s/></text:p>
            <text:p>Nationaliteit(en)</text:p>
            <text:p>Afstammingsrelatie van het type Sterk</text:p>
            <text:p>Rol waarin persoon betrokken is in de Afstammingsrelatie (vader krijgt rol Ouder (sterk), moeder krijgt rol Ouder (sterk), Nieuwgeborene krijgt rol Kind).</text:p>
            <text:p>Adres</text:p>
            <text:p>Administratief</text:p>
            <text:p>Handeling (soort bijhoudingshandeling is ‘inschrijving tgv geboorte’)</text:p>
            <text:p>Document (soort document is Akte)</text:p>
          </table:table-cell>
          <table:table-cell office:value-type="string" table:content-validation-name="val1" table:style-name="ce28">
            <text:p>MUC001<text:s/></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office:value-type="string" table:style-name="ce15">
            <text:p>Is geen definitie</text:p>
          </table:table-cell>
          <table:table-cell table:number-columns-repeated="16377"/>
        </table:table-row>
        <table:table-row table:style-name="ro1">
          <table:table-cell office:value-type="string" table:style-name="ce59">
            <text:p>Registratie kiesrecht</text:p>
          </table:table-cell>
          <table:table-cell table:style-name="ce69"/>
          <table:table-cell office:value-type="string" table:content-validation-name="val1" table:style-name="ce28">
            <text:p>KUC131</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73">
            <text:p>Registratiehouder</text:p>
          </table:table-cell>
          <table:table-cell office:value-type="string" table:style-name="ce72">
            <text:p>Organisatie die (wettelijk) verantwoordelijk voor het beheren en/of bijhouden van de gegevens in de BRP. In het geval van ingezetenen de Gemeente, in het geval van niet-ingezetenen het agenschap BPR namens de minister.</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10-11T00:00:00" table:style-name="ce19">
            <text:p>11-10-2011</text:p>
          </table:table-cell>
          <table:table-cell table:style-name="ce19"/>
          <table:table-cell table:number-columns-repeated="16377"/>
        </table:table-row>
        <table:table-row table:style-name="ro1">
          <table:table-cell office:value-type="string" table:style-name="ce59">
            <text:p>Registratieverzoek briefstemmen<text:s/></text:p>
          </table:table-cell>
          <table:table-cell office:value-type="string" table:style-name="ce69">
            <text:p>Het verzoek van een kiesgerechtigd persoon bij de gemeente waar hij ingezetene is om via briefstemmen een stem uit te brengen.</text:p>
          </table:table-cell>
          <table:table-cell office:value-type="string" table:content-validation-name="val1" table:style-name="ce28">
            <text:p>KUC131</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Reisdocument</text:p>
          </table:table-cell>
          <table:table-cell office:value-type="string" table:style-name="ce69">
            <text:p>Een document dat de houder toestemming verleent tot het betreden van en reizen door een bepaald land of gebied.</text:p>
          </table:table-cell>
          <table:table-cell office:value-type="string" table:content-validation-name="val1" table:style-name="ce27">
            <text:p>KUC063, KUC071, KUC072, <text:s/>KUC073, KUC06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Reisdocumentbesluit</text:p>
          </table:table-cell>
          <table:table-cell table:style-name="ce69"/>
          <table:table-cell office:value-type="string" table:content-validation-name="val1" table:style-name="ce27">
            <text:p>KUC071</text:p>
          </table:table-cell>
          <table:table-cell table:content-validation-name="val2" table:style-name="ce20"/>
          <table:table-cell office:value-type="string" table:content-validation-name="val3" table:style-name="ce56">
            <text:p>VERV</text:p>
          </table:table-cell>
          <table:table-cell office:value-type="date" office:date-value="2011-04-15T00:00:00" table:style-name="ce19">
            <text:p>15-4-2011</text:p>
          </table:table-cell>
          <table:table-cell table:style-name="ce19"/>
          <table:table-cell table:number-columns-repeated="16377"/>
        </table:table-row>
        <table:table-row table:style-name="ro1">
          <table:table-cell office:value-type="string" table:style-name="ce59">
            <text:p>Reisdocumentgegevens</text:p>
          </table:table-cell>
          <table:table-cell office:value-type="string" table:style-name="ce69">
            <text:p>De gegevens welke vastgelegd worden binnen de BRP die betrekking hebben op het nieuwe reisdocument (oa: datum van afgifte, uitgevende instantie, lengte houder, identificerend nummer)</text:p>
          </table:table-cell>
          <table:table-cell office:value-type="string" table:content-validation-name="val1" table:style-name="ce27">
            <text:p>KUC071, KUC07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Relatie</text:p>
          </table:table-cell>
          <table:table-cell office:value-type="string" table:style-name="ce70">
            <text:p>Betrekking binnen BRP (bijvoorbeeld huwelijk, afstammingsrelatie etc) tussen twee of meerdere personen</text:p>
          </table:table-cell>
          <table:table-cell office:value-type="string" table:content-validation-name="val1" table:style-name="ce27">
            <text:p>KUC001, KUC002, KUC003, KUC004, KUC005, KUC006, KUC007, KUC008, KUC009, KUC010, KUC021, KUC023, KUC032, KUC033, KUC041, KUC042, KUC043, <text:s/>KUC051, KUC052, KUC053, KUC054, KUC055, KUC061, KUC062, KUC063, KUC071, KUC091, KUC093, KUC101, KUC102, KUC203</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4">
            <text:p>Rosine: Wordt nu aan gewerkt bij de GS. Definitie is in ieder geval niet juist. Er kunnen tenslotte ook meer dan 2 personen in een relatie betrokken zijn (bijv. adoptie).</text:p>
          </table:table-cell>
          <table:table-cell table:number-columns-repeated="16377"/>
        </table:table-row>
        <table:table-row table:style-name="ro1">
          <table:table-cell office:value-type="string" table:style-name="ce59">
            <text:p>Relatiegegevens</text:p>
          </table:table-cell>
          <table:table-cell office:value-type="string" table:style-name="ce69">
            <text:p>Relatiegegevens van personen die in de BRP op grond van bovenliggende wetgeving geregistreerd moeten worden.</text:p>
          </table:table-cell>
          <table:table-cell office:value-type="string" table:content-validation-name="val1" table:style-name="ce28">
            <text:p>MUC001, KUC001</text:p>
          </table:table-cell>
          <table:table-cell table:content-validation-name="val2" table:style-name="ce20"/>
          <table:table-cell office:value-type="string" table:content-validation-name="val3" table:style-name="ce56">
            <text:p>VERV</text:p>
          </table:table-cell>
          <table:table-cell office:value-type="date" office:date-value="2011-03-10T00:00:00" table:style-name="ce19">
            <text:p>10-3-2011</text:p>
          </table:table-cell>
          <table:table-cell table:style-name="ce19"/>
          <table:table-cell table:number-columns-repeated="16377"/>
        </table:table-row>
        <table:table-row table:style-name="ro1">
          <table:table-cell office:value-type="string" table:style-name="ce61">
            <text:p>Release(plan)</text:p>
          </table:table-cell>
          <table:table-cell office:value-type="string" table:style-name="ce69">
            <text:p>Een release bevat vooraf vastgestelde functionaliteit en heeft een vooraf bepaalde doorlooptijd. Dit is vastgelegd in het releaseplan.</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Resultaat onderzoek geloofsbrief<text:span text:style-name="T3"><text:s/></text:span></text:p>
          </table:table-cell>
          <table:table-cell office:value-type="string" table:style-name="ce69">
            <text:p>Positieve of negatieve beslissing op basis van de geloofsbrief van het vertegenwoordigend orgaan of de benoemde toegelaten wordt als lid.</text:p>
          </table:table-cell>
          <table:table-cell office:value-type="string" table:content-validation-name="val1" table:style-name="ce27">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Rijbewijs</text:p>
          </table:table-cell>
          <table:table-cell office:value-type="string" table:style-name="ce69">
            <text:p>Een document waarmee een bestuurder van een motorvoertuig kan aantonen dat hij/zij beschikt over voldoende kennis, inzicht en vaardigheid om een motorvoertuig van een bepaalde categorie te kunnen en mogen besturen.</text:p>
          </table:table-cell>
          <table:table-cell office:value-type="string" table:content-validation-name="val1" table:style-name="ce27">
            <text:p>KUC081, KUC082, KUC083, KUC084</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Risico</text:p>
          </table:table-cell>
          <table:table-cell office:value-type="string" table:style-name="ce69">
            <text:p>Een mogelijke gebeurtenis die de voortgang van het project / progamma in gevaar brengt. Maatregelen worden genomen om de kans op optreden of de impact bij optreden te minimaliseren.</text:p>
          </table:table-cell>
          <table:table-cell office:value-type="string" table:content-validation-name="val1" table:style-name="ce43">
            <text:p>Algem.</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Risicoprofiel</text:p>
          </table:table-cell>
          <table:table-cell office:value-type="string" table:style-name="ce69">
            <text:p>Het geheel aan persoons- en /<text:span text:style-name="T6"><text:s/></text:span><text:span text:style-name="T1">of adreskenmerken op basis waarvan bepaald kan worden dat een verhoogd risico op fraude voordoet.</text:span></text:p>
          </table:table-cell>
          <table:table-cell office:value-type="string" table:content-validation-name="val1" table:style-name="ce27">
            <text:p>KUC052</text:p>
          </table:table-cell>
          <table:table-cell table:content-validation-name="val2" table:style-name="ce20"/>
          <table:table-cell office:value-type="string" table:content-validation-name="val3" table:style-name="ce56">
            <text:p>VERV</text:p>
          </table:table-cell>
          <table:table-cell office:value-type="date" office:date-value="2011-07-28T00:00:00" table:style-name="ce19">
            <text:p>28-7-2011</text:p>
          </table:table-cell>
          <table:table-cell office:value-type="string" table:style-name="ce19">
            <text:p>Term komt niet meer voor omdat dit geen systeem controle meer is (hulpfunctie -&gt; tekst)</text:p>
          </table:table-cell>
          <table:table-cell table:number-columns-repeated="16377"/>
        </table:table-row>
        <table:table-row table:style-name="ro1">
          <table:table-cell office:value-type="string" table:style-name="ce61">
            <text:p>Rol</text:p>
          </table:table-cell>
          <table:table-cell office:value-type="string" table:style-name="ce69">
            <text:p>Hoedanigheid van een Partij binnen het BRP-Stelsel die bepaalt welke BRP-Functies en/of BRP-Acties die Partij mag verrichten.De BRP onderkent de volgende Rollen:</text:p>
            <text:p>• Bijhoudingsorgaan – mag Bijhouden (ingezetenen), Bevragen en Beheren,</text:p>
            <text:p>• Afnemer – mag Bevragen, Terugmelden, Beheren en kan Persoonsgegevens Geleverd krijgen,</text:p>
            <text:p>• Aangewezen Bestuursorgaan – mag Bijhouden, (niet-ingezetenen) Bevragen, Terugmelden en Beheren</text:p>
            <text:p>• Stelselbeheerder – mag Beheren,</text:p>
            <text:p>• Samenwerkingsverband – is een administratieve eenheid en heeft geen eigen bevoegdheden.</text:p>
            <text:p/>
          </table:table-cell>
          <table:table-cell office:value-type="string" table:content-validation-name="val1" table:style-name="ce27">
            <text:p>PUC323</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number-columns-repeated="16378" table:style-name="ce1"/>
        </table:table-row>
        <table:table-row table:style-name="ro1">
          <table:table-cell office:value-type="string" table:style-name="ce61">
            <text:p>RUP</text:p>
          </table:table-cell>
          <table:table-cell office:value-type="string" table:style-name="ce69">
            <text:p>Rational Unified Process is een iteratief softwareontwikkelingsproces.</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Samenwerkingsverbanden</text:p>
          </table:table-cell>
          <table:table-cell office:value-type="string" table:style-name="ce69">
            <text:p>Een Partij die ontstaat door de samenwerking tussen twee of meer andere Partijen.</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Selectie</text:p>
          </table:table-cell>
          <table:table-cell office:value-type="string" table:style-name="ce70">
            <text:p>Een selectie betreft een bulkgewijze verzameling van aan specifieke criteria voldoenende persoonslijsten en de levering daarvan aan een afnemer.<text:s/></text:p>
          </table:table-cell>
          <table:table-cell office:value-type="string" table:content-validation-name="val1" table:style-name="ce27">
            <text:p>PUC307, PUC310, PUC600</text:p>
          </table:table-cell>
          <table:table-cell table:content-validation-name="val2" table:style-name="ce20"/>
          <table:table-cell office:value-type="string" table:content-validation-name="val3" table:style-name="ce56">
            <text:p>Concept</text:p>
          </table:table-cell>
          <table:table-cell office:value-type="date" office:date-value="2011-08-10T00:00:00" table:style-name="ce19">
            <text:p>10-8-2011</text:p>
          </table:table-cell>
          <table:table-cell table:style-name="ce19"/>
          <table:table-cell table:number-columns-repeated="16377"/>
        </table:table-row>
        <table:table-row table:style-name="ro1">
          <table:table-cell office:value-type="string" table:style-name="ce59">
            <text:p>Selectie kiezers</text:p>
          </table:table-cell>
          <table:table-cell office:value-type="string" table:style-name="ce70">
            <text:p>Lijst van kiezers voor een verkiezingssoort op een peildatum (dag kandidaatstelling)</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Sjabloon</text:p>
          </table:table-cell>
          <table:table-cell office:value-type="string" table:style-name="ce69">
            <text:p>Een Sjabloon is een geheel of gedeeltelijk ingevuld object op basis waarvan een geheel of gedeeltelijk ingevulde instantie daarvan kan worden gecreëerd. Na de creatie van de instantie kan de entiteit worden aangevuld of gewijzigd. De relatie tussen het object en het oorspronkelijke Sjabloon wordt geadministreerd bij het object. Een voorbeeld van een Sjabloon is een Leveringsprofiel, dat bestaat uit een aantal standaard Autorisaties en standaard Abonnement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Softwarecomponent</text:p>
          </table:table-cell>
          <table:table-cell office:value-type="string" table:style-name="ce70">
            <text:p>Een component (applicatie) dat zelfstandig is te installeren (bijvoorbeeld: bevragingsservice of documentarchief). Een softwarecomponent wordt geinstalleerd op één of meerdere<text:s/><text:span text:style-name="T8">instanties</text:span><text:span text:style-name="T1">.</text:span></text:p>
          </table:table-cell>
          <table:table-cell office:value-type="string" table:content-validation-name="val1" table:style-name="ce28">
            <text:p>PUC303</text:p>
          </table:table-cell>
          <table:table-cell table:content-validation-name="val2" table:style-name="ce20"/>
          <table:table-cell office:value-type="string" table:content-validation-name="val3" table:style-name="ce56">
            <text:p>Concept</text:p>
          </table:table-cell>
          <table:table-cell office:value-type="date" office:date-value="2011-11-28T00:00:00" table:style-name="ce19">
            <text:p>28-11-2011</text:p>
          </table:table-cell>
          <table:table-cell table:style-name="ce19"/>
          <table:table-cell table:number-columns-repeated="16377"/>
        </table:table-row>
        <table:table-row table:style-name="ro1">
          <table:table-cell office:value-type="string" table:style-name="ce59">
            <text:p>Soort BRP-actie</text:p>
          </table:table-cell>
          <table:table-cell office:value-type="string" table:style-name="ce69">
            <text:p>De soort (het type) van een BRP-actie</text:p>
          </table:table-cell>
          <table:table-cell office:value-type="string" table:content-validation-name="val1" table:style-name="ce28">
            <text:p>PUC322</text:p>
          </table:table-cell>
          <table:table-cell table:content-validation-name="val2" table:style-name="ce20"/>
          <table:table-cell office:value-type="string" table:content-validation-name="val3" table:style-name="ce56">
            <text:p>Concept</text:p>
          </table:table-cell>
          <table:table-cell office:value-type="date" office:date-value="2011-11-25T00:00:00" table:style-name="ce19">
            <text:p>25-11-2011</text:p>
          </table:table-cell>
          <table:table-cell table:style-name="ce19"/>
          <table:table-cell table:number-columns-repeated="16377"/>
        </table:table-row>
        <table:table-row table:style-name="ro1">
          <table:table-cell office:value-type="string" table:style-name="ce59">
            <text:p>Soort Document</text:p>
          </table:table-cell>
          <table:table-cell office:value-type="string" table:style-name="ce69">
            <text:p>De soort (het type) van een document</text:p>
          </table:table-cell>
          <table:table-cell office:value-type="string" table:content-validation-name="val1" table:style-name="ce28">
            <text:p>PUC322</text:p>
          </table:table-cell>
          <table:table-cell table:content-validation-name="val2" table:style-name="ce20"/>
          <table:table-cell office:value-type="string" table:content-validation-name="val3" table:style-name="ce56">
            <text:p>Concept</text:p>
          </table:table-cell>
          <table:table-cell office:value-type="date" office:date-value="2011-11-25T00:00:00" table:style-name="ce19">
            <text:p>25-11-2011</text:p>
          </table:table-cell>
          <table:table-cell table:style-name="ce19"/>
          <table:table-cell table:number-columns-repeated="16377"/>
        </table:table-row>
        <table:table-row table:style-name="ro1">
          <table:table-cell office:value-type="string" table:style-name="ce59">
            <text:p>Spontane levering</text:p>
          </table:table-cell>
          <table:table-cell office:value-type="string" table:style-name="ce69">
            <text:p>Een levering die verricht wordt omdat er een Mutatie heeft plaatsgevonden in persoonsgegevens waarvan de Afnemer op de hoogte gehouden wilde worden bij wijzigingen.</text:p>
          </table:table-cell>
          <table:table-cell office:value-type="string" table:content-validation-name="val1" table:style-name="ce27">
            <text:p>PUC307</text:p>
          </table:table-cell>
          <table:table-cell table:content-validation-name="val2" table:style-name="ce20"/>
          <table:table-cell office:value-type="string" table:content-validation-name="val3" table:style-name="ce56">
            <text:p>Concept</text:p>
          </table:table-cell>
          <table:table-cell office:value-type="date" office:date-value="2011-08-10T00:00:00" table:style-name="ce19">
            <text:p>10-8-2011</text:p>
          </table:table-cell>
          <table:table-cell table:style-name="ce19"/>
          <table:table-cell table:number-columns-repeated="16377"/>
        </table:table-row>
        <table:table-row table:style-name="ro1">
          <table:table-cell office:value-type="string" table:style-name="ce59">
            <text:p>Staat van Inlichtingen</text:p>
          </table:table-cell>
          <table:table-cell office:value-type="string" table:style-name="ce69">
            <text:p>Staat van Inlichtingen' is nodig voor het uitvoeren van een veiligheidsonderzoek door van Ministerie van Justitie mbt geslachtsnaamwijziging.<text:s/></text:p>
          </table:table-cell>
          <table:table-cell office:value-type="string" table:content-validation-name="val1" table:style-name="ce28">
            <text:p>KUC021</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9"/>
          <table:table-cell table:number-columns-repeated="16377"/>
        </table:table-row>
        <table:table-row table:style-name="ro1">
          <table:table-cell office:value-type="string" table:style-name="ce59">
            <text:p>Staatloze</text:p>
          </table:table-cell>
          <table:table-cell office:value-type="string" table:style-name="ce69">
            <text:p>Een persoon die door geen enkele staat, krachtens diens wetgeving, als onderdaan wordt beschouwd</text:p>
          </table:table-cell>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Stamgegeven</text:p>
          </table:table-cell>
          <table:table-cell office:value-type="string" table:style-name="ce70">
            <text:p>Stamgegevens bevatten gegevens die voor de inrichting en goede werking van de BRP van belang zijn, maar niet tot de persoonsgegevens of administratieve gegevens behoren. Voorbeelden zijn Nationaliteit, Land en Gemeente. We spreken dan over soorten stamgegvens. <text:s/>Er wordt onderscheid gemaakt tussen dynamische stamgegevens, die door een Beheerder zonder belemmeringen kunnen worden beheerd en statische stamgegevens, waarvoor bij wijziging ook wijziging van de code noodzakelijk kan zijn.</text:p>
          </table:table-cell>
          <table:table-cell office:value-type="string" table:content-validation-name="val1" table:style-name="ce28">
            <text:p>PUC324</text:p>
          </table:table-cell>
          <table:table-cell table:content-validation-name="val2" table:style-name="ce20"/>
          <table:table-cell office:value-type="string" table:content-validation-name="val3" table:style-name="ce56">
            <text:p>Concept</text:p>
          </table:table-cell>
          <table:table-cell office:value-type="date" office:date-value="2011-09-27T00:00:00" table:style-name="ce19">
            <text:p>27-9-2011</text:p>
          </table:table-cell>
          <table:table-cell table:style-name="ce19"/>
          <table:table-cell table:number-columns-repeated="16377"/>
        </table:table-row>
        <table:table-row table:style-name="ro1">
          <table:table-cell office:value-type="string" table:style-name="ce59">
            <text:p>Startdocument</text:p>
          </table:table-cell>
          <table:table-cell office:value-type="string" table:style-name="ce70">
            <text:p>Document, meestal een gerechtelijke uitspraak, die de basis is voor het opmaken van een brondocument (latere vermelding of akte).</text:p>
          </table:table-cell>
          <table:table-cell office:value-type="string" table:content-validation-name="val1" table:style-name="ce28">
            <text:p>KUC002, KUC003, KUC004, <text:s/>KUC005, KUC007, KUC009, KUC010, KUC031, KUC045, KUC091, KUC092</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9"/>
          <table:table-cell table:number-columns-repeated="16377"/>
        </table:table-row>
        <table:table-row table:style-name="ro1">
          <table:table-cell office:value-type="string" table:style-name="ce59">
            <text:p>Stelselbeheerder</text:p>
          </table:table-cell>
          <table:table-cell office:value-type="string" table:style-name="ce70">
            <text:p>Rol die namens de minister van BZK de centrale BRP-voorzieningen beheert. N.B. Het agenschap BPR zal als partij in deze rol gaan optreden.</text:p>
          </table:table-cell>
          <table:table-cell office:value-type="string" table:content-validation-name="val1" table:style-name="ce28">
            <text:p>PUC323</text:p>
          </table:table-cell>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2-01-06T00:00:00" table:style-name="ce19">
            <text:p>6-1-2012</text:p>
          </table:table-cell>
          <table:table-cell table:style-name="ce19"/>
          <table:table-cell table:number-columns-repeated="16377" table:style-name="ce21"/>
        </table:table-row>
        <table:table-row table:style-name="ro1">
          <table:table-cell office:value-type="string" table:style-name="ce59">
            <text:p>Stembureau</text:p>
          </table:table-cell>
          <table:table-cell office:value-type="string" table:style-name="ce69">
            <text:p>Ruimte waar een stemming voor de verkiezing van leden van een openbaar bestuur plaatsvindt (stemlokaal)</text:p>
          </table:table-cell>
          <table:table-cell office:value-type="string" table:content-validation-name="val1" table:style-name="ce28">
            <text:p>KUC132, 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Stembureauleden</text:p>
          </table:table-cell>
          <table:table-cell office:value-type="string" table:style-name="ce69">
            <text:p>door B&amp;W benoemde personen, die zitting hebben (gehad) in een stembureau en die zorgdragen voor een ordentelijk verloop van de verkiezing binnen dat stembureau.</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Stembureaulocatie</text:p>
          </table:table-cell>
          <table:table-cell table:style-name="ce69"/>
          <table:table-cell office:value-type="string" table:content-validation-name="val1" table:style-name="ce28">
            <text:p>KUC132</text:p>
          </table:table-cell>
          <table:table-cell table:content-validation-name="val2" table:style-name="ce20"/>
          <table:table-cell office:value-type="string" table:content-validation-name="val3" table:style-name="ce56">
            <text:p>VERV</text:p>
          </table:table-cell>
          <table:table-cell office:value-type="date" office:date-value="2011-02-28T00:00:00" table:style-name="ce19">
            <text:p>28-2-2011</text:p>
          </table:table-cell>
          <table:table-cell table:style-name="ce19"/>
          <table:table-cell table:number-columns-repeated="16377"/>
        </table:table-row>
        <table:table-row table:style-name="ro1">
          <table:table-cell office:value-type="string" table:style-name="ce59">
            <text:p>Stemdistrict</text:p>
          </table:table-cell>
          <table:table-cell office:value-type="string" table:style-name="ce69">
            <text:p>Gebied binnen een kieskring waarbinnen kiesgerechtigden wonen welke gekoppeld zijn aan het stembureau wat doorgaans gelegen is binnen dit gebied.</text:p>
          </table:table-cell>
          <table:table-cell office:value-type="string" table:content-validation-name="val1" table:style-name="ce28">
            <text:p>KUC1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Stempas</text:p>
          </table:table-cell>
          <table:table-cell office:value-type="string" table:style-name="ce69">
            <text:p>schriftelijk bewijs, waarmee een kiesgerechtigde wordt toegestaan binnen het gebied van het orgaan waarvoor een verkiezing wordt gehouden, aan de stemming deel te nemen</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Stemtotalen</text:p>
          </table:table-cell>
          <table:table-cell table:style-name="ce69"/>
          <table:table-cell table:content-validation-name="val1" table:style-name="ce28"/>
          <table:table-cell table:content-validation-name="val2" table:style-name="ce20"/>
          <table:table-cell office:value-type="string" table:content-validation-name="val3" table:style-name="ce56">
            <text:p>VERV</text:p>
          </table:table-cell>
          <table:table-cell office:value-type="date" office:date-value="2011-02-04T00:00:00" table:style-name="ce19">
            <text:p>4-2-2011</text:p>
          </table:table-cell>
          <table:table-cell table:style-name="ce19"/>
          <table:table-cell table:number-columns-repeated="16377"/>
        </table:table-row>
        <table:table-row table:style-name="ro1">
          <table:table-cell office:value-type="string" table:style-name="ce59">
            <text:p>Subject</text:p>
          </table:table-cell>
          <table:table-cell office:value-type="string" table:style-name="ce69">
            <text:p>Het onderwerp waarop een ZAAK betrekking kan hebben zijnde één of meer voorkomens van de in het RSGB en het RGBZ onderscheiden objecttypen.[RGB Zaken UML 1 0 deel III].</text:p>
          </table:table-cell>
          <table:table-cell office:value-type="string" table:content-validation-name="val1" table:style-name="ce28">
            <text:p>KUC200, KUC22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61">
            <text:p>Systeemtest(en)</text:p>
          </table:table-cell>
          <table:table-cell office:value-type="string" table:style-name="ce70">
            <text:p>De test heeft tot doel de correcte werking van het (deel)systeem aan te tonen. Het gaat hierbij om het toetsen van zowel functionele als niet-functionele eisen. Hieronder vallen integratietests, ketentests, performance­tests, enzovoort. Systeemtests worden in de regel uitgevoerd door de leverancier, maar ook door het programma mGBA of door Agentschap BPR.</text:p>
          </table:table-cell>
          <table:table-cell table:content-validation-name="val1" table:style-name="ce1"/>
          <table:table-cell office:value-type="string" table:content-validation-name="val2" table:style-name="ce20">
            <text:p>PID</text:p>
          </table:table-cell>
          <table:table-cell office:value-type="string" table:content-validation-name="val3" table:style-name="ce56">
            <text:p>Concept</text:p>
          </table:table-cell>
          <table:table-cell office:value-type="date" office:date-value="2011-06-14T00:00:00" table:style-name="ce19">
            <text:p>14-6-2011</text:p>
          </table:table-cell>
          <table:table-cell table:number-columns-repeated="16378" table:style-name="ce1"/>
        </table:table-row>
        <table:table-row table:style-name="ro1">
          <table:table-cell office:value-type="string" table:style-name="ce59">
            <text:p>Systematische verstrekkingen</text:p>
          </table:table-cell>
          <table:table-cell office:value-type="string" table:style-name="ce69">
            <text:p>Verstrekkingen van gegevens uit de basisregistratie personen aan afnemers die plaatsvinden onder verantwoordelijkheid van de minister van BZK. (bron: Wet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Tardief</text:p>
          </table:table-cell>
          <table:table-cell office:value-type="string" table:style-name="ce69">
            <text:p>Een geboorteaangifte die wordt gedaan buiten de wettelijke aangifte termijn (rekening houdend met de algemene termijnenwet).</text:p>
          </table:table-cell>
          <table:table-cell office:value-type="string" table:content-validation-name="val1" table:style-name="ce28">
            <text:p>KUC001<text:s/></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73">
            <text:p>Te volgen personen</text:p>
          </table:table-cell>
          <table:table-cell office:value-type="string" table:style-name="ce74">
            <text:p>Personen waarvan de Afnemer de persoonsgegevens wil ontvangen bij wijzigingen. De personen die het betreft, de criteria wanneer een persoon hiervoor in aanmerking komt en de gegevens die geleverd worden, worden <text:s/>vastgelegd in een abonnement van het soort spontaan. Het leveren van de gewijzigde gegevens wordt een spontane levering genoemd.</text:p>
          </table:table-cell>
          <table:table-cell office:value-type="string" table:content-validation-name="val1" table:style-name="ce28">
            <text:p>PUC307, PUC601</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9-12T00:00:00" table:style-name="ce19">
            <text:p>12-9-2011</text:p>
          </table:table-cell>
          <table:table-cell table:style-name="ce19"/>
          <table:table-cell table:number-columns-repeated="16377"/>
        </table:table-row>
        <table:table-row table:style-name="ro1">
          <table:table-cell office:value-type="string" table:style-name="ce59">
            <text:p>Technisch koppelvlak</text:p>
          </table:table-cell>
          <table:table-cell office:value-type="string" table:style-name="ce69">
            <text:p>Het technisch koppelvlak is de realisatie van de koppelvlakafspraken door middel van eenduidig gedefinieerde webservicebeschrijvingen van de aangeboden diensten conform de DigiKoppeling standaarden, in combinatie met de softwareonderdelen die deze diensten ter beschikking stellen aan de aangesloten systemen van de afnemers, deelnemers of beheerders van de BRP.</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9"/>
          <table:table-cell table:number-columns-repeated="16377"/>
        </table:table-row>
        <table:table-row table:style-name="ro1">
          <table:table-cell office:value-type="string" table:style-name="ce59">
            <text:p>Technische logregel</text:p>
          </table:table-cell>
          <table:table-cell office:value-type="string" table:style-name="ce69">
            <text:p>De BRP registreert ten behoeve van beheerdoeleinden technische meldingen over de werking van de BRP. Deze meldingen worden technische logregels genoemd. Deze technische logregels geven inzicht in de werking van de verschillende<text:s/><text:span text:style-name="T8">softwarecomponenten</text:span><text:span text:style-name="T1"><text:s/>van het systeem</text:span><text:span text:style-name="T8">.</text:span></text:p>
          </table:table-cell>
          <table:table-cell table:content-validation-name="val1" table:style-name="ce28"/>
          <table:table-cell table:content-validation-name="val2" table:style-name="ce20"/>
          <table:table-cell table:content-validation-name="val3" table:style-name="ce56"/>
          <table:table-cell table:number-columns-repeated="2" table:style-name="ce19"/>
          <table:table-cell table:number-columns-repeated="16377"/>
        </table:table-row>
        <table:table-row table:style-name="ro1">
          <table:table-cell office:value-type="string" table:style-name="ce59">
            <text:p>Teller</text:p>
          </table:table-cell>
          <table:table-cell office:value-type="string" table:style-name="ce69">
            <text:p>door B&amp;W benoemde personen, die geen (plv.) stembureaulid zijn en die het stembureau ondersteunen bij het tellen en totaliseren van de uitgebrachte stemmen.</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Terugmelden</text:p>
          </table:table-cell>
          <table:table-cell office:value-type="string" table:style-name="ce69">
            <text:p>Terugmelden is een BRP-Functie en omvat het melden van gerede twijfel over de juistheid van een Persoonsgegev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Terugmelding</text:p>
          </table:table-cell>
          <table:table-cell table:style-name="ce69"/>
          <table:table-cell office:value-type="string" table:content-validation-name="val1" table:style-name="ce28">
            <text:p>KUC111, KUC203</text:p>
          </table:table-cell>
          <table:table-cell table:content-validation-name="val2" table:style-name="ce20"/>
          <table:table-cell office:value-type="string" table:content-validation-name="val3" table:style-name="ce56">
            <text:p>VERV</text:p>
          </table:table-cell>
          <table:table-cell office:value-type="date" office:date-value="2011-02-02T00:00:00" table:style-name="ce19">
            <text:p>2-2-2011</text:p>
          </table:table-cell>
          <table:table-cell table:style-name="ce19"/>
          <table:table-cell table:number-columns-repeated="16377"/>
        </table:table-row>
        <table:table-row table:style-name="ro1">
          <table:table-cell office:value-type="string" table:style-name="ce59">
            <text:p>Terugmeldplicht</text:p>
          </table:table-cell>
          <table:table-cell office:value-type="string" table:style-name="ce70">
            <text:p>De verplichting van een Afnemer om een terugmelding te registeren.</text:p>
          </table:table-cell>
          <table:table-cell table:content-validation-name="val1" table:style-name="ce28"/>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9"/>
          <table:table-cell table:number-columns-repeated="16377"/>
        </table:table-row>
        <table:table-row table:style-name="ro1">
          <table:table-cell office:value-type="string" table:style-name="ce59">
            <text:p>Toekenning persoonsnummer<text:s/></text:p>
          </table:table-cell>
          <table:table-cell office:value-type="string" table:style-name="ce70">
            <text:p>Alle relevante gegevens benodigd om een ander persoonsnummer te registreren.</text:p>
          </table:table-cell>
          <table:table-cell office:value-type="string" table:content-validation-name="val1" table:style-name="ce27">
            <text:p>KUC10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Toelating als lid</text:p>
          </table:table-cell>
          <table:table-cell office:value-type="string" table:style-name="ce70">
            <text:p>Document op basis waarvan de gemeenteraad in vergadering de toelating van benoemde als lid van de raad vaststelt.</text:p>
          </table:table-cell>
          <table:table-cell office:value-type="string" table:content-validation-name="val1" table:style-name="ce27">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73">
            <text:p>Toestand</text:p>
          </table:table-cell>
          <table:table-cell office:value-type="string" table:style-name="ce72">
            <text:p>Fase waarin een activiteit in de BRP zich bevindt. (b.v. de toestand Selectie uitvoerbaar voor de activiteit Leveren van de selecties).</text:p>
          </table:table-cell>
          <table:table-cell office:value-type="string" table:content-validation-name="val1" table:style-name="ce28">
            <text:p>PUC600</text:p>
          </table:table-cell>
          <table:table-cell table:content-validation-name="val2" table:style-name="ce20"/>
          <table:table-cell office:value-type="string" table:content-validation-name="val3" table:style-name="ce58">
            <text:p>Concept</text:p>
          </table:table-cell>
          <table:table-cell office:value-type="date" office:date-value="2011-09-06T00:00:00" table:style-name="ce30">
            <text:p>6-9-2011</text:p>
          </table:table-cell>
          <table:table-cell table:style-name="ce19"/>
          <table:table-cell table:number-columns-repeated="16377"/>
        </table:table-row>
        <table:table-row table:style-name="ro1">
          <table:table-cell office:value-type="string" table:style-name="ce59">
            <text:p>Toestemming erkenning</text:p>
          </table:table-cell>
          <table:table-cell office:value-type="string" table:style-name="ce70">
            <text:p>Instemming met erkenning van moeder en/of te erkennen kind in geval van erkenning ongeboren vrucht of erkenning na geboorte.</text:p>
          </table:table-cell>
          <table:table-cell office:value-type="string" table:content-validation-name="val1" table:style-name="ce28">
            <text:p>KUC002</text:p>
          </table:table-cell>
          <table:table-cell table:content-validation-name="val2" table:style-name="ce20"/>
          <table:table-cell office:value-type="string" table:content-validation-name="val3" table:style-name="ce58">
            <text:p>RG</text:p>
          </table:table-cell>
          <table:table-cell office:value-type="date" office:date-value="2011-06-09T00:00:00" table:style-name="ce30">
            <text:p>9-6-2011</text:p>
          </table:table-cell>
          <table:table-cell table:style-name="ce19"/>
          <table:table-cell table:number-columns-repeated="16377"/>
        </table:table-row>
        <table:table-row table:style-name="ro1">
          <table:table-cell office:value-type="string" table:style-name="ce59">
            <text:p>Toestemminggever</text:p>
          </table:table-cell>
          <table:table-cell office:value-type="string" table:style-name="ce70">
            <text:p>De persoon die een toestemming voor huwelijk of geregistreerde partnerschap verleent. Dit kan een ouder, voogd of curator zijn.</text:p>
          </table:table-cell>
          <table:table-cell office:value-type="string" table:content-validation-name="val1" table:style-name="ce28">
            <text:p>KUC041</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20"/>
          <table:table-cell table:number-columns-repeated="16377"/>
        </table:table-row>
        <table:table-row table:style-name="ro1">
          <table:table-cell office:value-type="string" table:style-name="ce59">
            <text:p>Transitie</text:p>
          </table:table-cell>
          <table:table-cell office:value-type="string" table:style-name="ce70">
            <text:p>De overgang van gemeenten en afnemers van het oude stelsel naar het nieuwe stelsel.</text:p>
          </table:table-cell>
          <table:table-cell office:value-type="string" table:content-validation-name="val1" table:style-name="ce43">
            <text:p>Migr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Uitnodiging voor ceremonie</text:p>
          </table:table-cell>
          <table:table-cell office:value-type="string" table:style-name="ce70">
            <text:p>Een papieren bevestiging van de datum, tijd en locatie waar de naturalisant wordt verwacht voor het voltrekken van de naturalisatieceremonie.</text:p>
          </table:table-cell>
          <table:table-cell office:value-type="string" table:content-validation-name="val1" table:style-name="ce27">
            <text:p>KUC06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Uitreikinggegevens</text:p>
          </table:table-cell>
          <table:table-cell office:value-type="string" table:style-name="ce70">
            <text:p>Bericht aan het RAAS dat het document is uitgereikt aan de burger</text:p>
          </table:table-cell>
          <table:table-cell office:value-type="string" table:content-validation-name="val1" table:style-name="ce28">
            <text:p>KUC07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Uitsluiting kiesrecht</text:p>
          </table:table-cell>
          <table:table-cell office:value-type="string" table:style-name="ce70">
            <text:p>Alle relevante gegevens benodigd om een uitsluiting van het Nederlands en Europees kiesrecht te registreren.</text:p>
          </table:table-cell>
          <table:table-cell office:value-type="string" table:content-validation-name="val1" table:style-name="ce28">
            <text:p>KUC131</text:p>
          </table:table-cell>
          <table:table-cell table:content-validation-name="val2"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9"/>
          <table:table-cell table:number-columns-repeated="16377"/>
        </table:table-row>
        <table:table-row table:style-name="ro1">
          <table:table-cell office:value-type="string" table:style-name="ce59">
            <text:p>Uitgeslotene (op autorisatie bijhouding)</text:p>
          </table:table-cell>
          <table:table-cell office:value-type="string" table:style-name="ce70">
            <text:p>Een situatie waarin een uitzondering wordt gemaakt op de regel waarmee de bijhoudingsautorisaties worden toegekend, bv: alle gemeentes mogen huwelijksvoorstellen doen die automatisch gefiatterd worden, behalve Hollands Kroon.</text:p>
          </table:table-cell>
          <table:table-cell office:value-type="string" table:content-validation-name="val1" table:style-name="ce28">
            <text:p>PUC322</text:p>
          </table:table-cell>
          <table:table-cell table:content-validation-name="val2" table:style-name="ce20"/>
          <table:table-cell office:value-type="string" table:content-validation-name="val3" table:style-name="ce62">
            <text:p>Concept</text:p>
          </table:table-cell>
          <table:table-cell office:value-type="date" office:date-value="2012-01-27T00:00:00" table:style-name="ce19">
            <text:p>27-1-2012</text:p>
          </table:table-cell>
          <table:table-cell table:style-name="ce19"/>
          <table:table-cell table:number-columns-repeated="16377"/>
        </table:table-row>
        <table:table-row table:style-name="ro1">
          <table:table-cell office:value-type="string" table:style-name="ce59">
            <text:p>Uitspraak</text:p>
          </table:table-cell>
          <table:table-cell office:value-type="string" table:style-name="ce70">
            <text:p>Met een "uitspraak" wordt een rechterlijke uitspraak bedoeld.</text:p>
          </table:table-cell>
          <table:table-cell office:value-type="string" table:content-validation-name="val1" table:style-name="ce28">
            <text:p>Div</text:p>
          </table:table-cell>
          <table:table-cell table:content-validation-name="val2" table:style-name="ce20"/>
          <table:table-cell office:value-type="string" table:content-validation-name="val3" table:style-name="ce56">
            <text:p>VERV</text:p>
          </table:table-cell>
          <table:table-cell office:value-type="date" office:date-value="2011-01-19T00:00:00" table:style-name="ce19">
            <text:p>19-1-2011</text:p>
          </table:table-cell>
          <table:table-cell table:style-name="ce19"/>
          <table:table-cell table:number-columns-repeated="16377"/>
        </table:table-row>
        <table:table-row table:style-name="ro1">
          <table:table-cell office:value-type="string" table:style-name="ce59">
            <text:p>Uittreksel (uit de) BRP</text:p>
          </table:table-cell>
          <table:table-cell office:value-type="string" table:style-name="ce70">
            <text:p>Schriftelijke verklaring die een vooraf bepaalde selectie van persoonsgegevens uit de BRP bevat.</text:p>
          </table:table-cell>
          <table:table-cell office:value-type="string" table:content-validation-name="val1" table:style-name="ce27">
            <text:p>MUC001, KUC03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Uitval</text:p>
          </table:table-cell>
          <table:table-cell office:value-type="string" table:style-name="ce70">
            <text:p>Tijdens de geautomatiseerde conversie van GBA-berichten naar BRP-berichten kan het voorkomen dat berichten niet volgens de standaard conversieregels kunnen worden omgezet. Deze berichten – uitval – dienen handmatig te worden omgezet.</text:p>
          </table:table-cell>
          <table:table-cell office:value-type="string" table:content-validation-name="val1" table:style-name="ce43">
            <text:p>Migratie</text:p>
          </table:table-cell>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29T00:00:00" table:style-name="ce48">
            <text:p>29-6-2011</text:p>
          </table:table-cell>
          <table:table-cell table:number-columns-repeated="16378" table:style-name="ce43"/>
        </table:table-row>
        <table:table-row table:style-name="ro1">
          <table:table-cell office:value-type="string" table:style-name="ce59">
            <text:p>Vader</text:p>
          </table:table-cell>
          <table:table-cell office:value-type="string" table:style-name="ce70">
            <text:p>Vader van het kind is de man die op het tijdstip van geboorte van het kind gehuwd is (of geregistreerd partnerschap heeft) met de moeder van het kind, danwel het kind heeft erkend of geadopteerd of waarvan het vaderschap gerechtelijk is vastgesteld. Vader van het kind is eveneens de man wiens huwelijk met moeder is ontbonden door overlijden binnen 306 dagen voor de geboorte.</text:p>
          </table:table-cell>
          <table:table-cell office:value-type="string" table:content-validation-name="val1" table:style-name="ce27">
            <text:p>KUC001, KUC002, KUC004</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Validatie geboorteaangifte</text:p>
          </table:table-cell>
          <table:table-cell office:value-type="string" table:style-name="ce70">
            <text:p>Bevraging validatie geboorteaangifte bevat:</text:p>
            <text:p>- Persoonsgegevens nieuwgeborene (naam, geboorte, nationaliteit(en), adres)</text:p>
            <text:p>- Afstammingsrelatie van het type Sterk</text:p>
            <text:p>- Rol waarin persoon betrokken is in de Afstammingsrelatie (vader krijgt rol Ouder (sterk), moeder krijgt rol Ouder (sterk), Nieuwgeborene krijgt rol Kind).</text:p>
          </table:table-cell>
          <table:table-cell office:value-type="string" table:content-validation-name="val1" table:style-name="ce27">
            <text:p>PUC001</text:p>
          </table:table-cell>
          <table:table-cell table:content-validation-name="val2" table:style-name="ce20"/>
          <table:table-cell office:value-type="string" table:content-validation-name="val3" table:style-name="ce56">
            <text:p>VERV</text:p>
          </table:table-cell>
          <table:table-cell office:value-type="date" office:date-value="2011-05-27T00:00:00" table:style-name="ce19">
            <text:p>27-5-2011</text:p>
          </table:table-cell>
          <table:table-cell office:value-type="string" table:style-name="ce15">
            <text:p>Is geen definitie</text:p>
          </table:table-cell>
          <table:table-cell table:number-columns-repeated="16377"/>
        </table:table-row>
        <table:table-row table:style-name="ro1">
          <table:table-cell office:value-type="string" table:style-name="ce59">
            <text:p>Validiteitsregel</text:p>
          </table:table-cell>
          <table:table-cell table:style-name="ce70"/>
          <table:table-cell office:value-type="string" table:content-validation-name="val1" table:style-name="ce27">
            <text:p>PUC317</text:p>
          </table:table-cell>
          <table:table-cell table:content-validation-name="val2" table:style-name="ce20"/>
          <table:table-cell office:value-type="string" table:content-validation-name="val3" table:style-name="ce56">
            <text:p>Concept</text:p>
          </table:table-cell>
          <table:table-cell office:value-type="date" office:date-value="2011-06-15T00:00:00" table:style-name="ce19">
            <text:p>15-6-2011</text:p>
          </table:table-cell>
          <table:table-cell table:style-name="ce15"/>
          <table:table-cell table:number-columns-repeated="16377"/>
        </table:table-row>
        <table:table-row table:style-name="ro1">
          <table:table-cell office:value-type="string" table:style-name="ce59">
            <text:p>Vaststellingsverzoek</text:p>
          </table:table-cell>
          <table:table-cell office:value-type="string" table:style-name="ce70">
            <text:p>Alle gegevens die nodig zijn om een door gerechtelijke tussenkomst bepaalde vaststelling van mede-ouderschap te kunnen registreren.</text:p>
          </table:table-cell>
          <table:table-cell office:value-type="string" table:content-validation-name="val1" table:style-name="ce27">
            <text:p>KUC002</text:p>
          </table:table-cell>
          <table:table-cell table:content-validation-name="val2" table:style-name="ce20"/>
          <table:table-cell office:value-type="string" table:content-validation-name="val3" table:style-name="ce62">
            <text:p>RG</text:p>
          </table:table-cell>
          <table:table-cell office:value-type="date" office:date-value="2015-04-18T00:00:00" table:style-name="ce19">
            <text:p>18-4-2015</text:p>
          </table:table-cell>
          <table:table-cell table:style-name="ce15"/>
          <table:table-cell table:number-columns-repeated="16377"/>
        </table:table-row>
        <table:table-row table:style-name="ro1">
          <table:table-cell office:value-type="string" table:style-name="ce59">
            <text:p>Verantwoordelijke</text:p>
          </table:table-cell>
          <table:table-cell office:value-type="string" table:style-name="ce70">
            <text:p>Aanduiding van of de verantwoordelijkheid van de bijhouding van actuele gegevens is belegd bij het College van burgemeester en wethouders, of dat deze bij de Minister ligt.</text:p>
            <text:p>Binnen bijhoudingsautorisaties: de eindverantwoordelijke voor de populatie die betrokken is in de bijhoudingsautorisatie.<text:s/></text:p>
          </table:table-cell>
          <table:table-cell office:value-type="string" table:content-validation-name="val1" table:style-name="ce27">
            <text:p>PUC322 PUC700</text:p>
          </table:table-cell>
          <table:table-cell table:content-validation-name="val2" table:style-name="ce20"/>
          <table:table-cell office:value-type="string" table:content-validation-name="val3" table:style-name="ce62">
            <text:p>Concept</text:p>
          </table:table-cell>
          <table:table-cell office:value-type="date" office:date-value="2012-02-10T00:00:00" table:style-name="ce19">
            <text:p>10-2-2012</text:p>
          </table:table-cell>
          <table:table-cell table:style-name="ce15"/>
          <table:table-cell table:number-columns-repeated="16377"/>
        </table:table-row>
        <table:table-row table:style-name="ro1">
          <table:table-cell office:value-type="string" table:style-name="ce59">
            <text:p>Verbetering</text:p>
          </table:table-cell>
          <table:table-cell office:value-type="string" table:style-name="ce70">
            <text:p>Het herstellen / aanvullen / doorhalen van de akte inclusief eventuele latere vermeldingen</text:p>
          </table:table-cell>
          <table:table-cell office:value-type="string" table:content-validation-name="val1" table:style-name="ce27">
            <text:p>KUC008, KUC045, KUC09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8">
            <text:p>Rosine opzoeken definitie corrigeren</text:p>
          </table:table-cell>
          <table:table-cell table:number-columns-repeated="16377"/>
        </table:table-row>
        <table:table-row table:style-name="ro1">
          <table:table-cell office:value-type="string" table:style-name="ce59">
            <text:p>Verbetering geboorteakte</text:p>
          </table:table-cell>
          <table:table-cell office:value-type="string" table:style-name="ce70">
            <text:p>Alle relevante gegevens benodigd om de verbetering van een geboorteakte te registreren.</text:p>
          </table:table-cell>
          <table:table-cell office:value-type="string" table:content-validation-name="val1" table:style-name="ce28">
            <text:p>KUC008</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5"/>
          <table:table-cell table:number-columns-repeated="16377"/>
        </table:table-row>
        <table:table-row table:style-name="ro1">
          <table:table-cell office:value-type="string" table:style-name="ce59">
            <text:p>Verblijfstitel</text:p>
          </table:table-cell>
          <table:table-cell office:value-type="string" table:style-name="ce70">
            <text:p>Code die de status aangeeft van het rechtmatig verblijf in Nederland (of niet).</text:p>
          </table:table-cell>
          <table:table-cell office:value-type="string" table:content-validation-name="val1" table:style-name="ce27">
            <text:p>KUC071, KUC133</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5">
            <text:p>GS - verblijfsrecht - Aanduiding die aangeeft over welke verblijfsrechtelijke status de ingeschrevene beschikt</text:p>
          </table:table-cell>
          <table:table-cell table:number-columns-repeated="16377"/>
        </table:table-row>
        <table:table-row table:style-name="ro1">
          <table:table-cell office:value-type="string" table:style-name="ce59">
            <text:p>Verblijfstitelbestand</text:p>
          </table:table-cell>
          <table:table-cell office:value-type="string" table:style-name="ce70">
            <text:p>Bestand met verblijfstitelgegevens van personen, geleverd door de IND te gebruiken bij de bepaling van de kiesgerechtigheid van deze personen</text:p>
          </table:table-cell>
          <table:table-cell office:value-type="string" table:content-validation-name="val1" table:style-name="ce27">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eniging van Nederlandse Gemeenten (VNG)</text:p>
          </table:table-cell>
          <table:table-cell office:value-type="string" table:style-name="ce70">
            <text:p>De belangenbehartiger van alle gemeenten en die qualitate qua onderdeel uitmaakt van de stuurgroep BRP.</text:p>
            <text:p/>
          </table:table-cell>
          <table:table-cell table:content-validation-name="val1" table:style-name="ce1"/>
          <table:table-cell office:value-type="string" table:content-validation-name="val2" table:style-name="ce20">
            <text:p>mGBA</text:p>
          </table:table-cell>
          <table:table-cell office:value-type="string" table:content-validation-name="val3" table:style-name="ce56">
            <text:p>Concept</text:p>
          </table:table-cell>
          <table:table-cell office:value-type="date" office:date-value="2011-06-14T00:00:00" table:style-name="ce12">
            <text:p>14-6-2011</text:p>
          </table:table-cell>
          <table:table-cell table:number-columns-repeated="16378" table:style-name="ce1"/>
        </table:table-row>
        <table:table-row table:style-name="ro1">
          <table:table-cell office:value-type="string" table:style-name="ce59">
            <text:p>Verhuisaangifte<text:s/></text:p>
          </table:table-cell>
          <table:table-cell office:value-type="string" table:style-name="ce70">
            <text:p>Alle relevante gegevens benodigd om de voorgenomen verhuizing te registreren</text:p>
          </table:table-cell>
          <table:table-cell office:value-type="string" table:content-validation-name="val1" table:style-name="ce27">
            <text:p>KUC05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huisgegevens</text:p>
          </table:table-cell>
          <table:table-cell office:value-type="string" table:style-name="ce70">
            <text:p>De gewijzigde gegevens rondom het adres</text:p>
          </table:table-cell>
          <table:table-cell office:value-type="string" table:content-validation-name="val1" table:style-name="ce27">
            <text:p>KUC05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huizende persoon</text:p>
          </table:table-cell>
          <table:table-cell office:value-type="string" table:style-name="ce70">
            <text:p>Eén van de bij de verhuizing vermelde "personen die verhuizen".<text:s/></text:p>
          </table:table-cell>
          <table:table-cell office:value-type="string" table:content-validation-name="val1" table:style-name="ce27">
            <text:p>KUC051, KUC05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huizer<text:s/></text:p>
          </table:table-cell>
          <table:table-cell office:value-type="string" table:style-name="ce70">
            <text:p>Eén van de bij de verhuisgegevens vermelde "personen die verhuizen". (zie ook "Verhuizende persoon")</text:p>
          </table:table-cell>
          <table:table-cell office:value-type="string" table:content-validation-name="val1" table:style-name="ce27">
            <text:p>KUC051, KUC053</text:p>
          </table:table-cell>
          <table:table-cell table:content-validation-name="val2" table:style-name="ce20"/>
          <table:table-cell office:value-type="string" table:content-validation-name="val3" table:style-name="ce56">
            <text:p>VERV</text:p>
          </table:table-cell>
          <table:table-cell office:value-type="date" office:date-value="2011-02-15T00:00:00" table:style-name="ce19">
            <text:p>15-2-2011</text:p>
          </table:table-cell>
          <table:table-cell table:style-name="ce19"/>
          <table:table-cell table:number-columns-repeated="16377"/>
        </table:table-row>
        <table:table-row table:style-name="ro1">
          <table:table-cell office:value-type="string" table:style-name="ce59">
            <text:p>Verhuizing</text:p>
          </table:table-cell>
          <table:table-cell table:style-name="ce70"/>
          <table:table-cell office:value-type="string" table:content-validation-name="val1" table:style-name="ce27">
            <text:p>KUC051</text:p>
          </table:table-cell>
          <table:table-cell table:content-validation-name="val2" table:style-name="ce20"/>
          <table:table-cell office:value-type="string" table:content-validation-name="val3" table:style-name="ce56">
            <text:p>VERV</text:p>
          </table:table-cell>
          <table:table-cell office:value-type="date" office:date-value="2011-02-17T00:00:00" table:style-name="ce19">
            <text:p>17-2-2011</text:p>
          </table:table-cell>
          <table:table-cell table:style-name="ce19"/>
          <table:table-cell table:number-columns-repeated="16377"/>
        </table:table-row>
        <table:table-row table:style-name="ro1">
          <table:table-cell office:value-type="string" table:style-name="ce59">
            <text:p>Verhuizing naar Nederland</text:p>
          </table:table-cell>
          <table:table-cell office:value-type="string" table:style-name="ce70">
            <text:p>Alle relevante gegevens benodigd om de verhuizing naar Nederland te registreren.</text:p>
          </table:table-cell>
          <table:table-cell office:value-type="string" table:content-validation-name="val1" table:style-name="ce28">
            <text:p>KUC052<text:s/></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Verificatie persoonsstatus</text:p>
          </table:table-cell>
          <table:table-cell office:value-type="string" table:style-name="ce70">
            <text:p>Bevestiging dat de gegevens in de BRP van een persoon met de status 'niet ingezetene' (nog) juist en actueel zijn.</text:p>
          </table:table-cell>
          <table:table-cell office:value-type="string" table:content-validation-name="val1" table:style-name="ce28">
            <text:p>MUC001</text:p>
          </table:table-cell>
          <table:table-cell office:value-type="string" table:content-validation-name="val2" table:style-name="ce20">
            <text:p>GS</text:p>
          </table:table-cell>
          <table:table-cell office:value-type="string" table:content-validation-name="val3" table:style-name="ce56">
            <text:p>VERV</text:p>
          </table:table-cell>
          <table:table-cell office:value-type="date" office:date-value="2011-05-27T00:00:00" table:style-name="ce19">
            <text:p>27-5-2011</text:p>
          </table:table-cell>
          <table:table-cell office:value-type="string" table:style-name="ce15">
            <text:p>GS - verificatie - De RNI-deelnemers (aangewezen bestuursorganen) verifiëren de persoonsgegevens van een ingeschreven niet-ingezetene wanneer er contact is tussen het bestuursorgaan en de persoon en dit contact ook een verificatie mogelijk maakt.</text:p>
          </table:table-cell>
          <table:table-cell table:number-columns-repeated="16377"/>
        </table:table-row>
        <table:table-row table:style-name="ro1">
          <table:table-cell office:value-type="string" table:style-name="ce59">
            <text:p>Verkiezing</text:p>
          </table:table-cell>
          <table:table-cell office:value-type="string" table:style-name="ce70">
            <text:p>Alle gegevens over een stemming door kiesgerechtigden op kandidaten van politieke groeperingen voor een vertegenwoordigend orgaan, op basis waarvan de benoemingen van volksvertegenwoordigers in het betreffende orgaan plaatsvindt.</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iezingsdag</text:p>
          </table:table-cell>
          <table:table-cell office:value-type="string" table:style-name="ce70">
            <text:p>Dag waarop de verkiezingen worden gehouden</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iezingsdatum</text:p>
          </table:table-cell>
          <table:table-cell office:value-type="string" table:style-name="ce70">
            <text:p>Datum waarop de verkiezingen worden gehouden</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iezingskalender</text:p>
          </table:table-cell>
          <table:table-cell office:value-type="string" table:style-name="ce70">
            <text:p>Chronologisch overzicht van de belangrijke data die te maken hebben met de te organiseren verkiezing</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iezingssoort</text:p>
          </table:table-cell>
          <table:table-cell office:value-type="string" table:style-name="ce70">
            <text:p>Typering van het soort verkiezing, bijvoorbeeld Tweede Kamer verkiezing, gemeenteraadsverkiezing, referendum</text:p>
          </table:table-cell>
          <table:table-cell office:value-type="string" table:content-validation-name="val1" table:style-name="ce28">
            <text:p>KUC13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iezingsuitslag</text:p>
          </table:table-cell>
          <table:table-cell office:value-type="string" table:style-name="ce70">
            <text:p>De door het centraal stembureau vastgestelde uitslag van een verkiezing op basis waar van de zetelverdeling en de toedeling van zetels aan kandidaten heeft plaatsgevonden.</text:p>
          </table:table-cell>
          <table:table-cell office:value-type="string" table:content-validation-name="val1" table:style-name="ce28">
            <text:p>KUC13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laring ontbrekende handtekening</text:p>
          </table:table-cell>
          <table:table-cell office:value-type="string" table:style-name="ce70">
            <text:p>Clausuele dat de aangever de akte burgerlijke stand niet wil of kan ondertekenen.</text:p>
          </table:table-cell>
          <table:table-cell office:value-type="string" table:content-validation-name="val1" table:style-name="ce28">
            <text:p>KUC2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laring van afstand</text:p>
          </table:table-cell>
          <table:table-cell office:value-type="string" table:style-name="ce70">
            <text:p>Een getekende verklaring van afstand leidt tot "verlies nationaliteit door afstandverklaring". De persoon heeft afstand gedaan van de Nederlandse nationaliteit.</text:p>
          </table:table-cell>
          <table:table-cell office:value-type="string" table:content-validation-name="val1" table:style-name="ce27">
            <text:p>KUC06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laring van huwelijksbevoegdheid</text:p>
          </table:table-cell>
          <table:table-cell office:value-type="string" table:style-name="ce70">
            <text:p>De verklaring afgegeven door de ambtenaar van de burgerlijke stand waaruit blijkt dat er naar Nederlands recht geen belemmeringen zijn voor het aangaan van een huwelijk.</text:p>
          </table:table-cell>
          <table:table-cell office:value-type="string" table:content-validation-name="val1" table:style-name="ce28">
            <text:p>KUC047</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klaring van ontkenning</text:p>
          </table:table-cell>
          <table:table-cell office:value-type="string" table:style-name="ce70">
            <text:p>Schriftelijk verklaring aan de ambtenaar van de burgerlijke stand van de moeder waarmee de moeder het ouderschap van de mede-ouder van het kind ontkent</text:p>
          </table:table-cell>
          <table:table-cell office:value-type="string" table:content-validation-name="val1" table:style-name="ce28">
            <text:p>KUC001, KUC004</text:p>
          </table:table-cell>
          <table:table-cell table:content-validation-name="val2" table:style-name="ce20"/>
          <table:table-cell office:value-type="string" table:content-validation-name="val3" table:style-name="ce56">
            <text:p>RG</text:p>
          </table:table-cell>
          <table:table-cell office:value-type="date" office:date-value="2015-04-18T00:00:00" table:style-name="ce19">
            <text:p>18-4-2015</text:p>
          </table:table-cell>
          <table:table-cell table:style-name="ce19"/>
          <table:table-cell table:number-columns-repeated="16377"/>
        </table:table-row>
        <table:table-row table:style-name="ro1">
          <table:table-cell office:value-type="string" table:style-name="ce59">
            <text:p>Verklaring van verbondenheid</text:p>
          </table:table-cell>
          <table:table-cell office:value-type="string" table:style-name="ce70">
            <text:p>Eed, belofte of verklaring die wordt afgelegd tijdens naturalisatieceremonie waarmee de naturalisant zich verbonden verklaart met Nederland</text:p>
          </table:table-cell>
          <table:table-cell office:value-type="string" table:content-validation-name="val1" table:style-name="ce27">
            <text:p>KUC06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20"/>
          <table:table-cell table:number-columns-repeated="16377"/>
        </table:table-row>
        <table:table-row table:style-name="ro1">
          <table:table-cell office:value-type="string" table:style-name="ce59">
            <text:p>Verklaring van vermissing</text:p>
          </table:table-cell>
          <table:table-cell office:value-type="string" table:style-name="ce70">
            <text:p>Een schriftelijke verklaring met vermelding van het procesverbaal nummer, opgemaakt door de gemeente ambtenaar en ondertekend door de burger, dat een reisdocument/rijbewijs vermist is.</text:p>
          </table:table-cell>
          <table:table-cell office:value-type="string" table:content-validation-name="val1" table:style-name="ce27">
            <text:p>KUC073, KUC08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klaring van verscheidenheid<text:s/></text:p>
          </table:table-cell>
          <table:table-cell office:value-type="string" table:style-name="ce70">
            <text:p>synoniem voor "Verklaring van verscheidenheid van familienamen". Een in het Nederlands opgestelde verklaring (volgens CIEC overeenkomst) waarin verklaard wordt dat een persoon volgens de wet van een staat een andere geslachtsnaam heeft dan dat hij of zijn wordt aangeduid in de andere staat.</text:p>
          </table:table-cell>
          <table:table-cell office:value-type="string" table:content-validation-name="val1" table:style-name="ce28">
            <text:p>KUC02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9"/>
          <table:table-cell table:number-columns-repeated="16377"/>
        </table:table-row>
        <table:table-row table:style-name="ro1">
          <table:table-cell office:value-type="string" table:style-name="ce59">
            <text:p>Verlies nationaliteit door afstandsverklaring</text:p>
          </table:table-cell>
          <table:table-cell office:value-type="string" table:style-name="ce70">
            <text:p>Het afstand doen van de Nederlandse nationaliteit. Dit is alleen mogelijk als de persoon in kwestie een dubbele nationaliteit heeft. Iemand mag namelijk niet staatloos worden.</text:p>
          </table:table-cell>
          <table:table-cell office:value-type="string" table:content-validation-name="val1" table:style-name="ce27">
            <text:p>KUC063</text:p>
          </table:table-cell>
          <table:table-cell table:content-validation-name="val2" table:style-name="ce20"/>
          <table:table-cell office:value-type="string" table:content-validation-name="val3" table:style-name="ce56">
            <text:p>VERV</text:p>
          </table:table-cell>
          <table:table-cell office:value-type="date" office:date-value="2011-02-17T00:00:00" table:style-name="ce19">
            <text:p>17-2-2011</text:p>
          </table:table-cell>
          <table:table-cell table:style-name="ce19"/>
          <table:table-cell table:number-columns-repeated="16377"/>
        </table:table-row>
        <table:table-row table:style-name="ro1">
          <table:table-cell office:value-type="string" table:style-name="ce59">
            <text:p>Verlof lijkbezorging</text:p>
          </table:table-cell>
          <table:table-cell office:value-type="string" table:style-name="ce70">
            <text:p>Schriftelijke toestemming waarmee men het recht heeft om een overledene te mogen begraven of cremeren.</text:p>
          </table:table-cell>
          <table:table-cell office:value-type="string" table:content-validation-name="val1" table:style-name="ce27">
            <text:p>KUC091, KUC093</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9"/>
          <table:table-cell table:number-columns-repeated="16377"/>
        </table:table-row>
        <table:table-row table:style-name="ro1">
          <table:table-cell office:value-type="string" table:style-name="ce59">
            <text:p>Vermissing</text:p>
          </table:table-cell>
          <table:table-cell office:value-type="string" table:style-name="ce70">
            <text:p>zie: aangifte vermissing reisdocument</text:p>
            <text:p>/ <text:s/>aangifte vermissing rijbewijs<text:s/></text:p>
          </table:table-cell>
          <table:table-cell office:value-type="string" table:content-validation-name="val1" table:style-name="ce27">
            <text:p>KUC073, KUC084</text:p>
          </table:table-cell>
          <table:table-cell table:content-validation-name="val2" table:style-name="ce20"/>
          <table:table-cell office:value-type="string" table:content-validation-name="val3" table:style-name="ce56">
            <text:p>VERV</text:p>
          </table:table-cell>
          <table:table-cell office:value-type="date" office:date-value="2011-02-16T00:00:00" table:style-name="ce19">
            <text:p>16-2-2011</text:p>
          </table:table-cell>
          <table:table-cell office:value-type="string" table:style-name="ce14">
            <text:p>geen definitie</text:p>
          </table:table-cell>
          <table:table-cell table:number-columns-repeated="16377"/>
        </table:table-row>
        <table:table-row table:style-name="ro1">
          <table:table-cell office:value-type="string" table:style-name="ce59">
            <text:p>Vermissing reisdocument</text:p>
          </table:table-cell>
          <table:table-cell office:value-type="string" table:style-name="ce70">
            <text:p>De gegevens welke vastgelegd worden binnen de BRP die betrekking hebben op de vermissing van een reisdocument</text:p>
          </table:table-cell>
          <table:table-cell office:value-type="string" table:content-validation-name="val1" table:style-name="ce27">
            <text:p>KUC07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missing rijbewijs</text:p>
          </table:table-cell>
          <table:table-cell office:value-type="string" table:style-name="ce70">
            <text:p>De gegevens welke vastgelegd worden die betrekking hebben op de vermissing van een rijbewijs</text:p>
          </table:table-cell>
          <table:table-cell office:value-type="string" table:content-validation-name="val1" table:style-name="ce27">
            <text:p>KUC084</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4"/>
          <table:table-cell table:number-columns-repeated="16377"/>
        </table:table-row>
        <table:table-row table:style-name="ro1">
          <table:table-cell office:value-type="string" table:style-name="ce59">
            <text:p>Vernietiging van een erkenning</text:p>
          </table:table-cell>
          <table:table-cell office:value-type="string" table:style-name="ce70">
            <text:p>De gerechterlijke uitspraak waardoor een eerder gedane erkenning te niet wordt gedaan.</text:p>
          </table:table-cell>
          <table:table-cell office:value-type="string" table:content-validation-name="val1" table:style-name="ce27">
            <text:p>KUC005</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4"/>
          <table:table-cell table:number-columns-repeated="16377"/>
        </table:table-row>
        <table:table-row table:style-name="ro1">
          <table:table-cell office:value-type="string" table:style-name="ce59">
            <text:p>Vernietigingsuitspraak</text:p>
          </table:table-cell>
          <table:table-cell table:style-name="ce70"/>
          <table:table-cell office:value-type="string" table:content-validation-name="val1" table:style-name="ce27">
            <text:p>KUC005</text:p>
          </table:table-cell>
          <table:table-cell table:content-validation-name="val2" table:style-name="ce20"/>
          <table:table-cell office:value-type="string" table:content-validation-name="val3" table:style-name="ce56">
            <text:p>VERV</text:p>
          </table:table-cell>
          <table:table-cell office:value-type="date" office:date-value="2011-02-03T00:00:00" table:style-name="ce19">
            <text:p>3-2-2011</text:p>
          </table:table-cell>
          <table:table-cell table:style-name="ce14"/>
          <table:table-cell table:number-columns-repeated="16377"/>
        </table:table-row>
        <table:table-row table:style-name="ro1">
          <table:table-cell office:value-type="string" table:style-name="ce59">
            <text:p>Vernietigingsverzoek</text:p>
          </table:table-cell>
          <table:table-cell office:value-type="string" table:style-name="ce70">
            <text:p>Alle relevante gegevens benodigd om vernietiging van een erkenning te registreren</text:p>
          </table:table-cell>
          <table:table-cell office:value-type="string" table:content-validation-name="val1" table:style-name="ce27">
            <text:p>KUC005</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office:value-type="string" table:style-name="ce14">
            <text:p>Dennis: context BZM<text:s/></text:p>
          </table:table-cell>
          <table:table-cell table:number-columns-repeated="16377"/>
        </table:table-row>
        <table:table-row table:style-name="ro1">
          <table:table-cell office:value-type="string" table:style-name="ce59">
            <text:p>Vernietigingsverzoek nietigverklaring huwelijk</text:p>
          </table:table-cell>
          <table:table-cell office:value-type="string" table:style-name="ce70">
            <text:p>Alle relevante gegevens benodigd om de vernietiging van de nietigverklaring van een huwelijk te registreren.</text:p>
          </table:table-cell>
          <table:table-cell office:value-type="string" table:content-validation-name="val1" table:style-name="ce27">
            <text:p>KUC046</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scheidenheid van familienamen<text:s/></text:p>
          </table:table-cell>
          <table:table-cell office:value-type="string" table:style-name="ce70">
            <text:p>Alle gegevens die nodig zijn om de verscheidenheid van familienamen te kunnen vastleggen. (discussie of benodigde term voor het doel in KUC021 09-06-2011)</text:p>
          </table:table-cell>
          <table:table-cell office:value-type="string" table:content-validation-name="val1" table:style-name="ce27">
            <text:p>KUC02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4"/>
          <table:table-cell table:number-columns-repeated="16377"/>
        </table:table-row>
        <table:table-row table:style-name="ro1">
          <table:table-cell office:value-type="string" table:style-name="ce59">
            <text:p>Verstrekken</text:p>
          </table:table-cell>
          <table:table-cell office:value-type="string" table:style-name="ce70">
            <text:p>Het door de BRP beschikbaar stellen van<text:span text:style-name="T1"><text:s/>Persoonsgegevens door een Bevraging of Levering.</text:span></text:p>
          </table:table-cell>
          <table:table-cell table:content-validation-name="val1" table:style-name="ce27"/>
          <table:table-cell office:value-type="string" table:content-validation-name="val2" table:style-name="ce20">
            <text:p>LO</text:p>
          </table:table-cell>
          <table:table-cell office:value-type="string" table:content-validation-name="val3" table:style-name="ce56">
            <text:p>Concept</text:p>
          </table:table-cell>
          <table:table-cell office:value-type="date" office:date-value="2011-08-22T00:00:00" table:style-name="ce19">
            <text:p>22-8-2011</text:p>
          </table:table-cell>
          <table:table-cell table:style-name="ce14"/>
          <table:table-cell table:number-columns-repeated="16377"/>
        </table:table-row>
        <table:table-row table:style-name="ro1">
          <table:table-cell office:value-type="string" table:style-name="ce59">
            <text:p>Verstrekkingbeperking</text:p>
          </table:table-cell>
          <table:table-cell office:value-type="string" table:style-name="ce70">
            <text:p>Indicator die aangeeft dat de persoon heeft gekozen voor beperkte verstrekking van zijn/haar persoonsgegevens aan derden.</text:p>
          </table:table-cell>
          <table:table-cell office:value-type="string" table:content-validation-name="val1" table:style-name="ce27">
            <text:p>KUC032<text:s/></text:p>
          </table:table-cell>
          <table:table-cell office:value-type="string" table:content-validation-name="val2" table:style-name="ce20">
            <text:p>GS</text:p>
          </table:table-cell>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ticale autorisatie</text:p>
          </table:table-cell>
          <table:table-cell office:value-type="string" table:style-name="ce70">
            <text:p>Autorisatie die bepaalt voor welke gegevenselementen een afnemer geautoriseerd is. Bijvoorbeeld: Voornamen, Voorvoegsel, Scheidingsteken en Geslachtsnaam.</text:p>
          </table:table-cell>
          <table:table-cell office:value-type="string" table:content-validation-name="val1" table:style-name="ce27">
            <text:p>PUC500, PUC321</text:p>
          </table:table-cell>
          <table:table-cell table:content-validation-name="val2" table:style-name="ce20"/>
          <table:table-cell office:value-type="string" table:content-validation-name="val3" table:style-name="ce56">
            <text:p>Concept</text:p>
          </table:table-cell>
          <table:table-cell office:value-type="date" office:date-value="2011-06-20T00:00:00" table:style-name="ce19">
            <text:p>20-6-2011</text:p>
          </table:table-cell>
          <table:table-cell table:style-name="ce14"/>
          <table:table-cell table:number-columns-repeated="16377"/>
        </table:table-row>
        <table:table-row table:style-name="ro1">
          <table:table-cell office:value-type="string" table:style-name="ce59">
            <text:p>Vertrekgegevens</text:p>
          </table:table-cell>
          <table:table-cell office:value-type="string" table:style-name="ce70">
            <text:p>De gewijzigde gegevens rondom het vertrek van een persoon naar het buitenland</text:p>
          </table:table-cell>
          <table:table-cell office:value-type="string" table:content-validation-name="val1" table:style-name="ce27">
            <text:p>KUC053</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werkingslijst</text:p>
          </table:table-cell>
          <table:table-cell office:value-type="string" table:style-name="ce70">
            <text:p>Overzicht van alle ingeplande en nog te verwerken selecties.</text:p>
          </table:table-cell>
          <table:table-cell table:content-validation-name="val1" table:style-name="ce27"/>
          <table:table-cell table:content-validation-name="val2" table:style-name="ce20"/>
          <table:table-cell office:value-type="string" table:content-validation-name="val3" table:style-name="ce56">
            <text:p>Concept</text:p>
          </table:table-cell>
          <table:table-cell office:value-type="date" office:date-value="2011-09-29T00:00:00" table:style-name="ce19">
            <text:p>29-9-2011</text:p>
          </table:table-cell>
          <table:table-cell table:style-name="ce14"/>
          <table:table-cell table:number-columns-repeated="16377"/>
        </table:table-row>
        <table:table-row table:style-name="ro1">
          <table:table-cell office:value-type="string" table:style-name="ce59">
            <text:p>Verwijdering historie</text:p>
          </table:table-cell>
          <table:table-cell office:value-type="string" table:style-name="ce70">
            <text:p>Het verwijderen van gegevens die gewijzigd zijn naar aanleiding van de registratie van adoptie of geslachtswijziging.</text:p>
          </table:table-cell>
          <table:table-cell office:value-type="string" table:content-validation-name="val1" table:style-name="ce27">
            <text:p>KUC0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werkingsmoment</text:p>
          </table:table-cell>
          <table:table-cell office:value-type="string" table:style-name="ce70">
            <text:p>Het moment (datum/tijdstip) waarop een selectie door het systeem wordt verwerkt tot een levering.</text:p>
          </table:table-cell>
          <table:table-cell office:value-type="string" table:content-validation-name="val1" table:style-name="ce27">
            <text:p>PUC310</text:p>
          </table:table-cell>
          <table:table-cell table:content-validation-name="val2" table:style-name="ce20"/>
          <table:table-cell office:value-type="string" table:content-validation-name="val3" table:style-name="ce56">
            <text:p>Concept</text:p>
          </table:table-cell>
          <table:table-cell office:value-type="date" office:date-value="2011-09-29T00:00:00" table:style-name="ce19">
            <text:p>29-9-2011</text:p>
          </table:table-cell>
          <table:table-cell table:style-name="ce14"/>
          <table:table-cell table:number-columns-repeated="16377"/>
        </table:table-row>
        <table:table-row table:style-name="ro1">
          <table:table-cell office:value-type="string" table:style-name="ce59">
            <text:p>Verzoek</text:p>
          </table:table-cell>
          <table:table-cell office:value-type="string" table:style-name="ce70">
            <text:p>Schriftelijke of elektronische vraag van een burger aan de gemeente voor het verrichten van een rechtshandeling of het invullen van een wettelijke plicht.</text:p>
          </table:table-cell>
          <table:table-cell office:value-type="string" table:content-validation-name="val1" table:style-name="ce27">
            <text:p>Div</text:p>
          </table:table-cell>
          <table:table-cell table:content-validation-name="val2" table:style-name="ce20"/>
          <table:table-cell office:value-type="string" table:content-validation-name="val3" table:style-name="ce56">
            <text:p>VERV</text:p>
          </table:table-cell>
          <table:table-cell office:value-type="date" office:date-value="2011-02-10T00:00:00" table:style-name="ce19">
            <text:p>10-2-2011</text:p>
          </table:table-cell>
          <table:table-cell table:style-name="ce14"/>
          <table:table-cell table:number-columns-repeated="16377"/>
        </table:table-row>
        <table:table-row table:style-name="ro1">
          <table:table-cell office:value-type="string" table:style-name="ce59">
            <text:p>Verzoek aanmaken reisdocument</text:p>
          </table:table-cell>
          <table:table-cell office:value-type="string" table:style-name="ce70">
            <text:p>Het verzoek van de gemeente aan de reisdocumentproducent voor het personaliseren van een reisdocument. De producent zorgt ervoor dat het document bij de gemeente wordt afgeleverd.</text:p>
          </table:table-cell>
          <table:table-cell office:value-type="string" table:content-validation-name="val1" table:style-name="ce27">
            <text:p>KUC07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 beeindiging verstrekkingbeperking</text:p>
          </table:table-cell>
          <table:table-cell office:value-type="string" table:style-name="ce70">
            <text:p>Alle relevante gegevens benodigd om beendiging verstrekkingsbeperking te registreren.</text:p>
          </table:table-cell>
          <table:table-cell office:value-type="string" table:content-validation-name="val1" table:style-name="ce27">
            <text:p>KUC032</text:p>
          </table:table-cell>
          <table:table-cell table:content-validation-name="val2" table:style-name="ce20"/>
          <table:table-cell office:value-type="string" table:content-validation-name="val3" table:style-name="ce56">
            <text:p>VERV</text:p>
          </table:table-cell>
          <table:table-cell office:value-type="date" office:date-value="2011-03-10T00:00:00" table:style-name="ce19">
            <text:p>10-3-2011</text:p>
          </table:table-cell>
          <table:table-cell table:style-name="ce14"/>
          <table:table-cell table:number-columns-repeated="16377"/>
        </table:table-row>
        <table:table-row table:style-name="ro1">
          <table:table-cell office:value-type="string" table:style-name="ce59">
            <text:p>Verzoek doorhalen overlijden</text:p>
          </table:table-cell>
          <table:table-cell office:value-type="string" table:style-name="ce70">
            <text:p>Alle relevante gegevens benodigd om doorhalen overlijden te registreren.</text:p>
          </table:table-cell>
          <table:table-cell office:value-type="string" table:content-validation-name="val1" table:style-name="ce27">
            <text:p>KUC092</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4"/>
          <table:table-cell table:number-columns-repeated="16377"/>
        </table:table-row>
        <table:table-row table:style-name="ro1">
          <table:table-cell office:value-type="string" table:style-name="ce59">
            <text:p>Verzoek geslachtsnaamwijzing</text:p>
          </table:table-cell>
          <table:table-cell office:value-type="string" table:style-name="ce70">
            <text:p>Alle relevante gegevens benodigd om een geslachtsnaamswijziging te kunnen registreren.</text:p>
          </table:table-cell>
          <table:table-cell office:value-type="string" table:content-validation-name="val1" table:style-name="ce27">
            <text:p>KUC021</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 herstel historie</text:p>
          </table:table-cell>
          <table:table-cell office:value-type="string" table:style-name="ce70">
            <text:p>Alle relevante gegevens benodigd om herstel historie te registreren.</text:p>
          </table:table-cell>
          <table:table-cell office:value-type="string" table:content-validation-name="val1" table:style-name="ce27">
            <text:p>KUC032</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 inname rijbewijs</text:p>
          </table:table-cell>
          <table:table-cell office:value-type="string" table:style-name="ce70">
            <text:p>Alle relevante gegevens benodigd om de inname van een rijbewijs te registreren.</text:p>
          </table:table-cell>
          <table:table-cell office:value-type="string" table:content-validation-name="val1" table:style-name="ce27">
            <text:p>KUC083</text:p>
          </table:table-cell>
          <table:table-cell table:content-validation-name="val2"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4"/>
          <table:table-cell table:number-columns-repeated="16377"/>
        </table:table-row>
        <table:table-row table:style-name="ro1">
          <table:table-cell office:value-type="string" table:style-name="ce59">
            <text:p>Verzoek naamsvaststelling<text:s/></text:p>
          </table:table-cell>
          <table:table-cell office:value-type="string" table:style-name="ce70">
            <text:p>Alle relevante gegevens benodigd om een naamsvaststelling te kunnen registreren.</text:p>
          </table:table-cell>
          <table:table-cell office:value-type="string" table:content-validation-name="val1" table:style-name="ce27">
            <text:p>KUC021</text:p>
          </table:table-cell>
          <table:table-cell table:content-validation-name="val2"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4"/>
          <table:table-cell table:number-columns-repeated="16377"/>
        </table:table-row>
        <table:table-row table:style-name="ro1">
          <table:table-cell office:value-type="string" table:style-name="ce59">
            <text:p>Verzoek overlijdensakteverbetering</text:p>
          </table:table-cell>
          <table:table-cell office:value-type="string" table:style-name="ce70">
            <text:p>Alle relevante gegevens benodigd om een overlijdensakteverbetering te kunnen registreren.</text:p>
          </table:table-cell>
          <table:table-cell office:value-type="string" table:style-name="ce27">
            <text:p>KUC092</text:p>
          </table:table-cell>
          <table:table-cell table:style-name="ce20"/>
          <table:table-cell office:value-type="string" table:content-validation-name="val3" table:style-name="ce56">
            <text:p>RG</text:p>
          </table:table-cell>
          <table:table-cell office:value-type="date" office:date-value="2011-03-17T00:00:00" table:style-name="ce19">
            <text:p>17-3-2011</text:p>
          </table:table-cell>
          <table:table-cell table:style-name="ce14"/>
          <table:table-cell table:number-columns-repeated="16377"/>
        </table:table-row>
        <table:table-row table:style-name="ro1">
          <table:table-cell office:value-type="string" table:style-name="ce59">
            <text:p>Verzoek registratie politieke groepering</text:p>
          </table:table-cell>
          <table:table-cell office:value-type="string" table:style-name="ce70">
            <text:p>Alle benodigde gegevens voor het registreren van een verzoek tot toelating als politieke groepering</text:p>
          </table:table-cell>
          <table:table-cell office:value-type="string" table:style-name="ce27">
            <text:p>KUC133</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 registreren nationaliteit</text:p>
          </table:table-cell>
          <table:table-cell office:value-type="string" table:style-name="ce70">
            <text:p>Alle relevante gegevens benodigd voor de registratie van een nationaliteit.</text:p>
          </table:table-cell>
          <table:table-cell office:value-type="string" table:style-name="ce27">
            <text:p>KUC062</text:p>
          </table:table-cell>
          <table:table-cell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4"/>
          <table:table-cell table:number-columns-repeated="16377"/>
        </table:table-row>
        <table:table-row table:style-name="ro1">
          <table:table-cell office:value-type="string" table:style-name="ce59">
            <text:p>Verzoek tot inschrijving van ontbinding huwelijk of partnerschap</text:p>
          </table:table-cell>
          <table:table-cell office:value-type="string" table:style-name="ce70">
            <text:p>Alle relevante gegevens benodigd om de ontbinding huwelijk of partnerschap te registreren.</text:p>
          </table:table-cell>
          <table:table-cell office:value-type="string" table:style-name="ce27">
            <text:p>KUC043</text:p>
          </table:table-cell>
          <table:table-cell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4"/>
          <table:table-cell table:number-columns-repeated="16377"/>
        </table:table-row>
        <table:table-row table:style-name="ro1">
          <table:table-cell office:value-type="string" table:style-name="ce59">
            <text:p>Verzoek verklaring van huwelijksbevoegdheid</text:p>
          </table:table-cell>
          <table:table-cell office:value-type="string" table:style-name="ce70">
            <text:p>Alle relevante gegevens benodigd om verklaring van huwelijksbevoegdheid op te maken.</text:p>
          </table:table-cell>
          <table:table-cell office:value-type="string" table:style-name="ce27">
            <text:p>KUC047<text:s/></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 verklaring van verscheidenheid</text:p>
          </table:table-cell>
          <table:table-cell office:value-type="string" table:style-name="ce70">
            <text:p>Alle relevante gegevens benodigd om verklaring van verscheidenheid van familienamen op te maken.</text:p>
          </table:table-cell>
          <table:table-cell office:value-type="string" table:style-name="ce27">
            <text:p>KUC021, KUC022</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 verlies nationaliteit door afstandsverklaring</text:p>
          </table:table-cell>
          <table:table-cell office:value-type="string" table:style-name="ce70">
            <text:p>Alle relevante gegevens benodigd om de beëindiging nationaliteit te registreren.</text:p>
          </table:table-cell>
          <table:table-cell office:value-type="string" table:style-name="ce27">
            <text:p>KUC063</text:p>
          </table:table-cell>
          <table:table-cell table:style-name="ce20"/>
          <table:table-cell office:value-type="string" table:content-validation-name="val3" table:style-name="ce56">
            <text:p>RG</text:p>
          </table:table-cell>
          <table:table-cell office:value-type="date" office:date-value="2011-03-18T00:00:00" table:style-name="ce19">
            <text:p>18-3-2011</text:p>
          </table:table-cell>
          <table:table-cell table:style-name="ce14"/>
          <table:table-cell table:number-columns-repeated="16377"/>
        </table:table-row>
        <table:table-row table:style-name="ro1">
          <table:table-cell office:value-type="string" table:style-name="ce59">
            <text:p>Verzoek verstrekkingbeperking</text:p>
          </table:table-cell>
          <table:table-cell office:value-type="string" table:style-name="ce70">
            <text:p>Alle relevante gegevens benodigd om verstrekkingsbeperking te registreren.</text:p>
          </table:table-cell>
          <table:table-cell office:value-type="string" table:style-name="ce27">
            <text:p>KUC032</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 verwijdering historie</text:p>
          </table:table-cell>
          <table:table-cell office:value-type="string" table:style-name="ce70">
            <text:p>Alle relevante gegevens benodigd om verwijdering historie te registreren.</text:p>
          </table:table-cell>
          <table:table-cell office:value-type="string" table:style-name="ce27">
            <text:p>KUC032</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erzoekschrift briefstemmen</text:p>
          </table:table-cell>
          <table:table-cell office:value-type="string" table:style-name="ce70">
            <text:p>Brief (model M3) aan de gemeente Den Haag om kiesgerechtigd persoon te laten briefstemmen.<text:s/></text:p>
          </table:table-cell>
          <table:table-cell office:value-type="string" table:content-validation-name="val1" table:style-name="ce27">
            <text:p>KUC131</text:p>
          </table:table-cell>
          <table:table-cell table:style-name="ce20"/>
          <table:table-cell office:value-type="string" table:content-validation-name="val3" table:style-name="ce62">
            <text:p>RG</text:p>
          </table:table-cell>
          <table:table-cell office:value-type="date" office:date-value="2011-08-29T00:00:00" table:style-name="ce19">
            <text:p>29-8-2011</text:p>
          </table:table-cell>
          <table:table-cell table:style-name="ce14"/>
          <table:table-cell table:number-columns-repeated="16377"/>
        </table:table-row>
        <table:table-row table:style-name="ro1">
          <table:table-cell office:value-type="string" table:style-name="ce59">
            <text:p>Vingerafdrukken</text:p>
          </table:table-cell>
          <table:table-cell office:value-type="string" table:style-name="ce70">
            <text:p>afdruk van het lijnenpatroon op een vingertop, nodig voor het aanvragen (en onderdeel) van een reisdocument, waarmee deze dienst kan doen als biometrisch identificatiemiddel</text:p>
          </table:table-cell>
          <table:table-cell office:value-type="string" table:style-name="ce27">
            <text:p>KUC071</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OA</text:p>
          </table:table-cell>
          <table:table-cell office:value-type="string" table:style-name="ce70">
            <text:p>Verzend- en Ontvangststation Afnemers. Deze applicatie zorgt voor uitwisseling van GBA-berichten tussen gebruikers van GBA-gegevens.</text:p>
          </table:table-cell>
          <table:table-cell table:style-name="ce27"/>
          <table:table-cell office:value-type="string" table:style-name="ce20">
            <text:p>mGBA</text:p>
          </table:table-cell>
          <table:table-cell office:value-type="string" table:content-validation-name="val3" table:style-name="ce56">
            <text:p>Concept</text:p>
          </table:table-cell>
          <table:table-cell office:value-type="date" office:date-value="2011-06-29T00:00:00" table:style-name="ce19">
            <text:p>29-6-2011</text:p>
          </table:table-cell>
          <table:table-cell table:style-name="ce14"/>
          <table:table-cell table:number-columns-repeated="16377"/>
        </table:table-row>
        <table:table-row table:style-name="ro1">
          <table:table-cell office:value-type="string" table:style-name="ce59">
            <text:p>Volledig uittreksel (uit de) burgerlijke stand<text:s/></text:p>
          </table:table-cell>
          <table:table-cell office:value-type="string" table:style-name="ce69">
            <text:p>Een uittreksel uit een van de registers van de Burgerlijke Stand, waarin de gegevens van een bepaalde levensgebeurtenis, zoals geboorte, huwelijk, partnerschapsregistratie, echtscheiding en overlijden, zijn vermeld. Het bevat de volledige set van gegevens bijgewerkt tot het moment van afgifte. Een volledig uittreksel bevat alle eventueel voorkomende latere vermeldingen.</text:p>
          </table:table-cell>
          <table:table-cell office:value-type="string" table:style-name="ce28">
            <text:p>KUC202</text:p>
          </table:table-cell>
          <table:table-cell table:style-name="ce20"/>
          <table:table-cell office:value-type="string" table:content-validation-name="val3" table:style-name="ce62">
            <text:p>VERV</text:p>
          </table:table-cell>
          <table:table-cell office:value-type="date" office:date-value="2011-08-29T00:00:00" table:style-name="ce19">
            <text:p>29-8-2011</text:p>
          </table:table-cell>
          <table:table-cell table:number-columns-repeated="16378" table:style-name="ce1"/>
        </table:table-row>
        <table:table-row table:style-name="ro1">
          <table:table-cell office:value-type="string" table:style-name="ce59">
            <text:p>Vondeling</text:p>
          </table:table-cell>
          <table:table-cell office:value-type="string" table:style-name="ce70">
            <text:p>Een persoon waarvan beide ouders niet bekend zijn</text:p>
          </table:table-cell>
          <table:table-cell office:value-type="string" table:style-name="ce27">
            <text:p>KUC001</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oorlopige aanvraag reisdocument</text:p>
          </table:table-cell>
          <table:table-cell table:style-name="ce70"/>
          <table:table-cell office:value-type="string" table:style-name="ce27">
            <text:p>KUC071</text:p>
          </table:table-cell>
          <table:table-cell table:style-name="ce20"/>
          <table:table-cell office:value-type="string" table:content-validation-name="val3" table:style-name="ce56">
            <text:p>VERV</text:p>
          </table:table-cell>
          <table:table-cell office:value-type="date" office:date-value="2011-04-15T00:00:00" table:style-name="ce19">
            <text:p>15-4-2011</text:p>
          </table:table-cell>
          <table:table-cell table:style-name="ce14"/>
          <table:table-cell table:number-columns-repeated="16377"/>
        </table:table-row>
        <table:table-row table:style-name="ro1">
          <table:table-cell office:value-type="string" table:style-name="ce59">
            <text:p>Voornaam<text:s/></text:p>
          </table:table-cell>
          <table:table-cell office:value-type="string" table:style-name="ce70">
            <text:p>De voornaam of voornamenreeks van een persoon.</text:p>
          </table:table-cell>
          <table:table-cell office:value-type="string" table:style-name="ce27">
            <text:p>KUC021</text:p>
          </table:table-cell>
          <table:table-cell table:style-name="ce20"/>
          <table:table-cell office:value-type="string" table:content-validation-name="val3" table:style-name="ce62">
            <text:p>VERV</text:p>
          </table:table-cell>
          <table:table-cell office:value-type="date" office:date-value="2011-08-29T00:00:00" table:style-name="ce19">
            <text:p>29-8-2011</text:p>
          </table:table-cell>
          <table:table-cell table:style-name="ce14"/>
          <table:table-cell table:number-columns-repeated="16377"/>
        </table:table-row>
        <table:table-row table:style-name="ro1">
          <table:table-cell office:value-type="string" table:style-name="ce59">
            <text:p>Voornaamswijziging<text:s/></text:p>
          </table:table-cell>
          <table:table-cell office:value-type="string" table:style-name="ce70">
            <text:p>Alle relevante gegevens benodigd om een voornaamswijziging te <text:s/>kunnen doorvoeren.</text:p>
          </table:table-cell>
          <table:table-cell office:value-type="string" table:style-name="ce27">
            <text:p>KUC021</text:p>
          </table:table-cell>
          <table:table-cell table:style-name="ce20"/>
          <table:table-cell office:value-type="string" table:content-validation-name="val3" table:style-name="ce56">
            <text:p>RG</text:p>
          </table:table-cell>
          <table:table-cell office:value-type="date" office:date-value="2011-06-09T00:00:00" table:style-name="ce19">
            <text:p>9-6-2011</text:p>
          </table:table-cell>
          <table:table-cell table:style-name="ce14"/>
          <table:table-cell table:number-columns-repeated="16377"/>
        </table:table-row>
        <table:table-row table:style-name="ro1">
          <table:table-cell office:value-type="string" table:style-name="ce59">
            <text:p>Voornemen onderzoeksbesluit</text:p>
          </table:table-cell>
          <table:table-cell office:value-type="string" table:style-name="ce70">
            <text:p>Brief gericht aan persoon waarbij BRP gegevens in onderzoek staan met daarin het voornemen van de gemeente om uitvoering te geven aan de verwerking van de uitkomst van het onderzoek.</text:p>
          </table:table-cell>
          <table:table-cell office:value-type="string" table:style-name="ce27">
            <text:p>KUC111</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oorzieningen</text:p>
          </table:table-cell>
          <table:table-cell office:value-type="string" table:style-name="ce70">
            <text:p>Optionele wensen / documenten (bijvoorbeeld: lederen trouwboekje, rode loper, rijst strooien etc…) welke van toepassing zijn bij het huwelijk / geregistreerd partnerschap</text:p>
          </table:table-cell>
          <table:table-cell office:value-type="string" table:style-name="ce27">
            <text:p>KUC042, KUC044</text:p>
          </table:table-cell>
          <table:table-cell table:content-validation-name="val2"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Vraagbericht</text:p>
          </table:table-cell>
          <table:table-cell office:value-type="string" table:style-name="ce64">
            <text:p>Een bericht dat door een partij wordt gestuurd aan de centrale voorzieningen van de BRP en waarop een antwoordbericht in retour wordt verwacht.</text:p>
          </table:table-cell>
          <table:table-cell table:content-validation-name="val1" table:style-name="ce28"/>
          <table:table-cell table:content-validation-name="val2" table:style-name="ce20"/>
          <table:table-cell office:value-type="string" table:content-validation-name="val3" table:style-name="ce56">
            <text:p>Concept</text:p>
          </table:table-cell>
          <table:table-cell office:value-type="date" office:date-value="2012-04-04T00:00:00" table:style-name="ce19">
            <text:p>4-4-2012</text:p>
          </table:table-cell>
          <table:table-cell table:style-name="ce14"/>
          <table:table-cell table:number-columns-repeated="16377"/>
        </table:table-row>
        <table:table-row table:style-name="ro1">
          <table:table-cell office:value-type="string" table:style-name="ce59">
            <text:p>Waarborgsom</text:p>
          </table:table-cell>
          <table:table-cell office:value-type="string" table:style-name="ce70">
            <text:p>Betaling van een geldbedrag door een politieke groepering dat dient voor zekerheid, die teruggegeven wordt bij het inleveren van een geldige kandidatenlijst bij de eerstkomende verkiezing.</text:p>
          </table:table-cell>
          <table:table-cell office:value-type="string" table:style-name="ce27">
            <text:p>KUC133</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Wachttermijn</text:p>
          </table:table-cell>
          <table:table-cell office:value-type="string" table:style-name="ce70">
            <text:p>De periode waarbinnen een reactie op een (voorgenomen) besluit moet zijn ontvangen.</text:p>
          </table:table-cell>
          <table:table-cell office:value-type="string" table:style-name="ce27">
            <text:p>KUC111, KUC134</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Webservice</text:p>
          </table:table-cell>
          <table:table-cell office:value-type="string" table:style-name="ce70">
            <text:p>Een webservice is een softwarecomponent dat zijn diensten beschikbaar stelt via het netwerk met behulp van standaard webprotocollen en waarbij wordt gecommuniceerd zonder menselijke tussenkomst. Een webservice beschrijft zijn aangeboden diensten via WSDL, een gestandaardiseerde webservice-beschijvingstaal.</text:p>
          </table:table-cell>
          <table:table-cell table:style-name="ce27"/>
          <table:table-cell office:value-type="string"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4"/>
          <table:table-cell table:number-columns-repeated="16377"/>
        </table:table-row>
        <table:table-row table:style-name="ro1">
          <table:table-cell office:value-type="string" table:style-name="ce59">
            <text:p>Werkplan</text:p>
          </table:table-cell>
          <table:table-cell office:value-type="string" table:style-name="ce69">
            <text:p>Het werkplan is een programmabreed managementdocument en bevat een beschrijving op hoofdlijnen van de werkzaamheden voor een afgebakende deelperiode met de daarbij behorende begroting.</text:p>
          </table:table-cell>
          <table:table-cell office:value-type="string" table:style-name="ce27">
            <text:p>Algem.</text:p>
          </table:table-cell>
          <table:table-cell office:value-type="string" table:style-name="ce20">
            <text:p>mGBA</text:p>
          </table:table-cell>
          <table:table-cell office:value-type="string" table:content-validation-name="val3" table:style-name="ce56">
            <text:p>Concept</text:p>
          </table:table-cell>
          <table:table-cell office:value-type="date" office:date-value="2011-06-29T00:00:00" table:style-name="ce19">
            <text:p>29-6-2011</text:p>
          </table:table-cell>
          <table:table-cell table:style-name="ce14"/>
          <table:table-cell table:number-columns-repeated="16377"/>
        </table:table-row>
        <table:table-row table:style-name="ro1">
          <table:table-cell office:value-type="string" table:style-name="ce59">
            <text:p>Wet basisregistratie Personen (Wet BRP)</text:p>
          </table:table-cell>
          <table:table-cell office:value-type="string" table:style-name="ce69">
            <text:p>De nieuwe wet Basisregistratie Personen (Wet BRP) beoogt de huidige GBA-wet te vereenvoudigen, definitieve regelingen inzake basisregistraties en landelijke voorzieningen van het GBA-stelsel te formuleren en de wettelijke basis voor de RNI te bieden.</text:p>
          </table:table-cell>
          <table:table-cell table:style-name="ce27"/>
          <table:table-cell office:value-type="string" table:style-name="ce20">
            <text:p>LO</text:p>
          </table:table-cell>
          <table:table-cell office:value-type="string" table:content-validation-name="val3" table:style-name="ce56">
            <text:p>Concept</text:p>
          </table:table-cell>
          <table:table-cell office:value-type="date" office:date-value="2011-02-07T00:00:00" table:style-name="ce19">
            <text:p>7-2-2011</text:p>
          </table:table-cell>
          <table:table-cell table:style-name="ce14"/>
          <table:table-cell table:number-columns-repeated="16377"/>
        </table:table-row>
        <table:table-row table:style-name="ro1">
          <table:table-cell office:value-type="string" table:style-name="ce59">
            <text:p>Wijzigen</text:p>
          </table:table-cell>
          <table:table-cell office:value-type="string" table:style-name="ce69">
            <text:p>Dit is het veranderen van gegevens binnen de BRP, waarbij de wijziging van kracht is vanaf het moment van invoeren. Dit is een vorm van bijhouden.</text:p>
          </table:table-cell>
          <table:table-cell table:style-name="ce27"/>
          <table:table-cell office:value-type="string" table:style-name="ce20">
            <text:p>LO</text:p>
          </table:table-cell>
          <table:table-cell office:value-type="string" table:content-validation-name="val3" table:style-name="ce56">
            <text:p>VERV</text:p>
          </table:table-cell>
          <table:table-cell office:value-type="date" office:date-value="2011-08-22T00:00:00" table:style-name="ce19">
            <text:p>22-8-2011</text:p>
          </table:table-cell>
          <table:table-cell table:style-name="ce14"/>
          <table:table-cell table:number-columns-repeated="16377"/>
        </table:table-row>
        <table:table-row table:style-name="ro1">
          <table:table-cell office:value-type="string" table:style-name="ce59">
            <text:p>Woonadres</text:p>
          </table:table-cell>
          <table:table-cell office:value-type="string" table:style-name="ce69">
            <text:p>het adres waar betrokkene woont, waaronder begrepen het adres van een woning die zich in een voertuig of vaartuig bevindt, indien het voertuig of vaartuig een vaste stand- of ligplaats heeft, of, indien betrokkene op meer dan één adres woont, het adres waar hij naar redelijke verwachting gedurende een half jaar de meeste malen zal overnachten of het adres waar, bij het ontbreken van een adres als bedoeld als hierboven, betrokkene naar redelijke verwachting gedurende drie maanden ten minste twee derden van de tijd zal overnachten.</text:p>
          </table:table-cell>
          <table:table-cell table:style-name="ce27"/>
          <table:table-cell office:value-type="string" table:style-name="ce20">
            <text:p>GS</text:p>
          </table:table-cell>
          <table:table-cell office:value-type="string" table:content-validation-name="val3" table:style-name="ce56">
            <text:p>Concept</text:p>
          </table:table-cell>
          <table:table-cell office:value-type="date" office:date-value="2011-02-14T00:00:00" table:style-name="ce19">
            <text:p>14-2-2011</text:p>
          </table:table-cell>
          <table:table-cell table:style-name="ce14"/>
          <table:table-cell table:number-columns-repeated="16377"/>
        </table:table-row>
        <table:table-row table:style-name="ro1">
          <table:table-cell office:value-type="string" table:style-name="ce59">
            <text:p>Zaak</text:p>
          </table:table-cell>
          <table:table-cell office:value-type="string" table:style-name="ce69">
            <text:p>Een samenhangende hoeveelheid werk met een gedefinieerde aanleiding en een gedefinieerd resultaat, waarvan kwaliteit en doorlooptijd bewaakt moeten worden (afk.GEMMA).</text:p>
          </table:table-cell>
          <table:table-cell office:value-type="string" table:style-name="ce27">
            <text:p>KUC053, KUC054, KUC055, KUC200, KUC203</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14"/>
          <table:table-cell table:number-columns-repeated="16377"/>
        </table:table-row>
        <table:table-row table:style-name="ro1">
          <table:table-cell office:value-type="string" table:style-name="ce59">
            <text:p>Zitting centraal stembureau</text:p>
          </table:table-cell>
          <table:table-cell office:value-type="string" table:style-name="ce69">
            <text:p>officiele bijeenkomst van het centraal stembureau, waar het besluit genomen wordt op onder meer voor vaststellen van de definitieve verkiezingsuitslag.</text:p>
          </table:table-cell>
          <table:table-cell office:value-type="string" table:style-name="ce27">
            <text:p>KUC133, KUC134</text:p>
          </table:table-cell>
          <table:table-cell table:style-name="ce20"/>
          <table:table-cell office:value-type="string" table:content-validation-name="val3" table:style-name="ce56">
            <text:p>RG</text:p>
          </table:table-cell>
          <table:table-cell office:value-type="date" office:date-value="2011-03-16T00:00:00" table:style-name="ce19">
            <text:p>16-3-2011</text:p>
          </table:table-cell>
          <table:table-cell table:style-name="ce82"/>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4"/>
          <table:table-cell table:style-name="ce84"/>
          <table:table-cell table:style-name="ce84"/>
          <table:table-cell table:style-name="ce84"/>
          <table:table-cell table:style-name="ce84"/>
          <table:table-cell table:style-name="ce84"/>
          <table:table-cell table:style-name="ce84"/>
          <table:table-cell table:style-name="ce84"/>
          <table:table-cell table:number-columns-repeated="16128"/>
        </table:table-row>
        <table:table-row table:style-name="ro1">
          <table:table-cell office:value-type="string" table:style-name="ce59">
            <text:p>Zoekpersoon</text:p>
          </table:table-cell>
          <table:table-cell office:value-type="string" table:style-name="ce69">
            <text:p>Persoon waarnaar gezocht wordt binnen de BZM of BRP</text:p>
          </table:table-cell>
          <table:table-cell office:value-type="string" table:style-name="ce76">
            <text:p>KUC201</text:p>
          </table:table-cell>
          <table:table-cell table:style-name="ce88"/>
          <table:table-cell office:value-type="string" table:content-validation-name="val3" table:style-name="ce56">
            <text:p>RG</text:p>
          </table:table-cell>
          <table:table-cell office:value-type="date" office:date-value="2011-03-16T00:00:00" table:style-name="ce19">
            <text:p>16-3-2011</text:p>
          </table:table-cell>
          <table:table-cell table:style-name="ce82"/>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4"/>
          <table:table-cell table:style-name="ce84"/>
          <table:table-cell table:style-name="ce84"/>
          <table:table-cell table:style-name="ce84"/>
          <table:table-cell table:style-name="ce84"/>
          <table:table-cell table:style-name="ce84"/>
          <table:table-cell table:style-name="ce84"/>
          <table:table-cell table:style-name="ce84"/>
          <table:table-cell table:number-columns-repeated="16128"/>
        </table:table-row>
        <table:table-row table:style-name="ro1">
          <table:table-cell office:value-type="string" table:style-name="ce59">
            <text:p>Zwakke adoptieouders</text:p>
          </table:table-cell>
          <table:table-cell office:value-type="string" table:style-name="ce69">
            <text:p>Oorspronkelijke ouders van een adoptiefkind waarmee de afstammingsrelatie niet is beeindigd.</text:p>
          </table:table-cell>
          <table:table-cell table:style-name="ce76"/>
          <table:table-cell table:style-name="ce88"/>
          <table:table-cell office:value-type="string" table:content-validation-name="val3" table:style-name="ce65">
            <text:p>VERV</text:p>
          </table:table-cell>
          <table:table-cell office:value-type="date" office:date-value="2011-05-27T00:00:00" table:style-name="ce19">
            <text:p>27-5-2011</text:p>
          </table:table-cell>
          <table:table-cell table:style-name="ce83"/>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4"/>
          <table:table-cell table:style-name="ce84"/>
          <table:table-cell table:style-name="ce84"/>
          <table:table-cell table:style-name="ce84"/>
          <table:table-cell table:style-name="ce84"/>
          <table:table-cell table:style-name="ce84"/>
          <table:table-cell table:style-name="ce84"/>
          <table:table-cell table:style-name="ce84"/>
          <table:table-cell table:number-columns-repeated="16128"/>
        </table:table-row>
        <table:table-row table:style-name="ro1">
          <table:table-cell table:style-name="ce78"/>
          <table:table-cell table:style-name="ce69"/>
          <table:table-cell table:style-name="ce77"/>
          <table:table-cell table:style-name="ce89"/>
          <table:table-cell table:content-validation-name="val3" table:style-name="ce81"/>
          <table:table-cell table:style-name="ce12"/>
          <table:table-cell table:style-name="ce83"/>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0"/>
          <table:table-cell table:style-name="ce84"/>
          <table:table-cell table:style-name="ce84"/>
          <table:table-cell table:style-name="ce84"/>
          <table:table-cell table:style-name="ce84"/>
          <table:table-cell table:style-name="ce84"/>
          <table:table-cell table:style-name="ce84"/>
          <table:table-cell table:style-name="ce84"/>
          <table:table-cell table:style-name="ce84"/>
          <table:table-cell table:number-columns-repeated="16128"/>
        </table:table-row>
        <table:table-row table:style-name="ro1">
          <table:table-cell table:style-name="ce78"/>
          <table:table-cell table:style-name="ce69"/>
          <table:table-cell table:style-name="ce77"/>
          <table:table-cell table:style-name="ce75"/>
          <table:table-cell table:content-validation-name="val3" table:style-name="ce81"/>
          <table:table-cell table:style-name="ce12"/>
          <table:table-cell table:number-columns-repeated="16378" table:style-name="ce1"/>
        </table:table-row>
        <table:table-row table:style-name="ro1">
          <table:table-cell table:style-name="ce61"/>
          <table:table-cell table:style-name="ce69"/>
          <table:table-cell table:style-name="ce77"/>
          <table:table-cell table:style-name="ce89"/>
          <table:table-cell table:content-validation-name="val3" table:style-name="ce81"/>
          <table:table-cell table:style-name="ce12"/>
          <table:table-cell table:number-columns-repeated="16378" table:style-name="ce1"/>
        </table:table-row>
        <table:table-row table:style-name="ro1">
          <table:table-cell table:style-name="ce61"/>
          <table:table-cell table:style-name="ce26"/>
          <table:table-cell table:content-validation-name="val1" table:style-name="ce1"/>
          <table:table-cell table:content-validation-name="val2" table:style-name="ce41"/>
          <table:table-cell table:content-validation-name="val3" table:style-name="ce63"/>
          <table:table-cell table:style-name="ce12"/>
          <table:table-cell table:number-columns-repeated="16378" table:style-name="ce1"/>
        </table:table-row>
        <table:table-row table:style-name="ro1">
          <table:table-cell table:style-name="ce61"/>
          <table:table-cell table:style-name="ce69"/>
          <table:table-cell table:content-validation-name="val1" table:style-name="ce1"/>
          <table:table-cell table:content-validation-name="val2" table:style-name="ce41"/>
          <table:table-cell table:content-validation-name="val3" table:style-name="ce63"/>
          <table:table-cell table:style-name="ce12"/>
          <table:table-cell table:number-columns-repeated="16378" table:style-name="ce1"/>
        </table:table-row>
        <table:table-row table:style-name="ro1">
          <table:table-cell office:value-type="string" table:style-name="ce59">
            <text:p>Afschrift  (uit de) burgerlijke stand</text:p>
          </table:table-cell>
          <table:table-cell office:value-type="string" table:style-name="ce79">
            <text:p>Een afschrift uit een van de registers van de Burgerlijke Stand, waarin de gegevens van een bepaalde levensgebeurtenis, zoals geboorte, huwelijk, partnerschapsregistratie, echtscheiding en overlijden, zijn vermeld. Het bevat de volledige set van gegevens bijgewerkt tot het moment van afgifte. Een afschrift bevat alle eventuele voorkomende latere vermeldingen</text:p>
          </table:table-cell>
          <table:table-cell office:value-type="string" table:content-validation-name="val1" table:style-name="ce28">
            <text:p>KUC202</text:p>
          </table:table-cell>
          <table:table-cell table:content-validation-name="val2" table:style-name="ce20"/>
          <table:table-cell office:value-type="string" table:content-validation-name="val3" table:style-name="ce56">
            <text:p>RG</text:p>
          </table:table-cell>
          <table:table-cell office:value-type="date" office:date-value="2011-09-02T00:00:00" table:style-name="ce19">
            <text:p>2-9-2011</text:p>
          </table:table-cell>
          <table:table-cell table:number-columns-repeated="16378" table:style-name="ce1"/>
        </table:table-row>
        <table:table-row table:style-name="ro1">
          <table:table-cell office:value-type="string" table:style-name="ce59">
            <text:p>Bijhoudingsautorisatiebesluit</text:p>
          </table:table-cell>
          <table:table-cell office:value-type="string" table:style-name="ce3">
            <text:p>Het besluit waarin de minister van BZK of het college van B&amp;W de toekenning van bijhoudingsrechten heeft vastgelegd.</text:p>
          </table:table-cell>
          <table:table-cell office:value-type="string" table:content-validation-name="val1" table:style-name="ce27">
            <text:p>PUC322</text:p>
          </table:table-cell>
          <table:table-cell table:content-validation-name="val2" table:style-name="ce20"/>
          <table:table-cell office:value-type="string" table:content-validation-name="val3" table:style-name="ce62">
            <text:p>Concept</text:p>
          </table:table-cell>
          <table:table-cell office:value-type="date" office:date-value="2011-09-07T00:00:00" table:style-name="ce19">
            <text:p>7-9-2011</text:p>
          </table:table-cell>
          <table:table-cell table:number-columns-repeated="16378" table:style-name="ce1"/>
        </table:table-row>
        <table:table-row table:number-rows-repeated="17" table:style-name="ro1">
          <table:table-cell table:style-name="ce59"/>
          <table:table-cell table:style-name="ce1"/>
          <table:table-cell table:content-validation-name="val1" table:style-name="ce1"/>
          <table:table-cell table:content-validation-name="val2" table:style-name="ce20"/>
          <table:table-cell table:content-validation-name="val3" table:style-name="ce63"/>
          <table:table-cell table:number-columns-repeated="16379" table:style-name="ce1"/>
        </table:table-row>
        <table:table-row table:style-name="ro1">
          <table:table-cell table:style-name="ce59"/>
          <table:table-cell table:style-name="ce1"/>
          <table:table-cell table:content-validation-name="val1" table:style-name="ce1"/>
          <table:table-cell table:content-validation-name="val2" table:style-name="ce20"/>
          <table:table-cell table:content-validation-name="val3" table:style-name="ce63"/>
          <table:table-cell table:style-name="ce1"/>
          <table:table-cell table:style-name="ce20"/>
          <table:table-cell table:number-columns-repeated="16377"/>
        </table:table-row>
        <table:table-row table:number-rows-repeated="420" table:style-name="ro1">
          <table:table-cell table:number-columns-repeated="2"/>
          <table:table-cell table:content-validation-name="val1" table:style-name="ce28"/>
          <table:table-cell table:content-validation-name="val2" table:style-name="ce28"/>
          <table:table-cell table:content-validation-name="val3" table:style-name="ce56"/>
          <table:table-cell table:number-columns-repeated="16379"/>
        </table:table-row>
        <table:table-row table:number-rows-repeated="64447" table:style-name="ro1">
          <table:table-cell table:number-columns-repeated="2"/>
          <table:table-cell table:content-validation-name="val1" table:style-name="ce28"/>
          <table:table-cell table:content-validation-name="val2" table:style-name="ce28"/>
          <table:table-cell table:content-validation-name="val3" table:style-name="ce2"/>
          <table:table-cell table:number-columns-repeated="16379"/>
        </table:table-row>
        <table:table-row table:number-rows-repeated="983040" table:style-name="ro1">
          <table:table-cell table:number-columns-repeated="16384"/>
        </table:table-row>
        <table:named-expressions>
          <table:named-range table:name="Print_Area" table:cell-range-address="Termenlijst_use_cases.$A$1:Termenlijst_use_cases.$F$65536" table:base-cell-address="Termenlijst_use_cases.$A$1"/>
          <table:named-range table:name="Print_Titles" table:cell-range-address="Termenlijst_use_cases.$A$1:Termenlijst_use_cases.$IV$1" table:base-cell-address="Termenlijst_use_cases.$A$1"/>
        </table:named-expressions>
      </table:table>
      <table:table table:name="Waarden" table:style-name="ta2">
        <table:table-column table:style-name="co8" table:default-cell-style-name="ce1"/>
        <table:table-column table:style-name="co9" table:default-cell-style-name="ce8"/>
        <table:table-column table:style-name="co8" table:default-cell-style-name="ce1"/>
        <table:table-column table:style-name="co10" table:default-cell-style-name="ce1"/>
        <table:table-column table:style-name="co11" table:default-cell-style-name="ce1"/>
        <table:table-column table:style-name="co8" table:number-columns-repeated="16379" table:default-cell-style-name="ce1"/>
        <table:table-row table:style-name="ro4">
          <table:table-cell office:value-type="string" table:number-columns-spanned="2" table:number-rows-spanned="1" table:style-name="ce54">
            <text:p>Oorsprong</text:p>
          </table:table-cell>
          <table:covered-table-cell/>
          <table:table-cell table:style-name="ce1"/>
          <table:table-cell office:value-type="string" table:number-columns-spanned="2" table:number-rows-spanned="1" table:style-name="ce54">
            <text:p>Status</text:p>
          </table:table-cell>
          <table:covered-table-cell/>
          <table:table-cell table:number-columns-repeated="16379"/>
        </table:table-row>
        <table:table-row table:style-name="ro4">
          <table:table-cell office:value-type="string" table:style-name="ce10">
            <text:p>Nummer</text:p>
          </table:table-cell>
          <table:table-cell office:value-type="string" table:style-name="ce10">
            <text:p>Titel</text:p>
          </table:table-cell>
          <table:table-cell table:style-name="ce1"/>
          <table:table-cell office:value-type="string" table:style-name="ce10">
            <text:p>Status</text:p>
          </table:table-cell>
          <table:table-cell office:value-type="string" table:style-name="ce10">
            <text:p>Omschrijving</text:p>
          </table:table-cell>
          <table:table-cell table:number-columns-repeated="16379"/>
        </table:table-row>
        <table:table-row table:style-name="ro4">
          <table:table-cell office:value-type="string" table:style-name="ce1">
            <text:p>Div</text:p>
          </table:table-cell>
          <table:table-cell office:value-type="string" table:style-name="ce8">
            <text:p>Meerdere use cases</text:p>
          </table:table-cell>
          <table:table-cell table:style-name="ce1"/>
          <table:table-cell office:value-type="string" table:style-name="ce11">
            <text:p>Concept</text:p>
          </table:table-cell>
          <table:table-cell office:value-type="string" table:style-name="ce11">
            <text:p>Aangemaakt door analist (werkversie)</text:p>
          </table:table-cell>
          <table:table-cell table:number-columns-repeated="16379"/>
        </table:table-row>
        <table:table-row table:style-name="ro5">
          <table:table-cell office:value-type="string" office:string-value="KUC001 " table:formula="of:=LEFT([.B4];SEARCH(&quot; &quot;;[.B4]))" table:style-name="ce1">
            <text:p>KUC001<text:s/></text:p>
          </table:table-cell>
          <table:table-cell office:value-type="string" table:style-name="ce9">
            <text:p>KUC001 Aangeven geboorte</text:p>
          </table:table-cell>
          <table:table-cell table:style-name="ce1"/>
          <table:table-cell office:value-type="string" table:style-name="ce11">
            <text:p>Aang KT</text:p>
          </table:table-cell>
          <table:table-cell office:value-type="string" table:style-name="ce11">
            <text:p>Aangeboden aan Kernteam ter validatie</text:p>
          </table:table-cell>
          <table:table-cell table:number-columns-repeated="16379"/>
        </table:table-row>
        <table:table-row table:style-name="ro5">
          <table:table-cell office:value-type="string" office:string-value="KUC002 " table:formula="of:=LEFT([.B5];SEARCH(&quot; &quot;;[.B5]))" table:style-name="ce1">
            <text:p>KUC002<text:s/></text:p>
          </table:table-cell>
          <table:table-cell office:value-type="string" table:style-name="ce9">
            <text:p>KUC002 Registreren Erkenning</text:p>
          </table:table-cell>
          <table:table-cell table:style-name="ce1"/>
          <table:table-cell office:value-type="string" table:style-name="ce11">
            <text:p>KT</text:p>
          </table:table-cell>
          <table:table-cell office:value-type="string" table:style-name="ce11">
            <text:p>Gevalideert door Kernteam</text:p>
          </table:table-cell>
          <table:table-cell table:number-columns-repeated="16379"/>
        </table:table-row>
        <table:table-row table:style-name="ro5">
          <table:table-cell office:value-type="string" office:string-value="KUC003 " table:formula="of:=LEFT([.B6];SEARCH(&quot; &quot;;[.B6]))" table:style-name="ce1">
            <text:p>KUC003<text:s/></text:p>
          </table:table-cell>
          <table:table-cell office:value-type="string" table:style-name="ce9">
            <text:p>KUC003 Registreren ontbrekende geboorteakte</text:p>
          </table:table-cell>
          <table:table-cell table:style-name="ce1"/>
          <table:table-cell office:value-type="string" table:style-name="ce11">
            <text:p>Aang RG</text:p>
          </table:table-cell>
          <table:table-cell office:value-type="string" table:style-name="ce11">
            <text:p>Aangeboden aan Reviewgroep ter validatie</text:p>
          </table:table-cell>
          <table:table-cell table:number-columns-repeated="16379"/>
        </table:table-row>
        <table:table-row table:style-name="ro5">
          <table:table-cell office:value-type="string" office:string-value="KUC004 " table:formula="of:=LEFT([.B7];SEARCH(&quot; &quot;;[.B7]))" table:style-name="ce1">
            <text:p>KUC004<text:s/></text:p>
          </table:table-cell>
          <table:table-cell office:value-type="string" table:style-name="ce9">
            <text:p>KUC004 Registreren ontkenning van het vaderschap</text:p>
          </table:table-cell>
          <table:table-cell table:style-name="ce1"/>
          <table:table-cell office:value-type="string" table:style-name="ce11">
            <text:p>RG</text:p>
          </table:table-cell>
          <table:table-cell office:value-type="string" table:style-name="ce11">
            <text:p>Gevalideerd door Reviewgroep</text:p>
          </table:table-cell>
          <table:table-cell table:number-columns-repeated="16379"/>
        </table:table-row>
        <table:table-row table:style-name="ro5">
          <table:table-cell office:value-type="string" office:string-value="KUC005 " table:formula="of:=LEFT([.B8];SEARCH(&quot; &quot;;[.B8]))" table:style-name="ce1">
            <text:p>KUC005<text:s/></text:p>
          </table:table-cell>
          <table:table-cell office:value-type="string" table:style-name="ce9">
            <text:p>KUC005 Registreren vernietiging erkenning</text:p>
          </table:table-cell>
          <table:table-cell table:style-name="ce1"/>
          <table:table-cell office:value-type="string" table:style-name="ce11">
            <text:p>VERV</text:p>
          </table:table-cell>
          <table:table-cell office:value-type="string" table:style-name="ce11">
            <text:p>Vervallen (Of KT of Analist)</text:p>
          </table:table-cell>
          <table:table-cell table:number-columns-repeated="16379"/>
        </table:table-row>
        <table:table-row table:style-name="ro5">
          <table:table-cell office:value-type="string" office:string-value="KUC006 " table:formula="of:=LEFT([.B9];SEARCH(&quot; &quot;;[.B9]))" table:style-name="ce1">
            <text:p>KUC006<text:s/></text:p>
          </table:table-cell>
          <table:table-cell office:value-type="string" table:style-name="ce9">
            <text:p>KUC006 Registreren adoptie</text:p>
          </table:table-cell>
          <table:table-cell table:number-columns-repeated="16382" table:style-name="ce1"/>
        </table:table-row>
        <table:table-row table:style-name="ro5">
          <table:table-cell office:value-type="string" office:string-value="KUC007 " table:formula="of:=LEFT([.B10];SEARCH(&quot; &quot;;[.B10]))" table:style-name="ce1">
            <text:p>KUC007<text:s/></text:p>
          </table:table-cell>
          <table:table-cell office:value-type="string" table:style-name="ce9">
            <text:p>KUC007 Registreren herroepen adoptie</text:p>
          </table:table-cell>
          <table:table-cell table:number-columns-repeated="16382" table:style-name="ce1"/>
        </table:table-row>
        <table:table-row table:style-name="ro5">
          <table:table-cell office:value-type="string" office:string-value="KUC008 " table:formula="of:=LEFT([.B11];SEARCH(&quot; &quot;;[.B11]))" table:style-name="ce1">
            <text:p>KUC008<text:s/></text:p>
          </table:table-cell>
          <table:table-cell office:value-type="string" table:style-name="ce9">
            <text:p>KUC008 Corrigeren geboorteakte</text:p>
          </table:table-cell>
          <table:table-cell table:style-name="ce1"/>
          <table:table-cell office:value-type="string" table:number-columns-spanned="2" table:number-rows-spanned="1" table:style-name="ce55">
            <text:p>Oorsprong 2</text:p>
          </table:table-cell>
          <table:covered-table-cell/>
          <table:table-cell table:number-columns-repeated="16379"/>
        </table:table-row>
        <table:table-row table:style-name="ro5">
          <table:table-cell office:value-type="string" office:string-value="KUC009 " table:formula="of:=LEFT([.B12];SEARCH(&quot; &quot;;[.B12]))" table:style-name="ce1">
            <text:p>KUC009<text:s/></text:p>
          </table:table-cell>
          <table:table-cell office:value-type="string" table:style-name="ce9">
            <text:p>KUC009 Registreren inroeping van staat</text:p>
          </table:table-cell>
          <table:table-cell table:style-name="ce1"/>
          <table:table-cell office:value-type="string" table:style-name="ce10">
            <text:p>Code</text:p>
          </table:table-cell>
          <table:table-cell office:value-type="string" table:style-name="ce10">
            <text:p>Omschrijving</text:p>
          </table:table-cell>
          <table:table-cell table:number-columns-repeated="16379"/>
        </table:table-row>
        <table:table-row table:style-name="ro5">
          <table:table-cell office:value-type="string" office:string-value="KUC010 " table:formula="of:=LEFT([.B13];SEARCH(&quot; &quot;;[.B13]))" table:style-name="ce1">
            <text:p>KUC010<text:s/></text:p>
          </table:table-cell>
          <table:table-cell office:value-type="string" table:style-name="ce9">
            <text:p>KUC010 Registreren betwisting van staat</text:p>
          </table:table-cell>
          <table:table-cell table:style-name="ce1"/>
          <table:table-cell office:value-type="string" table:style-name="ce11">
            <text:p>LO</text:p>
          </table:table-cell>
          <table:table-cell office:value-type="string" table:style-name="ce11">
            <text:p>Logisch Ontwerp</text:p>
          </table:table-cell>
          <table:table-cell table:number-columns-repeated="16379"/>
        </table:table-row>
        <table:table-row table:style-name="ro5">
          <table:table-cell office:value-type="string" office:string-value="KUC021 " table:formula="of:=LEFT([.B14];SEARCH(&quot; &quot;;[.B14]))" table:style-name="ce1">
            <text:p>KUC021<text:s/></text:p>
          </table:table-cell>
          <table:table-cell office:value-type="string" table:style-name="ce9">
            <text:p>KUC021 Wijzigen naam enof geslacht</text:p>
          </table:table-cell>
          <table:table-cell table:style-name="ce1"/>
          <table:table-cell office:value-type="string" table:style-name="ce11">
            <text:p>GS</text:p>
          </table:table-cell>
          <table:table-cell office:value-type="string" table:style-name="ce11">
            <text:p>Gegevensset</text:p>
          </table:table-cell>
          <table:table-cell table:number-columns-repeated="16379"/>
        </table:table-row>
        <table:table-row table:style-name="ro5">
          <table:table-cell office:value-type="string" office:string-value="KUC022 " table:formula="of:=LEFT([.B15];SEARCH(&quot; &quot;;[.B15]))" table:style-name="ce1">
            <text:p>KUC022<text:s/></text:p>
          </table:table-cell>
          <table:table-cell office:value-type="string" table:style-name="ce7">
            <text:p>KUC022 Behandelen verzoek verklaring van verscheidenheid van familienamen</text:p>
          </table:table-cell>
          <table:table-cell table:style-name="ce1"/>
          <table:table-cell office:value-type="string" table:style-name="ce11">
            <text:p>LOGS</text:p>
          </table:table-cell>
          <table:table-cell office:value-type="string" table:style-name="ce11">
            <text:p>logisch Ontwerp &amp; Gegevensset</text:p>
          </table:table-cell>
          <table:table-cell table:number-columns-repeated="16379"/>
        </table:table-row>
        <table:table-row table:style-name="ro5">
          <table:table-cell office:value-type="string" office:string-value="KUC031 " table:formula="of:=LEFT([.B16];SEARCH(&quot; &quot;;[.B16]))" table:style-name="ce1">
            <text:p>KUC031<text:s/></text:p>
          </table:table-cell>
          <table:table-cell office:value-type="string" table:style-name="ce7">
            <text:p>KUC031 Uitgeven document</text:p>
          </table:table-cell>
          <table:table-cell table:style-name="ce1"/>
          <table:table-cell office:value-type="string" table:style-name="ce11">
            <text:p>PID</text:p>
          </table:table-cell>
          <table:table-cell office:value-type="string" table:style-name="ce11">
            <text:p>Project Initiatie Document</text:p>
          </table:table-cell>
          <table:table-cell table:number-columns-repeated="16379"/>
        </table:table-row>
        <table:table-row table:style-name="ro5">
          <table:table-cell office:value-type="string" office:string-value="KUC032 " table:formula="of:=LEFT([.B17];SEARCH(&quot; &quot;;[.B17]))" table:style-name="ce1">
            <text:p>KUC032<text:s/></text:p>
          </table:table-cell>
          <table:table-cell office:value-type="string" table:style-name="ce7">
            <text:p>KUC032 Behandelen verzoek leveringsbeperking</text:p>
          </table:table-cell>
          <table:table-cell table:style-name="ce1"/>
          <table:table-cell office:value-type="string" table:style-name="ce11">
            <text:p>mGBA</text:p>
          </table:table-cell>
          <table:table-cell office:value-type="string" table:style-name="ce11">
            <text:p>Programma mGBA</text:p>
          </table:table-cell>
          <table:table-cell table:number-columns-repeated="16379"/>
        </table:table-row>
        <table:table-row table:style-name="ro5">
          <table:table-cell office:value-type="string" office:string-value="KUC033 " table:formula="of:=LEFT([.B18];SEARCH(&quot; &quot;;[.B18]))" table:style-name="ce1">
            <text:p>KUC033<text:s/></text:p>
          </table:table-cell>
          <table:table-cell office:value-type="string" table:style-name="ce7">
            <text:p>KUC033 Registreren gezagsverhouding</text:p>
          </table:table-cell>
          <table:table-cell table:number-columns-repeated="16382" table:style-name="ce1"/>
        </table:table-row>
        <table:table-row table:style-name="ro5">
          <table:table-cell office:value-type="string" office:string-value="KUC041 " table:formula="of:=LEFT([.B19];SEARCH(&quot; &quot;;[.B19]))" table:style-name="ce1">
            <text:p>KUC041<text:s/></text:p>
          </table:table-cell>
          <table:table-cell office:value-type="string" table:style-name="ce9">
            <text:p>KUC041 Registreren huwelijk enof partnerschap</text:p>
          </table:table-cell>
          <table:table-cell table:number-columns-repeated="16382" table:style-name="ce1"/>
        </table:table-row>
        <table:table-row table:style-name="ro5">
          <table:table-cell office:value-type="string" office:string-value="KUC042 " table:formula="of:=LEFT([.B20];SEARCH(&quot; &quot;;[.B20]))" table:style-name="ce1">
            <text:p>KUC042<text:s/></text:p>
          </table:table-cell>
          <table:table-cell office:value-type="string" table:style-name="ce9">
            <text:p>KUC042 Registreren Ondertrouw</text:p>
          </table:table-cell>
          <table:table-cell table:number-columns-repeated="16382" table:style-name="ce1"/>
        </table:table-row>
        <table:table-row table:style-name="ro5">
          <table:table-cell office:value-type="string" office:string-value="KUC043 " table:formula="of:=LEFT([.B21];SEARCH(&quot; &quot;;[.B21]))" table:style-name="ce1">
            <text:p>KUC043<text:s/></text:p>
          </table:table-cell>
          <table:table-cell office:value-type="string" table:style-name="ce9">
            <text:p>KUC043 Ontbinden huwelijk enof partnerschap</text:p>
          </table:table-cell>
          <table:table-cell table:number-columns-repeated="16382" table:style-name="ce1"/>
        </table:table-row>
        <table:table-row table:style-name="ro5">
          <table:table-cell office:value-type="string" office:string-value="KUC044 " table:formula="of:=LEFT([.B22];SEARCH(&quot; &quot;;[.B22]))" table:style-name="ce1">
            <text:p>KUC044<text:s/></text:p>
          </table:table-cell>
          <table:table-cell office:value-type="string" table:style-name="ce9">
            <text:p>KUC044 Omzetten Partnerschap naar Huwelijk</text:p>
          </table:table-cell>
          <table:table-cell table:number-columns-repeated="16382" table:style-name="ce1"/>
        </table:table-row>
        <table:table-row table:style-name="ro5">
          <table:table-cell office:value-type="string" office:string-value="KUC045 " table:formula="of:=LEFT([.B23];SEARCH(&quot; &quot;;[.B23]))" table:style-name="ce1">
            <text:p>KUC045<text:s/></text:p>
          </table:table-cell>
          <table:table-cell office:value-type="string" table:style-name="ce9">
            <text:p>KUC045 Corrigeren Huwelijk of Partnerschap</text:p>
          </table:table-cell>
          <table:table-cell table:number-columns-repeated="16382" table:style-name="ce1"/>
        </table:table-row>
        <table:table-row table:style-name="ro5">
          <table:table-cell office:value-type="string" office:string-value="KUC046 " table:formula="of:=LEFT([.B24];SEARCH(&quot; &quot;;[.B24]))" table:style-name="ce1">
            <text:p>KUC046<text:s/></text:p>
          </table:table-cell>
          <table:table-cell office:value-type="string" table:style-name="ce9">
            <text:p>KUC046 Ongedaan maken nietig verklaring</text:p>
          </table:table-cell>
          <table:table-cell table:number-columns-repeated="16382" table:style-name="ce1"/>
        </table:table-row>
        <table:table-row table:style-name="ro5">
          <table:table-cell office:value-type="string" office:string-value="KUC047 " table:formula="of:=LEFT([.B25];SEARCH(&quot; &quot;;[.B25]))" table:style-name="ce1">
            <text:p>KUC047<text:s/></text:p>
          </table:table-cell>
          <table:table-cell office:value-type="string" table:style-name="ce7">
            <text:p>KUC047 Behandelen verzoek verklaring huwelijksbevoegdheid</text:p>
          </table:table-cell>
          <table:table-cell table:number-columns-repeated="16382" table:style-name="ce1"/>
        </table:table-row>
        <table:table-row table:style-name="ro5">
          <table:table-cell office:value-type="string" office:string-value="KUC051 " table:formula="of:=LEFT([.B26];SEARCH(&quot; &quot;;[.B26]))" table:style-name="ce1">
            <text:p>KUC051<text:s/></text:p>
          </table:table-cell>
          <table:table-cell office:value-type="string" table:style-name="ce9">
            <text:p>KUC051 Registeren verhuizing binnen Nederland</text:p>
          </table:table-cell>
          <table:table-cell table:number-columns-repeated="16382" table:style-name="ce1"/>
        </table:table-row>
        <table:table-row table:style-name="ro5">
          <table:table-cell office:value-type="string" office:string-value="KUC052 " table:formula="of:=LEFT([.B27];SEARCH(&quot; &quot;;[.B27]))" table:style-name="ce1">
            <text:p>KUC052<text:s/></text:p>
          </table:table-cell>
          <table:table-cell office:value-type="string" table:style-name="ce9">
            <text:p>KUC052 Registreren verhuizing naar Nederland</text:p>
          </table:table-cell>
          <table:table-cell table:number-columns-repeated="16382" table:style-name="ce1"/>
        </table:table-row>
        <table:table-row table:style-name="ro5">
          <table:table-cell office:value-type="string" office:string-value="KUC053 " table:formula="of:=LEFT([.B28];SEARCH(&quot; &quot;;[.B28]))" table:style-name="ce1">
            <text:p>KUC053<text:s/></text:p>
          </table:table-cell>
          <table:table-cell office:value-type="string" table:style-name="ce9">
            <text:p>KUC053 Registreren verhuizing vanuit Nederland</text:p>
          </table:table-cell>
          <table:table-cell table:number-columns-repeated="16382" table:style-name="ce1"/>
        </table:table-row>
        <table:table-row table:style-name="ro5">
          <table:table-cell office:value-type="string" office:string-value="KUC054 " table:formula="of:=LEFT([.B29];SEARCH(&quot; &quot;;[.B29]))" table:style-name="ce1">
            <text:p>KUC054<text:s/></text:p>
          </table:table-cell>
          <table:table-cell office:value-type="string" table:style-name="ce9">
            <text:p>KUC054 Uitschrijven ingezetene</text:p>
          </table:table-cell>
          <table:table-cell table:number-columns-repeated="16382" table:style-name="ce1"/>
        </table:table-row>
        <table:table-row table:style-name="ro5">
          <table:table-cell office:value-type="string" office:string-value="KUC055 " table:formula="of:=LEFT([.B30];SEARCH(&quot; &quot;;[.B30]))" table:style-name="ce1">
            <text:p>KUC055<text:s/></text:p>
          </table:table-cell>
          <table:table-cell office:value-type="string" table:style-name="ce9">
            <text:p>KUC055 Corrigeren adres</text:p>
          </table:table-cell>
          <table:table-cell table:number-columns-repeated="16382" table:style-name="ce1"/>
        </table:table-row>
        <table:table-row table:style-name="ro5">
          <table:table-cell office:value-type="string" office:string-value="KUC061 " table:formula="of:=LEFT([.B31];SEARCH(&quot; &quot;;[.B31]))" table:style-name="ce1">
            <text:p>KUC061<text:s/></text:p>
          </table:table-cell>
          <table:table-cell office:value-type="string" table:style-name="ce9">
            <text:p>KUC061 Registreren verzoek verkrijgen Nederlandse nationaliteit</text:p>
          </table:table-cell>
          <table:table-cell table:number-columns-repeated="16382" table:style-name="ce1"/>
        </table:table-row>
        <table:table-row table:style-name="ro5">
          <table:table-cell office:value-type="string" office:string-value="KUC062 " table:formula="of:=LEFT([.B32];SEARCH(&quot; &quot;;[.B32]))" table:style-name="ce1">
            <text:p>KUC062<text:s/></text:p>
          </table:table-cell>
          <table:table-cell office:value-type="string" table:style-name="ce9">
            <text:p>KUC062 <text:s/>Registreren Nationaliteit persoon</text:p>
          </table:table-cell>
          <table:table-cell table:number-columns-repeated="16382" table:style-name="ce1"/>
        </table:table-row>
        <table:table-row table:style-name="ro5">
          <table:table-cell office:value-type="string" office:string-value="KUC063 " table:formula="of:=LEFT([.B33];SEARCH(&quot; &quot;;[.B33]))" table:style-name="ce1">
            <text:p>KUC063<text:s/></text:p>
          </table:table-cell>
          <table:table-cell office:value-type="string" table:style-name="ce9">
            <text:p>KUC063 Registreren beeindiging nationaliteit</text:p>
          </table:table-cell>
          <table:table-cell table:number-columns-repeated="16382"/>
        </table:table-row>
        <table:table-row table:style-name="ro5">
          <table:table-cell office:value-type="string" office:string-value="KUC071 " table:formula="of:=LEFT([.B34];SEARCH(&quot; &quot;;[.B34]))" table:style-name="ce1">
            <text:p>KUC071<text:s/></text:p>
          </table:table-cell>
          <table:table-cell office:value-type="string" table:style-name="ce9">
            <text:p>KUC071 Uitgifte reisdocumenten</text:p>
          </table:table-cell>
          <table:table-cell table:number-columns-repeated="16382"/>
        </table:table-row>
        <table:table-row table:style-name="ro5">
          <table:table-cell office:value-type="string" office:string-value="KUC072 " table:formula="of:=LEFT([.B35];SEARCH(&quot; &quot;;[.B35]))" table:style-name="ce1">
            <text:p>KUC072<text:s/></text:p>
          </table:table-cell>
          <table:table-cell office:value-type="string" table:style-name="ce9">
            <text:p>KUC072 Inname reisdocument</text:p>
          </table:table-cell>
          <table:table-cell table:number-columns-repeated="16382"/>
        </table:table-row>
        <table:table-row table:style-name="ro5">
          <table:table-cell office:value-type="string" office:string-value="KUC073 " table:formula="of:=LEFT([.B36];SEARCH(&quot; &quot;;[.B36]))" table:style-name="ce1">
            <text:p>KUC073<text:s/></text:p>
          </table:table-cell>
          <table:table-cell office:value-type="string" table:style-name="ce9">
            <text:p>KUC073 Registreren vermissing reisdocument</text:p>
          </table:table-cell>
          <table:table-cell table:number-columns-repeated="16382"/>
        </table:table-row>
        <table:table-row table:style-name="ro5">
          <table:table-cell office:value-type="string" office:string-value="KUC081 " table:formula="of:=LEFT([.B37];SEARCH(&quot; &quot;;[.B37]))" table:style-name="ce1">
            <text:p>KUC081<text:s/></text:p>
          </table:table-cell>
          <table:table-cell office:value-type="string" table:style-name="ce9">
            <text:p>KUC081 Uitgifte rijbewijs</text:p>
          </table:table-cell>
          <table:table-cell table:number-columns-repeated="16382"/>
        </table:table-row>
        <table:table-row table:style-name="ro5">
          <table:table-cell office:value-type="string" office:string-value="KUC082 " table:formula="of:=LEFT([.B38];SEARCH(&quot; &quot;;[.B38]))" table:style-name="ce1">
            <text:p>KUC082<text:s/></text:p>
          </table:table-cell>
          <table:table-cell office:value-type="string" table:style-name="ce9">
            <text:p>KUC082 Onderhouden rijbewijs</text:p>
          </table:table-cell>
          <table:table-cell table:number-columns-repeated="16382"/>
        </table:table-row>
        <table:table-row table:style-name="ro5">
          <table:table-cell office:value-type="string" office:string-value="KUC083 " table:formula="of:=LEFT([.B39];SEARCH(&quot; &quot;;[.B39]))" table:style-name="ce1">
            <text:p>KUC083<text:s/></text:p>
          </table:table-cell>
          <table:table-cell office:value-type="string" table:style-name="ce9">
            <text:p>KUC083 Inname rijbewijs</text:p>
          </table:table-cell>
          <table:table-cell table:number-columns-repeated="16382"/>
        </table:table-row>
        <table:table-row table:style-name="ro5">
          <table:table-cell office:value-type="string" office:string-value="KUC084 " table:formula="of:=LEFT([.B40];SEARCH(&quot; &quot;;[.B40]))" table:style-name="ce1">
            <text:p>KUC084<text:s/></text:p>
          </table:table-cell>
          <table:table-cell office:value-type="string" table:style-name="ce9">
            <text:p>KUC084 Registreren vermissing rijbewijs</text:p>
          </table:table-cell>
          <table:table-cell table:number-columns-repeated="16382"/>
        </table:table-row>
        <table:table-row table:style-name="ro5">
          <table:table-cell office:value-type="string" office:string-value="KUC091 " table:formula="of:=LEFT([.B41];SEARCH(&quot; &quot;;[.B41]))" table:style-name="ce1">
            <text:p>KUC091<text:s/></text:p>
          </table:table-cell>
          <table:table-cell office:value-type="string" table:style-name="ce9">
            <text:p>KUC091 Registreren overlijden</text:p>
          </table:table-cell>
          <table:table-cell table:number-columns-repeated="16382"/>
        </table:table-row>
        <table:table-row table:style-name="ro5">
          <table:table-cell office:value-type="string" office:string-value="KUC092 " table:formula="of:=LEFT([.B42];SEARCH(&quot; &quot;;[.B42]))" table:style-name="ce1">
            <text:p>KUC092<text:s/></text:p>
          </table:table-cell>
          <table:table-cell office:value-type="string" table:style-name="ce9">
            <text:p>KUC092 Corrigeren Overlijden</text:p>
          </table:table-cell>
          <table:table-cell table:number-columns-repeated="16382"/>
        </table:table-row>
        <table:table-row table:style-name="ro5">
          <table:table-cell office:value-type="string" office:string-value="KUC093 " table:formula="of:=LEFT([.B43];SEARCH(&quot; &quot;;[.B43]))" table:style-name="ce1">
            <text:p>KUC093<text:s/></text:p>
          </table:table-cell>
          <table:table-cell office:value-type="string" table:style-name="ce9">
            <text:p>KUC093 Registreren levenloos geboren kind</text:p>
          </table:table-cell>
          <table:table-cell table:number-columns-repeated="16382"/>
        </table:table-row>
        <table:table-row table:style-name="ro5">
          <table:table-cell office:value-type="string" office:string-value="KUC094 " table:formula="of:=LEFT([.B44];SEARCH(&quot; &quot;;[.B44]))" table:style-name="ce1">
            <text:p>KUC094<text:s/></text:p>
          </table:table-cell>
          <table:table-cell office:value-type="string" table:style-name="ce7">
            <text:p>KUC094 Behandelen verzoek opgravingsverlof</text:p>
          </table:table-cell>
          <table:table-cell table:number-columns-repeated="16382"/>
        </table:table-row>
        <table:table-row table:style-name="ro5">
          <table:table-cell office:value-type="string" table:style-name="ce1">
            <text:p>KUC101</text:p>
          </table:table-cell>
          <table:table-cell office:value-type="string" table:style-name="ce7">
            <text:p>Corrigeren overige persoonsgegevens</text:p>
          </table:table-cell>
          <table:table-cell table:number-columns-repeated="16382"/>
        </table:table-row>
        <table:table-row table:style-name="ro5">
          <table:table-cell office:value-type="string" table:style-name="ce1">
            <text:p>KUC102</text:p>
          </table:table-cell>
          <table:table-cell office:value-type="string" table:style-name="ce7">
            <text:p>Registreren brondocument</text:p>
          </table:table-cell>
          <table:table-cell table:number-columns-repeated="16382"/>
        </table:table-row>
        <table:table-row table:style-name="ro5">
          <table:table-cell office:value-type="string" table:style-name="ce1">
            <text:p>KUC111</text:p>
          </table:table-cell>
          <table:table-cell office:value-type="string" table:style-name="ce7">
            <text:p>Behandelen onderzoek</text:p>
          </table:table-cell>
          <table:table-cell table:number-columns-repeated="16382"/>
        </table:table-row>
        <table:table-row table:style-name="ro5">
          <table:table-cell office:value-type="string" table:style-name="ce1">
            <text:p>KUC131</text:p>
          </table:table-cell>
          <table:table-cell office:value-type="string" table:style-name="ce7">
            <text:p>Registreren kiesrecht</text:p>
          </table:table-cell>
          <table:table-cell table:number-columns-repeated="16382"/>
        </table:table-row>
        <table:table-row table:style-name="ro5">
          <table:table-cell office:value-type="string" table:style-name="ce1">
            <text:p>KUC132</text:p>
          </table:table-cell>
          <table:table-cell office:value-type="string" table:style-name="ce7">
            <text:p>Onderhouden kiesdistricten en bureaus</text:p>
          </table:table-cell>
          <table:table-cell table:number-columns-repeated="16382"/>
        </table:table-row>
        <table:table-row table:style-name="ro5">
          <table:table-cell office:value-type="string" table:style-name="ce1">
            <text:p>KUC142</text:p>
          </table:table-cell>
          <table:table-cell office:value-type="string" table:style-name="ce7">
            <text:p>Raadplegen slachtoffergegevens</text:p>
          </table:table-cell>
          <table:table-cell table:number-columns-repeated="16382"/>
        </table:table-row>
        <table:table-row table:style-name="ro5">
          <table:table-cell office:value-type="string" table:style-name="ce1">
            <text:p>KUC200</text:p>
          </table:table-cell>
          <table:table-cell office:value-type="string" table:style-name="ce7">
            <text:p>Behandelen zaak</text:p>
          </table:table-cell>
          <table:table-cell table:number-columns-repeated="16382"/>
        </table:table-row>
        <table:table-row table:style-name="ro5">
          <table:table-cell office:value-type="string" office:string-value="KUC201 " table:formula="of:=LEFT([.B52];SEARCH(&quot; &quot;;[.B52]))" table:style-name="ce1">
            <text:p>KUC201<text:s/></text:p>
          </table:table-cell>
          <table:table-cell office:value-type="string" table:style-name="ce7">
            <text:p>KUC201 Raadpleeg persoonsgegevens</text:p>
          </table:table-cell>
          <table:table-cell table:number-columns-repeated="16382"/>
        </table:table-row>
        <table:table-row table:style-name="ro5">
          <table:table-cell office:value-type="string" office:string-value="KUC202 " table:formula="of:=LEFT([.B53];SEARCH(&quot; &quot;;[.B53]))" table:style-name="ce1">
            <text:p>KUC202<text:s/></text:p>
          </table:table-cell>
          <table:table-cell office:value-type="string" table:style-name="ce7">
            <text:p>KUC202 Uitgeven uittrekselafschrift burgerlijke stand</text:p>
          </table:table-cell>
          <table:table-cell table:number-columns-repeated="16382"/>
        </table:table-row>
        <table:table-row table:style-name="ro5">
          <table:table-cell office:value-type="string" office:string-value="KUC203 " table:formula="of:=LEFT([.B54];SEARCH(&quot; &quot;;[.B54]))" table:style-name="ce1">
            <text:p>KUC203<text:s/></text:p>
          </table:table-cell>
          <table:table-cell office:value-type="string" table:style-name="ce7">
            <text:p>KUC203 Melden gerede twijfel</text:p>
          </table:table-cell>
          <table:table-cell table:number-columns-repeated="16382"/>
        </table:table-row>
        <table:table-row table:style-name="ro5">
          <table:table-cell office:value-type="string" office:string-value="MUC001 " table:formula="of:=LEFT([.B55];SEARCH(&quot; &quot;;[.B55]))" table:style-name="ce1">
            <text:p>MUC001<text:s/></text:p>
          </table:table-cell>
          <table:table-cell office:value-type="string" table:style-name="ce7">
            <text:p>MUC001 Registreren geboorte</text:p>
          </table:table-cell>
          <table:table-cell table:number-columns-repeated="16382"/>
        </table:table-row>
        <table:table-row table:style-name="ro5">
          <table:table-cell office:value-type="string" office:string-value="PUC001 " table:formula="of:=LEFT([.B56];SEARCH(&quot; &quot;;[.B56]))" table:style-name="ce1">
            <text:p>PUC001<text:s/></text:p>
          </table:table-cell>
          <table:table-cell office:value-type="string" table:style-name="ce7">
            <text:p>PUC001 Registeren geboorte</text:p>
          </table:table-cell>
          <table:table-cell table:number-columns-repeated="16382"/>
        </table:table-row>
        <table:table-row table:style-name="ro5">
          <table:table-cell office:value-type="string" table:style-name="ce1">
            <text:p>PUC308</text:p>
          </table:table-cell>
          <table:table-cell office:value-type="string" table:style-name="ce40">
            <text:p>PUC308 Beheren abonnement bevraging</text:p>
          </table:table-cell>
          <table:table-cell table:number-columns-repeated="16382"/>
        </table:table-row>
        <table:table-row table:style-name="ro5">
          <table:table-cell office:value-type="string" table:style-name="ce1">
            <text:p>PUC317</text:p>
          </table:table-cell>
          <table:table-cell office:value-type="string" table:style-name="ce40">
            <text:p>PUC317 Beheren bedrijfsregel</text:p>
          </table:table-cell>
          <table:table-cell table:number-columns-repeated="16382"/>
        </table:table-row>
        <table:table-row table:style-name="ro5">
          <table:table-cell office:value-type="string" table:style-name="ce1">
            <text:p>PUC500</text:p>
          </table:table-cell>
          <table:table-cell office:value-type="string" table:style-name="ce40">
            <text:p>PUC500 Opvragen persoon</text:p>
          </table:table-cell>
          <table:table-cell table:number-columns-repeated="16382"/>
        </table:table-row>
        <table:table-row table:style-name="ro5">
          <table:table-cell office:value-type="string" table:style-name="ce1">
            <text:p>PUC322</text:p>
          </table:table-cell>
          <table:table-cell office:value-type="string" table:style-name="ce40">
            <text:p>PUC322 Beheren autorisatie bijhouding</text:p>
          </table:table-cell>
          <table:table-cell table:number-columns-repeated="16382"/>
        </table:table-row>
        <table:table-row table:style-name="ro5">
          <table:table-cell office:value-type="string" table:style-name="ce11">
            <text:p>PUC323</text:p>
          </table:table-cell>
          <table:table-cell office:value-type="string" table:style-name="ce40">
            <text:p>PUC323 Beheren gebruikers</text:p>
          </table:table-cell>
          <table:table-cell table:number-columns-repeated="16382"/>
        </table:table-row>
        <table:table-row table:style-name="ro5">
          <table:table-cell office:value-type="string" table:style-name="ce11">
            <text:p>PUC321</text:p>
          </table:table-cell>
          <table:table-cell office:value-type="string" table:style-name="ce40">
            <text:p>PUC321 Beheren abonnementsprofielen</text:p>
          </table:table-cell>
          <table:table-cell table:number-columns-repeated="16382"/>
        </table:table-row>
        <table:table-row table:style-name="ro5">
          <table:table-cell office:value-type="string" table:style-name="ce11">
            <text:p>PUC307</text:p>
          </table:table-cell>
          <table:table-cell office:value-type="string" table:style-name="ce40">
            <text:p>PUC307 Beheren abonnement</text:p>
          </table:table-cell>
          <table:table-cell table:number-columns-repeated="16382"/>
        </table:table-row>
        <table:table-row table:style-name="ro5">
          <table:table-cell office:value-type="string" table:style-name="ce11">
            <text:p>PUC600</text:p>
          </table:table-cell>
          <table:table-cell office:value-type="string" table:style-name="ce40">
            <text:p>PUC600 Leveren selectie</text:p>
          </table:table-cell>
          <table:table-cell table:number-columns-repeated="16382"/>
        </table:table-row>
        <table:table-row table:style-name="ro5">
          <table:table-cell office:value-type="string" table:style-name="ce11">
            <text:p>PUC601</text:p>
          </table:table-cell>
          <table:table-cell office:value-type="string" table:style-name="ce40">
            <text:p>PUC600 Leveren spontaan</text:p>
          </table:table-cell>
          <table:table-cell table:number-columns-repeated="16382"/>
        </table:table-row>
        <table:table-row table:style-name="ro5">
          <table:table-cell office:value-type="string" table:style-name="ce11">
            <text:p>PUC302</text:p>
          </table:table-cell>
          <table:table-cell office:value-type="string" table:style-name="ce40">
            <text:p>PUC302 Raadplegen protocolleringsoverzicht</text:p>
          </table:table-cell>
          <table:table-cell table:number-columns-repeated="16382"/>
        </table:table-row>
        <table:table-row table:style-name="ro5">
          <table:table-cell office:value-type="string" table:style-name="ce11">
            <text:p>PUC324</text:p>
          </table:table-cell>
          <table:table-cell office:value-type="string" table:style-name="ce40">
            <text:p>PUC324 Beheren stamgegevens</text:p>
          </table:table-cell>
          <table:table-cell table:number-columns-repeated="16382"/>
        </table:table-row>
        <table:table-row table:style-name="ro5">
          <table:table-cell office:value-type="string" table:style-name="ce11">
            <text:p>PUC501</text:p>
          </table:table-cell>
          <table:table-cell office:value-type="string" table:style-name="ce40">
            <text:p>PUC501 Opvragen voor bijhouden</text:p>
          </table:table-cell>
          <table:table-cell table:number-columns-repeated="16382"/>
        </table:table-row>
        <table:table-row table:number-rows-repeated="1048508" table:style-name="ro4">
          <table:table-cell table:number-columns-repeated="16384"/>
        </table:table-row>
      </table:table>
      <table:table table:name="Blad1" table:style-name="ta3">
        <table:table-column table:style-name="co12" table:default-cell-style-name="ce1"/>
        <table:table-column table:style-name="co13" table:default-cell-style-name="ce26"/>
        <table:table-column table:style-name="co8" table:number-columns-repeated="16382" table:default-cell-style-name="ce1"/>
        <table:table-row table:style-name="ro4">
          <table:table-cell office:value-type="string" table:style-name="ce1">
            <text:p>Begrip</text:p>
          </table:table-cell>
          <table:table-cell office:value-type="string" table:style-name="ce26">
            <text:p>Toelichting</text:p>
          </table:table-cell>
          <table:table-cell table:number-columns-repeated="16382"/>
        </table:table-row>
        <table:table-row table:style-name="ro4">
          <table:table-cell office:value-type="string" table:style-name="ce1">
            <text:p>Aansluitvoorwaarden</text:p>
          </table:table-cell>
          <table:table-cell table:style-name="ce26"/>
          <table:table-cell table:number-columns-repeated="16382"/>
        </table:table-row>
        <table:table-row table:style-name="ro4">
          <table:table-cell office:value-type="string" table:style-name="ce1">
            <text:p>Acceptatie(testen)</text:p>
          </table:table-cell>
          <table:table-cell office:value-type="string" table:style-name="ce26">
            <text:p>Bij acceptatie van een product moet zijn aangetoond of is aannemelijk gemaakt dat is voldaan aan de gestelde functionele en niet-functionele eisen.</text:p>
          </table:table-cell>
          <table:table-cell table:number-columns-repeated="16382"/>
        </table:table-row>
        <table:table-row table:style-name="ro4">
          <table:table-cell table:style-name="ce1"/>
          <table:table-cell office:value-type="string" table:style-name="ce26">
            <text:p>Het resultaat van een acceptatietest is een vrijgaveadvies en mogelijk daaruit volgende, door de stuurgroep verleende, decharge.<text:s/></text:p>
          </table:table-cell>
          <table:table-cell table:number-columns-repeated="16382"/>
        </table:table-row>
        <table:table-row table:style-name="ro6">
          <table:table-cell office:value-type="string" table:style-name="ce1">
            <text:p>Assessment</text:p>
          </table:table-cell>
          <table:table-cell office:value-type="string" table:style-name="ce26">
            <text:p>Afsluitingsmoment van een iteratie, waarbij wordt vastgesteld welke resultaten zijn behaald. Op basis hiervan vindt herprioritering van de backlog plaats en kan een mogelijk effect op de planning worden vastgesteld.</text:p>
          </table:table-cell>
          <table:table-cell table:number-columns-repeated="16382"/>
        </table:table-row>
        <table:table-row table:style-name="ro4">
          <table:table-cell office:value-type="string" table:style-name="ce1">
            <text:p>Backlog</text:p>
          </table:table-cell>
          <table:table-cell office:value-type="string" table:style-name="ce26">
            <text:p>Totaaloverzicht van producten en resultaten die gerealiseerd moeten worden, geordend op logisch volgordelijkheid.</text:p>
          </table:table-cell>
          <table:table-cell table:number-columns-repeated="16382"/>
        </table:table-row>
        <table:table-row table:style-name="ro7">
          <table:table-cell office:value-type="string" table:style-name="ce1">
            <text:p>Agentschap Basisadministratie Persoonsgegevens en Reisdocumenten (BPR)</text:p>
          </table:table-cell>
          <table:table-cell office:value-type="string" table:style-name="ce26">
            <text:p>Het agentschap Basisadministratie Persoonsgegevens en Reisdocumenten (BPR) beheert de centrale voorzieningen die nodig zijn voor het BRP-stelsel en de systemen die onderdeel uitmaken van de <text:s/>identiteitsinfrastructuur, zoals het Burgerservicenummer (BSN). Het agentschap is inhoudelijk beheerder van de gegevens van niet ingezetenen en is verantwoordelijk voor de uitvoering van het Nederlands reisdocumentenstelsel.</text:p>
          </table:table-cell>
          <table:table-cell table:number-columns-repeated="16382"/>
        </table:table-row>
        <table:table-row table:style-name="ro8">
          <table:table-cell office:value-type="string" table:style-name="ce1">
            <text:p>BRP</text:p>
          </table:table-cell>
          <table:table-cell office:value-type="string" table:style-name="ce26">
            <text:p>De basisregistratie personen bevat persoonsgegevens over de ingezetenen van Nederland en over niet-ingezetenen, die een relatie met de overheid hebben, voor zover de wet BRP daarin voorziet. De basisregistratie heeft tot doel overheidsorganen te voorzien van de in de registratie opgenomen gegevens voor zover zij deze gegevens nodig hebben voor de vervulling van hun taak. De basisregistratie heeft mede tot doel derden te voorzien van de in de registratie opgenomen gegevens, in bij of krachtens de wet aangewezen gevallen. (bron: Wet BRP)</text:p>
          </table:table-cell>
          <table:table-cell table:number-columns-repeated="16382"/>
        </table:table-row>
        <table:table-row table:style-name="ro4">
          <table:table-cell office:value-type="string" table:style-name="ce1">
            <text:p>Centrale BRP-voorzieningen</text:p>
          </table:table-cell>
          <table:table-cell table:style-name="ce26"/>
          <table:table-cell table:number-columns-repeated="16382"/>
        </table:table-row>
        <table:table-row table:style-name="ro7">
          <table:table-cell office:value-type="string" table:style-name="ce1">
            <text:p>Component</text:p>
          </table:table-cell>
          <table:table-cell office:value-type="string" table:style-name="ce26">
            <text:p>Een identificeerbaar onderdeel van de BRP waarbij functionele verantwoordelijkheden zodanig worden verdeeld dat onderhoud zo eenvoudig mogelijk is en dat ze voldoen aan eisen van schaalbaarheid. Voor elk BRP-koppelvlak bestaat een component verantwoordelijk voor een uniforme uitvoering van de betreffende groep functies.</text:p>
          </table:table-cell>
          <table:table-cell table:number-columns-repeated="16382"/>
        </table:table-row>
        <table:table-row table:style-name="ro6">
          <table:table-cell office:value-type="string" table:style-name="ce1">
            <text:p>DigiLevering</text:p>
          </table:table-cell>
          <table:table-cell office:value-type="string" table:style-name="ce26">
            <text:p>Een generieke voorziening voor de levering van gegevens uit basisregistraties. Het is onderdeel van GOB (Generieke Ontsluiting Basisregistraties), dat naast voorzieningen zoals Digilevering nog in andere standaarden en gemeenschappelijke diensten voorziet.</text:p>
          </table:table-cell>
          <table:table-cell table:number-columns-repeated="16382"/>
        </table:table-row>
        <table:table-row table:style-name="ro4">
          <table:table-cell office:value-type="string" table:style-name="ce1">
            <text:p>DigiMelding</text:p>
          </table:table-cell>
          <table:table-cell office:value-type="string" table:style-name="ce26">
            <text:p>Een centrale voorziening waarmee partijen kunnen terugmelden naar basisregistraties.</text:p>
          </table:table-cell>
          <table:table-cell table:number-columns-repeated="16382"/>
        </table:table-row>
        <table:table-row table:style-name="ro6">
          <table:table-cell office:value-type="string" table:style-name="ce1">
            <text:p>Expertplatform</text:p>
          </table:table-cell>
          <table:table-cell office:value-type="string" table:style-name="ce26">
            <text:p>Gremium waarin iedere mantelpartij mGBA 1 expert in afvaardigt. <text:s/>Het gremium adviseert het programma en heeft een formele rol bij grootschalige uitvragen.</text:p>
          </table:table-cell>
          <table:table-cell table:number-columns-repeated="16382"/>
        </table:table-row>
        <table:table-row table:style-name="ro4">
          <table:table-cell office:value-type="string" table:style-name="ce1">
            <text:p>Fase(plan)</text:p>
          </table:table-cell>
          <table:table-cell office:value-type="string" table:style-name="ce26">
            <text:p>Een vooraf in de tijd afgekaderde periode van een project die wordt afgesloten met oplevering van 1 of meerdere mijlpalen.</text:p>
          </table:table-cell>
          <table:table-cell table:number-columns-repeated="16382"/>
        </table:table-row>
        <table:table-row table:style-name="ro4">
          <table:table-cell table:style-name="ce1"/>
          <table:table-cell office:value-type="string" table:style-name="ce26">
            <text:p>Bij aanvang van een fase wordt een faseplan opgesteld waarin o.a. de doelstelling, beoogd resultaat, planning, capaciteit en budget is beschreven.</text:p>
          </table:table-cell>
          <table:table-cell table:number-columns-repeated="16382"/>
        </table:table-row>
        <table:table-row table:style-name="ro6">
          <table:table-cell table:style-name="ce1"/>
          <table:table-cell office:value-type="string" table:style-name="ce26">
            <text:p>Aan het einde van een fase wordt een fase-eindrapport opgesteld en een vrijgave-advies voor de bij de fase horende producten opgeleverd aan de projectstuurgroep BRP.</text:p>
          </table:table-cell>
          <table:table-cell table:number-columns-repeated="16382"/>
        </table:table-row>
        <table:table-row table:style-name="ro4">
          <table:table-cell office:value-type="string" table:style-name="ce1">
            <text:p>Functiepunt(en)</text:p>
          </table:table-cell>
          <table:table-cell office:value-type="string" table:style-name="ce26">
            <text:p>De meeteenheid om de omvang van een systeem in uit te drukken.</text:p>
          </table:table-cell>
          <table:table-cell table:number-columns-repeated="16382"/>
        </table:table-row>
        <table:table-row table:style-name="ro6">
          <table:table-cell office:value-type="string" table:style-name="ce1">
            <text:p>Functie punten analyse (FPA)</text:p>
          </table:table-cell>
          <table:table-cell office:value-type="string" table:style-name="ce26">
            <text:p>Een methode om de functionele omvang van een informatiesysteem te meten door te kijken naar voor gebruikers relevante functies en (logische) gegevensverzamelingen.</text:p>
          </table:table-cell>
          <table:table-cell table:number-columns-repeated="16382"/>
        </table:table-row>
        <table:table-row table:style-name="ro4">
          <table:table-cell office:value-type="string" table:style-name="ce1">
            <text:p>GBA-Verstrekkingen (GBA-V)</text:p>
          </table:table-cell>
          <table:table-cell table:style-name="ce26"/>
          <table:table-cell table:number-columns-repeated="16382"/>
        </table:table-row>
        <table:table-row table:style-name="ro4">
          <table:table-cell office:value-type="string" table:style-name="ce1">
            <text:p>Gebruiker(s)</text:p>
          </table:table-cell>
          <table:table-cell table:style-name="ce26"/>
          <table:table-cell table:number-columns-repeated="16382"/>
        </table:table-row>
        <table:table-row table:style-name="ro4">
          <table:table-cell office:value-type="string" table:style-name="ce1">
            <text:p>Gemeente</text:p>
          </table:table-cell>
          <table:table-cell office:value-type="string" table:style-name="ce26">
            <text:p>Kleinste eenheid van openbaar bestuur, bestuurd door een gemeenteraad en B en W</text:p>
          </table:table-cell>
          <table:table-cell table:number-columns-repeated="16382"/>
        </table:table-row>
        <table:table-row table:style-name="ro4">
          <table:table-cell office:value-type="string" table:style-name="ce1">
            <text:p>Identiteitsinfrastructuur</text:p>
          </table:table-cell>
          <table:table-cell table:style-name="ce26"/>
          <table:table-cell table:number-columns-repeated="16382"/>
        </table:table-row>
        <table:table-row table:style-name="ro4">
          <table:table-cell office:value-type="string" table:style-name="ce1">
            <text:p>Implementatie</text:p>
          </table:table-cell>
          <table:table-cell table:style-name="ce26"/>
          <table:table-cell table:number-columns-repeated="16382"/>
        </table:table-row>
        <table:table-row table:style-name="ro7">
          <table:table-cell office:value-type="string" table:style-name="ce1">
            <text:p>Iteratie(plan)</text:p>
          </table:table-cell>
          <table:table-cell office:value-type="string" table:style-name="ce26">
            <text:p>Vastgestelde periode, binnen het project BRP vastgesteld op 3 weken, waarbinnen projectactiviteiten worden uitgevoerd. Bij aanvang wordt door het gehele projectteam in een iteratieplan wordt vastgelegd welke resultaten aan het einde van de periode bereikt zijn. Hierbij wordt voornamelijk gekeken naar de backlog. De periode wordt afgesloten met een assessment.</text:p>
          </table:table-cell>
          <table:table-cell table:number-columns-repeated="16382"/>
        </table:table-row>
        <table:table-row table:style-name="ro6">
          <table:table-cell office:value-type="string" table:style-name="ce1">
            <text:p>Ketenintegratietest (KIT)</text:p>
          </table:table-cell>
          <table:table-cell office:value-type="string" table:style-name="ce26">
            <text:p>Een test waarbij de BRP in een productierijpe vorm in de toekomstige productieomgeving wordt beproefd in combinatie met alle gekoppelde systemen (bij voorkeur in pre-productie stadium).</text:p>
          </table:table-cell>
          <table:table-cell table:number-columns-repeated="16382"/>
        </table:table-row>
        <table:table-row table:style-name="ro6">
          <table:table-cell office:value-type="string" table:style-name="ce1">
            <text:p>Koploperafnemer(s)</text:p>
          </table:table-cell>
          <table:table-cell office:value-type="string" table:style-name="ce26">
            <text:p>Afnemer die als eerste gebruik zal maken van de BRP als gebruiker van persoonsgegevens. De koploperafnemers zullen een belangrijke rol vervullen bij de acceptatie van de BRP en krijgen voorafgaand aan de invoering extra ondersteuning en uitgebreide informatie over de werking van de BRP.</text:p>
          </table:table-cell>
          <table:table-cell table:number-columns-repeated="16382"/>
        </table:table-row>
        <table:table-row table:style-name="ro6">
          <table:table-cell office:value-type="string" table:style-name="ce1">
            <text:p>Koploperfase</text:p>
          </table:table-cell>
          <table:table-cell office:value-type="string" table:style-name="ce26">
            <text:p>Tijdens de koploperfase zullen uitsluitend koploperafnemers en koplopergemeenten in een productie situatie gebruik maken van de BRP. Na afloop kan de BRP worden vrijgegeven voor breed gebruik en kunnen de overige gemeenten en afnemers aansluiten.</text:p>
          </table:table-cell>
          <table:table-cell table:number-columns-repeated="16382"/>
        </table:table-row>
        <table:table-row table:style-name="ro9">
          <table:table-cell office:value-type="string" table:style-name="ce1">
            <text:p>Koplopergemeente(n)</text:p>
          </table:table-cell>
          <table:table-cell office:value-type="string" table:style-name="ce26">
            <text:p>Gemeenten die als eerste gebruik zal maken van burgerzaken modules (BZM), die koppelen aan de BRP. De koplopergemeenten zullen als eerste afnemers van de BRP fungeren voor het binnengemeentelijk verkeer. Tijdens de ontwikkeling van de BRP zal het project nauw optrekken met deze gemeenten. Deze gemeenten vervullen een bijzondere rol vanaf de vroege testen van de BRP tot en met de ketenintegratietest, waarbij ze als acceptant van de BRP zullen optreden. project extra ondersteuning en uitgebreide informatie over de werking van de BRP, voorafgaand aan de officiële publicatie van bijvoorbeeld. het Logisch Ontwerp. Dit is noodzakelijk om tijdig te kunnen aansluiten op de BRP.</text:p>
          </table:table-cell>
          <table:table-cell table:number-columns-repeated="16382"/>
        </table:table-row>
        <table:table-row table:style-name="ro4">
          <table:table-cell office:value-type="string" table:style-name="ce1">
            <text:p>LO BRP</text:p>
          </table:table-cell>
          <table:table-cell office:value-type="string" table:style-name="ce26">
            <text:p>Logisch Ontwerp Basisregistratie Personen, de beschrijving van het systeem, waarnaar wordt verwezen vanuit het (gewijzigde) Besluit GBA en BRP.</text:p>
          </table:table-cell>
          <table:table-cell table:number-columns-repeated="16382"/>
        </table:table-row>
        <table:table-row table:style-name="ro4">
          <table:table-cell table:style-name="ce1"/>
          <table:table-cell office:value-type="string" table:style-name="ce26">
            <text:p>Het LO beschrijft de functie en werking van de BRP ten behoeve deelnemers, afnemers en beheerders van het BRP-stelsel.</text:p>
          </table:table-cell>
          <table:table-cell table:number-columns-repeated="16382"/>
        </table:table-row>
        <table:table-row table:style-name="ro4">
          <table:table-cell office:value-type="string" table:style-name="ce1">
            <text:p>Mantelpartijen</text:p>
          </table:table-cell>
          <table:table-cell table:style-name="ce26"/>
          <table:table-cell table:number-columns-repeated="16382"/>
        </table:table-row>
        <table:table-row table:style-name="ro6">
          <table:table-cell office:value-type="string" table:style-name="ce1">
            <text:p>Migratievoorziening(en)</text:p>
          </table:table-cell>
          <table:table-cell office:value-type="string" table:style-name="ce26">
            <text:p>De voorzieningen die noodzakelijk zijn om gemeenten en afnemers te migreren van het GBA- naar het BRP-stelsel, en zorg draagt voor communicatiesystemen tussen het GBA- en het BRP-stelsel;</text:p>
          </table:table-cell>
          <table:table-cell table:number-columns-repeated="16382"/>
        </table:table-row>
        <table:table-row table:style-name="ro6">
          <table:table-cell office:value-type="string" table:style-name="ce1">
            <text:p>Modernodam</text:p>
          </table:table-cell>
          <table:table-cell office:value-type="string" table:style-name="ce26">
            <text:p>Een beheerde, operationele en gedocumenteerde omgeving voor uitwisseling van informatie en ontwikkeling en test van binnen het programma mGBA ontwikkelde software.</text:p>
          </table:table-cell>
          <table:table-cell table:number-columns-repeated="16382"/>
        </table:table-row>
        <table:table-row table:style-name="ro4">
          <table:table-cell office:value-type="string" table:style-name="ce1">
            <text:p>Netwerkplanning</text:p>
          </table:table-cell>
          <table:table-cell table:style-name="ce26"/>
          <table:table-cell table:number-columns-repeated="16382"/>
        </table:table-row>
        <table:table-row table:style-name="ro4">
          <table:table-cell office:value-type="string" table:style-name="ce1">
            <text:p>OTAR</text:p>
          </table:table-cell>
          <table:table-cell office:value-type="string" table:style-name="ce26">
            <text:p>Ontwikkel, Test, Acceptatie en Realisatie omgeving</text:p>
          </table:table-cell>
          <table:table-cell table:number-columns-repeated="16382"/>
        </table:table-row>
        <table:table-row table:style-name="ro6">
          <table:table-cell table:style-name="ce1"/>
          <table:table-cell office:value-type="string" table:style-name="ce26">
            <text:p>Het geheel van omgevingen die voor, tijdens en na het testen kan worden gebruikt om te ontwikkelen, te testen en uit te rollen. Deze omgevingen zijn zoveel mogelijk gelijk, qua configuratie, software en hardware.</text:p>
          </table:table-cell>
          <table:table-cell table:number-columns-repeated="16382"/>
        </table:table-row>
        <table:table-row table:style-name="ro4">
          <table:table-cell office:value-type="string" table:style-name="ce1">
            <text:p>Persoonsgegevenshuishouding</text:p>
          </table:table-cell>
          <table:table-cell table:style-name="ce26"/>
          <table:table-cell table:number-columns-repeated="16382"/>
        </table:table-row>
        <table:table-row table:style-name="ro4">
          <table:table-cell office:value-type="string" table:style-name="ce1">
            <text:p>Raamovereenkomst mGBA</text:p>
          </table:table-cell>
          <table:table-cell table:style-name="ce26"/>
          <table:table-cell table:number-columns-repeated="16382"/>
        </table:table-row>
        <table:table-row table:style-name="ro4">
          <table:table-cell office:value-type="string" table:style-name="ce1">
            <text:p>Realisatiefase</text:p>
          </table:table-cell>
          <table:table-cell office:value-type="string" table:style-name="ce26">
            <text:p>Een fase van het project BRP waarbinnen de componenten worden gerealiseerd.</text:p>
          </table:table-cell>
          <table:table-cell table:number-columns-repeated="16382"/>
        </table:table-row>
        <table:table-row table:style-name="ro4">
          <table:table-cell office:value-type="string" table:style-name="ce1">
            <text:p>Register niet-ingezetenen (RNI)</text:p>
          </table:table-cell>
          <table:table-cell table:style-name="ce26"/>
          <table:table-cell table:number-columns-repeated="16382"/>
        </table:table-row>
        <table:table-row table:style-name="ro4">
          <table:table-cell office:value-type="string" table:style-name="ce1">
            <text:p>Release(plan)</text:p>
          </table:table-cell>
          <table:table-cell office:value-type="string" table:style-name="ce26">
            <text:p>Een release bevat vooraf vastgestelde functionaliteit en heeft een vooraf bepaalde doorlooptijd. Dit is vastgelegd in het releaseplan.</text:p>
          </table:table-cell>
          <table:table-cell table:number-columns-repeated="16382"/>
        </table:table-row>
        <table:table-row table:style-name="ro4">
          <table:table-cell office:value-type="string" table:style-name="ce1">
            <text:p>RUP</text:p>
          </table:table-cell>
          <table:table-cell office:value-type="string" table:style-name="ce26">
            <text:p>Rational Unified Process is een iteratief softwareontwikkelingsproces.</text:p>
          </table:table-cell>
          <table:table-cell table:number-columns-repeated="16382"/>
        </table:table-row>
        <table:table-row table:style-name="ro7">
          <table:table-cell office:value-type="string" table:style-name="ce1">
            <text:p>Systeemtest(en)</text:p>
          </table:table-cell>
          <table:table-cell office:value-type="string" table:style-name="ce26">
            <text:p>De test heeft tot doel de correcte werking van het (deel)systeem aan te tonen. Het gaat hierbij om het toetsen van zowel functionele als niet-functionele eisen. Hieronder vallen integratietests, ketentests, performance­tests, enzovoort. Systeemtests worden in de regel uitgevoerd door de leverancier, maar ook door het programma mGBA of door BPR.</text:p>
          </table:table-cell>
          <table:table-cell table:number-columns-repeated="16382"/>
        </table:table-row>
        <table:table-row table:style-name="ro4">
          <table:table-cell office:value-type="string" table:style-name="ce1">
            <text:p>Vereniging van Nederlandse Gemeenten (VNG)</text:p>
          </table:table-cell>
          <table:table-cell table:style-name="ce26"/>
          <table:table-cell table:number-columns-repeated="16382"/>
        </table:table-row>
        <table:table-row table:number-rows-repeated="1048532" table:style-name="ro4">
          <table:table-cell table:number-columns-repeated="16384"/>
        </table:table-row>
      </table:table>
      <table:table table:name="Historie" table:style-name="ta2">
        <table:table-column table:style-name="co14" table:default-cell-style-name="ce1"/>
        <table:table-column table:style-name="co15" table:default-cell-style-name="ce1"/>
        <table:table-column table:style-name="co16" table:default-cell-style-name="ce1"/>
        <table:table-column table:style-name="co8" table:number-columns-repeated="16381" table:default-cell-style-name="ce1"/>
        <table:table-row table:style-name="ro4">
          <table:table-cell office:value-type="string" table:style-name="ce10">
            <text:p>Datum</text:p>
          </table:table-cell>
          <table:table-cell office:value-type="string" table:style-name="ce10">
            <text:p>Wie</text:p>
          </table:table-cell>
          <table:table-cell office:value-type="string" table:style-name="ce10">
            <text:p>Omschrijving</text:p>
          </table:table-cell>
          <table:table-cell table:number-columns-repeated="16381"/>
        </table:table-row>
        <table:table-row table:style-name="ro4">
          <table:table-cell office:value-type="date" office:date-value="2011-01-11T00:00:00" table:style-name="ce12">
            <text:p>11-1-2011</text:p>
          </table:table-cell>
          <table:table-cell office:value-type="string" table:style-name="ce13">
            <text:p>SJ</text:p>
          </table:table-cell>
          <table:table-cell office:value-type="string" table:style-name="ce1">
            <text:p>Begrippen omschreven voor KUC091. Status datum staat op 11-01-2011</text:p>
          </table:table-cell>
          <table:table-cell table:number-columns-repeated="16381"/>
        </table:table-row>
        <table:table-row table:style-name="ro4">
          <table:table-cell office:value-type="date" office:date-value="2011-01-11T00:00:00" table:style-name="ce12">
            <text:p>11-1-2011</text:p>
          </table:table-cell>
          <table:table-cell office:value-type="string" table:style-name="ce13">
            <text:p>SJ</text:p>
          </table:table-cell>
          <table:table-cell office:value-type="string" table:style-name="ce1">
            <text:p>Houder, Innameverzoek, Verklaring van vermissing, Vermissing uit aantekeningen 06-01 toegevoegd. Statusdatum staat op 11-01-2011</text:p>
          </table:table-cell>
          <table:table-cell table:number-columns-repeated="16381"/>
        </table:table-row>
        <table:table-row table:style-name="ro4">
          <table:table-cell office:value-type="date" office:date-value="2011-01-28T00:00:00" table:style-name="ce12">
            <text:p>28-1-2011</text:p>
          </table:table-cell>
          <table:table-cell office:value-type="string" table:style-name="ce1">
            <text:p>DG</text:p>
          </table:table-cell>
          <table:table-cell office:value-type="string" table:style-name="ce1">
            <text:p>Status VERV toegevoegd , dynamische opmaak + set aangeboden aangevuld</text:p>
          </table:table-cell>
          <table:table-cell table:number-columns-repeated="16381"/>
        </table:table-row>
        <table:table-row table:style-name="ro4">
          <table:table-cell office:value-type="date" office:date-value="2015-04-18T00:00:00" table:style-name="ce12">
            <text:p>18-4-2015</text:p>
          </table:table-cell>
          <table:table-cell office:value-type="string" table:style-name="ce1">
            <text:p>DG</text:p>
          </table:table-cell>
          <table:table-cell office:value-type="string" table:style-name="ce1">
            <text:p>Gewijzigde en nieuwe termen volgend uit LO3.9 verwerkt (v3.0.0 van de specificaties)</text:p>
          </table:table-cell>
          <table:table-cell table:number-columns-repeated="16381"/>
        </table:table-row>
        <table:table-row table:number-rows-repeated="1048571" table:style-name="ro4">
          <table:table-cell table:number-columns-repeated="16384"/>
        </table:table-row>
      </table:table>
      <table:named-expressions>
        <table:named-range table:name="Oorsprong" table:cell-range-address="Waarden.$A$3:Waarden.$A$56" table:base-cell-address="Waarden.$A$1"/>
        <table:named-range table:name="Oorsprong_2" table:cell-range-address="Waarden.$D$13:Waarden.$D$17" table:base-cell-address="Waarden.$A$1"/>
        <table:named-range table:name="Status" table:cell-range-address="Waarden.$D$3:Waarden.$D$8" table:base-cell-address="Waarden.$A$1"/>
      </table:named-expressions>
      <table:database-ranges>
        <table:database-range table:target-range-address="Termenlijst_use_cases.A1:Termenlijst_use_cases.G651"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Verdana" svg:font-family="Verdana"/>
    <style:font-face style:name="Tahoma" svg:font-family="Tahoma"/>
    <style:font-face style:name="Helvetica" svg:font-family="Helvetica"/>
    <style:font-face style:name="Symbol" svg:font-family="Symbol"/>
  </office:font-face-decls>
  <office:styles>
    <number:number-style style:name="N0">
      <number:number number:min-integer-digits="1"/>
    </number:number-style>
    <number:date-style style:name="N19">
      <number:day/>
      <number:text>-</number:text>
      <number:month/>
      <number:text>-</number:text>
      <number:year number:style="long"/>
    </number:date-style>
    <number:text-style style:name="N30">
      <number:text-content/>
    </number:text-style>
    <style:style style:name="Ongeldig" style:family="table-cell" style:data-style-name="N0">
      <style:table-cell-properties fo:background-color="#FFC7CE"/>
      <style:text-properties fo:color="#9C0006" style:font-name="Calibri" style:font-name-asian="Calibri" style:font-name-complex="Calibri" fo:font-size="11pt" style:font-size-asian="11pt" style:font-size-complex="11pt"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Standaard_32_2" style:display-name="Standaard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cf1" style:family="table-cell">
      <style:text-properties fo:color="#FF0000"/>
    </style:style>
    <style:style style:name="cf2" style:family="table-cell">
      <style:text-properties fo:color="#FF0000"/>
    </style:style>
    <style:style style:name="cf3" style:family="table-cell">
      <style:table-cell-properties fo:background-color="#CCFFCC"/>
    </style:style>
    <style:style style:name="cf4" style:family="table-cell">
      <style:table-cell-properties fo:background-color="#FFFF99"/>
    </style:style>
    <style:style style:name="cf5" style:family="table-cell">
      <style:table-cell-properties fo:background-color="#92D05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86%"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region-left>
          <text:p><text:file-name text:display="name-and-extension">???</text:file-name></text:p>
        </style:region-left>
        <style:region-right>
          <text:p>Pagina <text:page-number>1</text:page-number><text:s/>van<text:s/><text:page-count>99</text:page-count></text:p>
        </style:region-right>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
    <dc:subject/>
    <meta:initial-creator/>
    <dc:creator/>
    <meta:creation-date>2010-11-30T08:30:46</meta:creation-date>
    <dc:date>2015-06-07T13:03:55</dc:date>
    <dc:title/>
    <dc:description/>
    <meta:printed-by/>
    <meta:editing-cycles>0</meta:editing-cycles>
    <meta:editing-duration>P0DT0H0M0S</meta:editing-duration>
    <meta:keyword/>
  </office:meta>
</office:document-meta>
</file>